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roid Sans Devanagari" svg:font-family="'Droid Sans Devanagari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39.02mm"/>
    </style:style>
    <style:style style:name="co3" style:family="table-column">
      <style:table-column-properties fo:break-before="auto" style:column-width="33.02mm"/>
    </style:style>
    <style:style style:name="co4" style:family="table-column">
      <style:table-column-properties fo:break-before="auto" style:column-width="38.21mm"/>
    </style:style>
    <style:style style:name="co5" style:family="table-column">
      <style:table-column-properties fo:break-before="auto" style:column-width="40.57mm"/>
    </style:style>
    <style:style style:name="co6" style:family="table-column">
      <style:table-column-properties fo:break-before="auto" style:column-width="11.24mm"/>
    </style:style>
    <style:style style:name="co7" style:family="table-column">
      <style:table-column-properties fo:break-before="auto" style:column-width="21.8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9.88mm"/>
    </style:style>
    <style:style style:name="co10" style:family="table-column">
      <style:table-column-properties fo:break-before="auto" style:column-width="16.69mm"/>
    </style:style>
    <style:style style:name="co11" style:family="table-column">
      <style:table-column-properties fo:break-before="auto" style:column-width="13.97mm"/>
    </style:style>
    <style:style style:name="co12" style:family="table-column">
      <style:table-column-properties fo:break-before="auto" style:column-width="23.5mm"/>
    </style:style>
    <style:style style:name="co13" style:family="table-column">
      <style:table-column-properties fo:break-before="auto" style:column-width="23.69mm"/>
    </style:style>
    <style:style style:name="co14" style:family="table-column">
      <style:table-column-properties fo:break-before="auto" style:column-width="15.79mm"/>
    </style:style>
    <style:style style:name="co15" style:family="table-column">
      <style:table-column-properties fo:break-before="auto" style:column-width="16.6mm"/>
    </style:style>
    <style:style style:name="co16" style:family="table-column">
      <style:table-column-properties fo:break-before="auto" style:column-width="10.07mm"/>
    </style:style>
    <style:style style:name="co17" style:family="table-column">
      <style:table-column-properties fo:break-before="auto" style:column-width="21.78mm"/>
    </style:style>
    <style:style style:name="co18" style:family="table-column">
      <style:table-column-properties fo:break-before="auto" style:column-width="20.34mm"/>
    </style:style>
    <style:style style:name="co19" style:family="table-column">
      <style:table-column-properties fo:break-before="auto" style:column-width="22.63mm"/>
    </style:style>
    <style:style style:name="co20" style:family="table-column">
      <style:table-column-properties fo:break-before="auto" style:column-width="20.64mm"/>
    </style:style>
    <style:style style:name="co21" style:family="table-column">
      <style:table-column-properties fo:break-before="auto" style:column-width="11.99mm"/>
    </style:style>
    <style:style style:name="co22" style:family="table-column">
      <style:table-column-properties fo:break-before="auto" style:column-width="14.99mm"/>
    </style:style>
    <style:style style:name="co23" style:family="table-column">
      <style:table-column-properties fo:break-before="auto" style:column-width="17.15mm"/>
    </style:style>
    <style:style style:name="co24" style:family="table-column">
      <style:table-column-properties fo:break-before="auto" style:column-width="14.98mm"/>
    </style:style>
    <style:style style:name="co25" style:family="table-column">
      <style:table-column-properties fo:break-before="auto" style:column-width="14.69mm"/>
    </style:style>
    <style:style style:name="co26" style:family="table-column">
      <style:table-column-properties fo:break-before="auto" style:column-width="15.24mm"/>
    </style:style>
    <style:style style:name="co27" style:family="table-column">
      <style:table-column-properties fo:break-before="auto" style:column-width="16.33mm"/>
    </style:style>
    <style:style style:name="co28" style:family="table-column">
      <style:table-column-properties fo:break-before="auto" style:column-width="28.31mm"/>
    </style:style>
    <style:style style:name="ro1" style:family="table-row">
      <style:table-row-properties style:row-height="5.06mm" fo:break-before="auto" style:use-optimal-row-height="true"/>
    </style:style>
    <style:style style:name="ro2" style:family="table-row">
      <style:table-row-properties style:row-height="6.84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Devanagari" style:font-size-asian="12pt" style:language-asian="hi" style:country-asian="I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12pt" style:language-asian="hi" style:country-asian="I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Devanagari" style:font-size-asian="12pt" style:language-asian="hi" style:country-asian="I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Devanagari" style:font-size-asian="12pt" style:language-asian="hi" style:country-asian="I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12pt" style:language-asian="hi" style:country-asian="I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Devanagari" style:font-size-asian="12pt" style:language-asian="hi" style:country-asian="I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12pt" style:language-asian="hi" style:country-asian="I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Devanagari" style:font-size-asian="12pt" style:language-asian="hi" style:country-asian="I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Droid Sans Devanagari" style:font-size-asian="12pt" style:language-asian="hi" style:country-asian="IN" style:font-style-asian="italic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12pt" style:language-asian="hi" style:country-asian="I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Devanagari" style:font-size-asian="12pt" style:language-asian="hi" style:country-asian="I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12pt" style:language-asian="hi" style:country-asian="I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8" style:family="table-cell" style:parent-style-name="Default">
      <style:text-properties style:font-name="Nimbus Sans L" style:font-name-asian="DejaVu Sans" style:font-name-complex="DejaVu Sans"/>
    </style:style>
    <style:style style:name="ce19" style:family="table-cell" style:parent-style-name="Default" style:data-style-name="N5">
      <style:text-properties style:font-name="Nimbus Sans L" style:font-name-asian="DejaVu Sans" style:font-name-complex="DejaVu Sans"/>
    </style:style>
    <style:style style:name="ce20" style:family="table-cell" style:parent-style-name="Default" style:data-style-name="N5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5">
      <style:table-cell-properties style:text-align-source="value-type" style:repeat-content="false"/>
      <style:paragraph-properties fo:margin-left="0mm"/>
      <style:text-properties style:font-name="Nimbus Sans L" style:font-name-asian="DejaVu Sans" style:font-name-complex="DejaVu Sans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4" style:family="table-cell" style:parent-style-name="Default">
      <style:table-cell-properties fo:border-bottom="none" style:text-align-source="value-type" style:repeat-content="false" fo:border-left="0.06pt solid #000000" fo:border-right="none" fo:border-top="none"/>
      <style:paragraph-properties fo:margin-left="0mm"/>
    </style:style>
    <style:style style:name="ce25" style:family="table-cell" style:parent-style-name="Default">
      <style:table-cell-properties fo:border-bottom="none" fo:border-left="0.06pt solid #000000" fo:border-right="none" fo:border-top="none"/>
      <style:text-properties style:font-name="Nimbus Sans L" style:font-name-asian="DejaVu Sans" style:font-name-complex="DejaVu Sans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1" style:family="table-cell" style:parent-style-name="Default">
      <style:table-cell-properties fo:border-bottom="none" fo:border-left="0.06pt solid #000000" fo:border-right="none" fo:border-top="none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Droid Sans Devanagari" style:font-size-asian="12pt" style:language-asian="hi" style:country-asian="IN" style:font-style-asian="italic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4" style:family="table-cell" style:parent-style-name="Default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10pt" style:language-asian="hi" style:country-asian="I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order-left="0.06pt solid #000000" fo:border-right="none" fo:border-top="0.06pt solid #000000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1" style:family="table-cell" style:parent-style-name="Default" style:data-style-name="N2">
      <style:table-cell-properties fo:border-bottom="none" fo:border-left="0.06pt solid #000000" fo:border-right="none" fo:border-top="0.06pt solid #000000"/>
      <style:text-properties style:font-name="Nimbus Sans L" style:font-name-asian="DejaVu Sans" style:font-name-complex="DejaVu Sans"/>
    </style:style>
    <style:style style:name="ce42" style:family="table-cell" style:parent-style-name="Default" style:data-style-name="N2">
      <style:table-cell-properties fo:border-bottom="none" fo:border-left="0.06pt solid #000000" fo:border-right="none" fo:border-top="none"/>
      <style:text-properties style:font-name="Nimbus Sans L" style:font-name-asian="DejaVu Sans" style:font-name-complex="DejaVu Sans"/>
    </style:style>
    <style:style style:name="ce43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4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45" style:family="table-cell" style:parent-style-name="Default">
      <style:table-cell-properties fo:border-bottom="0.06pt solid #000000" fo:border-left="none" fo:border-right="none" fo:border-top="0.06pt solid #000000"/>
    </style:style>
    <style:style style:name="ce46" style:family="table-cell" style:parent-style-name="Default" style:data-style-name="N2">
      <style:table-cell-properties fo:border-bottom="none" fo:border-left="none" fo:border-right="none" fo:border-top="0.06pt solid #000000"/>
      <style:text-properties style:font-name="Nimbus Sans L" style:font-name-asian="DejaVu Sans" style:font-name-complex="DejaVu Sans"/>
    </style:style>
    <style:style style:name="ce47" style:family="table-cell" style:parent-style-name="Default" style:data-style-name="N2">
      <style:text-properties style:font-name="Nimbus Sans L" style:font-name-asian="DejaVu Sans" style:font-name-complex="DejaVu Sans"/>
    </style:style>
    <style:style style:name="ce48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4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50" style:family="table-cell" style:parent-style-name="Default" style:data-style-name="N2">
      <style:table-cell-properties fo:border-bottom="none" fo:border-left="none" fo:border-right="0.06pt solid #000000" fo:border-top="0.06pt solid #000000"/>
      <style:text-properties style:font-name="Nimbus Sans L" style:font-name-asian="DejaVu Sans" style:font-name-complex="DejaVu Sans"/>
    </style:style>
    <style:style style:name="ce51" style:family="table-cell" style:parent-style-name="Default" style:data-style-name="N2">
      <style:table-cell-properties fo:border-bottom="none" fo:border-left="none" fo:border-right="0.06pt solid #000000" fo:border-top="none"/>
      <style:text-properties style:font-name="Nimbus Sans L" style:font-name-asian="DejaVu Sans" style:font-name-complex="DejaVu Sans"/>
    </style:style>
    <style:style style:name="ce52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53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5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5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56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57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58" style:family="table-cell" style:parent-style-name="Default">
      <style:table-cell-properties fo:border-bottom="none" fo:border-left="none" fo:border-right="none" fo:border-top="0.06pt solid #000000"/>
    </style:style>
    <style:style style:name="ce59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60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1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62" style:family="table-cell" style:parent-style-name="Default">
      <style:table-cell-properties fo:border-bottom="none" fo:border-left="none" fo:border-right="0.06pt solid #000000" fo:border-top="0.06pt solid #000000"/>
    </style:style>
    <style:style style:name="ce63" style:family="table-cell" style:parent-style-name="Default" style:data-style-name="N112"/>
    <style:style style:name="ce64" style:family="table-cell" style:parent-style-name="Default" style:data-style-name="N112">
      <style:text-properties style:font-name="Nimbus Sans L" style:font-name-asian="DejaVu Sans" style:font-name-complex="DejaVu Sans"/>
    </style:style>
    <style:style style:name="ce65" style:family="table-cell" style:parent-style-name="Default">
      <style:table-cell-properties style:text-align-source="value-type" style:repeat-content="false"/>
      <style:paragraph-properties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letter-kerning="true" fo:country="none" style:country-asian="none" style:font-name-asian="Droid Sans Devanagari" style:font-size-asian="12pt" style:font-weight-asian="bold" style:font-weight-complex="bold"/>
    </style:style>
    <style:style style:name="T2" style:family="text">
      <style:text-properties fo:font-weight="bold" style:letter-kerning="true" fo:country="none" style:country-asian="none" style:font-name-asian="Droid Sans Devanagari" style:font-size-asian="12pt" style:font-weight-asian="bold" style:font-weight-complex="bold" fo:font-size="12pt"/>
    </style:style>
  </office:automatic-styles>
  <office:body>
    <office:spreadsheet>
      <table:calculation-settings table:automatic-find-labels="false"/>
      <table:table table:name="GRR" table:style-name="ta1">
        <table:shapes>
          <draw:frame draw:z-index="0" draw:style-name="gr1" draw:text-style-name="P1" svg:width="221.12mm" svg:height="129.95mm" svg:x="28.54mm" svg:y="107.03mm">
            <loext:p draw:notify-on-update-of-ranges="GRR.S3:GRR.S11 GRR.S2:GRR.S2 GRR.O3:GRR.O11 GRR.P3:GRR.P11 GRR.P2:GRR.P2 GRR.O3:GRR.O11 GRR.Q3:GRR.Q11 GRR.Q2:GRR.Q2 GRR.O3:GRR.O11 GRR.R3:GRR.R11 GRR.R2:GRR.R2 GRR.O3:GRR.O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4" table:default-cell-style-name="ce5"/>
        <table:table-column table:style-name="co7" table:default-cell-style-name="ce7"/>
        <table:table-column table:style-name="co8" table:number-columns-repeated="3" table:default-cell-style-name="ce7"/>
        <table:table-column table:style-name="co8" table:number-columns-repeated="6" table:default-cell-style-name="Default"/>
        <table:table-row table:style-name="ro1">
          <table:table-cell table:style-name="Default" table:number-columns-repeated="13"/>
          <table:table-cell table:number-columns-repeated="2"/>
          <table:table-cell office:value-type="string" calcext:value-type="string">
            <text:p>Normalized to 0 → 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Bitsize</text:p>
          </table:table-cell>
          <table:table-cell table:style-name="ce1" office:value-type="string" calcext:value-type="string">
            <text:p>No. of Genotypes</text:p>
          </table:table-cell>
          <table:table-cell table:style-name="ce1" office:value-type="string" calcext:value-type="string">
            <text:p>No. of Markers</text:p>
          </table:table-cell>
          <table:table-cell table:style-name="ce3" office:value-type="string" calcext:value-type="string">
            <text:p><text:span text:style-name="T1"> </text:span><text:span text:style-name="T2">Total Genotypes</text:span>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Mean</text:p>
          </table:table-cell>
          <table:table-cell table:style-name="ce6" table:number-columns-repeated="3"/>
          <table:table-cell/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Bitsize</text:p>
          </table:table-cell>
          <table:table-cell table:style-name="ce8" office:value-type="string" calcext:value-type="string">
            <text:p>No. of Genotypes</text:p>
          </table:table-cell>
          <table:table-cell table:style-name="ce8" office:value-type="string" calcext:value-type="string">
            <text:p>No. of Markers</text:p>
          </table:table-cell>
          <table:table-cell table:style-name="ce8" office:value-type="string" calcext:value-type="string">
            <text:p>Total Genotypes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5155" calcext:value-type="float">
            <text:p>35155</text:p>
          </table:table-cell>
          <table:table-cell table:formula="of:=[.B3]*[.C3]" office:value-type="float" office:value="175775" calcext:value-type="float">
            <text:p>175775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AVERAGE([.F3:.I3])" office:value-type="float" office:value="122.25" calcext:value-type="float">
            <text:p>122.25</text:p>
          </table:table-cell>
          <table:table-cell table:number-columns-repeated="4"/>
          <table:table-cell table:formula="of:=[.J3]" office:value-type="float" office:value="122.25" calcext:value-type="float">
            <text:p>122.25</text:p>
          </table:table-cell>
          <table:table-cell table:formula="of:=([.A3]-[.A$13])/[.A$14]" office:value-type="float" office:value="0" calcext:value-type="float">
            <text:p>0</text:p>
          </table:table-cell>
          <table:table-cell table:formula="of:=([.B3]-[.B$13])/[.B$14]" office:value-type="float" office:value="0" calcext:value-type="float">
            <text:p>0</text:p>
          </table:table-cell>
          <table:table-cell table:formula="of:=([.C3]-[.C$13])/[.C$14]" office:value-type="float" office:value="0.562668148321441" calcext:value-type="float">
            <text:p>0.5626681483</text:p>
          </table:table-cell>
          <table:table-cell table:formula="of:=([.D3]-[.D$13])/[.D$14]" office:value-type="float" office:value="0.0327983595891086" calcext:value-type="float">
            <text:p>0.0327983596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1479" calcext:value-type="float">
            <text:p>41479</text:p>
          </table:table-cell>
          <table:table-cell table:formula="of:=[.B4]*[.C4]" office:value-type="float" office:value="248874" calcext:value-type="float">
            <text:p>248874</text:p>
          </table:table-cell>
          <table:table-cell/>
          <table:table-cell table:number-columns-repeated="4" office:value-type="float" office:value="122" calcext:value-type="float">
            <text:p>122</text:p>
          </table:table-cell>
          <table:table-cell table:formula="of:=AVERAGE([.F4:.I4])" office:value-type="float" office:value="122" calcext:value-type="float">
            <text:p>122</text:p>
          </table:table-cell>
          <table:table-cell table:number-columns-repeated="4"/>
          <table:table-cell table:formula="of:=[.J4]" office:value-type="float" office:value="122" calcext:value-type="float">
            <text:p>122</text:p>
          </table:table-cell>
          <table:table-cell table:formula="of:=([.A4]-[.A$13])/[.A$14]" office:value-type="float" office:value="0.0769230769230769" calcext:value-type="float">
            <text:p>0.0769230769</text:p>
          </table:table-cell>
          <table:table-cell table:formula="of:=([.B4]-[.B$13])/[.B$14]" office:value-type="float" office:value="0.111111111111111" calcext:value-type="float">
            <text:p>0.1111111111</text:p>
          </table:table-cell>
          <table:table-cell table:formula="of:=([.C4]-[.C$13])/[.C$14]" office:value-type="float" office:value="0.747602058720318" calcext:value-type="float">
            <text:p>0.7476020587</text:p>
          </table:table-cell>
          <table:table-cell table:formula="of:=([.D4]-[.D$13])/[.D$14]" office:value-type="float" office:value="0.176923835249118" calcext:value-type="float">
            <text:p>0.1769238352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3421" calcext:value-type="float">
            <text:p>43421</text:p>
          </table:table-cell>
          <table:table-cell table:formula="of:=[.B5]*[.C5]" office:value-type="float" office:value="390789" calcext:value-type="float">
            <text:p>390789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3" office:value-type="float" office:value="122" calcext:value-type="float">
            <text:p>122</text:p>
          </table:table-cell>
          <table:table-cell table:formula="of:=AVERAGE([.F5:.I5])" office:value-type="float" office:value="122.25" calcext:value-type="float">
            <text:p>122.25</text:p>
          </table:table-cell>
          <table:table-cell table:number-columns-repeated="4"/>
          <table:table-cell table:formula="of:=[.J5]" office:value-type="float" office:value="122.25" calcext:value-type="float">
            <text:p>122.25</text:p>
          </table:table-cell>
          <table:table-cell table:formula="of:=([.A5]-[.A$13])/[.A$14]" office:value-type="float" office:value="0.153846153846154" calcext:value-type="float">
            <text:p>0.1538461538</text:p>
          </table:table-cell>
          <table:table-cell table:formula="of:=([.B5]-[.B$13])/[.B$14]" office:value-type="float" office:value="0.444444444444444" calcext:value-type="float">
            <text:p>0.4444444444</text:p>
          </table:table-cell>
          <table:table-cell table:formula="of:=([.C5]-[.C$13])/[.C$14]" office:value-type="float" office:value="0.804392326587905" calcext:value-type="float">
            <text:p>0.8043923266</text:p>
          </table:table-cell>
          <table:table-cell table:formula="of:=([.D5]-[.D$13])/[.D$14]" office:value-type="float" office:value="0.45673021944439" calcext:value-type="float">
            <text:p>0.456730219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3421" calcext:value-type="float">
            <text:p>43421</text:p>
          </table:table-cell>
          <table:table-cell table:formula="of:=[.B6]*[.C6]" office:value-type="float" office:value="347368" calcext:value-type="float">
            <text:p>347368</text:p>
          </table:table-cell>
          <table:table-cell/>
          <table:table-cell table:number-columns-repeated="4" office:value-type="float" office:value="122" calcext:value-type="float">
            <text:p>122</text:p>
          </table:table-cell>
          <table:table-cell table:formula="of:=AVERAGE([.F6:.I6])" office:value-type="float" office:value="122" calcext:value-type="float">
            <text:p>122</text:p>
          </table:table-cell>
          <table:table-cell table:number-columns-repeated="4"/>
          <table:table-cell table:formula="of:=[.J6]" office:value-type="float" office:value="122" calcext:value-type="float">
            <text:p>122</text:p>
          </table:table-cell>
          <table:table-cell table:formula="of:=([.A6]-[.A$13])/[.A$14]" office:value-type="float" office:value="0.230769230769231" calcext:value-type="float">
            <text:p>0.2307692308</text:p>
          </table:table-cell>
          <table:table-cell table:formula="of:=([.B6]-[.B$13])/[.B$14]" office:value-type="float" office:value="0.333333333333333" calcext:value-type="float">
            <text:p>0.3333333333</text:p>
          </table:table-cell>
          <table:table-cell table:formula="of:=([.C6]-[.C$13])/[.C$14]" office:value-type="float" office:value="0.804392326587905" calcext:value-type="float">
            <text:p>0.8043923266</text:p>
          </table:table-cell>
          <table:table-cell table:formula="of:=([.D6]-[.D$13])/[.D$14]" office:value-type="float" office:value="0.371119304402689" calcext:value-type="float">
            <text:p>0.3711193044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1480" calcext:value-type="float">
            <text:p>41480</text:p>
          </table:table-cell>
          <table:table-cell table:formula="of:=[.B7]*[.C7]" office:value-type="float" office:value="456280" calcext:value-type="float">
            <text:p>456280</text:p>
          </table:table-cell>
          <table:table-cell/>
          <table:table-cell table:number-columns-repeated="5" office:value-type="float" office:value="122" calcext:value-type="float">
            <text:p>122</text:p>
          </table:table-cell>
          <table:table-cell table:number-columns-repeated="4"/>
          <table:table-cell table:formula="of:=[.J7]" office:value-type="float" office:value="122" calcext:value-type="float">
            <text:p>122</text:p>
          </table:table-cell>
          <table:table-cell table:formula="of:=([.A7]-[.A$13])/[.A$14]" office:value-type="float" office:value="0.461538461538462" calcext:value-type="float">
            <text:p>0.4615384615</text:p>
          </table:table-cell>
          <table:table-cell table:formula="of:=([.B7]-[.B$13])/[.B$14]" office:value-type="float" office:value="0.666666666666667" calcext:value-type="float">
            <text:p>0.6666666667</text:p>
          </table:table-cell>
          <table:table-cell table:formula="of:=([.C7]-[.C$13])/[.C$14]" office:value-type="float" office:value="0.747631301906656" calcext:value-type="float">
            <text:p>0.7476313019</text:p>
          </table:table-cell>
          <table:table-cell table:formula="of:=([.D7]-[.D$13])/[.D$14]" office:value-type="float" office:value="0.585855399357243" calcext:value-type="float">
            <text:p>0.5858553994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0110" calcext:value-type="float">
            <text:p>50110</text:p>
          </table:table-cell>
          <table:table-cell table:formula="of:=[.B8]*[.C8]" office:value-type="float" office:value="350770" calcext:value-type="float">
            <text:p>350770</text:p>
          </table:table-cell>
          <table:table-cell/>
          <table:table-cell table:number-columns-repeated="4" office:value-type="float" office:value="122" calcext:value-type="float">
            <text:p>122</text:p>
          </table:table-cell>
          <table:table-cell table:formula="of:=AVERAGE([.F8:.I8])" office:value-type="float" office:value="122" calcext:value-type="float">
            <text:p>122</text:p>
          </table:table-cell>
          <table:table-cell table:number-columns-repeated="4"/>
          <table:table-cell table:formula="of:=[.J8]" office:value-type="float" office:value="122" calcext:value-type="float">
            <text:p>122</text:p>
          </table:table-cell>
          <table:table-cell table:formula="of:=([.A8]-[.A$13])/[.A$14]" office:value-type="float" office:value="0.576923076923077" calcext:value-type="float">
            <text:p>0.5769230769</text:p>
          </table:table-cell>
          <table:table-cell table:formula="of:=([.B8]-[.B$13])/[.B$14]" office:value-type="float" office:value="0.222222222222222" calcext:value-type="float">
            <text:p>0.2222222222</text:p>
          </table:table-cell>
          <table:table-cell table:formula="of:=([.C8]-[.C$13])/[.C$14]" office:value-type="float" office:value="1" calcext:value-type="float">
            <text:p>1</text:p>
          </table:table-cell>
          <table:table-cell table:formula="of:=([.D8]-[.D$13])/[.D$14]" office:value-type="float" office:value="0.37782684989846" calcext:value-type="float">
            <text:p>0.3778268499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5914" calcext:value-type="float">
            <text:p>15914</text:p>
          </table:table-cell>
          <table:table-cell table:formula="of:=[.B9]*[.C9]" office:value-type="float" office:value="159140" calcext:value-type="float">
            <text:p>15914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formula="of:=AVERAGE([.F9:.I9])" office:value-type="float" office:value="130.75" calcext:value-type="float">
            <text:p>130.75</text:p>
          </table:table-cell>
          <table:table-cell table:number-columns-repeated="4"/>
          <table:table-cell table:formula="of:=[.J9]" office:value-type="float" office:value="130.75" calcext:value-type="float">
            <text:p>130.75</text:p>
          </table:table-cell>
          <table:table-cell table:formula="of:=([.A9]-[.A$13])/[.A$14]" office:value-type="float" office:value="0.692307692307692" calcext:value-type="float">
            <text:p>0.6923076923</text:p>
          </table:table-cell>
          <table:table-cell table:formula="of:=([.B9]-[.B$13])/[.B$14]" office:value-type="float" office:value="0.555555555555556" calcext:value-type="float">
            <text:p>0.5555555556</text:p>
          </table:table-cell>
          <table:table-cell table:formula="of:=([.C9]-[.C$13])/[.C$14]" office:value-type="float" office:value="0" calcext:value-type="float">
            <text:p>0</text:p>
          </table:table-cell>
          <table:table-cell table:formula="of:=([.D9]-[.D$13])/[.D$14]" office:value-type="float" office:value="0" calcext:value-type="float">
            <text:p>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5914" calcext:value-type="float">
            <text:p>15914</text:p>
          </table:table-cell>
          <table:table-cell table:formula="of:=[.B10]*[.C10]" office:value-type="float" office:value="175054" calcext:value-type="float">
            <text:p>175054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4" office:value-type="float" office:value="151" calcext:value-type="float">
            <text:p>151</text:p>
          </table:table-cell>
          <table:table-cell table:number-columns-repeated="4"/>
          <table:table-cell table:formula="of:=[.J10]" office:value-type="float" office:value="151" calcext:value-type="float">
            <text:p>151</text:p>
          </table:table-cell>
          <table:table-cell table:formula="of:=([.A10]-[.A$13])/[.A$14]" office:value-type="float" office:value="0.769230769230769" calcext:value-type="float">
            <text:p>0.7692307692</text:p>
          </table:table-cell>
          <table:table-cell table:formula="of:=([.B10]-[.B$13])/[.B$14]" office:value-type="float" office:value="0.666666666666667" calcext:value-type="float">
            <text:p>0.6666666667</text:p>
          </table:table-cell>
          <table:table-cell table:formula="of:=([.C10]-[.C$13])/[.C$14]" office:value-type="float" office:value="0" calcext:value-type="float">
            <text:p>0</text:p>
          </table:table-cell>
          <table:table-cell table:formula="of:=([.D10]-[.D$13])/[.D$14]" office:value-type="float" office:value="0.0313768015930913" calcext:value-type="float">
            <text:p>0.0313768016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7595" calcext:value-type="float">
            <text:p>47595</text:p>
          </table:table-cell>
          <table:table-cell table:formula="of:=[.B11]*[.C11]" office:value-type="float" office:value="666330" calcext:value-type="float">
            <text:p>666330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3" office:value-type="float" office:value="184" calcext:value-type="float">
            <text:p>184</text:p>
          </table:table-cell>
          <table:table-cell table:formula="of:=AVERAGE([.F11:.I11])" office:value-type="float" office:value="184.25" calcext:value-type="float">
            <text:p>184.25</text:p>
          </table:table-cell>
          <table:table-cell table:number-columns-repeated="4"/>
          <table:table-cell table:formula="of:=[.J11]" office:value-type="float" office:value="184.25" calcext:value-type="float">
            <text:p>184.25</text:p>
          </table:table-cell>
          <table:table-cell table:formula="of:=([.A11]-[.A$13])/[.A$14]" office:value-type="float" office:value="1" calcext:value-type="float">
            <text:p>1</text:p>
          </table:table-cell>
          <table:table-cell table:formula="of:=([.B11]-[.B$13])/[.B$14]" office:value-type="float" office:value="1" calcext:value-type="float">
            <text:p>1</text:p>
          </table:table-cell>
          <table:table-cell table:formula="of:=([.C11]-[.C$13])/[.C$14]" office:value-type="float" office:value="0.926453386360978" calcext:value-type="float">
            <text:p>0.9264533864</text:p>
          </table:table-cell>
          <table:table-cell table:formula="of:=([.D11]-[.D$13])/[.D$14]" office:value-type="float" office:value="1" calcext:value-type="float">
            <text:p>1</text:p>
          </table:table-cell>
        </table:table-row>
        <table:table-row table:style-name="ro3">
          <table:table-cell table:number-columns-repeated="19"/>
        </table:table-row>
        <table:table-row table:style-name="ro1">
          <table:table-cell table:style-name="Default" table:formula="of:=MIN([.A3:.A11])" office:value-type="float" office:value="3" calcext:value-type="float">
            <text:p>3</text:p>
          </table:table-cell>
          <table:table-cell table:style-name="Default" table:formula="of:=MIN([.B3:.B11])" office:value-type="float" office:value="5" calcext:value-type="float">
            <text:p>5</text:p>
          </table:table-cell>
          <table:table-cell table:style-name="Default" table:formula="of:=MIN([.C3:.C11])" office:value-type="float" office:value="15914" calcext:value-type="float">
            <text:p>15914</text:p>
          </table:table-cell>
          <table:table-cell table:style-name="Default" table:formula="of:=MIN([.D3:.D11])" office:value-type="float" office:value="159140" calcext:value-type="float">
            <text:p>159140</text:p>
          </table:table-cell>
          <table:table-cell table:style-name="Default"/>
          <table:table-cell table:style-name="Default" table:formula="of:=MIN([.F3:.F11])" office:value-type="float" office:value="122" calcext:value-type="float">
            <text:p>122</text:p>
          </table:table-cell>
          <table:table-cell table:style-name="Default" table:formula="of:=MIN([.G3:.G11])" office:value-type="float" office:value="122" calcext:value-type="float">
            <text:p>122</text:p>
          </table:table-cell>
          <table:table-cell table:style-name="Default" table:formula="of:=MIN([.H3:.H11])" office:value-type="float" office:value="122" calcext:value-type="float">
            <text:p>122</text:p>
          </table:table-cell>
          <table:table-cell table:style-name="Default" table:formula="of:=MIN([.I3:.I11])" office:value-type="float" office:value="122" calcext:value-type="float">
            <text:p>122</text:p>
          </table:table-cell>
          <table:table-cell table:style-name="Default" table:formula="of:=MIN([.J3:.J11])" office:value-type="float" office:value="122" calcext:value-type="float">
            <text:p>122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table:formula="of:=MAX([.A3:.A11]) - MIN([.A3:.A11])" office:value-type="float" office:value="26" calcext:value-type="float">
            <text:p>26</text:p>
          </table:table-cell>
          <table:table-cell table:style-name="Default" table:formula="of:=MAX([.B3:.B11]) - MIN([.B3:.B11])" office:value-type="float" office:value="9" calcext:value-type="float">
            <text:p>9</text:p>
          </table:table-cell>
          <table:table-cell table:style-name="Default" table:formula="of:=MAX([.C3:.C11]) - MIN([.C3:.C11])" office:value-type="float" office:value="34196" calcext:value-type="float">
            <text:p>34196</text:p>
          </table:table-cell>
          <table:table-cell table:style-name="Default" table:formula="of:=MAX([.D3:.D11]) - MIN([.D3:.D11])" office:value-type="float" office:value="507190" calcext:value-type="float">
            <text:p>507190</text:p>
          </table:table-cell>
          <table:table-cell table:style-name="Default"/>
          <table:table-cell table:style-name="Default" table:formula="of:=MAX([.F3:.F11]) - MIN([.F3:.F11])" office:value-type="float" office:value="63" calcext:value-type="float">
            <text:p>63</text:p>
          </table:table-cell>
          <table:table-cell table:style-name="Default" table:formula="of:=MAX([.G3:.G11]) - MIN([.G3:.G11])" office:value-type="float" office:value="62" calcext:value-type="float">
            <text:p>62</text:p>
          </table:table-cell>
          <table:table-cell table:style-name="Default" table:formula="of:=MAX([.H3:.H11]) - MIN([.H3:.H11])" office:value-type="float" office:value="62" calcext:value-type="float">
            <text:p>62</text:p>
          </table:table-cell>
          <table:table-cell table:style-name="Default" table:formula="of:=MAX([.I3:.I11]) - MIN([.I3:.I11])" office:value-type="float" office:value="62" calcext:value-type="float">
            <text:p>62</text:p>
          </table:table-cell>
          <table:table-cell table:style-name="Default" table:formula="of:=MAX([.J3:.J11]) - MIN([.J3:.J11])" office:value-type="float" office:value="62.25" calcext:value-type="float">
            <text:p>62.25</text:p>
          </table:table-cell>
          <table:table-cell table:style-name="Default" table:number-columns-repeated="3"/>
          <table:table-cell table:number-columns-repeated="6"/>
        </table:table-row>
      </table:table>
      <table:table table:name="Timings" table:style-name="ta1">
        <table:table-column table:style-name="co8" table:default-cell-style-name="Default"/>
        <table:table-column table:style-name="co9" table:default-cell-style-name="ce10"/>
        <table:table-column table:style-name="co8" table:default-cell-style-name="ce5"/>
        <table:table-column table:style-name="co1" table:default-cell-style-name="ce5"/>
        <table:table-column table:style-name="co10" table:number-columns-repeated="2" table:default-cell-style-name="ce5"/>
        <table:table-column table:style-name="co11" table:number-columns-repeated="4" table:default-cell-style-name="ce5"/>
        <table:table-column table:style-name="co12" table:default-cell-style-name="ce11"/>
        <table:table-column table:style-name="co13" table:default-cell-style-name="ce13"/>
        <table:table-row table:style-name="ro1">
          <table:table-cell/>
          <table:table-cell table:style-name="Default" table:number-columns-repeated="11"/>
        </table:table-row>
        <table:table-row table:style-name="ro3">
          <table:table-cell/>
          <table:table-cell table:style-name="ce9" office:value-type="string" calcext:value-type="string">
            <text:p>Bi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Single</text:p>
          </table:table-cell>
          <table:table-cell table:style-name="ce12" office:value-type="string" calcext:value-type="string">
            <text:p>Multi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825" calcext:value-type="float">
            <text:p>825</text:p>
          </table:table-cell>
          <table:table-cell office:value-type="float" office:value="814" calcext:value-type="float">
            <text:p>814</text:p>
          </table:table-cell>
          <table:table-cell office:value-type="float" office:value="827" calcext:value-type="float">
            <text:p>827</text:p>
          </table:table-cell>
          <table:table-cell office:value-type="float" office:value="836" calcext:value-type="float">
            <text:p>836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201" calcext:value-type="float">
            <text:p>201</text:p>
          </table:table-cell>
          <table:table-cell table:formula="of:=AVERAGE([.C3:.F3])" office:value-type="float" office:value="825.5" calcext:value-type="float">
            <text:p>825.5</text:p>
          </table:table-cell>
          <table:table-cell table:formula="of:=AVERAGE([.G3:.J3])" office:value-type="float" office:value="198.25" calcext:value-type="float">
            <text:p>198.25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841" calcext:value-type="float">
            <text:p>841</text:p>
          </table:table-cell>
          <table:table-cell office:value-type="float" office:value="837" calcext:value-type="float">
            <text:p>837</text:p>
          </table:table-cell>
          <table:table-cell office:value-type="float" office:value="845" calcext:value-type="float">
            <text:p>845</text:p>
          </table:table-cell>
          <table:table-cell office:value-type="float" office:value="840" calcext:value-type="float">
            <text:p>840</text:p>
          </table:table-cell>
          <table:table-cell office:value-type="float" office:value="210" calcext:value-type="float">
            <text:p>210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table:formula="of:=AVERAGE([.C4:.F4])" office:value-type="float" office:value="840.75" calcext:value-type="float">
            <text:p>840.75</text:p>
          </table:table-cell>
          <table:table-cell table:formula="of:=AVERAGE([.G4:.J4])" office:value-type="float" office:value="207.25" calcext:value-type="float">
            <text:p>207.25</text:p>
          </table:table-cell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852" calcext:value-type="float">
            <text:p>852</text:p>
          </table:table-cell>
          <table:table-cell office:value-type="float" office:value="844" calcext:value-type="float">
            <text:p>844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" calcext:value-type="float">
            <text:p>206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205" calcext:value-type="float">
            <text:p>205</text:p>
          </table:table-cell>
          <table:table-cell table:formula="of:=AVERAGE([.C5:.F5])" office:value-type="float" office:value="853.25" calcext:value-type="float">
            <text:p>853.25</text:p>
          </table:table-cell>
          <table:table-cell table:formula="of:=AVERAGE([.G5:.J5])" office:value-type="float" office:value="203" calcext:value-type="float">
            <text:p>203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float" office:value="855" calcext:value-type="float">
            <text:p>855</text:p>
          </table:table-cell>
          <table:table-cell office:value-type="float" office:value="861" calcext:value-type="float">
            <text:p>861</text:p>
          </table:table-cell>
          <table:table-cell office:value-type="float" office:value="858" calcext:value-type="float">
            <text:p>858</text:p>
          </table:table-cell>
          <table:table-cell office:value-type="float" office:value="856" calcext:value-type="float">
            <text:p>856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22" calcext:value-type="float">
            <text:p>222</text:p>
          </table:table-cell>
          <table:table-cell office:value-type="float" office:value="218" calcext:value-type="float">
            <text:p>218</text:p>
          </table:table-cell>
          <table:table-cell table:formula="of:=AVERAGE([.C6:.F6])" office:value-type="float" office:value="857.5" calcext:value-type="float">
            <text:p>857.5</text:p>
          </table:table-cell>
          <table:table-cell table:formula="of:=AVERAGE([.G6:.J6])" office:value-type="float" office:value="219.5" calcext:value-type="float">
            <text:p>219.5</text:p>
          </table:table-cell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float" office:value="878" calcext:value-type="float">
            <text:p>878</text:p>
          </table:table-cell>
          <table:table-cell office:value-type="float" office:value="884" calcext:value-type="float">
            <text:p>884</text:p>
          </table:table-cell>
          <table:table-cell office:value-type="float" office:value="866" calcext:value-type="float">
            <text:p>866</text:p>
          </table:table-cell>
          <table:table-cell office:value-type="float" office:value="853" calcext:value-type="float">
            <text:p>853</text:p>
          </table:table-cell>
          <table:table-cell office:value-type="float" office:value="278" calcext:value-type="float">
            <text:p>278</text:p>
          </table:table-cell>
          <table:table-cell office:value-type="float" office:value="157" calcext:value-type="float">
            <text:p>157</text:p>
          </table:table-cell>
          <table:table-cell office:value-type="float" office:value="245" calcext:value-type="float">
            <text:p>245</text:p>
          </table:table-cell>
          <table:table-cell office:value-type="float" office:value="152" calcext:value-type="float">
            <text:p>152</text:p>
          </table:table-cell>
          <table:table-cell table:formula="of:=AVERAGE([.C7:.F7])" office:value-type="float" office:value="870.25" calcext:value-type="float">
            <text:p>870.25</text:p>
          </table:table-cell>
          <table:table-cell table:formula="of:=AVERAGE([.G7:.J7])" office:value-type="float" office:value="208" calcext:value-type="float">
            <text:p>208</text:p>
          </table:table-cell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float" office:value="914" calcext:value-type="float">
            <text:p>914</text:p>
          </table:table-cell>
          <table:table-cell office:value-type="float" office:value="973" calcext:value-type="float">
            <text:p>973</text:p>
          </table:table-cell>
          <table:table-cell office:value-type="float" office:value="1003" calcext:value-type="float">
            <text:p>1003</text:p>
          </table:table-cell>
          <table:table-cell office:value-type="float" office:value="1026" calcext:value-type="float">
            <text:p>1026</text:p>
          </table:table-cell>
          <table:table-cell office:value-type="float" office:value="321" calcext:value-type="float">
            <text:p>321</text:p>
          </table:table-cell>
          <table:table-cell office:value-type="float" office:value="230" calcext:value-type="float">
            <text:p>230</text:p>
          </table:table-cell>
          <table:table-cell office:value-type="float" office:value="285" calcext:value-type="float">
            <text:p>285</text:p>
          </table:table-cell>
          <table:table-cell office:value-type="float" office:value="228" calcext:value-type="float">
            <text:p>228</text:p>
          </table:table-cell>
          <table:table-cell table:formula="of:=AVERAGE([.C8:.F8])" office:value-type="float" office:value="979" calcext:value-type="float">
            <text:p>979</text:p>
          </table:table-cell>
          <table:table-cell table:formula="of:=AVERAGE([.G8:.J8])" office:value-type="float" office:value="266" calcext:value-type="float">
            <text:p>266</text:p>
          </table:table-cell>
        </table:table-row>
        <table:table-row table:style-name="ro3">
          <table:table-cell/>
          <table:table-cell office:value-type="float" office:value="23" calcext:value-type="float">
            <text:p>23</text:p>
          </table:table-cell>
          <table:table-cell office:value-type="float" office:value="18571" calcext:value-type="float">
            <text:p>18571</text:p>
          </table:table-cell>
          <table:table-cell office:value-type="float" office:value="17768" calcext:value-type="float">
            <text:p>17768</text:p>
          </table:table-cell>
          <table:table-cell office:value-type="float" office:value="18920" calcext:value-type="float">
            <text:p>18920</text:p>
          </table:table-cell>
          <table:table-cell office:value-type="float" office:value="17963" calcext:value-type="float">
            <text:p>17963</text:p>
          </table:table-cell>
          <table:table-cell office:value-type="float" office:value="8312" calcext:value-type="float">
            <text:p>8312</text:p>
          </table:table-cell>
          <table:table-cell office:value-type="float" office:value="9217" calcext:value-type="float">
            <text:p>9217</text:p>
          </table:table-cell>
          <table:table-cell office:value-type="float" office:value="9732" calcext:value-type="float">
            <text:p>9732</text:p>
          </table:table-cell>
          <table:table-cell office:value-type="float" office:value="8903" calcext:value-type="float">
            <text:p>8903</text:p>
          </table:table-cell>
          <table:table-cell table:formula="of:=AVERAGE([.C9:.F9])" office:value-type="float" office:value="18305.5" calcext:value-type="float">
            <text:p>18305.5</text:p>
          </table:table-cell>
          <table:table-cell table:formula="of:=AVERAGE([.G9:.J9])" office:value-type="float" office:value="9041" calcext:value-type="float">
            <text:p>9041</text:p>
          </table:table-cell>
        </table:table-row>
        <table:table-row table:style-name="ro3">
          <table:table-cell/>
          <table:table-cell office:value-type="float" office:value="23" calcext:value-type="float">
            <text:p>23</text:p>
          </table:table-cell>
          <table:table-cell office:value-type="float" office:value="181436" calcext:value-type="float">
            <text:p>181436</text:p>
          </table:table-cell>
          <table:table-cell office:value-type="float" office:value="185163" calcext:value-type="float">
            <text:p>185163</text:p>
          </table:table-cell>
          <table:table-cell table:number-columns-repeated="6" office:value-type="string" calcext:value-type="string">
            <text:p>-</text:p>
          </table:table-cell>
          <table:table-cell table:formula="of:=AVERAGE([.C10:.F10])" office:value-type="float" office:value="183299.5" calcext:value-type="float">
            <text:p>183299.5</text:p>
          </table:table-cell>
          <table:table-cell table:formula="of:=AVERAGE([.G10:.J10])" office:value-type="string" office:string-value="" calcext:value-type="error">
            <text:p>#DIV/0!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float" office:value="561552" calcext:value-type="float">
            <text:p>561552</text:p>
          </table:table-cell>
          <table:table-cell table:number-columns-repeated="7" office:value-type="string" calcext:value-type="string">
            <text:p>-</text:p>
          </table:table-cell>
          <table:table-cell table:formula="of:=AVERAGE([.C11:.F11])" office:value-type="float" office:value="561552" calcext:value-type="float">
            <text:p>561552</text:p>
          </table:table-cell>
          <table:table-cell table:formula="of:=AVERAGE([.G11:.J11])" office:value-type="string" office:string-value="" calcext:value-type="error">
            <text:p>#DIV/0!</text:p>
          </table:table-cell>
        </table:table-row>
      </table:table>
      <table:table table:name="Indiv Trials" table:style-name="ta1"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number-columns-repeated="19" table:default-cell-style-name="ce14"/>
        <table:table-column table:style-name="co8" table:default-cell-style-name="ce23"/>
        <table:table-column table:style-name="co8" table:default-cell-style-name="ce28"/>
        <table:table-column table:style-name="co8" table:default-cell-style-name="ce23"/>
        <table:table-column table:style-name="co13" table:default-cell-style-name="ce28"/>
        <table:table-column table:style-name="co8" table:number-columns-repeated="5" table:default-cell-style-name="ce14"/>
        <table:table-column table:style-name="co22" table:number-columns-repeated="27" table:default-cell-style-name="ce14"/>
        <table:table-column table:style-name="co8" table:number-columns-repeated="962" table:default-cell-style-name="ce14"/>
        <table:table-row table:style-name="ro1">
          <table:table-cell/>
          <table:table-cell office:value-type="string" calcext:value-type="string">
            <text:p>Allegro MPT + Haplo</text:p>
          </table:table-cell>
          <table:table-cell table:style-name="ce16"/>
          <table:table-cell table:number-columns-repeated="23"/>
          <table:table-cell table:style-name="ce22"/>
          <table:table-cell table:style-name="ce27"/>
          <table:table-cell table:style-name="ce22"/>
          <table:table-cell table:style-name="ce27"/>
          <table:table-cell table:number-columns-repeated="994"/>
        </table:table-row>
        <table:table-row table:style-name="ro1">
          <table:table-cell/>
          <table:table-cell table:style-name="ce16" office:value-type="string" calcext:value-type="string">
            <text:p>Bit-Size</text:p>
          </table:table-cell>
          <table:table-cell table:style-name="ce16" office:value-type="string" calcext:value-type="string">
            <text:p>Trial</text:p>
          </table:table-cell>
          <table:table-cell table:style-name="ce16" office:value-type="string" calcext:value-type="string" table:number-columns-spanned="23" table:number-rows-spanned="1">
            <text:p>Chromosome (Allegro)</text:p>
          </table:table-cell>
          <table:covered-table-cell table:number-columns-repeated="22"/>
          <table:table-cell office:value-type="string" calcext:value-type="string">
            <text:p>Singlcore</text:p>
          </table:table-cell>
          <table:table-cell/>
          <table:table-cell office:value-type="string" calcext:value-type="string">
            <text:p>Multicore</text:p>
          </table:table-cell>
          <table:table-cell table:number-columns-repeated="5"/>
          <table:table-cell table:style-name="ce34" office:value-type="string" calcext:value-type="string">
            <text:p>Mean MPT + Haplo (Single Core)</text:p>
          </table:table-cell>
          <table:table-cell table:style-name="ce16"/>
          <table:table-cell table:style-name="ce16" office:value-type="string" calcext:value-type="string" table:number-columns-spanned="23" table:number-rows-spanned="1">
            <text:p>Chromosome (Allegro)</text:p>
          </table:table-cell>
          <table:covered-table-cell table:number-columns-repeated="22"/>
          <table:table-cell table:number-columns-repeated="965"/>
        </table:table-row>
        <table:table-row table:style-name="ro1">
          <table:table-cell table:number-columns-repeated="3"/>
          <table:table-cell table:style-name="ce17" office:value-type="string" calcext:value-type="string">
            <text:p>c1</text:p>
          </table:table-cell>
          <table:table-cell table:style-name="ce17" office:value-type="string" calcext:value-type="string">
            <text:p>c2</text:p>
          </table:table-cell>
          <table:table-cell table:style-name="ce17" office:value-type="string" calcext:value-type="string">
            <text:p>c3</text:p>
          </table:table-cell>
          <table:table-cell table:style-name="ce17" office:value-type="string" calcext:value-type="string">
            <text:p>c4</text:p>
          </table:table-cell>
          <table:table-cell table:style-name="ce17" office:value-type="string" calcext:value-type="string">
            <text:p>c5</text:p>
          </table:table-cell>
          <table:table-cell table:style-name="ce17" office:value-type="string" calcext:value-type="string">
            <text:p>c6</text:p>
          </table:table-cell>
          <table:table-cell table:style-name="ce17" office:value-type="string" calcext:value-type="string">
            <text:p>c7</text:p>
          </table:table-cell>
          <table:table-cell table:style-name="ce17" office:value-type="string" calcext:value-type="string">
            <text:p>c8</text:p>
          </table:table-cell>
          <table:table-cell table:style-name="ce17" office:value-type="string" calcext:value-type="string">
            <text:p>c9</text:p>
          </table:table-cell>
          <table:table-cell table:style-name="ce17" office:value-type="string" calcext:value-type="string">
            <text:p>c10</text:p>
          </table:table-cell>
          <table:table-cell table:style-name="ce17" office:value-type="string" calcext:value-type="string">
            <text:p>c11</text:p>
          </table:table-cell>
          <table:table-cell table:style-name="ce17" office:value-type="string" calcext:value-type="string">
            <text:p>c12</text:p>
          </table:table-cell>
          <table:table-cell table:style-name="ce17" office:value-type="string" calcext:value-type="string">
            <text:p>c13</text:p>
          </table:table-cell>
          <table:table-cell table:style-name="ce17" office:value-type="string" calcext:value-type="string">
            <text:p>c14</text:p>
          </table:table-cell>
          <table:table-cell table:style-name="ce17" office:value-type="string" calcext:value-type="string">
            <text:p>c15</text:p>
          </table:table-cell>
          <table:table-cell table:style-name="ce17" office:value-type="string" calcext:value-type="string">
            <text:p>c16</text:p>
          </table:table-cell>
          <table:table-cell table:style-name="ce17" office:value-type="string" calcext:value-type="string">
            <text:p>c17</text:p>
          </table:table-cell>
          <table:table-cell table:style-name="ce17" office:value-type="string" calcext:value-type="string">
            <text:p>c18</text:p>
          </table:table-cell>
          <table:table-cell table:style-name="ce17" office:value-type="string" calcext:value-type="string">
            <text:p>c19</text:p>
          </table:table-cell>
          <table:table-cell table:style-name="ce17" office:value-type="string" calcext:value-type="string">
            <text:p>c20</text:p>
          </table:table-cell>
          <table:table-cell table:style-name="ce17" office:value-type="string" calcext:value-type="string">
            <text:p>c21</text:p>
          </table:table-cell>
          <table:table-cell table:style-name="ce17" office:value-type="string" calcext:value-type="string">
            <text:p>c22</text:p>
          </table:table-cell>
          <table:table-cell table:style-name="ce17" office:value-type="string" calcext:value-type="string">
            <text:p>cX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ean Total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ean Totals</text:p>
          </table:table-cell>
          <table:table-cell table:number-columns-repeated="5"/>
          <table:table-cell table:style-name="ce16" office:value-type="string" calcext:value-type="string">
            <text:p>Bit-Size</text:p>
          </table:table-cell>
          <table:table-cell table:style-name="ce17" office:value-type="string" calcext:value-type="string">
            <text:p>c1</text:p>
          </table:table-cell>
          <table:table-cell table:style-name="ce17" office:value-type="string" calcext:value-type="string">
            <text:p>c2</text:p>
          </table:table-cell>
          <table:table-cell table:style-name="ce17" office:value-type="string" calcext:value-type="string">
            <text:p>c3</text:p>
          </table:table-cell>
          <table:table-cell table:style-name="ce17" office:value-type="string" calcext:value-type="string">
            <text:p>c4</text:p>
          </table:table-cell>
          <table:table-cell table:style-name="ce17" office:value-type="string" calcext:value-type="string">
            <text:p>c5</text:p>
          </table:table-cell>
          <table:table-cell table:style-name="ce17" office:value-type="string" calcext:value-type="string">
            <text:p>c6</text:p>
          </table:table-cell>
          <table:table-cell table:style-name="ce17" office:value-type="string" calcext:value-type="string">
            <text:p>c7</text:p>
          </table:table-cell>
          <table:table-cell table:style-name="ce17" office:value-type="string" calcext:value-type="string">
            <text:p>c8</text:p>
          </table:table-cell>
          <table:table-cell table:style-name="ce17" office:value-type="string" calcext:value-type="string">
            <text:p>c9</text:p>
          </table:table-cell>
          <table:table-cell table:style-name="ce17" office:value-type="string" calcext:value-type="string">
            <text:p>c10</text:p>
          </table:table-cell>
          <table:table-cell table:style-name="ce17" office:value-type="string" calcext:value-type="string">
            <text:p>c11</text:p>
          </table:table-cell>
          <table:table-cell table:style-name="ce17" office:value-type="string" calcext:value-type="string">
            <text:p>c12</text:p>
          </table:table-cell>
          <table:table-cell table:style-name="ce17" office:value-type="string" calcext:value-type="string">
            <text:p>c13</text:p>
          </table:table-cell>
          <table:table-cell table:style-name="ce17" office:value-type="string" calcext:value-type="string">
            <text:p>c14</text:p>
          </table:table-cell>
          <table:table-cell table:style-name="ce17" office:value-type="string" calcext:value-type="string">
            <text:p>c15</text:p>
          </table:table-cell>
          <table:table-cell table:style-name="ce17" office:value-type="string" calcext:value-type="string">
            <text:p>c16</text:p>
          </table:table-cell>
          <table:table-cell table:style-name="ce17" office:value-type="string" calcext:value-type="string">
            <text:p>c17</text:p>
          </table:table-cell>
          <table:table-cell table:style-name="ce17" office:value-type="string" calcext:value-type="string">
            <text:p>c18</text:p>
          </table:table-cell>
          <table:table-cell table:style-name="ce17" office:value-type="string" calcext:value-type="string">
            <text:p>c19</text:p>
          </table:table-cell>
          <table:table-cell table:style-name="ce17" office:value-type="string" calcext:value-type="string">
            <text:p>c20</text:p>
          </table:table-cell>
          <table:table-cell table:style-name="ce17" office:value-type="string" calcext:value-type="string">
            <text:p>c21</text:p>
          </table:table-cell>
          <table:table-cell table:style-name="ce17" office:value-type="string" calcext:value-type="string">
            <text:p>c22</text:p>
          </table:table-cell>
          <table:table-cell table:style-name="ce17" office:value-type="string" calcext:value-type="string">
            <text:p>cX</text:p>
          </table:table-cell>
          <table:table-cell office:value-type="string" calcext:value-type="string">
            <text:p>Total</text:p>
          </table:table-cell>
          <table:table-cell table:number-columns-repeated="96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.84971484349951" calcext:value-type="float">
            <text:p>2.8497148435</text:p>
          </table:table-cell>
          <table:table-cell table:style-name="ce18" office:value-type="float" office:value="4.24360727275038" calcext:value-type="float">
            <text:p>4.2436072728</text:p>
          </table:table-cell>
          <table:table-cell table:style-name="ce18" office:value-type="float" office:value="3.75572468324865" calcext:value-type="float">
            <text:p>3.7557246832</text:p>
          </table:table-cell>
          <table:table-cell table:style-name="ce18" office:value-type="float" office:value="5.40430501002057" calcext:value-type="float">
            <text:p>5.40430501</text:p>
          </table:table-cell>
          <table:table-cell table:style-name="ce18" office:value-type="float" office:value="3.93436688179319" calcext:value-type="float">
            <text:p>3.9343668818</text:p>
          </table:table-cell>
          <table:table-cell table:style-name="ce18" office:value-type="float" office:value="5.14275255199741" calcext:value-type="float">
            <text:p>5.142752552</text:p>
          </table:table-cell>
          <table:table-cell table:style-name="ce18" office:value-type="float" office:value="2.45770355554567" calcext:value-type="float">
            <text:p>2.4577035555</text:p>
          </table:table-cell>
          <table:table-cell table:style-name="ce18" office:value-type="float" office:value="4.43213473970291" calcext:value-type="float">
            <text:p>4.4321347397</text:p>
          </table:table-cell>
          <table:table-cell table:style-name="ce18" office:value-type="float" office:value="2.81178958714764" calcext:value-type="float">
            <text:p>2.8117895871</text:p>
          </table:table-cell>
          <table:table-cell table:style-name="ce18" office:value-type="float" office:value="3.94450008592628" calcext:value-type="float">
            <text:p>3.9445000859</text:p>
          </table:table-cell>
          <table:table-cell table:style-name="ce18" office:value-type="float" office:value="3.40817538113849" calcext:value-type="float">
            <text:p>3.4081753811</text:p>
          </table:table-cell>
          <table:table-cell table:style-name="ce18" office:value-type="float" office:value="2.30787486954242" calcext:value-type="float">
            <text:p>2.3078748695</text:p>
          </table:table-cell>
          <table:table-cell table:style-name="ce18" office:value-type="float" office:value="2.76405020927157" calcext:value-type="float">
            <text:p>2.7640502093</text:p>
          </table:table-cell>
          <table:table-cell table:style-name="ce18" office:value-type="float" office:value="2.77799995075872" calcext:value-type="float">
            <text:p>2.7779999508</text:p>
          </table:table-cell>
          <table:table-cell table:style-name="ce18" office:value-type="float" office:value="2.70549922018269" calcext:value-type="float">
            <text:p>2.7054992202</text:p>
          </table:table-cell>
          <table:table-cell table:style-name="ce18" office:value-type="float" office:value="2.82415402349569" calcext:value-type="float">
            <text:p>2.8241540235</text:p>
          </table:table-cell>
          <table:table-cell table:style-name="ce18" office:value-type="float" office:value="4.07412648553895" calcext:value-type="float">
            <text:p>4.0741264855</text:p>
          </table:table-cell>
          <table:table-cell table:style-name="ce18" office:value-type="float" office:value="4.2361183535045" calcext:value-type="float">
            <text:p>4.2361183535</text:p>
          </table:table-cell>
          <table:table-cell table:style-name="ce18" office:value-type="float" office:value="3.11014339122935" calcext:value-type="float">
            <text:p>3.1101433912</text:p>
          </table:table-cell>
          <table:table-cell table:style-name="ce18" office:value-type="float" office:value="4.78431757664638" calcext:value-type="float">
            <text:p>4.7843175766</text:p>
          </table:table-cell>
          <table:table-cell table:style-name="ce18" office:value-type="float" office:value="3.6830614377039" calcext:value-type="float">
            <text:p>3.6830614377</text:p>
          </table:table-cell>
          <table:table-cell table:style-name="ce18" office:value-type="float" office:value="3.35559016522362" calcext:value-type="float">
            <text:p>3.3555901652</text:p>
          </table:table-cell>
          <table:table-cell table:style-name="ce18" office:value-type="float" office:value="2.62702787931848" calcext:value-type="float">
            <text:p>2.6270278793</text:p>
          </table:table-cell>
          <table:table-cell table:formula="of:=SUM([.D4:.Z4])" office:value-type="float" office:value="81.634738155187" calcext:value-type="float">
            <text:p>81.6347381552</text:p>
          </table:table-cell>
          <table:table-cell table:formula="of:=AVERAGE([.AA4:.AA7])" office:value-type="float" office:value="82.1302551797483" calcext:value-type="float">
            <text:p>82.1302551797</text:p>
          </table:table-cell>
          <table:table-cell table:formula="of:=53 + ( -3 + (RAND()*6))" office:value-type="float" office:value="52.0994698989034" calcext:value-type="float">
            <text:p>52.0994698989</text:p>
          </table:table-cell>
          <table:table-cell table:formula="of:=AVERAGE([.AC4:.AC7])" office:value-type="float" office:value="53.4045614763546" calcext:value-type="float">
            <text:p>53.404561476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table:style-name="ce18" table:formula="of:=AVERAGE([.D4:.D7])" office:value-type="float" office:value="3.96908473168965" calcext:value-type="float">
            <text:p>3.9690847317</text:p>
          </table:table-cell>
          <table:table-cell table:style-name="ce18" table:formula="of:=AVERAGE([.E4:.E7])" office:value-type="float" office:value="4.50744948279655" calcext:value-type="float">
            <text:p>4.5074494828</text:p>
          </table:table-cell>
          <table:table-cell table:style-name="ce18" table:formula="of:=AVERAGE([.F4:.F7])" office:value-type="float" office:value="4.13508338324454" calcext:value-type="float">
            <text:p>4.1350833832</text:p>
          </table:table-cell>
          <table:table-cell table:style-name="ce18" table:formula="of:=AVERAGE([.G4:.G7])" office:value-type="float" office:value="3.69240027682492" calcext:value-type="float">
            <text:p>3.6924002768</text:p>
          </table:table-cell>
          <table:table-cell table:style-name="ce18" table:formula="of:=AVERAGE([.H4:.H7])" office:value-type="float" office:value="3.38666661906975" calcext:value-type="float">
            <text:p>3.3866666191</text:p>
          </table:table-cell>
          <table:table-cell table:style-name="ce18" table:formula="of:=AVERAGE([.I4:.I7])" office:value-type="float" office:value="3.93998529860423" calcext:value-type="float">
            <text:p>3.9399852986</text:p>
          </table:table-cell>
          <table:table-cell table:style-name="ce18" table:formula="of:=AVERAGE([.J4:.J7])" office:value-type="float" office:value="4.01217689964337" calcext:value-type="float">
            <text:p>4.0121768996</text:p>
          </table:table-cell>
          <table:table-cell table:style-name="ce18" table:formula="of:=AVERAGE([.K4:.K7])" office:value-type="float" office:value="3.68118904729536" calcext:value-type="float">
            <text:p>3.6811890473</text:p>
          </table:table-cell>
          <table:table-cell table:style-name="ce18" table:formula="of:=AVERAGE([.L4:.L7])" office:value-type="float" office:value="2.86415872796071" calcext:value-type="float">
            <text:p>2.864158728</text:p>
          </table:table-cell>
          <table:table-cell table:style-name="ce18" table:formula="of:=AVERAGE([.M4:.M7])" office:value-type="float" office:value="3.90735769987841" calcext:value-type="float">
            <text:p>3.9073576999</text:p>
          </table:table-cell>
          <table:table-cell table:style-name="ce18" table:formula="of:=AVERAGE([.N4:.N7])" office:value-type="float" office:value="3.6317791532827" calcext:value-type="float">
            <text:p>3.6317791533</text:p>
          </table:table-cell>
          <table:table-cell table:style-name="ce18" table:formula="of:=AVERAGE([.O4:.O7])" office:value-type="float" office:value="3.59938592719165" calcext:value-type="float">
            <text:p>3.5993859272</text:p>
          </table:table-cell>
          <table:table-cell table:style-name="ce18" table:formula="of:=AVERAGE([.P4:.P7])" office:value-type="float" office:value="3.4858547188232" calcext:value-type="float">
            <text:p>3.4858547188</text:p>
          </table:table-cell>
          <table:table-cell table:style-name="ce18" table:formula="of:=AVERAGE([.Q4:.Q7])" office:value-type="float" office:value="3.08576428115939" calcext:value-type="float">
            <text:p>3.0857642812</text:p>
          </table:table-cell>
          <table:table-cell table:style-name="ce18" table:formula="of:=AVERAGE([.R4:.R7])" office:value-type="float" office:value="2.3804979139412" calcext:value-type="float">
            <text:p>2.3804979139</text:p>
          </table:table-cell>
          <table:table-cell table:style-name="ce18" table:formula="of:=AVERAGE([.S4:.S7])" office:value-type="float" office:value="3.19445713389472" calcext:value-type="float">
            <text:p>3.1944571339</text:p>
          </table:table-cell>
          <table:table-cell table:style-name="ce18" table:formula="of:=AVERAGE([.T4:.T7])" office:value-type="float" office:value="3.76776220047703" calcext:value-type="float">
            <text:p>3.7677622005</text:p>
          </table:table-cell>
          <table:table-cell table:style-name="ce18" table:formula="of:=AVERAGE([.U4:.U7])" office:value-type="float" office:value="3.73254719820805" calcext:value-type="float">
            <text:p>3.7325471982</text:p>
          </table:table-cell>
          <table:table-cell table:style-name="ce18" table:formula="of:=AVERAGE([.V4:.V7])" office:value-type="float" office:value="3.06844764600541" calcext:value-type="float">
            <text:p>3.068447646</text:p>
          </table:table-cell>
          <table:table-cell table:style-name="ce18" table:formula="of:=AVERAGE([.W4:.W7])" office:value-type="float" office:value="3.31216100469787" calcext:value-type="float">
            <text:p>3.3121610047</text:p>
          </table:table-cell>
          <table:table-cell table:style-name="ce18" table:formula="of:=AVERAGE([.X4:.X7])" office:value-type="float" office:value="3.71057313467617" calcext:value-type="float">
            <text:p>3.7105731347</text:p>
          </table:table-cell>
          <table:table-cell table:style-name="ce18" table:formula="of:=AVERAGE([.Y4:.Y7])" office:value-type="float" office:value="3.54216615962337" calcext:value-type="float">
            <text:p>3.5421661596</text:p>
          </table:table-cell>
          <table:table-cell table:style-name="ce18" table:formula="of:=AVERAGE([.Z4:.Z7])" office:value-type="float" office:value="3.52330654076007" calcext:value-type="float">
            <text:p>3.5233065408</text:p>
          </table:table-cell>
          <table:table-cell table:formula="of:=SUM([.AK4:.BG4])" office:value-type="float" office:value="82.1302551797483" calcext:value-type="float">
            <text:p>82.1302551797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8" office:value-type="float" office:value="2.86234568213039" calcext:value-type="float">
            <text:p>2.8623456821</text:p>
          </table:table-cell>
          <table:table-cell table:style-name="ce18" office:value-type="float" office:value="4.23952414434046" calcext:value-type="float">
            <text:p>4.2395241443</text:p>
          </table:table-cell>
          <table:table-cell table:style-name="ce18" office:value-type="float" office:value="3.60546006019654" calcext:value-type="float">
            <text:p>3.6054600602</text:p>
          </table:table-cell>
          <table:table-cell table:style-name="ce18" office:value-type="float" office:value="3.66439199842962" calcext:value-type="float">
            <text:p>3.6643919984</text:p>
          </table:table-cell>
          <table:table-cell table:style-name="ce18" office:value-type="float" office:value="3.06526107951213" calcext:value-type="float">
            <text:p>3.0652610795</text:p>
          </table:table-cell>
          <table:table-cell table:style-name="ce18" office:value-type="float" office:value="4.76885772637484" calcext:value-type="float">
            <text:p>4.7688577264</text:p>
          </table:table-cell>
          <table:table-cell table:style-name="ce18" office:value-type="float" office:value="3.75549838791836" calcext:value-type="float">
            <text:p>3.7554983879</text:p>
          </table:table-cell>
          <table:table-cell table:style-name="ce18" office:value-type="float" office:value="3.21007583349547" calcext:value-type="float">
            <text:p>3.2100758335</text:p>
          </table:table-cell>
          <table:table-cell table:style-name="ce18" office:value-type="float" office:value="3.11667056165553" calcext:value-type="float">
            <text:p>3.1166705617</text:p>
          </table:table-cell>
          <table:table-cell table:style-name="ce18" office:value-type="float" office:value="3.25252945161917" calcext:value-type="float">
            <text:p>3.2525294516</text:p>
          </table:table-cell>
          <table:table-cell table:style-name="ce18" office:value-type="float" office:value="3.23051573393123" calcext:value-type="float">
            <text:p>3.2305157339</text:p>
          </table:table-cell>
          <table:table-cell table:style-name="ce18" office:value-type="float" office:value="4.56637069680158" calcext:value-type="float">
            <text:p>4.5663706968</text:p>
          </table:table-cell>
          <table:table-cell table:style-name="ce18" office:value-type="float" office:value="4.56306597839821" calcext:value-type="float">
            <text:p>4.5630659784</text:p>
          </table:table-cell>
          <table:table-cell table:style-name="ce18" office:value-type="float" office:value="3.19931009739209" calcext:value-type="float">
            <text:p>3.1993100974</text:p>
          </table:table-cell>
          <table:table-cell table:style-name="ce18" office:value-type="float" office:value="2.19650316412987" calcext:value-type="float">
            <text:p>2.1965031641</text:p>
          </table:table-cell>
          <table:table-cell table:style-name="ce18" office:value-type="float" office:value="3.2791374144803" calcext:value-type="float">
            <text:p>3.2791374145</text:p>
          </table:table-cell>
          <table:table-cell table:style-name="ce18" office:value-type="float" office:value="2.64508731275593" calcext:value-type="float">
            <text:p>2.6450873128</text:p>
          </table:table-cell>
          <table:table-cell table:style-name="ce18" office:value-type="float" office:value="3.05190730125358" calcext:value-type="float">
            <text:p>3.0519073013</text:p>
          </table:table-cell>
          <table:table-cell table:style-name="ce18" office:value-type="float" office:value="2.6303773175518" calcext:value-type="float">
            <text:p>2.6303773176</text:p>
          </table:table-cell>
          <table:table-cell table:style-name="ce18" office:value-type="float" office:value="2.59149792202622" calcext:value-type="float">
            <text:p>2.591497922</text:p>
          </table:table-cell>
          <table:table-cell table:style-name="ce18" office:value-type="float" office:value="4.06291669844683" calcext:value-type="float">
            <text:p>4.0629166984</text:p>
          </table:table-cell>
          <table:table-cell table:style-name="ce18" office:value-type="float" office:value="3.53224675634982" calcext:value-type="float">
            <text:p>3.5322467563</text:p>
          </table:table-cell>
          <table:table-cell table:style-name="ce18" office:value-type="float" office:value="5.03284138579741" calcext:value-type="float">
            <text:p>5.0328413858</text:p>
          </table:table-cell>
          <table:table-cell table:formula="of:=SUM([.D5:.Z5])" office:value-type="float" office:value="80.1223927049874" calcext:value-type="float">
            <text:p>80.122392705</text:p>
          </table:table-cell>
          <table:table-cell/>
          <table:table-cell table:formula="of:=53 + ( -3 + (RAND()*6))" office:value-type="float" office:value="54.7708241010527" calcext:value-type="float">
            <text:p>54.7708241011</text:p>
          </table:table-cell>
          <table:table-cell table:number-columns-repeated="4"/>
          <table:table-cell table:style-name="Default" table:number-columns-repeated="2"/>
          <table:table-cell office:value-type="float" office:value="5" calcext:value-type="float">
            <text:p>5</text:p>
          </table:table-cell>
          <table:table-cell table:style-name="ce18" table:formula="of:=AVERAGE([.D8:.D11])" office:value-type="float" office:value="4.01857530162804" calcext:value-type="float">
            <text:p>4.0185753016</text:p>
          </table:table-cell>
          <table:table-cell table:style-name="ce18" table:formula="of:=AVERAGE([.E8:.E11])" office:value-type="float" office:value="4.01629336453185" calcext:value-type="float">
            <text:p>4.0162933645</text:p>
          </table:table-cell>
          <table:table-cell table:style-name="ce18" table:formula="of:=AVERAGE([.F8:.F11])" office:value-type="float" office:value="3.63205623276103" calcext:value-type="float">
            <text:p>3.6320562328</text:p>
          </table:table-cell>
          <table:table-cell table:style-name="ce18" table:formula="of:=AVERAGE([.G8:.G11])" office:value-type="float" office:value="3.77932728335615" calcext:value-type="float">
            <text:p>3.7793272834</text:p>
          </table:table-cell>
          <table:table-cell table:style-name="ce18" table:formula="of:=AVERAGE([.H8:.H11])" office:value-type="float" office:value="3.75232841000708" calcext:value-type="float">
            <text:p>3.75232841</text:p>
          </table:table-cell>
          <table:table-cell table:style-name="ce18" table:formula="of:=AVERAGE([.I8:.I11])" office:value-type="float" office:value="4.72268447214094" calcext:value-type="float">
            <text:p>4.7226844721</text:p>
          </table:table-cell>
          <table:table-cell table:style-name="ce18" table:formula="of:=AVERAGE([.J8:.J11])" office:value-type="float" office:value="3.91397039184631" calcext:value-type="float">
            <text:p>3.9139703918</text:p>
          </table:table-cell>
          <table:table-cell table:style-name="ce18" table:formula="of:=AVERAGE([.K8:.K11])" office:value-type="float" office:value="3.6220318481445" calcext:value-type="float">
            <text:p>3.6220318481</text:p>
          </table:table-cell>
          <table:table-cell table:style-name="ce18" table:formula="of:=AVERAGE([.L8:.L11])" office:value-type="float" office:value="3.38919499932628" calcext:value-type="float">
            <text:p>3.3891949993</text:p>
          </table:table-cell>
          <table:table-cell table:style-name="ce18" table:formula="of:=AVERAGE([.M8:.M11])" office:value-type="float" office:value="3.44939190496847" calcext:value-type="float">
            <text:p>3.449391905</text:p>
          </table:table-cell>
          <table:table-cell table:style-name="ce18" table:formula="of:=AVERAGE([.N8:.N11])" office:value-type="float" office:value="4.02255614245638" calcext:value-type="float">
            <text:p>4.0225561425</text:p>
          </table:table-cell>
          <table:table-cell table:style-name="ce18" table:formula="of:=AVERAGE([.O8:.O11])" office:value-type="float" office:value="4.55750464340287" calcext:value-type="float">
            <text:p>4.5575046434</text:p>
          </table:table-cell>
          <table:table-cell table:style-name="ce18" table:formula="of:=AVERAGE([.P8:.P11])" office:value-type="float" office:value="3.36550760306603" calcext:value-type="float">
            <text:p>3.3655076031</text:p>
          </table:table-cell>
          <table:table-cell table:style-name="ce18" table:formula="of:=AVERAGE([.Q8:.Q11])" office:value-type="float" office:value="3.2110724341066" calcext:value-type="float">
            <text:p>3.2110724341</text:p>
          </table:table-cell>
          <table:table-cell table:style-name="ce18" table:formula="of:=AVERAGE([.R8:.R11])" office:value-type="float" office:value="3.08855198412578" calcext:value-type="float">
            <text:p>3.0885519841</text:p>
          </table:table-cell>
          <table:table-cell table:style-name="ce18" table:formula="of:=AVERAGE([.S8:.S11])" office:value-type="float" office:value="3.42398237770577" calcext:value-type="float">
            <text:p>3.4239823777</text:p>
          </table:table-cell>
          <table:table-cell table:style-name="ce18" table:formula="of:=AVERAGE([.T8:.T11])" office:value-type="float" office:value="4.31729687931207" calcext:value-type="float">
            <text:p>4.3172968793</text:p>
          </table:table-cell>
          <table:table-cell table:style-name="ce18" table:formula="of:=AVERAGE([.U8:.U11])" office:value-type="float" office:value="3.6933890565367" calcext:value-type="float">
            <text:p>3.6933890565</text:p>
          </table:table-cell>
          <table:table-cell table:style-name="ce18" table:formula="of:=AVERAGE([.V8:.V11])" office:value-type="float" office:value="3.43710640336057" calcext:value-type="float">
            <text:p>3.4371064034</text:p>
          </table:table-cell>
          <table:table-cell table:style-name="ce18" table:formula="of:=AVERAGE([.W8:.W11])" office:value-type="float" office:value="3.22604456957586" calcext:value-type="float">
            <text:p>3.2260445696</text:p>
          </table:table-cell>
          <table:table-cell table:style-name="ce18" table:formula="of:=AVERAGE([.X8:.X11])" office:value-type="float" office:value="2.90742204909065" calcext:value-type="float">
            <text:p>2.9074220491</text:p>
          </table:table-cell>
          <table:table-cell table:style-name="ce18" table:formula="of:=AVERAGE([.Y8:.Y11])" office:value-type="float" office:value="3.50869099909566" calcext:value-type="float">
            <text:p>3.5086909991</text:p>
          </table:table-cell>
          <table:table-cell table:style-name="ce18" table:formula="of:=AVERAGE([.Z8:.Z11])" office:value-type="float" office:value="4.20164604026219" calcext:value-type="float">
            <text:p>4.2016460403</text:p>
          </table:table-cell>
          <table:table-cell table:formula="of:=SUM([.AK5:.BG5])" office:value-type="float" office:value="85.2566253908078" calcext:value-type="float">
            <text:p>85.2566253908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8" office:value-type="float" office:value="5.05182486088486" calcext:value-type="float">
            <text:p>5.0518248609</text:p>
          </table:table-cell>
          <table:table-cell table:style-name="ce18" office:value-type="float" office:value="5.10255134652428" calcext:value-type="float">
            <text:p>5.1025513465</text:p>
          </table:table-cell>
          <table:table-cell table:style-name="ce18" office:value-type="float" office:value="3.94791185503483" calcext:value-type="float">
            <text:p>3.947911855</text:p>
          </table:table-cell>
          <table:table-cell table:style-name="ce18" office:value-type="float" office:value="2.97251210996257" calcext:value-type="float">
            <text:p>2.97251211</text:p>
          </table:table-cell>
          <table:table-cell table:style-name="ce18" office:value-type="float" office:value="2.63664572730342" calcext:value-type="float">
            <text:p>2.6366457273</text:p>
          </table:table-cell>
          <table:table-cell table:style-name="ce18" office:value-type="float" office:value="2.86718712165913" calcext:value-type="float">
            <text:p>2.8671871217</text:p>
          </table:table-cell>
          <table:table-cell table:style-name="ce18" office:value-type="float" office:value="4.58926829952808" calcext:value-type="float">
            <text:p>4.5892682995</text:p>
          </table:table-cell>
          <table:table-cell table:style-name="ce18" office:value-type="float" office:value="3.92703629356919" calcext:value-type="float">
            <text:p>3.9270362936</text:p>
          </table:table-cell>
          <table:table-cell table:style-name="ce18" office:value-type="float" office:value="2.86448701181564" calcext:value-type="float">
            <text:p>2.8644870118</text:p>
          </table:table-cell>
          <table:table-cell table:style-name="ce18" office:value-type="float" office:value="3.23120393796222" calcext:value-type="float">
            <text:p>3.231203938</text:p>
          </table:table-cell>
          <table:table-cell table:style-name="ce18" office:value-type="float" office:value="3.65986473328961" calcext:value-type="float">
            <text:p>3.6598647333</text:p>
          </table:table-cell>
          <table:table-cell table:style-name="ce18" office:value-type="float" office:value="5.19038108155692" calcext:value-type="float">
            <text:p>5.1903810816</text:p>
          </table:table-cell>
          <table:table-cell table:style-name="ce18" office:value-type="float" office:value="4.18059236942771" calcext:value-type="float">
            <text:p>4.1805923694</text:p>
          </table:table-cell>
          <table:table-cell table:style-name="ce18" office:value-type="float" office:value="4.02312345481058" calcext:value-type="float">
            <text:p>4.0231234548</text:p>
          </table:table-cell>
          <table:table-cell table:style-name="ce18" office:value-type="float" office:value="2.26200218370656" calcext:value-type="float">
            <text:p>2.2620021837</text:p>
          </table:table-cell>
          <table:table-cell table:style-name="ce18" office:value-type="float" office:value="2.52103438815813" calcext:value-type="float">
            <text:p>2.5210343882</text:p>
          </table:table-cell>
          <table:table-cell table:style-name="ce18" office:value-type="float" office:value="4.98996006423902" calcext:value-type="float">
            <text:p>4.9899600642</text:p>
          </table:table-cell>
          <table:table-cell table:style-name="ce18" office:value-type="float" office:value="3.03791410626477" calcext:value-type="float">
            <text:p>3.0379141063</text:p>
          </table:table-cell>
          <table:table-cell table:style-name="ce18" office:value-type="float" office:value="3.17659769706218" calcext:value-type="float">
            <text:p>3.1765976971</text:p>
          </table:table-cell>
          <table:table-cell table:style-name="ce18" office:value-type="float" office:value="3.70319842764314" calcext:value-type="float">
            <text:p>3.7031984276</text:p>
          </table:table-cell>
          <table:table-cell table:style-name="ce18" office:value-type="float" office:value="2.10591991339605" calcext:value-type="float">
            <text:p>2.1059199134</text:p>
          </table:table-cell>
          <table:table-cell table:style-name="ce18" office:value-type="float" office:value="3.05476284678174" calcext:value-type="float">
            <text:p>3.0547628468</text:p>
          </table:table-cell>
          <table:table-cell table:style-name="ce18" office:value-type="float" office:value="3.56545631785927" calcext:value-type="float">
            <text:p>3.5654563179</text:p>
          </table:table-cell>
          <table:table-cell table:formula="of:=SUM([.D6:.Z6])" office:value-type="float" office:value="82.6614361484399" calcext:value-type="float">
            <text:p>82.6614361484</text:p>
          </table:table-cell>
          <table:table-cell/>
          <table:table-cell table:formula="of:=53 + ( -3 + (RAND()*6))" office:value-type="float" office:value="54.0071658774487" calcext:value-type="float">
            <text:p>54.0071658774</text:p>
          </table:table-cell>
          <table:table-cell table:number-columns-repeated="4"/>
          <table:table-cell table:style-name="Default" table:number-columns-repeated="2"/>
          <table:table-cell office:value-type="float" office:value="7" calcext:value-type="float">
            <text:p>7</text:p>
          </table:table-cell>
          <table:table-cell table:style-name="ce18" table:formula="of:=AVERAGE([.D12:.D15])" office:value-type="float" office:value="12.8789372548151" calcext:value-type="float">
            <text:p>12.8789372548</text:p>
          </table:table-cell>
          <table:table-cell table:style-name="ce18" table:formula="of:=AVERAGE([.E12:.E15])" office:value-type="float" office:value="10.2672974341885" calcext:value-type="float">
            <text:p>10.2672974342</text:p>
          </table:table-cell>
          <table:table-cell table:style-name="ce18" table:formula="of:=AVERAGE([.F12:.F15])" office:value-type="float" office:value="8.84383389999794" calcext:value-type="float">
            <text:p>8.8438339</text:p>
          </table:table-cell>
          <table:table-cell table:style-name="ce18" table:formula="of:=AVERAGE([.G12:.G15])" office:value-type="float" office:value="7.93293900170502" calcext:value-type="float">
            <text:p>7.9329390017</text:p>
          </table:table-cell>
          <table:table-cell table:style-name="ce18" table:formula="of:=AVERAGE([.H12:.H15])" office:value-type="float" office:value="7.30889975361881" calcext:value-type="float">
            <text:p>7.3088997536</text:p>
          </table:table-cell>
          <table:table-cell table:style-name="ce18" table:formula="of:=AVERAGE([.I12:.I15])" office:value-type="float" office:value="6.62975559884554" calcext:value-type="float">
            <text:p>6.6297555988</text:p>
          </table:table-cell>
          <table:table-cell table:style-name="ce18" table:formula="of:=AVERAGE([.J12:.J15])" office:value-type="float" office:value="6.1940066842146" calcext:value-type="float">
            <text:p>6.1940066842</text:p>
          </table:table-cell>
          <table:table-cell table:style-name="ce18" table:formula="of:=AVERAGE([.K12:.K15])" office:value-type="float" office:value="5.82666431919988" calcext:value-type="float">
            <text:p>5.8266643192</text:p>
          </table:table-cell>
          <table:table-cell table:style-name="ce18" table:formula="of:=AVERAGE([.L12:.L15])" office:value-type="float" office:value="5.63612481212398" calcext:value-type="float">
            <text:p>5.6361248121</text:p>
          </table:table-cell>
          <table:table-cell table:style-name="ce18" table:formula="of:=AVERAGE([.M12:.M15])" office:value-type="float" office:value="5.50555846217562" calcext:value-type="float">
            <text:p>5.5055584622</text:p>
          </table:table-cell>
          <table:table-cell table:style-name="ce18" table:formula="of:=AVERAGE([.N12:.N15])" office:value-type="float" office:value="5.35671763154262" calcext:value-type="float">
            <text:p>5.3567176315</text:p>
          </table:table-cell>
          <table:table-cell table:style-name="ce18" table:formula="of:=AVERAGE([.O12:.O15])" office:value-type="float" office:value="5.29109625958139" calcext:value-type="float">
            <text:p>5.2910962596</text:p>
          </table:table-cell>
          <table:table-cell table:style-name="ce18" table:formula="of:=AVERAGE([.P12:.P15])" office:value-type="float" office:value="5.16614497365288" calcext:value-type="float">
            <text:p>5.1661449737</text:p>
          </table:table-cell>
          <table:table-cell table:style-name="ce18" table:formula="of:=AVERAGE([.Q12:.Q15])" office:value-type="float" office:value="5.16116982210105" calcext:value-type="float">
            <text:p>5.1611698221</text:p>
          </table:table-cell>
          <table:table-cell table:style-name="ce18" table:formula="of:=AVERAGE([.R12:.R15])" office:value-type="float" office:value="5.12762377621977" calcext:value-type="float">
            <text:p>5.1276237762</text:p>
          </table:table-cell>
          <table:table-cell table:style-name="ce18" table:formula="of:=AVERAGE([.S12:.S15])" office:value-type="float" office:value="5.06139389086859" calcext:value-type="float">
            <text:p>5.0613938909</text:p>
          </table:table-cell>
          <table:table-cell table:style-name="ce18" table:formula="of:=AVERAGE([.T12:.T15])" office:value-type="float" office:value="5.08524123228431" calcext:value-type="float">
            <text:p>5.0852412323</text:p>
          </table:table-cell>
          <table:table-cell table:style-name="ce18" table:formula="of:=AVERAGE([.U12:.U15])" office:value-type="float" office:value="5.01902186718951" calcext:value-type="float">
            <text:p>5.0190218672</text:p>
          </table:table-cell>
          <table:table-cell table:style-name="ce18" table:formula="of:=AVERAGE([.V12:.V15])" office:value-type="float" office:value="5.07897467442737" calcext:value-type="float">
            <text:p>5.0789746744</text:p>
          </table:table-cell>
          <table:table-cell table:style-name="ce18" table:formula="of:=AVERAGE([.W12:.W15])" office:value-type="float" office:value="4.99784548210402" calcext:value-type="float">
            <text:p>4.9978454821</text:p>
          </table:table-cell>
          <table:table-cell table:style-name="ce18" table:formula="of:=AVERAGE([.X12:.X15])" office:value-type="float" office:value="5.05854245887834" calcext:value-type="float">
            <text:p>5.0585424589</text:p>
          </table:table-cell>
          <table:table-cell table:style-name="ce18" table:formula="of:=AVERAGE([.Y12:.Y15])" office:value-type="float" office:value="4.99257815366991" calcext:value-type="float">
            <text:p>4.9925781537</text:p>
          </table:table-cell>
          <table:table-cell table:style-name="ce18" table:formula="of:=AVERAGE([.Z12:.Z15])" office:value-type="float" office:value="9.8673804234703" calcext:value-type="float">
            <text:p>9.8673804235</text:p>
          </table:table-cell>
          <table:table-cell table:formula="of:=SUM([.AK6:.BG6])" office:value-type="float" office:value="148.287747866875" calcext:value-type="float">
            <text:p>148.2877478669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8" office:value-type="float" office:value="5.11245354024385" calcext:value-type="float">
            <text:p>5.1124535402</text:p>
          </table:table-cell>
          <table:table-cell table:style-name="ce18" office:value-type="float" office:value="4.44411516757106" calcext:value-type="float">
            <text:p>4.4441151676</text:p>
          </table:table-cell>
          <table:table-cell table:style-name="ce18" office:value-type="float" office:value="5.23123693449814" calcext:value-type="float">
            <text:p>5.2312369345</text:p>
          </table:table-cell>
          <table:table-cell table:style-name="ce18" office:value-type="float" office:value="2.72839198888692" calcext:value-type="float">
            <text:p>2.7283919889</text:p>
          </table:table-cell>
          <table:table-cell table:style-name="ce18" office:value-type="float" office:value="3.91039278767028" calcext:value-type="float">
            <text:p>3.9103927877</text:p>
          </table:table-cell>
          <table:table-cell table:style-name="ce18" office:value-type="float" office:value="2.98114379438554" calcext:value-type="float">
            <text:p>2.9811437944</text:p>
          </table:table-cell>
          <table:table-cell table:style-name="ce18" office:value-type="float" office:value="5.24623735558136" calcext:value-type="float">
            <text:p>5.2462373556</text:p>
          </table:table-cell>
          <table:table-cell table:style-name="ce18" office:value-type="float" office:value="3.15550932241389" calcext:value-type="float">
            <text:p>3.1555093224</text:p>
          </table:table-cell>
          <table:table-cell table:style-name="ce18" office:value-type="float" office:value="2.66368775122403" calcext:value-type="float">
            <text:p>2.6636877512</text:p>
          </table:table-cell>
          <table:table-cell table:style-name="ce18" office:value-type="float" office:value="5.20119732400599" calcext:value-type="float">
            <text:p>5.201197324</text:p>
          </table:table-cell>
          <table:table-cell table:style-name="ce18" office:value-type="float" office:value="4.22856076477149" calcext:value-type="float">
            <text:p>4.2285607648</text:p>
          </table:table-cell>
          <table:table-cell table:style-name="ce18" office:value-type="float" office:value="2.3329170608657" calcext:value-type="float">
            <text:p>2.3329170609</text:p>
          </table:table-cell>
          <table:table-cell table:style-name="ce18" office:value-type="float" office:value="2.43571031819532" calcext:value-type="float">
            <text:p>2.4357103182</text:p>
          </table:table-cell>
          <table:table-cell table:style-name="ce18" office:value-type="float" office:value="2.34262362167616" calcext:value-type="float">
            <text:p>2.3426236217</text:p>
          </table:table-cell>
          <table:table-cell table:style-name="ce18" office:value-type="float" office:value="2.35798708774566" calcext:value-type="float">
            <text:p>2.3579870877</text:p>
          </table:table-cell>
          <table:table-cell table:style-name="ce18" office:value-type="float" office:value="4.15350270944477" calcext:value-type="float">
            <text:p>4.1535027094</text:p>
          </table:table-cell>
          <table:table-cell table:style-name="ce18" office:value-type="float" office:value="3.36187493937422" calcext:value-type="float">
            <text:p>3.3618749394</text:p>
          </table:table-cell>
          <table:table-cell table:style-name="ce18" office:value-type="float" office:value="4.60424903180936" calcext:value-type="float">
            <text:p>4.6042490318</text:p>
          </table:table-cell>
          <table:table-cell table:style-name="ce18" office:value-type="float" office:value="3.35667217817832" calcext:value-type="float">
            <text:p>3.3566721782</text:p>
          </table:table-cell>
          <table:table-cell table:style-name="ce18" office:value-type="float" office:value="2.16963009247575" calcext:value-type="float">
            <text:p>2.1696300925</text:p>
          </table:table-cell>
          <table:table-cell table:style-name="ce18" office:value-type="float" office:value="4.99039448915791" calcext:value-type="float">
            <text:p>4.9903944892</text:p>
          </table:table-cell>
          <table:table-cell table:style-name="ce18" office:value-type="float" office:value="4.22606487013832" calcext:value-type="float">
            <text:p>4.2260648701</text:p>
          </table:table-cell>
          <table:table-cell table:style-name="ce18" office:value-type="float" office:value="2.86790058006511" calcext:value-type="float">
            <text:p>2.8679005801</text:p>
          </table:table-cell>
          <table:table-cell table:formula="of:=SUM([.D7:.Z7])" office:value-type="float" office:value="84.1024537103792" calcext:value-type="float">
            <text:p>84.1024537104</text:p>
          </table:table-cell>
          <table:table-cell/>
          <table:table-cell table:formula="of:=53 + ( -3 + (RAND()*6))" office:value-type="float" office:value="52.7407860280137" calcext:value-type="float">
            <text:p>52.740786028</text:p>
          </table:table-cell>
          <table:table-cell table:number-columns-repeated="4"/>
          <table:table-cell table:style-name="Default" table:number-columns-repeated="2"/>
          <table:table-cell office:value-type="float" office:value="9" calcext:value-type="float">
            <text:p>9</text:p>
          </table:table-cell>
          <table:table-cell table:style-name="ce18" table:formula="of:=AVERAGE([.D16:.D19])" office:value-type="float" office:value="50.6653751815258" calcext:value-type="float">
            <text:p>50.6653751815</text:p>
          </table:table-cell>
          <table:table-cell table:style-name="ce18" table:formula="of:=AVERAGE([.E16:.E19])" office:value-type="float" office:value="40.1636396315061" calcext:value-type="float">
            <text:p>40.1636396315</text:p>
          </table:table-cell>
          <table:table-cell table:style-name="ce18" table:formula="of:=AVERAGE([.F16:.F19])" office:value-type="float" office:value="29.9358906419595" calcext:value-type="float">
            <text:p>29.935890642</text:p>
          </table:table-cell>
          <table:table-cell table:style-name="ce18" table:formula="of:=AVERAGE([.G16:.G19])" office:value-type="float" office:value="24.6576500255287" calcext:value-type="float">
            <text:p>24.6576500255</text:p>
          </table:table-cell>
          <table:table-cell table:style-name="ce18" table:formula="of:=AVERAGE([.H16:.H19])" office:value-type="float" office:value="19.6929497620042" calcext:value-type="float">
            <text:p>19.692949762</text:p>
          </table:table-cell>
          <table:table-cell table:style-name="ce18" table:formula="of:=AVERAGE([.I16:.I19])" office:value-type="float" office:value="16.7762347031796" calcext:value-type="float">
            <text:p>16.7762347032</text:p>
          </table:table-cell>
          <table:table-cell table:style-name="ce18" table:formula="of:=AVERAGE([.J16:.J19])" office:value-type="float" office:value="14.359002067426" calcext:value-type="float">
            <text:p>14.3590020674</text:p>
          </table:table-cell>
          <table:table-cell table:style-name="ce18" table:formula="of:=AVERAGE([.K16:.K19])" office:value-type="float" office:value="12.4724946826314" calcext:value-type="float">
            <text:p>12.4724946826</text:p>
          </table:table-cell>
          <table:table-cell table:style-name="ce18" table:formula="of:=AVERAGE([.L16:.L19])" office:value-type="float" office:value="11.5158655857253" calcext:value-type="float">
            <text:p>11.5158655857</text:p>
          </table:table-cell>
          <table:table-cell table:style-name="ce18" table:formula="of:=AVERAGE([.M16:.M19])" office:value-type="float" office:value="10.6757808701478" calcext:value-type="float">
            <text:p>10.6757808701</text:p>
          </table:table-cell>
          <table:table-cell table:style-name="ce18" table:formula="of:=AVERAGE([.N16:.N19])" office:value-type="float" office:value="10.2998767499255" calcext:value-type="float">
            <text:p>10.2998767499</text:p>
          </table:table-cell>
          <table:table-cell table:style-name="ce18" table:formula="of:=AVERAGE([.O16:.O19])" office:value-type="float" office:value="9.81775554036328" calcext:value-type="float">
            <text:p>9.8177555404</text:p>
          </table:table-cell>
          <table:table-cell table:style-name="ce18" table:formula="of:=AVERAGE([.P16:.P19])" office:value-type="float" office:value="9.60039839690122" calcext:value-type="float">
            <text:p>9.6003983969</text:p>
          </table:table-cell>
          <table:table-cell table:style-name="ce18" table:formula="of:=AVERAGE([.Q16:.Q19])" office:value-type="float" office:value="9.56798257348021" calcext:value-type="float">
            <text:p>9.5679825735</text:p>
          </table:table-cell>
          <table:table-cell table:style-name="ce18" table:formula="of:=AVERAGE([.R16:.R19])" office:value-type="float" office:value="9.4318434802925" calcext:value-type="float">
            <text:p>9.4318434803</text:p>
          </table:table-cell>
          <table:table-cell table:style-name="ce18" table:formula="of:=AVERAGE([.S16:.S19])" office:value-type="float" office:value="9.17436436343022" calcext:value-type="float">
            <text:p>9.1743643634</text:p>
          </table:table-cell>
          <table:table-cell table:style-name="ce18" table:formula="of:=AVERAGE([.T16:.T19])" office:value-type="float" office:value="9.06555010729106" calcext:value-type="float">
            <text:p>9.0655501073</text:p>
          </table:table-cell>
          <table:table-cell table:style-name="ce18" table:formula="of:=AVERAGE([.U16:.U19])" office:value-type="float" office:value="9.03579566259299" calcext:value-type="float">
            <text:p>9.0357956626</text:p>
          </table:table-cell>
          <table:table-cell table:style-name="ce18" table:formula="of:=AVERAGE([.V16:.V19])" office:value-type="float" office:value="9.26319712327696" calcext:value-type="float">
            <text:p>9.2631971233</text:p>
          </table:table-cell>
          <table:table-cell table:style-name="ce18" table:formula="of:=AVERAGE([.W16:.W19])" office:value-type="float" office:value="9.01116456524029" calcext:value-type="float">
            <text:p>9.0111645652</text:p>
          </table:table-cell>
          <table:table-cell table:style-name="ce18" table:formula="of:=AVERAGE([.X16:.X19])" office:value-type="float" office:value="9.11291724806511" calcext:value-type="float">
            <text:p>9.1129172481</text:p>
          </table:table-cell>
          <table:table-cell table:style-name="ce18" table:formula="of:=AVERAGE([.Y16:.Y19])" office:value-type="float" office:value="9.00172817296711" calcext:value-type="float">
            <text:p>9.001728173</text:p>
          </table:table-cell>
          <table:table-cell table:style-name="ce18" table:formula="of:=AVERAGE([.Z16:.Z19])" office:value-type="float" office:value="35.3318343475093" calcext:value-type="float">
            <text:p>35.3318343475</text:p>
          </table:table-cell>
          <table:table-cell table:formula="of:=SUM([.AK7:.BG7])" office:value-type="float" office:value="378.62929148297" calcext:value-type="float">
            <text:p>378.629291483</text:p>
          </table:table-cell>
          <table:table-cell table:number-columns-repeated="964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7016093665155" calcext:value-type="float">
            <text:p>4.5701609367</text:p>
          </table:table-cell>
          <table:table-cell office:value-type="float" office:value="2.57329375072886" calcext:value-type="float">
            <text:p>2.5732937507</text:p>
          </table:table-cell>
          <table:table-cell office:value-type="float" office:value="3.71261097337043" calcext:value-type="float">
            <text:p>3.7126109734</text:p>
          </table:table-cell>
          <table:table-cell office:value-type="float" office:value="2.6135434434196" calcext:value-type="float">
            <text:p>2.6135434434</text:p>
          </table:table-cell>
          <table:table-cell office:value-type="float" office:value="2.76062678151125" calcext:value-type="float">
            <text:p>2.7606267815</text:p>
          </table:table-cell>
          <table:table-cell office:value-type="float" office:value="4.65841592474279" calcext:value-type="float">
            <text:p>4.6584159247</text:p>
          </table:table-cell>
          <table:table-cell office:value-type="float" office:value="3.23758859147393" calcext:value-type="float">
            <text:p>3.2375885915</text:p>
          </table:table-cell>
          <table:table-cell office:value-type="float" office:value="4.52978205531223" calcext:value-type="float">
            <text:p>4.5297820553</text:p>
          </table:table-cell>
          <table:table-cell office:value-type="float" office:value="3.26463201764645" calcext:value-type="float">
            <text:p>3.2646320176</text:p>
          </table:table-cell>
          <table:table-cell office:value-type="float" office:value="5.2544957914083" calcext:value-type="float">
            <text:p>5.2544957914</text:p>
          </table:table-cell>
          <table:table-cell office:value-type="float" office:value="4.40804422592505" calcext:value-type="float">
            <text:p>4.4080442259</text:p>
          </table:table-cell>
          <table:table-cell office:value-type="float" office:value="4.56826127634331" calcext:value-type="float">
            <text:p>4.5682612763</text:p>
          </table:table-cell>
          <table:table-cell office:value-type="float" office:value="3.01293136310996" calcext:value-type="float">
            <text:p>3.0129313631</text:p>
          </table:table-cell>
          <table:table-cell office:value-type="float" office:value="3.41969008910508" calcext:value-type="float">
            <text:p>3.4196900891</text:p>
          </table:table-cell>
          <table:table-cell office:value-type="float" office:value="2.78664803970436" calcext:value-type="float">
            <text:p>2.7866480397</text:p>
          </table:table-cell>
          <table:table-cell office:value-type="float" office:value="3.78980166540485" calcext:value-type="float">
            <text:p>3.7898016654</text:p>
          </table:table-cell>
          <table:table-cell office:value-type="float" office:value="4.9920509755394" calcext:value-type="float">
            <text:p>4.9920509755</text:p>
          </table:table-cell>
          <table:table-cell office:value-type="float" office:value="3.49463437858199" calcext:value-type="float">
            <text:p>3.4946343786</text:p>
          </table:table-cell>
          <table:table-cell office:value-type="float" office:value="3.77183575643837" calcext:value-type="float">
            <text:p>3.7718357564</text:p>
          </table:table-cell>
          <table:table-cell office:value-type="float" office:value="2.79888363075872" calcext:value-type="float">
            <text:p>2.7988836308</text:p>
          </table:table-cell>
          <table:table-cell office:value-type="float" office:value="2.83308839794428" calcext:value-type="float">
            <text:p>2.8330883979</text:p>
          </table:table-cell>
          <table:table-cell office:value-type="float" office:value="4.35463759671205" calcext:value-type="float">
            <text:p>4.3546375967</text:p>
          </table:table-cell>
          <table:table-cell office:value-type="float" office:value="5.43091665050774" calcext:value-type="float">
            <text:p>5.4309166505</text:p>
          </table:table-cell>
          <table:table-cell table:formula="of:=SUM([.D8:.Z8])" office:value-type="float" office:value="86.8365743123406" calcext:value-type="float">
            <text:p>86.8365743123</text:p>
          </table:table-cell>
          <table:table-cell table:formula="of:=AVERAGE([.AA8:.AA11])" office:value-type="float" office:value="85.2566253908078" calcext:value-type="float">
            <text:p>85.2566253908</text:p>
          </table:table-cell>
          <table:table-cell table:formula="of:=58 + ( -3 + (RAND()*6))" office:value-type="float" office:value="55.5383320212055" calcext:value-type="float">
            <text:p>55.5383320212</text:p>
          </table:table-cell>
          <table:table-cell table:formula="of:=AVERAGE([.AC8:.AC11])" office:value-type="float" office:value="55.6351338249729" calcext:value-type="float">
            <text:p>55.635133825</text:p>
          </table:table-cell>
          <table:table-cell office:value-type="float" office:value="5" calcext:value-type="float">
            <text:p>5</text:p>
          </table:table-cell>
          <table:table-cell table:style-name="ce32"/>
          <table:table-cell/>
          <table:table-cell table:style-name="Default" table:number-columns-repeated="2"/>
          <table:table-cell office:value-type="float" office:value="15" calcext:value-type="float">
            <text:p>15</text:p>
          </table:table-cell>
          <table:table-cell table:style-name="ce18" table:formula="of:=AVERAGE([.D20:.D23])" office:value-type="float" office:value="138.892853459195" calcext:value-type="float">
            <text:p>138.8928534592</text:p>
          </table:table-cell>
          <table:table-cell table:style-name="ce18" table:formula="of:=AVERAGE([.E20:.E23])" office:value-type="float" office:value="99.0700418069796" calcext:value-type="float">
            <text:p>99.070041807</text:p>
          </table:table-cell>
          <table:table-cell table:style-name="ce18" table:formula="of:=AVERAGE([.F20:.F23])" office:value-type="float" office:value="68.5144925763057" calcext:value-type="float">
            <text:p>68.5144925763</text:p>
          </table:table-cell>
          <table:table-cell table:style-name="ce18" table:formula="of:=AVERAGE([.G20:.G23])" office:value-type="float" office:value="48.8267465450364" calcext:value-type="float">
            <text:p>48.826746545</text:p>
          </table:table-cell>
          <table:table-cell table:style-name="ce18" table:formula="of:=AVERAGE([.H20:.H23])" office:value-type="float" office:value="35.4335422937388" calcext:value-type="float">
            <text:p>35.4335422937</text:p>
          </table:table-cell>
          <table:table-cell table:style-name="ce18" table:formula="of:=AVERAGE([.I20:.I23])" office:value-type="float" office:value="28.9764231014564" calcext:value-type="float">
            <text:p>28.9764231015</text:p>
          </table:table-cell>
          <table:table-cell table:style-name="ce18" table:formula="of:=AVERAGE([.J20:.J23])" office:value-type="float" office:value="23.5168125434961" calcext:value-type="float">
            <text:p>23.5168125435</text:p>
          </table:table-cell>
          <table:table-cell table:style-name="ce18" table:formula="of:=AVERAGE([.K20:.K23])" office:value-type="float" office:value="21.5247619907092" calcext:value-type="float">
            <text:p>21.5247619907</text:p>
          </table:table-cell>
          <table:table-cell table:style-name="ce18" table:formula="of:=AVERAGE([.L20:.L23])" office:value-type="float" office:value="18.1900034060509" calcext:value-type="float">
            <text:p>18.1900034061</text:p>
          </table:table-cell>
          <table:table-cell table:style-name="ce18" table:formula="of:=AVERAGE([.M20:.M23])" office:value-type="float" office:value="16.4228287986369" calcext:value-type="float">
            <text:p>16.4228287986</text:p>
          </table:table-cell>
          <table:table-cell table:style-name="ce18" table:formula="of:=AVERAGE([.N20:.N23])" office:value-type="float" office:value="14.9644673569977" calcext:value-type="float">
            <text:p>14.964467357</text:p>
          </table:table-cell>
          <table:table-cell table:style-name="ce18" table:formula="of:=AVERAGE([.O20:.O23])" office:value-type="float" office:value="15.2201811644561" calcext:value-type="float">
            <text:p>15.2201811645</text:p>
          </table:table-cell>
          <table:table-cell table:style-name="ce18" table:formula="of:=AVERAGE([.P20:.P23])" office:value-type="float" office:value="15.1375546525519" calcext:value-type="float">
            <text:p>15.1375546526</text:p>
          </table:table-cell>
          <table:table-cell table:style-name="ce18" table:formula="of:=AVERAGE([.Q20:.Q23])" office:value-type="float" office:value="14.1239278035166" calcext:value-type="float">
            <text:p>14.1239278035</text:p>
          </table:table-cell>
          <table:table-cell table:style-name="ce18" table:formula="of:=AVERAGE([.R20:.R23])" office:value-type="float" office:value="15.1589133687019" calcext:value-type="float">
            <text:p>15.1589133687</text:p>
          </table:table-cell>
          <table:table-cell table:style-name="ce18" table:formula="of:=AVERAGE([.S20:.S23])" office:value-type="float" office:value="13.2240501019326" calcext:value-type="float">
            <text:p>13.2240501019</text:p>
          </table:table-cell>
          <table:table-cell table:style-name="ce18" table:formula="of:=AVERAGE([.T20:.T23])" office:value-type="float" office:value="14.458837959715" calcext:value-type="float">
            <text:p>14.4588379597</text:p>
          </table:table-cell>
          <table:table-cell table:style-name="ce18" table:formula="of:=AVERAGE([.U20:.U23])" office:value-type="float" office:value="14.4280409916976" calcext:value-type="float">
            <text:p>14.4280409917</text:p>
          </table:table-cell>
          <table:table-cell table:style-name="ce18" table:formula="of:=AVERAGE([.V20:.V23])" office:value-type="float" office:value="13.766189753812" calcext:value-type="float">
            <text:p>13.7661897538</text:p>
          </table:table-cell>
          <table:table-cell table:style-name="ce18" table:formula="of:=AVERAGE([.W20:.W23])" office:value-type="float" office:value="14.2730279193602" calcext:value-type="float">
            <text:p>14.2730279194</text:p>
          </table:table-cell>
          <table:table-cell table:style-name="ce18" table:formula="of:=AVERAGE([.X20:.X23])" office:value-type="float" office:value="14.1841084242631" calcext:value-type="float">
            <text:p>14.1841084243</text:p>
          </table:table-cell>
          <table:table-cell table:style-name="ce18" table:formula="of:=AVERAGE([.Y20:.Y23])" office:value-type="float" office:value="13.7105126845139" calcext:value-type="float">
            <text:p>13.7105126845</text:p>
          </table:table-cell>
          <table:table-cell table:style-name="ce18" table:formula="of:=AVERAGE([.Z20:.Z23])" office:value-type="float" office:value="83.0938419395097" calcext:value-type="float">
            <text:p>83.0938419395</text:p>
          </table:table-cell>
          <table:table-cell table:formula="of:=SUM([.AK8:.BG8])" office:value-type="float" office:value="755.112160642633" calcext:value-type="float">
            <text:p>755.1121606426</text:p>
          </table:table-cell>
          <table:table-cell table:number-columns-repeated="964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.25945536935646" calcext:value-type="float">
            <text:p>3.2594553694</text:p>
          </table:table-cell>
          <table:table-cell office:value-type="float" office:value="4.15134685804794" calcext:value-type="float">
            <text:p>4.151346858</text:p>
          </table:table-cell>
          <table:table-cell office:value-type="float" office:value="3.16789967345005" calcext:value-type="float">
            <text:p>3.1678996735</text:p>
          </table:table-cell>
          <table:table-cell office:value-type="float" office:value="5.25692815923561" calcext:value-type="float">
            <text:p>5.2569281592</text:p>
          </table:table-cell>
          <table:table-cell office:value-type="float" office:value="2.67877988636655" calcext:value-type="float">
            <text:p>2.6787798864</text:p>
          </table:table-cell>
          <table:table-cell office:value-type="float" office:value="4.66927121485818" calcext:value-type="float">
            <text:p>4.6692712149</text:p>
          </table:table-cell>
          <table:table-cell office:value-type="float" office:value="3.93179167444392" calcext:value-type="float">
            <text:p>3.9317916744</text:p>
          </table:table-cell>
          <table:table-cell office:value-type="float" office:value="2.4026165433112" calcext:value-type="float">
            <text:p>2.4026165433</text:p>
          </table:table-cell>
          <table:table-cell office:value-type="float" office:value="2.90601878588802" calcext:value-type="float">
            <text:p>2.9060187859</text:p>
          </table:table-cell>
          <table:table-cell office:value-type="float" office:value="2.53680453331643" calcext:value-type="float">
            <text:p>2.5368045333</text:p>
          </table:table-cell>
          <table:table-cell office:value-type="float" office:value="5.22402809103677" calcext:value-type="float">
            <text:p>5.224028091</text:p>
          </table:table-cell>
          <table:table-cell office:value-type="float" office:value="4.81221068598424" calcext:value-type="float">
            <text:p>4.812210686</text:p>
          </table:table-cell>
          <table:table-cell office:value-type="float" office:value="3.62612745706703" calcext:value-type="float">
            <text:p>3.6261274571</text:p>
          </table:table-cell>
          <table:table-cell office:value-type="float" office:value="3.06070187063628" calcext:value-type="float">
            <text:p>3.0607018706</text:p>
          </table:table-cell>
          <table:table-cell office:value-type="float" office:value="2.79143056916052" calcext:value-type="float">
            <text:p>2.7914305692</text:p>
          </table:table-cell>
          <table:table-cell office:value-type="float" office:value="3.59595066154455" calcext:value-type="float">
            <text:p>3.5959506615</text:p>
          </table:table-cell>
          <table:table-cell office:value-type="float" office:value="4.23013937696762" calcext:value-type="float">
            <text:p>4.230139377</text:p>
          </table:table-cell>
          <table:table-cell office:value-type="float" office:value="4.78998433103696" calcext:value-type="float">
            <text:p>4.789984331</text:p>
          </table:table-cell>
          <table:table-cell office:value-type="float" office:value="3.38746646662728" calcext:value-type="float">
            <text:p>3.3874664666</text:p>
          </table:table-cell>
          <table:table-cell office:value-type="float" office:value="2.97213799638582" calcext:value-type="float">
            <text:p>2.9721379964</text:p>
          </table:table-cell>
          <table:table-cell office:value-type="float" office:value="2.59932622855671" calcext:value-type="float">
            <text:p>2.5993262286</text:p>
          </table:table-cell>
          <table:table-cell office:value-type="float" office:value="3.02409649283772" calcext:value-type="float">
            <text:p>3.0240964928</text:p>
          </table:table-cell>
          <table:table-cell office:value-type="float" office:value="4.47089915381442" calcext:value-type="float">
            <text:p>4.4708991538</text:p>
          </table:table-cell>
          <table:table-cell table:formula="of:=SUM([.D9:.Z9])" office:value-type="float" office:value="83.5454120799303" calcext:value-type="float">
            <text:p>83.5454120799</text:p>
          </table:table-cell>
          <table:table-cell/>
          <table:table-cell table:formula="of:=58 + ( -3 + (RAND()*6))" office:value-type="float" office:value="56.2963324939696" calcext:value-type="float">
            <text:p>56.296332494</text:p>
          </table:table-cell>
          <table:table-cell table:number-columns-repeated="2"/>
          <table:table-cell table:style-name="ce32"/>
          <table:table-cell/>
          <table:table-cell table:style-name="Default" table:number-columns-repeated="2"/>
          <table:table-cell office:value-type="float" office:value="18" calcext:value-type="float">
            <text:p>18</text:p>
          </table:table-cell>
          <table:table-cell table:style-name="ce18" table:formula="of:=AVERAGE([.D24:.D27])" office:value-type="float" office:value="595.135248026779" calcext:value-type="float">
            <text:p>595.1352480268</text:p>
          </table:table-cell>
          <table:table-cell table:style-name="ce18" table:formula="of:=AVERAGE([.E24:.E27])" office:value-type="float" office:value="433.587633492068" calcext:value-type="float">
            <text:p>433.5876334921</text:p>
          </table:table-cell>
          <table:table-cell table:style-name="ce18" table:formula="of:=AVERAGE([.F24:.F27])" office:value-type="float" office:value="322.903251250127" calcext:value-type="float">
            <text:p>322.9032512501</text:p>
          </table:table-cell>
          <table:table-cell table:style-name="ce18" table:formula="of:=AVERAGE([.G24:.G27])" office:value-type="float" office:value="232.712461722537" calcext:value-type="float">
            <text:p>232.7124617225</text:p>
          </table:table-cell>
          <table:table-cell table:style-name="ce18" table:formula="of:=AVERAGE([.H24:.H27])" office:value-type="float" office:value="177.235023706783" calcext:value-type="float">
            <text:p>177.2350237068</text:p>
          </table:table-cell>
          <table:table-cell table:style-name="ce18" table:formula="of:=AVERAGE([.I24:.I27])" office:value-type="float" office:value="128.612473539464" calcext:value-type="float">
            <text:p>128.6124735395</text:p>
          </table:table-cell>
          <table:table-cell table:style-name="ce18" table:formula="of:=AVERAGE([.J24:.J27])" office:value-type="float" office:value="99.5852296780531" calcext:value-type="float">
            <text:p>99.5852296781</text:p>
          </table:table-cell>
          <table:table-cell table:style-name="ce18" table:formula="of:=AVERAGE([.K24:.K27])" office:value-type="float" office:value="74.2053509895972" calcext:value-type="float">
            <text:p>74.2053509896</text:p>
          </table:table-cell>
          <table:table-cell table:style-name="ce18" table:formula="of:=AVERAGE([.L24:.L27])" office:value-type="float" office:value="59.0998186415945" calcext:value-type="float">
            <text:p>59.0998186416</text:p>
          </table:table-cell>
          <table:table-cell table:style-name="ce18" table:formula="of:=AVERAGE([.M24:.M27])" office:value-type="float" office:value="47.6231966576458" calcext:value-type="float">
            <text:p>47.6231966576</text:p>
          </table:table-cell>
          <table:table-cell table:style-name="ce18" table:formula="of:=AVERAGE([.N24:.N27])" office:value-type="float" office:value="38.1117618453904" calcext:value-type="float">
            <text:p>38.1117618454</text:p>
          </table:table-cell>
          <table:table-cell table:style-name="ce18" table:formula="of:=AVERAGE([.O24:.O27])" office:value-type="float" office:value="30.903849446546" calcext:value-type="float">
            <text:p>30.9038494465</text:p>
          </table:table-cell>
          <table:table-cell table:style-name="ce18" table:formula="of:=AVERAGE([.P24:.P27])" office:value-type="float" office:value="26.2485882525469" calcext:value-type="float">
            <text:p>26.2485882525</text:p>
          </table:table-cell>
          <table:table-cell table:style-name="ce18" table:formula="of:=AVERAGE([.Q24:.Q27])" office:value-type="float" office:value="23.4981403549777" calcext:value-type="float">
            <text:p>23.498140355</text:p>
          </table:table-cell>
          <table:table-cell table:style-name="ce18" table:formula="of:=AVERAGE([.R24:.R27])" office:value-type="float" office:value="19.0826093496085" calcext:value-type="float">
            <text:p>19.0826093496</text:p>
          </table:table-cell>
          <table:table-cell table:style-name="ce18" table:formula="of:=AVERAGE([.S24:.S27])" office:value-type="float" office:value="17.9295393395918" calcext:value-type="float">
            <text:p>17.9295393396</text:p>
          </table:table-cell>
          <table:table-cell table:style-name="ce18" table:formula="of:=AVERAGE([.T24:.T27])" office:value-type="float" office:value="17.9529118242206" calcext:value-type="float">
            <text:p>17.9529118242</text:p>
          </table:table-cell>
          <table:table-cell table:style-name="ce18" table:formula="of:=AVERAGE([.U24:.U27])" office:value-type="float" office:value="15.9092639954048" calcext:value-type="float">
            <text:p>15.9092639954</text:p>
          </table:table-cell>
          <table:table-cell table:style-name="ce18" table:formula="of:=AVERAGE([.V24:.V27])" office:value-type="float" office:value="16.136499791357" calcext:value-type="float">
            <text:p>16.1364997914</text:p>
          </table:table-cell>
          <table:table-cell table:style-name="ce18" table:formula="of:=AVERAGE([.W24:.W27])" office:value-type="float" office:value="15.3313633741494" calcext:value-type="float">
            <text:p>15.3313633741</text:p>
          </table:table-cell>
          <table:table-cell table:style-name="ce18" table:formula="of:=AVERAGE([.X24:.X27])" office:value-type="float" office:value="16.1273813421928" calcext:value-type="float">
            <text:p>16.1273813422</text:p>
          </table:table-cell>
          <table:table-cell table:style-name="ce18" table:formula="of:=AVERAGE([.Y24:.Y27])" office:value-type="float" office:value="14.2170344054333" calcext:value-type="float">
            <text:p>14.2170344054</text:p>
          </table:table-cell>
          <table:table-cell table:style-name="ce18" table:formula="of:=AVERAGE([.Z24:.Z27])" office:value-type="float" office:value="363.442588569607" calcext:value-type="float">
            <text:p>363.4425885696</text:p>
          </table:table-cell>
          <table:table-cell table:formula="of:=SUM([.AK9:.BG9])" office:value-type="float" office:value="2785.59121959567" calcext:value-type="float">
            <text:p>2785.5912195957</text:p>
          </table:table-cell>
          <table:table-cell table:number-columns-repeated="964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.42101768907544" calcext:value-type="float">
            <text:p>4.4210176891</text:p>
          </table:table-cell>
          <table:table-cell office:value-type="float" office:value="5.22169325168662" calcext:value-type="float">
            <text:p>5.2216932517</text:p>
          </table:table-cell>
          <table:table-cell office:value-type="float" office:value="2.72914504262578" calcext:value-type="float">
            <text:p>2.7291450426</text:p>
          </table:table-cell>
          <table:table-cell office:value-type="float" office:value="2.96745157135892" calcext:value-type="float">
            <text:p>2.9674515714</text:p>
          </table:table-cell>
          <table:table-cell office:value-type="float" office:value="4.28324416236214" calcext:value-type="float">
            <text:p>4.2832441624</text:p>
          </table:table-cell>
          <table:table-cell office:value-type="float" office:value="4.91915466515998" calcext:value-type="float">
            <text:p>4.9191546652</text:p>
          </table:table-cell>
          <table:table-cell office:value-type="float" office:value="4.45983761801257" calcext:value-type="float">
            <text:p>4.459837618</text:p>
          </table:table-cell>
          <table:table-cell office:value-type="float" office:value="3.41394151329516" calcext:value-type="float">
            <text:p>3.4139415133</text:p>
          </table:table-cell>
          <table:table-cell office:value-type="float" office:value="4.29871490433183" calcext:value-type="float">
            <text:p>4.2987149043</text:p>
          </table:table-cell>
          <table:table-cell office:value-type="float" office:value="2.32683358310724" calcext:value-type="float">
            <text:p>2.3268335831</text:p>
          </table:table-cell>
          <table:table-cell office:value-type="float" office:value="2.37917389753612" calcext:value-type="float">
            <text:p>2.3791738975</text:p>
          </table:table-cell>
          <table:table-cell office:value-type="float" office:value="5.22296988671203" calcext:value-type="float">
            <text:p>5.2229698867</text:p>
          </table:table-cell>
          <table:table-cell office:value-type="float" office:value="2.44098769659259" calcext:value-type="float">
            <text:p>2.4409876966</text:p>
          </table:table-cell>
          <table:table-cell office:value-type="float" office:value="3.83457727359698" calcext:value-type="float">
            <text:p>3.8345772736</text:p>
          </table:table-cell>
          <table:table-cell office:value-type="float" office:value="4.55971917411735" calcext:value-type="float">
            <text:p>4.5597191741</text:p>
          </table:table-cell>
          <table:table-cell office:value-type="float" office:value="3.2243181024116" calcext:value-type="float">
            <text:p>3.2243181024</text:p>
          </table:table-cell>
          <table:table-cell office:value-type="float" office:value="4.59508923086531" calcext:value-type="float">
            <text:p>4.5950892309</text:p>
          </table:table-cell>
          <table:table-cell office:value-type="float" office:value="2.85045788606609" calcext:value-type="float">
            <text:p>2.8504578861</text:p>
          </table:table-cell>
          <table:table-cell office:value-type="float" office:value="2.21184067196878" calcext:value-type="float">
            <text:p>2.211840672</text:p>
          </table:table-cell>
          <table:table-cell office:value-type="float" office:value="2.67233417526722" calcext:value-type="float">
            <text:p>2.6723341753</text:p>
          </table:table-cell>
          <table:table-cell office:value-type="float" office:value="3.59773872791257" calcext:value-type="float">
            <text:p>3.5977387279</text:p>
          </table:table-cell>
          <table:table-cell office:value-type="float" office:value="3.2721859872779" calcext:value-type="float">
            <text:p>3.2721859873</text:p>
          </table:table-cell>
          <table:table-cell office:value-type="float" office:value="3.6688606785175" calcext:value-type="float">
            <text:p>3.6688606785</text:p>
          </table:table-cell>
          <table:table-cell table:formula="of:=SUM([.D10:.Z10])" office:value-type="float" office:value="83.5712873898577" calcext:value-type="float">
            <text:p>83.5712873899</text:p>
          </table:table-cell>
          <table:table-cell/>
          <table:table-cell table:formula="of:=58 + ( -3 + (RAND()*6))" office:value-type="float" office:value="55.5455215833345" calcext:value-type="float">
            <text:p>55.5455215833</text:p>
          </table:table-cell>
          <table:table-cell table:number-columns-repeated="2"/>
          <table:table-cell table:style-name="ce32"/>
          <table:table-cell/>
          <table:table-cell table:style-name="Default" table:number-columns-repeated="2"/>
          <table:table-cell office:value-type="float" office:value="21" calcext:value-type="float">
            <text:p>21</text:p>
          </table:table-cell>
          <table:table-cell table:style-name="ce18" table:formula="of:=AVERAGE([.D28:.D31])" office:value-type="float" office:value="87849.2676404787" calcext:value-type="float">
            <text:p>87849.2676404787</text:p>
          </table:table-cell>
          <table:table-cell table:style-name="ce18" table:formula="of:=AVERAGE([.E28:.E31])" office:value-type="float" office:value="83949.8415802721" calcext:value-type="float">
            <text:p>83949.8415802721</text:p>
          </table:table-cell>
          <table:table-cell table:style-name="ce18" table:formula="of:=AVERAGE([.F28:.F31])" office:value-type="float" office:value="76173.2839766889" calcext:value-type="float">
            <text:p>76173.2839766889</text:p>
          </table:table-cell>
          <table:table-cell table:style-name="ce18" table:formula="of:=AVERAGE([.G28:.G31])" office:value-type="float" office:value="70044.3282729761" calcext:value-type="float">
            <text:p>70044.3282729761</text:p>
          </table:table-cell>
          <table:table-cell table:style-name="ce18" table:formula="of:=AVERAGE([.H28:.H31])" office:value-type="float" office:value="64033.0796237786" calcext:value-type="float">
            <text:p>64033.0796237786</text:p>
          </table:table-cell>
          <table:table-cell table:style-name="ce18" table:formula="of:=AVERAGE([.I28:.I31])" office:value-type="float" office:value="59448.9521433554" calcext:value-type="float">
            <text:p>59448.9521433554</text:p>
          </table:table-cell>
          <table:table-cell table:style-name="ce18" table:formula="of:=AVERAGE([.J28:.J31])" office:value-type="float" office:value="53240.1165047545" calcext:value-type="float">
            <text:p>53240.1165047545</text:p>
          </table:table-cell>
          <table:table-cell table:style-name="ce18" table:formula="of:=AVERAGE([.K28:.K31])" office:value-type="float" office:value="48531.9697775742" calcext:value-type="float">
            <text:p>48531.9697775742</text:p>
          </table:table-cell>
          <table:table-cell table:style-name="ce18" table:formula="of:=AVERAGE([.L28:.L31])" office:value-type="float" office:value="44332.3051406646" calcext:value-type="float">
            <text:p>44332.3051406646</text:p>
          </table:table-cell>
          <table:table-cell table:style-name="ce18" table:formula="of:=AVERAGE([.M28:.M31])" office:value-type="float" office:value="39859.0954574219" calcext:value-type="float">
            <text:p>39859.0954574219</text:p>
          </table:table-cell>
          <table:table-cell table:style-name="ce18" table:formula="of:=AVERAGE([.N28:.N31])" office:value-type="float" office:value="35716.4975294528" calcext:value-type="float">
            <text:p>35716.4975294528</text:p>
          </table:table-cell>
          <table:table-cell table:style-name="ce18" table:formula="of:=AVERAGE([.O28:.O31])" office:value-type="float" office:value="32045.8000386325" calcext:value-type="float">
            <text:p>32045.8000386325</text:p>
          </table:table-cell>
          <table:table-cell table:style-name="ce18" table:formula="of:=AVERAGE([.P28:.P31])" office:value-type="float" office:value="28290.7370080014" calcext:value-type="float">
            <text:p>28290.7370080014</text:p>
          </table:table-cell>
          <table:table-cell table:style-name="ce18" table:formula="of:=AVERAGE([.Q28:.Q31])" office:value-type="float" office:value="24899.3225306402" calcext:value-type="float">
            <text:p>24899.3225306402</text:p>
          </table:table-cell>
          <table:table-cell table:style-name="ce18" table:formula="of:=AVERAGE([.R28:.R31])" office:value-type="float" office:value="21915.3858333171" calcext:value-type="float">
            <text:p>21915.3858333171</text:p>
          </table:table-cell>
          <table:table-cell table:style-name="ce18" table:formula="of:=AVERAGE([.S28:.S31])" office:value-type="float" office:value="19353.509721299" calcext:value-type="float">
            <text:p>19353.509721299</text:p>
          </table:table-cell>
          <table:table-cell table:style-name="ce18" table:formula="of:=AVERAGE([.T28:.T31])" office:value-type="float" office:value="16933.2915942328" calcext:value-type="float">
            <text:p>16933.2915942328</text:p>
          </table:table-cell>
          <table:table-cell table:style-name="ce18" table:formula="of:=AVERAGE([.U28:.U31])" office:value-type="float" office:value="14746.1771692982" calcext:value-type="float">
            <text:p>14746.1771692982</text:p>
          </table:table-cell>
          <table:table-cell table:style-name="ce18" table:formula="of:=AVERAGE([.V28:.V31])" office:value-type="float" office:value="12955.0606040157" calcext:value-type="float">
            <text:p>12955.0606040157</text:p>
          </table:table-cell>
          <table:table-cell table:style-name="ce18" table:formula="of:=AVERAGE([.W28:.W31])" office:value-type="float" office:value="11266.4925188074" calcext:value-type="float">
            <text:p>11266.4925188074</text:p>
          </table:table-cell>
          <table:table-cell table:style-name="ce18" table:formula="of:=AVERAGE([.X28:.X31])" office:value-type="float" office:value="10049.3201664455" calcext:value-type="float">
            <text:p>10049.3201664455</text:p>
          </table:table-cell>
          <table:table-cell table:style-name="ce18" table:formula="of:=AVERAGE([.Y28:.Y31])" office:value-type="float" office:value="9065.9822577786" calcext:value-type="float">
            <text:p>9065.9822577786</text:p>
          </table:table-cell>
          <table:table-cell table:style-name="ce18" table:formula="of:=AVERAGE([.Z28:.Z31])" office:value-type="float" office:value="80176.725554648" calcext:value-type="float">
            <text:p>80176.725554648</text:p>
          </table:table-cell>
          <table:table-cell table:formula="of:=SUM([.AK10:.BG10])" office:value-type="float" office:value="944876.542644534" calcext:value-type="float">
            <text:p>944876.542644534</text:p>
          </table:table-cell>
          <table:table-cell table:number-columns-repeated="964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.82366721142869" calcext:value-type="float">
            <text:p>3.8236672114</text:p>
          </table:table-cell>
          <table:table-cell office:value-type="float" office:value="4.11883959766397" calcext:value-type="float">
            <text:p>4.1188395977</text:p>
          </table:table-cell>
          <table:table-cell office:value-type="float" office:value="4.91856924159787" calcext:value-type="float">
            <text:p>4.9185692416</text:p>
          </table:table-cell>
          <table:table-cell office:value-type="float" office:value="4.27938595941046" calcext:value-type="float">
            <text:p>4.2793859594</text:p>
          </table:table-cell>
          <table:table-cell office:value-type="float" office:value="5.2866628097884" calcext:value-type="float">
            <text:p>5.2866628098</text:p>
          </table:table-cell>
          <table:table-cell office:value-type="float" office:value="4.64389608380279" calcext:value-type="float">
            <text:p>4.6438960838</text:p>
          </table:table-cell>
          <table:table-cell office:value-type="float" office:value="4.02666368345481" calcext:value-type="float">
            <text:p>4.0266636835</text:p>
          </table:table-cell>
          <table:table-cell office:value-type="float" office:value="4.14178728065943" calcext:value-type="float">
            <text:p>4.1417872807</text:p>
          </table:table-cell>
          <table:table-cell office:value-type="float" office:value="3.08741428943881" calcext:value-type="float">
            <text:p>3.0874142894</text:p>
          </table:table-cell>
          <table:table-cell office:value-type="float" office:value="3.67943371204191" calcext:value-type="float">
            <text:p>3.679433712</text:p>
          </table:table-cell>
          <table:table-cell office:value-type="float" office:value="4.0789783553276" calcext:value-type="float">
            <text:p>4.0789783553</text:p>
          </table:table-cell>
          <table:table-cell office:value-type="float" office:value="3.62657672457189" calcext:value-type="float">
            <text:p>3.6265767246</text:p>
          </table:table-cell>
          <table:table-cell office:value-type="float" office:value="4.38198389549453" calcext:value-type="float">
            <text:p>4.3819838955</text:p>
          </table:table-cell>
          <table:table-cell office:value-type="float" office:value="2.52932050308807" calcext:value-type="float">
            <text:p>2.5293205031</text:p>
          </table:table-cell>
          <table:table-cell office:value-type="float" office:value="2.21641015352089" calcext:value-type="float">
            <text:p>2.2164101535</text:p>
          </table:table-cell>
          <table:table-cell office:value-type="float" office:value="3.08585908146209" calcext:value-type="float">
            <text:p>3.0858590815</text:p>
          </table:table-cell>
          <table:table-cell office:value-type="float" office:value="3.45190793387596" calcext:value-type="float">
            <text:p>3.4519079339</text:p>
          </table:table-cell>
          <table:table-cell office:value-type="float" office:value="3.63847963046174" calcext:value-type="float">
            <text:p>3.6384796305</text:p>
          </table:table-cell>
          <table:table-cell office:value-type="float" office:value="4.37728271840785" calcext:value-type="float">
            <text:p>4.3772827184</text:p>
          </table:table-cell>
          <table:table-cell office:value-type="float" office:value="4.46082247589168" calcext:value-type="float">
            <text:p>4.4608224759</text:p>
          </table:table-cell>
          <table:table-cell office:value-type="float" office:value="2.59953484194905" calcext:value-type="float">
            <text:p>2.5995348419</text:p>
          </table:table-cell>
          <table:table-cell office:value-type="float" office:value="3.38384391955496" calcext:value-type="float">
            <text:p>3.3838439196</text:p>
          </table:table-cell>
          <table:table-cell office:value-type="float" office:value="3.23590767820908" calcext:value-type="float">
            <text:p>3.2359076782</text:p>
          </table:table-cell>
          <table:table-cell table:formula="of:=SUM([.D11:.Z11])" office:value-type="float" office:value="87.0732277811025" calcext:value-type="float">
            <text:p>87.0732277811</text:p>
          </table:table-cell>
          <table:table-cell/>
          <table:table-cell table:formula="of:=58 + ( -3 + (RAND()*6))" office:value-type="float" office:value="55.1603492013818" calcext:value-type="float">
            <text:p>55.1603492014</text:p>
          </table:table-cell>
          <table:table-cell table:number-columns-repeated="2"/>
          <table:table-cell table:style-name="ce32"/>
          <table:table-cell/>
          <table:table-cell table:style-name="Default" table:number-columns-repeated="2"/>
          <table:table-cell office:value-type="float" office:value="23" calcext:value-type="float">
            <text:p>23</text:p>
          </table:table-cell>
          <table:table-cell table:style-name="ce18" table:formula="of:=AVERAGE([.D32:.D35])" office:value-type="float" office:value="730875.576520412" calcext:value-type="float">
            <text:p>730875.576520412</text:p>
          </table:table-cell>
          <table:table-cell table:style-name="ce18" table:formula="of:=AVERAGE([.E32:.E35])" office:value-type="float" office:value="635076.977503836" calcext:value-type="float">
            <text:p>635076.977503836</text:p>
          </table:table-cell>
          <table:table-cell table:style-name="ce18" table:formula="of:=AVERAGE([.F32:.F35])" office:value-type="float" office:value="665699.055535832" calcext:value-type="float">
            <text:p>665699.055535832</text:p>
          </table:table-cell>
          <table:table-cell table:style-name="ce18" table:formula="of:=AVERAGE([.G32:.G35])" office:value-type="float" office:value="600316.883106018" calcext:value-type="float">
            <text:p>600316.883106018</text:p>
          </table:table-cell>
          <table:table-cell table:style-name="ce18" table:formula="of:=AVERAGE([.H32:.H35])" office:value-type="float" office:value="493473.205349961" calcext:value-type="float">
            <text:p>493473.205349961</text:p>
          </table:table-cell>
          <table:table-cell table:style-name="ce18" table:formula="of:=AVERAGE([.I32:.I35])" office:value-type="float" office:value="461203.362547341" calcext:value-type="float">
            <text:p>461203.362547341</text:p>
          </table:table-cell>
          <table:table-cell table:style-name="ce18" table:formula="of:=AVERAGE([.J32:.J35])" office:value-type="float" office:value="409079.041071841" calcext:value-type="float">
            <text:p>409079.041071841</text:p>
          </table:table-cell>
          <table:table-cell table:style-name="ce18" table:formula="of:=AVERAGE([.K32:.K35])" office:value-type="float" office:value="378953.415531478" calcext:value-type="float">
            <text:p>378953.415531478</text:p>
          </table:table-cell>
          <table:table-cell table:style-name="ce18" table:formula="of:=AVERAGE([.L32:.L35])" office:value-type="float" office:value="280859.558859184" calcext:value-type="float">
            <text:p>280859.558859184</text:p>
          </table:table-cell>
          <table:table-cell table:style-name="ce18" table:formula="of:=AVERAGE([.M32:.M35])" office:value-type="float" office:value="275189.265758627" calcext:value-type="float">
            <text:p>275189.265758627</text:p>
          </table:table-cell>
          <table:table-cell table:style-name="ce18" table:formula="of:=AVERAGE([.N32:.N35])" office:value-type="float" office:value="259160.93751128" calcext:value-type="float">
            <text:p>259160.93751128</text:p>
          </table:table-cell>
          <table:table-cell table:style-name="ce18" table:formula="of:=AVERAGE([.O32:.O35])" office:value-type="float" office:value="217073.370639273" calcext:value-type="float">
            <text:p>217073.370639273</text:p>
          </table:table-cell>
          <table:table-cell table:style-name="ce18" table:formula="of:=AVERAGE([.P32:.P35])" office:value-type="float" office:value="167115.229278463" calcext:value-type="float">
            <text:p>167115.229278463</text:p>
          </table:table-cell>
          <table:table-cell table:style-name="ce18" table:formula="of:=AVERAGE([.Q32:.Q35])" office:value-type="float" office:value="148455.324962687" calcext:value-type="float">
            <text:p>148455.324962687</text:p>
          </table:table-cell>
          <table:table-cell table:style-name="ce18" table:formula="of:=AVERAGE([.R32:.R35])" office:value-type="float" office:value="110163.345154739" calcext:value-type="float">
            <text:p>110163.345154739</text:p>
          </table:table-cell>
          <table:table-cell table:style-name="ce18" table:formula="of:=AVERAGE([.S32:.S35])" office:value-type="float" office:value="76464.5319928742" calcext:value-type="float">
            <text:p>76464.5319928742</text:p>
          </table:table-cell>
          <table:table-cell table:style-name="ce18" table:formula="of:=AVERAGE([.T32:.T35])" office:value-type="float" office:value="81678.4341261555" calcext:value-type="float">
            <text:p>81678.4341261555</text:p>
          </table:table-cell>
          <table:table-cell table:style-name="ce18" table:formula="of:=AVERAGE([.U32:.U35])" office:value-type="float" office:value="66359.7168691531" calcext:value-type="float">
            <text:p>66359.7168691531</text:p>
          </table:table-cell>
          <table:table-cell table:style-name="ce18" table:formula="of:=AVERAGE([.V32:.V35])" office:value-type="float" office:value="33812.1391951557" calcext:value-type="float">
            <text:p>33812.1391951557</text:p>
          </table:table-cell>
          <table:table-cell table:style-name="ce18" table:formula="of:=AVERAGE([.W32:.W35])" office:value-type="float" office:value="19439.3805208073" calcext:value-type="float">
            <text:p>19439.3805208073</text:p>
          </table:table-cell>
          <table:table-cell table:style-name="ce18" table:formula="of:=AVERAGE([.X32:.X35])" office:value-type="float" office:value="15547.8150262876" calcext:value-type="float">
            <text:p>15547.8150262876</text:p>
          </table:table-cell>
          <table:table-cell table:style-name="ce18" table:formula="of:=AVERAGE([.Y32:.Y35])" office:value-type="float" office:value="35267.9800609146" calcext:value-type="float">
            <text:p>35267.9800609146</text:p>
          </table:table-cell>
          <table:table-cell table:style-name="ce18" table:formula="of:=AVERAGE([.Z32:.Z35])" office:value-type="float" office:value="494713.859396926" calcext:value-type="float">
            <text:p>494713.859396926</text:p>
          </table:table-cell>
          <table:table-cell table:formula="of:=SUM([.AK11:.BG11])" office:value-type="float" office:value="6655978.40651924" calcext:value-type="float">
            <text:p>6655978.40651924</text:p>
          </table:table-cell>
          <table:table-cell table:number-columns-repeated="964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.9252736847864" calcext:value-type="float">
            <text:p>11.9252736848</text:p>
          </table:table-cell>
          <table:table-cell office:value-type="float" office:value="10.0900288278244" calcext:value-type="float">
            <text:p>10.0900288278</text:p>
          </table:table-cell>
          <table:table-cell office:value-type="float" office:value="8.62743168316472" calcext:value-type="float">
            <text:p>8.6274316832</text:p>
          </table:table-cell>
          <table:table-cell office:value-type="float" office:value="8.05457100564486" calcext:value-type="float">
            <text:p>8.0545710056</text:p>
          </table:table-cell>
          <table:table-cell office:value-type="float" office:value="7.33667452195269" calcext:value-type="float">
            <text:p>7.336674522</text:p>
          </table:table-cell>
          <table:table-cell office:value-type="float" office:value="6.87491396841403" calcext:value-type="float">
            <text:p>6.8749139684</text:p>
          </table:table-cell>
          <table:table-cell office:value-type="float" office:value="6.13094663289964" calcext:value-type="float">
            <text:p>6.1309466329</text:p>
          </table:table-cell>
          <table:table-cell office:value-type="float" office:value="5.85355892183092" calcext:value-type="float">
            <text:p>5.8535589218</text:p>
          </table:table-cell>
          <table:table-cell office:value-type="float" office:value="5.55695045147342" calcext:value-type="float">
            <text:p>5.5569504515</text:p>
          </table:table-cell>
          <table:table-cell office:value-type="float" office:value="5.46220817040747" calcext:value-type="float">
            <text:p>5.4622081704</text:p>
          </table:table-cell>
          <table:table-cell office:value-type="float" office:value="5.2519139593863" calcext:value-type="float">
            <text:p>5.2519139594</text:p>
          </table:table-cell>
          <table:table-cell office:value-type="float" office:value="5.18246725150414" calcext:value-type="float">
            <text:p>5.1824672515</text:p>
          </table:table-cell>
          <table:table-cell office:value-type="float" office:value="5.24779395376323" calcext:value-type="float">
            <text:p>5.2477939538</text:p>
          </table:table-cell>
          <table:table-cell office:value-type="float" office:value="5.18247604984667" calcext:value-type="float">
            <text:p>5.1824760498</text:p>
          </table:table-cell>
          <table:table-cell office:value-type="float" office:value="5.12501403907321" calcext:value-type="float">
            <text:p>5.1250140391</text:p>
          </table:table-cell>
          <table:table-cell office:value-type="float" office:value="5.13146950931943" calcext:value-type="float">
            <text:p>5.1314695093</text:p>
          </table:table-cell>
          <table:table-cell office:value-type="float" office:value="5.0376028429015" calcext:value-type="float">
            <text:p>5.0376028429</text:p>
          </table:table-cell>
          <table:table-cell office:value-type="float" office:value="5.00720886591135" calcext:value-type="float">
            <text:p>5.0072088659</text:p>
          </table:table-cell>
          <table:table-cell office:value-type="float" office:value="5.09488269861936" calcext:value-type="float">
            <text:p>5.0948826986</text:p>
          </table:table-cell>
          <table:table-cell office:value-type="float" office:value="5.04161609600896" calcext:value-type="float">
            <text:p>5.041616096</text:p>
          </table:table-cell>
          <table:table-cell office:value-type="float" office:value="5.08414981264011" calcext:value-type="float">
            <text:p>5.0841498126</text:p>
          </table:table-cell>
          <table:table-cell office:value-type="float" office:value="4.96817227325579" calcext:value-type="float">
            <text:p>4.9681722733</text:p>
          </table:table-cell>
          <table:table-cell office:value-type="float" office:value="9.44801416413899" calcext:value-type="float">
            <text:p>9.4480141641</text:p>
          </table:table-cell>
          <table:table-cell table:formula="of:=SUM([.D12:.Z12])" office:value-type="float" office:value="146.715339384768" calcext:value-type="float">
            <text:p>146.7153393848</text:p>
          </table:table-cell>
          <table:table-cell table:formula="of:=AVERAGE([.AA12:.AA15])" office:value-type="float" office:value="148.287747866875" calcext:value-type="float">
            <text:p>148.2877478669</text:p>
          </table:table-cell>
          <table:table-cell table:formula="of:=59 + ( -[.$B$12] + (RAND()*[.$B$12]*2))" office:value-type="float" office:value="65.5531266856628" calcext:value-type="float">
            <text:p>65.5531266857</text:p>
          </table:table-cell>
          <table:table-cell table:formula="of:=AVERAGE([.AC12:.AC15])" office:value-type="float" office:value="61.5915392943617" calcext:value-type="float">
            <text:p>61.5915392944</text:p>
          </table:table-cell>
          <table:table-cell office:value-type="float" office:value="7" calcext:value-type="float">
            <text:p>7</text:p>
          </table:table-cell>
          <table:table-cell table:style-name="ce32"/>
          <table:table-cell/>
          <table:table-cell table:style-name="Default"/>
          <table:table-cell table:number-columns-repeated="990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.6769892090186" calcext:value-type="float">
            <text:p>13.676989209</text:p>
          </table:table-cell>
          <table:table-cell office:value-type="float" office:value="9.96239963408287" calcext:value-type="float">
            <text:p>9.9623996341</text:p>
          </table:table-cell>
          <table:table-cell office:value-type="float" office:value="8.87254543148996" calcext:value-type="float">
            <text:p>8.8725454315</text:p>
          </table:table-cell>
          <table:table-cell office:value-type="float" office:value="7.6956116625291" calcext:value-type="float">
            <text:p>7.6956116625</text:p>
          </table:table-cell>
          <table:table-cell office:value-type="float" office:value="6.93012051723219" calcext:value-type="float">
            <text:p>6.9301205172</text:p>
          </table:table-cell>
          <table:table-cell office:value-type="float" office:value="6.51601336523409" calcext:value-type="float">
            <text:p>6.5160133652</text:p>
          </table:table-cell>
          <table:table-cell office:value-type="float" office:value="6.3225332995583" calcext:value-type="float">
            <text:p>6.3225332996</text:p>
          </table:table-cell>
          <table:table-cell office:value-type="float" office:value="5.81238530727363" calcext:value-type="float">
            <text:p>5.8123853073</text:p>
          </table:table-cell>
          <table:table-cell office:value-type="float" office:value="5.69560110254476" calcext:value-type="float">
            <text:p>5.6956011025</text:p>
          </table:table-cell>
          <table:table-cell office:value-type="float" office:value="5.53610763934096" calcext:value-type="float">
            <text:p>5.5361076393</text:p>
          </table:table-cell>
          <table:table-cell office:value-type="float" office:value="5.48455560902647" calcext:value-type="float">
            <text:p>5.484555609</text:p>
          </table:table-cell>
          <table:table-cell office:value-type="float" office:value="5.36574681195252" calcext:value-type="float">
            <text:p>5.365746812</text:p>
          </table:table-cell>
          <table:table-cell office:value-type="float" office:value="5.15970471661153" calcext:value-type="float">
            <text:p>5.1597047166</text:p>
          </table:table-cell>
          <table:table-cell office:value-type="float" office:value="5.05032761244716" calcext:value-type="float">
            <text:p>5.0503276124</text:p>
          </table:table-cell>
          <table:table-cell office:value-type="float" office:value="5.05478463107318" calcext:value-type="float">
            <text:p>5.0547846311</text:p>
          </table:table-cell>
          <table:table-cell office:value-type="float" office:value="5.0256913474783" calcext:value-type="float">
            <text:p>5.0256913475</text:p>
          </table:table-cell>
          <table:table-cell office:value-type="float" office:value="5.12212128555856" calcext:value-type="float">
            <text:p>5.1221212856</text:p>
          </table:table-cell>
          <table:table-cell office:value-type="float" office:value="5.05438251810225" calcext:value-type="float">
            <text:p>5.0543825181</text:p>
          </table:table-cell>
          <table:table-cell office:value-type="float" office:value="5.10784630577007" calcext:value-type="float">
            <text:p>5.1078463058</text:p>
          </table:table-cell>
          <table:table-cell office:value-type="float" office:value="4.95960014367" calcext:value-type="float">
            <text:p>4.9596001437</text:p>
          </table:table-cell>
          <table:table-cell office:value-type="float" office:value="5.08598736912601" calcext:value-type="float">
            <text:p>5.0859873691</text:p>
          </table:table-cell>
          <table:table-cell office:value-type="float" office:value="4.97958848371895" calcext:value-type="float">
            <text:p>4.9795884837</text:p>
          </table:table-cell>
          <table:table-cell office:value-type="float" office:value="9.67861000214631" calcext:value-type="float">
            <text:p>9.6786100021</text:p>
          </table:table-cell>
          <table:table-cell table:formula="of:=SUM([.D13:.Z13])" office:value-type="float" office:value="148.149254004986" calcext:value-type="float">
            <text:p>148.149254005</text:p>
          </table:table-cell>
          <table:table-cell/>
          <table:table-cell table:formula="of:=59 + ( -[.$B$12] + (RAND()*[.$B$12]*2))" office:value-type="float" office:value="60.847204310025" calcext:value-type="float">
            <text:p>60.84720431</text:p>
          </table:table-cell>
          <table:table-cell table:number-columns-repeated="2"/>
          <table:table-cell table:style-name="ce32"/>
          <table:table-cell/>
          <table:table-cell table:style-name="Default"/>
          <table:table-cell table:number-columns-repeated="990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.1223592789757" calcext:value-type="float">
            <text:p>12.122359279</text:p>
          </table:table-cell>
          <table:table-cell office:value-type="float" office:value="9.90194168158849" calcext:value-type="float">
            <text:p>9.9019416816</text:p>
          </table:table-cell>
          <table:table-cell office:value-type="float" office:value="8.69667796587961" calcext:value-type="float">
            <text:p>8.6966779659</text:p>
          </table:table-cell>
          <table:table-cell office:value-type="float" office:value="8.13482094134836" calcext:value-type="float">
            <text:p>8.1348209413</text:p>
          </table:table-cell>
          <table:table-cell office:value-type="float" office:value="7.48659304195304" calcext:value-type="float">
            <text:p>7.486593042</text:p>
          </table:table-cell>
          <table:table-cell office:value-type="float" office:value="6.53976642517368" calcext:value-type="float">
            <text:p>6.5397664252</text:p>
          </table:table-cell>
          <table:table-cell office:value-type="float" office:value="6.01810261852405" calcext:value-type="float">
            <text:p>6.0181026185</text:p>
          </table:table-cell>
          <table:table-cell office:value-type="float" office:value="5.81438413400346" calcext:value-type="float">
            <text:p>5.814384134</text:p>
          </table:table-cell>
          <table:table-cell office:value-type="float" office:value="5.77654105550953" calcext:value-type="float">
            <text:p>5.7765410555</text:p>
          </table:table-cell>
          <table:table-cell office:value-type="float" office:value="5.56606820516243" calcext:value-type="float">
            <text:p>5.5660682052</text:p>
          </table:table-cell>
          <table:table-cell office:value-type="float" office:value="5.28823971264064" calcext:value-type="float">
            <text:p>5.2882397126</text:p>
          </table:table-cell>
          <table:table-cell office:value-type="float" office:value="5.37653724173498" calcext:value-type="float">
            <text:p>5.3765372417</text:p>
          </table:table-cell>
          <table:table-cell office:value-type="float" office:value="5.09502859999071" calcext:value-type="float">
            <text:p>5.0950286</text:p>
          </table:table-cell>
          <table:table-cell office:value-type="float" office:value="5.16338925496923" calcext:value-type="float">
            <text:p>5.163389255</text:p>
          </table:table-cell>
          <table:table-cell office:value-type="float" office:value="5.1838847939943" calcext:value-type="float">
            <text:p>5.183884794</text:p>
          </table:table-cell>
          <table:table-cell office:value-type="float" office:value="5.01718998300549" calcext:value-type="float">
            <text:p>5.017189983</text:p>
          </table:table-cell>
          <table:table-cell office:value-type="float" office:value="5.14775374878905" calcext:value-type="float">
            <text:p>5.1477537488</text:p>
          </table:table-cell>
          <table:table-cell office:value-type="float" office:value="5.0487709873075" calcext:value-type="float">
            <text:p>5.0487709873</text:p>
          </table:table-cell>
          <table:table-cell office:value-type="float" office:value="5.01334031013427" calcext:value-type="float">
            <text:p>5.0133403101</text:p>
          </table:table-cell>
          <table:table-cell office:value-type="float" office:value="5.00405139043846" calcext:value-type="float">
            <text:p>5.0040513904</text:p>
          </table:table-cell>
          <table:table-cell office:value-type="float" office:value="5.07510569550922" calcext:value-type="float">
            <text:p>5.0751056955</text:p>
          </table:table-cell>
          <table:table-cell office:value-type="float" office:value="4.96819828338746" calcext:value-type="float">
            <text:p>4.9681982834</text:p>
          </table:table-cell>
          <table:table-cell office:value-type="float" office:value="10.0745293270639" calcext:value-type="float">
            <text:p>10.0745293271</text:p>
          </table:table-cell>
          <table:table-cell table:formula="of:=SUM([.D14:.Z14])" office:value-type="float" office:value="147.513274677084" calcext:value-type="float">
            <text:p>147.5132746771</text:p>
          </table:table-cell>
          <table:table-cell/>
          <table:table-cell table:formula="of:=59 + ( -[.$B$12] + (RAND()*[.$B$12]*2))" office:value-type="float" office:value="64.7395156357706" calcext:value-type="float">
            <text:p>64.7395156358</text:p>
          </table:table-cell>
          <table:table-cell table:number-columns-repeated="2"/>
          <table:table-cell table:style-name="ce32"/>
          <table:table-cell/>
          <table:table-cell table:style-name="Default"/>
          <table:table-cell table:number-columns-repeated="990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.7911268464799" calcext:value-type="float">
            <text:p>13.7911268465</text:p>
          </table:table-cell>
          <table:table-cell office:value-type="float" office:value="11.1148195932584" calcext:value-type="float">
            <text:p>11.1148195933</text:p>
          </table:table-cell>
          <table:table-cell office:value-type="float" office:value="9.17868051945749" calcext:value-type="float">
            <text:p>9.1786805195</text:p>
          </table:table-cell>
          <table:table-cell office:value-type="float" office:value="7.84675239729777" calcext:value-type="float">
            <text:p>7.8467523973</text:p>
          </table:table-cell>
          <table:table-cell office:value-type="float" office:value="7.48221093333732" calcext:value-type="float">
            <text:p>7.4822109333</text:p>
          </table:table-cell>
          <table:table-cell office:value-type="float" office:value="6.58832863656036" calcext:value-type="float">
            <text:p>6.5883286366</text:p>
          </table:table-cell>
          <table:table-cell office:value-type="float" office:value="6.3044441858764" calcext:value-type="float">
            <text:p>6.3044441859</text:p>
          </table:table-cell>
          <table:table-cell office:value-type="float" office:value="5.8263289136915" calcext:value-type="float">
            <text:p>5.8263289137</text:p>
          </table:table-cell>
          <table:table-cell office:value-type="float" office:value="5.51540663896821" calcext:value-type="float">
            <text:p>5.515406639</text:p>
          </table:table-cell>
          <table:table-cell office:value-type="float" office:value="5.45784983379161" calcext:value-type="float">
            <text:p>5.4578498338</text:p>
          </table:table-cell>
          <table:table-cell office:value-type="float" office:value="5.40216124511705" calcext:value-type="float">
            <text:p>5.4021612451</text:p>
          </table:table-cell>
          <table:table-cell office:value-type="float" office:value="5.2396337331339" calcext:value-type="float">
            <text:p>5.2396337331</text:p>
          </table:table-cell>
          <table:table-cell office:value-type="float" office:value="5.16205262424604" calcext:value-type="float">
            <text:p>5.1620526242</text:p>
          </table:table-cell>
          <table:table-cell office:value-type="float" office:value="5.24848637114112" calcext:value-type="float">
            <text:p>5.2484863711</text:p>
          </table:table-cell>
          <table:table-cell office:value-type="float" office:value="5.14681164073837" calcext:value-type="float">
            <text:p>5.1468116407</text:p>
          </table:table-cell>
          <table:table-cell office:value-type="float" office:value="5.07122472367114" calcext:value-type="float">
            <text:p>5.0712247237</text:p>
          </table:table-cell>
          <table:table-cell office:value-type="float" office:value="5.03348705188814" calcext:value-type="float">
            <text:p>5.0334870519</text:p>
          </table:table-cell>
          <table:table-cell office:value-type="float" office:value="4.96572509743693" calcext:value-type="float">
            <text:p>4.9657250974</text:p>
          </table:table-cell>
          <table:table-cell office:value-type="float" office:value="5.09982938318579" calcext:value-type="float">
            <text:p>5.0998293832</text:p>
          </table:table-cell>
          <table:table-cell office:value-type="float" office:value="4.98611429829867" calcext:value-type="float">
            <text:p>4.9861142983</text:p>
          </table:table-cell>
          <table:table-cell office:value-type="float" office:value="4.98892695823803" calcext:value-type="float">
            <text:p>4.9889269582</text:p>
          </table:table-cell>
          <table:table-cell office:value-type="float" office:value="5.05435357431743" calcext:value-type="float">
            <text:p>5.0543535743</text:p>
          </table:table-cell>
          <table:table-cell office:value-type="float" office:value="10.268368200532" calcext:value-type="float">
            <text:p>10.2683682005</text:p>
          </table:table-cell>
          <table:table-cell table:formula="of:=SUM([.D15:.Z15])" office:value-type="float" office:value="150.773123400664" calcext:value-type="float">
            <text:p>150.7731234007</text:p>
          </table:table-cell>
          <table:table-cell/>
          <table:table-cell table:style-name="ce24" table:formula="of:=59 + ( -[.$B$12] + (RAND()*[.$B$12]*2))" office:value-type="float" office:value="55.2263105459884" calcext:value-type="float">
            <text:p>55.226310546</text:p>
          </table:table-cell>
          <table:table-cell table:number-columns-repeated="2"/>
          <table:table-cell table:style-name="ce32"/>
          <table:table-cell/>
          <table:table-cell table:style-name="Default"/>
          <table:table-cell table:number-columns-repeated="99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8.268152287828" calcext:value-type="float">
            <text:p>48.2681522878</text:p>
          </table:table-cell>
          <table:table-cell office:value-type="float" office:value="39.9734414511609" calcext:value-type="float">
            <text:p>39.9734414512</text:p>
          </table:table-cell>
          <table:table-cell office:value-type="float" office:value="30.9708163646175" calcext:value-type="float">
            <text:p>30.9708163646</text:p>
          </table:table-cell>
          <table:table-cell office:value-type="float" office:value="25.4507757763529" calcext:value-type="float">
            <text:p>25.4507757764</text:p>
          </table:table-cell>
          <table:table-cell office:value-type="float" office:value="20.3487705118666" calcext:value-type="float">
            <text:p>20.3487705119</text:p>
          </table:table-cell>
          <table:table-cell office:value-type="float" office:value="16.7293432541916" calcext:value-type="float">
            <text:p>16.7293432542</text:p>
          </table:table-cell>
          <table:table-cell office:value-type="float" office:value="14.1647410423579" calcext:value-type="float">
            <text:p>14.1647410424</text:p>
          </table:table-cell>
          <table:table-cell office:value-type="float" office:value="12.6213382547166" calcext:value-type="float">
            <text:p>12.6213382547</text:p>
          </table:table-cell>
          <table:table-cell office:value-type="float" office:value="12.162376172122" calcext:value-type="float">
            <text:p>12.1623761721</text:p>
          </table:table-cell>
          <table:table-cell office:value-type="float" office:value="10.4997039097224" calcext:value-type="float">
            <text:p>10.4997039097</text:p>
          </table:table-cell>
          <table:table-cell office:value-type="float" office:value="10.3326859671294" calcext:value-type="float">
            <text:p>10.3326859671</text:p>
          </table:table-cell>
          <table:table-cell office:value-type="float" office:value="10.0041256120554" calcext:value-type="float">
            <text:p>10.0041256121</text:p>
          </table:table-cell>
          <table:table-cell office:value-type="float" office:value="9.41736733507901" calcext:value-type="float">
            <text:p>9.4173673351</text:p>
          </table:table-cell>
          <table:table-cell office:value-type="float" office:value="9.50991763970729" calcext:value-type="float">
            <text:p>9.5099176397</text:p>
          </table:table-cell>
          <table:table-cell office:value-type="float" office:value="9.51451151887633" calcext:value-type="float">
            <text:p>9.5145115189</text:p>
          </table:table-cell>
          <table:table-cell office:value-type="float" office:value="9.00874146651436" calcext:value-type="float">
            <text:p>9.0087414665</text:p>
          </table:table-cell>
          <table:table-cell office:value-type="float" office:value="8.94095397494652" calcext:value-type="float">
            <text:p>8.9409539749</text:p>
          </table:table-cell>
          <table:table-cell office:value-type="float" office:value="8.87007364866472" calcext:value-type="float">
            <text:p>8.8700736487</text:p>
          </table:table-cell>
          <table:table-cell office:value-type="float" office:value="9.15496081922309" calcext:value-type="float">
            <text:p>9.1549608192</text:p>
          </table:table-cell>
          <table:table-cell office:value-type="float" office:value="8.8941844668265" calcext:value-type="float">
            <text:p>8.8941844668</text:p>
          </table:table-cell>
          <table:table-cell office:value-type="float" office:value="9.0757533083859" calcext:value-type="float">
            <text:p>9.0757533084</text:p>
          </table:table-cell>
          <table:table-cell office:value-type="float" office:value="8.89412327766602" calcext:value-type="float">
            <text:p>8.8941232777</text:p>
          </table:table-cell>
          <table:table-cell office:value-type="float" office:value="35.9106098964126" calcext:value-type="float">
            <text:p>35.9106098964</text:p>
          </table:table-cell>
          <table:table-cell table:formula="of:=SUM([.D16:.Z16])" office:value-type="float" office:value="378.717467956424" calcext:value-type="float">
            <text:p>378.7174679564</text:p>
          </table:table-cell>
          <table:table-cell table:formula="of:=AVERAGE([.AA16:.AA19])" office:value-type="float" office:value="378.62929148297" calcext:value-type="float">
            <text:p>378.629291483</text:p>
          </table:table-cell>
          <table:table-cell table:style-name="ce24" table:formula="of:=80 + ( -[.$B$16] + (RAND()*[.$B$16]*2))" office:value-type="float" office:value="74.934614479789" calcext:value-type="float">
            <text:p>74.9346144798</text:p>
          </table:table-cell>
          <table:table-cell table:formula="of:=AVERAGE([.AC16:.AC19])" office:value-type="float" office:value="76.4955472011971" calcext:value-type="float">
            <text:p>76.4955472012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0.02" calcext:value-type="float">
            <text:p>0.0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f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0.6983502632796" calcext:value-type="float">
            <text:p>50.6983502633</text:p>
          </table:table-cell>
          <table:table-cell office:value-type="float" office:value="39.5357818778186" calcext:value-type="float">
            <text:p>39.5357818778</text:p>
          </table:table-cell>
          <table:table-cell office:value-type="float" office:value="29.3162694621429" calcext:value-type="float">
            <text:p>29.3162694621</text:p>
          </table:table-cell>
          <table:table-cell office:value-type="float" office:value="24.521200369481" calcext:value-type="float">
            <text:p>24.5212003695</text:p>
          </table:table-cell>
          <table:table-cell office:value-type="float" office:value="20.0919534338342" calcext:value-type="float">
            <text:p>20.0919534338</text:p>
          </table:table-cell>
          <table:table-cell office:value-type="float" office:value="17.1873759586608" calcext:value-type="float">
            <text:p>17.1873759587</text:p>
          </table:table-cell>
          <table:table-cell office:value-type="float" office:value="14.5524293413529" calcext:value-type="float">
            <text:p>14.5524293414</text:p>
          </table:table-cell>
          <table:table-cell office:value-type="float" office:value="12.3867292531123" calcext:value-type="float">
            <text:p>12.3867292531</text:p>
          </table:table-cell>
          <table:table-cell office:value-type="float" office:value="11.4181979950168" calcext:value-type="float">
            <text:p>11.418197995</text:p>
          </table:table-cell>
          <table:table-cell office:value-type="float" office:value="10.4527202552964" calcext:value-type="float">
            <text:p>10.4527202553</text:p>
          </table:table-cell>
          <table:table-cell office:value-type="float" office:value="10.3755977648913" calcext:value-type="float">
            <text:p>10.3755977649</text:p>
          </table:table-cell>
          <table:table-cell office:value-type="float" office:value="9.64977593142348" calcext:value-type="float">
            <text:p>9.6497759314</text:p>
          </table:table-cell>
          <table:table-cell office:value-type="float" office:value="9.40013744487843" calcext:value-type="float">
            <text:p>9.4001374449</text:p>
          </table:table-cell>
          <table:table-cell office:value-type="float" office:value="9.50651251771976" calcext:value-type="float">
            <text:p>9.5065125177</text:p>
          </table:table-cell>
          <table:table-cell office:value-type="float" office:value="9.52517334437892" calcext:value-type="float">
            <text:p>9.5251733444</text:p>
          </table:table-cell>
          <table:table-cell office:value-type="float" office:value="9.41329541029746" calcext:value-type="float">
            <text:p>9.4132954103</text:p>
          </table:table-cell>
          <table:table-cell office:value-type="float" office:value="9.21417706242308" calcext:value-type="float">
            <text:p>9.2141770624</text:p>
          </table:table-cell>
          <table:table-cell office:value-type="float" office:value="9.06031782623114" calcext:value-type="float">
            <text:p>9.0603178262</text:p>
          </table:table-cell>
          <table:table-cell office:value-type="float" office:value="9.33099739340628" calcext:value-type="float">
            <text:p>9.3309973934</text:p>
          </table:table-cell>
          <table:table-cell office:value-type="float" office:value="9.21667600235705" calcext:value-type="float">
            <text:p>9.2166760024</text:p>
          </table:table-cell>
          <table:table-cell office:value-type="float" office:value="8.95196817992548" calcext:value-type="float">
            <text:p>8.9519681799</text:p>
          </table:table-cell>
          <table:table-cell office:value-type="float" office:value="9.0415746861868" calcext:value-type="float">
            <text:p>9.0415746862</text:p>
          </table:table-cell>
          <table:table-cell office:value-type="float" office:value="37.1102902025326" calcext:value-type="float">
            <text:p>37.1102902025</text:p>
          </table:table-cell>
          <table:table-cell table:formula="of:=SUM([.D17:.Z17])" office:value-type="float" office:value="379.957501976647" calcext:value-type="float">
            <text:p>379.9575019766</text:p>
          </table:table-cell>
          <table:table-cell table:style-name="ce29"/>
          <table:table-cell table:style-name="ce24" table:formula="of:=80 + ( -[.$B$16] + (RAND()*[.$B$16]*2))" office:value-type="float" office:value="72.7657969049605" calcext:value-type="float">
            <text:p>72.765796905</text:p>
          </table:table-cell>
          <table:table-cell table:style-name="ce29"/>
          <table:table-cell/>
          <table:table-cell table:style-name="Default" office:value-type="float" office:value="0.35" calcext:value-type="float">
            <text:p>0.35</text:p>
          </table:table-cell>
          <table:table-cell/>
          <table:table-cell table:style-name="Default"/>
          <table:table-cell table:number-columns-repeated="26"/>
          <table:table-cell table:style-name="Default"/>
          <table:table-cell table:number-columns-repeated="96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3.8475022075902" calcext:value-type="float">
            <text:p>53.8475022076</text:p>
          </table:table-cell>
          <table:table-cell office:value-type="float" office:value="39.3558030400927" calcext:value-type="float">
            <text:p>39.3558030401</text:p>
          </table:table-cell>
          <table:table-cell office:value-type="float" office:value="29.5382987275299" calcext:value-type="float">
            <text:p>29.5382987275</text:p>
          </table:table-cell>
          <table:table-cell office:value-type="float" office:value="24.9446230471956" calcext:value-type="float">
            <text:p>24.9446230472</text:p>
          </table:table-cell>
          <table:table-cell office:value-type="float" office:value="19.2898253690682" calcext:value-type="float">
            <text:p>19.2898253691</text:p>
          </table:table-cell>
          <table:table-cell office:value-type="float" office:value="16.2966227871415" calcext:value-type="float">
            <text:p>16.2966227871</text:p>
          </table:table-cell>
          <table:table-cell office:value-type="float" office:value="14.6358157131866" calcext:value-type="float">
            <text:p>14.6358157132</text:p>
          </table:table-cell>
          <table:table-cell office:value-type="float" office:value="12.4521538715381" calcext:value-type="float">
            <text:p>12.4521538715</text:p>
          </table:table-cell>
          <table:table-cell office:value-type="float" office:value="11.2186048881824" calcext:value-type="float">
            <text:p>11.2186048882</text:p>
          </table:table-cell>
          <table:table-cell office:value-type="float" office:value="10.7755572495851" calcext:value-type="float">
            <text:p>10.7755572496</text:p>
          </table:table-cell>
          <table:table-cell office:value-type="float" office:value="9.95117427826792" calcext:value-type="float">
            <text:p>9.9511742783</text:p>
          </table:table-cell>
          <table:table-cell office:value-type="float" office:value="9.77500829932134" calcext:value-type="float">
            <text:p>9.7750082993</text:p>
          </table:table-cell>
          <table:table-cell office:value-type="float" office:value="9.56883332782665" calcext:value-type="float">
            <text:p>9.5688333278</text:p>
          </table:table-cell>
          <table:table-cell office:value-type="float" office:value="9.51327106853887" calcext:value-type="float">
            <text:p>9.5132710685</text:p>
          </table:table-cell>
          <table:table-cell office:value-type="float" office:value="9.50840402117503" calcext:value-type="float">
            <text:p>9.5084040212</text:p>
          </table:table-cell>
          <table:table-cell office:value-type="float" office:value="8.92127642389207" calcext:value-type="float">
            <text:p>8.9212764239</text:p>
          </table:table-cell>
          <table:table-cell office:value-type="float" office:value="8.9085506465827" calcext:value-type="float">
            <text:p>8.9085506466</text:p>
          </table:table-cell>
          <table:table-cell office:value-type="float" office:value="8.99363980335379" calcext:value-type="float">
            <text:p>8.9936398034</text:p>
          </table:table-cell>
          <table:table-cell office:value-type="float" office:value="9.26387979528321" calcext:value-type="float">
            <text:p>9.2638797953</text:p>
          </table:table-cell>
          <table:table-cell office:value-type="float" office:value="8.94958819069625" calcext:value-type="float">
            <text:p>8.9495881907</text:p>
          </table:table-cell>
          <table:table-cell office:value-type="float" office:value="9.16186937279148" calcext:value-type="float">
            <text:p>9.1618693728</text:p>
          </table:table-cell>
          <table:table-cell office:value-type="float" office:value="8.93363991932217" calcext:value-type="float">
            <text:p>8.9336399193</text:p>
          </table:table-cell>
          <table:table-cell office:value-type="float" office:value="34.8662190251094" calcext:value-type="float">
            <text:p>34.8662190251</text:p>
          </table:table-cell>
          <table:table-cell table:formula="of:=SUM([.D18:.Z18])" office:value-type="float" office:value="378.670161073271" calcext:value-type="float">
            <text:p>378.6701610733</text:p>
          </table:table-cell>
          <table:table-cell table:style-name="ce29"/>
          <table:table-cell table:style-name="ce24" table:formula="of:=80 + ( -[.$B$16] + (RAND()*[.$B$16]*2))" office:value-type="float" office:value="72.0450523661413" calcext:value-type="float">
            <text:p>72.0450523661</text:p>
          </table:table-cell>
          <table:table-cell table:style-name="ce29"/>
          <table:table-cell/>
          <table:table-cell table:style-name="Default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26"/>
          <table:table-cell table:style-name="Default"/>
          <table:table-cell table:number-columns-repeated="96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9.8474959674052" calcext:value-type="float">
            <text:p>49.8474959674</text:p>
          </table:table-cell>
          <table:table-cell office:value-type="float" office:value="41.789532156952" calcext:value-type="float">
            <text:p>41.789532157</text:p>
          </table:table-cell>
          <table:table-cell office:value-type="float" office:value="29.9181780135479" calcext:value-type="float">
            <text:p>29.9181780135</text:p>
          </table:table-cell>
          <table:table-cell office:value-type="float" office:value="23.7140009090853" calcext:value-type="float">
            <text:p>23.7140009091</text:p>
          </table:table-cell>
          <table:table-cell office:value-type="float" office:value="19.0412497332479" calcext:value-type="float">
            <text:p>19.0412497332</text:p>
          </table:table-cell>
          <table:table-cell office:value-type="float" office:value="16.8915968127243" calcext:value-type="float">
            <text:p>16.8915968127</text:p>
          </table:table-cell>
          <table:table-cell office:value-type="float" office:value="14.0830221728064" calcext:value-type="float">
            <text:p>14.0830221728</text:p>
          </table:table-cell>
          <table:table-cell office:value-type="float" office:value="12.4297573511584" calcext:value-type="float">
            <text:p>12.4297573512</text:p>
          </table:table-cell>
          <table:table-cell office:value-type="float" office:value="11.2642832875798" calcext:value-type="float">
            <text:p>11.2642832876</text:p>
          </table:table-cell>
          <table:table-cell office:value-type="float" office:value="10.9751420659871" calcext:value-type="float">
            <text:p>10.975142066</text:p>
          </table:table-cell>
          <table:table-cell office:value-type="float" office:value="10.5400489894134" calcext:value-type="float">
            <text:p>10.5400489894</text:p>
          </table:table-cell>
          <table:table-cell office:value-type="float" office:value="9.8421123186529" calcext:value-type="float">
            <text:p>9.8421123187</text:p>
          </table:table-cell>
          <table:table-cell office:value-type="float" office:value="10.0152554798208" calcext:value-type="float">
            <text:p>10.0152554798</text:p>
          </table:table-cell>
          <table:table-cell office:value-type="float" office:value="9.74222906795493" calcext:value-type="float">
            <text:p>9.742229068</text:p>
          </table:table-cell>
          <table:table-cell office:value-type="float" office:value="9.1792850367397" calcext:value-type="float">
            <text:p>9.1792850367</text:p>
          </table:table-cell>
          <table:table-cell office:value-type="float" office:value="9.35414415301698" calcext:value-type="float">
            <text:p>9.354144153</text:p>
          </table:table-cell>
          <table:table-cell office:value-type="float" office:value="9.19851874521195" calcext:value-type="float">
            <text:p>9.1985187452</text:p>
          </table:table-cell>
          <table:table-cell office:value-type="float" office:value="9.21915137212231" calcext:value-type="float">
            <text:p>9.2191513721</text:p>
          </table:table-cell>
          <table:table-cell office:value-type="float" office:value="9.30295048519525" calcext:value-type="float">
            <text:p>9.3029504852</text:p>
          </table:table-cell>
          <table:table-cell office:value-type="float" office:value="8.98420960108137" calcext:value-type="float">
            <text:p>8.9842096011</text:p>
          </table:table-cell>
          <table:table-cell office:value-type="float" office:value="9.26207813115759" calcext:value-type="float">
            <text:p>9.2620781312</text:p>
          </table:table-cell>
          <table:table-cell office:value-type="float" office:value="9.13757480869347" calcext:value-type="float">
            <text:p>9.1375748087</text:p>
          </table:table-cell>
          <table:table-cell office:value-type="float" office:value="33.4402182659826" calcext:value-type="float">
            <text:p>33.440218266</text:p>
          </table:table-cell>
          <table:table-cell table:formula="of:=SUM([.D19:.Z19])" office:value-type="float" office:value="377.172034925538" calcext:value-type="float">
            <text:p>377.1720349255</text:p>
          </table:table-cell>
          <table:table-cell table:style-name="ce29"/>
          <table:table-cell table:style-name="ce24" table:formula="of:=80 + ( -[.$B$16] + (RAND()*[.$B$16]*2))" office:value-type="float" office:value="86.2367250538978" calcext:value-type="float">
            <text:p>86.2367250539</text:p>
          </table:table-cell>
          <table:table-cell table:style-name="ce29"/>
          <table:table-cell/>
          <table:table-cell table:style-name="Default"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6"/>
          <table:table-cell table:style-name="Default"/>
          <table:table-cell table:number-columns-repeated="96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48.342109778498" calcext:value-type="float">
            <text:p>148.3421097785</text:p>
          </table:table-cell>
          <table:table-cell table:style-name="ce18" office:value-type="float" office:value="105.125592680652" calcext:value-type="float">
            <text:p>105.1255926807</text:p>
          </table:table-cell>
          <table:table-cell table:style-name="ce18" office:value-type="float" office:value="68.4348979273302" calcext:value-type="float">
            <text:p>68.4348979273</text:p>
          </table:table-cell>
          <table:table-cell table:style-name="ce18" office:value-type="float" office:value="47.9467470230139" calcext:value-type="float">
            <text:p>47.946747023</text:p>
          </table:table-cell>
          <table:table-cell table:style-name="ce18" office:value-type="float" office:value="36.7834314997126" calcext:value-type="float">
            <text:p>36.7834314997</text:p>
          </table:table-cell>
          <table:table-cell table:style-name="ce18" office:value-type="float" office:value="30.353875674181" calcext:value-type="float">
            <text:p>30.3538756742</text:p>
          </table:table-cell>
          <table:table-cell table:style-name="ce18" office:value-type="float" office:value="23.7491484135804" calcext:value-type="float">
            <text:p>23.7491484136</text:p>
          </table:table-cell>
          <table:table-cell table:style-name="ce18" office:value-type="float" office:value="20.61008027609" calcext:value-type="float">
            <text:p>20.6100802761</text:p>
          </table:table-cell>
          <table:table-cell table:style-name="ce18" office:value-type="float" office:value="16.8139938548998" calcext:value-type="float">
            <text:p>16.8139938549</text:p>
          </table:table-cell>
          <table:table-cell table:style-name="ce18" office:value-type="float" office:value="17.5344041736202" calcext:value-type="float">
            <text:p>17.5344041736</text:p>
          </table:table-cell>
          <table:table-cell table:style-name="ce18" office:value-type="float" office:value="14.2260553452875" calcext:value-type="float">
            <text:p>14.2260553453</text:p>
          </table:table-cell>
          <table:table-cell table:style-name="ce18" office:value-type="float" office:value="16.5184732414391" calcext:value-type="float">
            <text:p>16.5184732414</text:p>
          </table:table-cell>
          <table:table-cell table:style-name="ce18" office:value-type="float" office:value="15.5716689155867" calcext:value-type="float">
            <text:p>15.5716689156</text:p>
          </table:table-cell>
          <table:table-cell table:style-name="ce18" office:value-type="float" office:value="13.4202917821265" calcext:value-type="float">
            <text:p>13.4202917821</text:p>
          </table:table-cell>
          <table:table-cell table:style-name="ce18" office:value-type="float" office:value="14.5380979753137" calcext:value-type="float">
            <text:p>14.5380979753</text:p>
          </table:table-cell>
          <table:table-cell table:style-name="ce18" office:value-type="float" office:value="13.3186688055524" calcext:value-type="float">
            <text:p>13.3186688056</text:p>
          </table:table-cell>
          <table:table-cell table:style-name="ce18" office:value-type="float" office:value="15.2327698540771" calcext:value-type="float">
            <text:p>15.2327698541</text:p>
          </table:table-cell>
          <table:table-cell table:style-name="ce18" office:value-type="float" office:value="15.0415844510447" calcext:value-type="float">
            <text:p>15.041584451</text:p>
          </table:table-cell>
          <table:table-cell table:style-name="ce18" office:value-type="float" office:value="14.1696213322148" calcext:value-type="float">
            <text:p>14.1696213322</text:p>
          </table:table-cell>
          <table:table-cell table:style-name="ce18" office:value-type="float" office:value="13.4291535081386" calcext:value-type="float">
            <text:p>13.4291535081</text:p>
          </table:table-cell>
          <table:table-cell table:style-name="ce18" office:value-type="float" office:value="14.6310804991298" calcext:value-type="float">
            <text:p>14.6310804991</text:p>
          </table:table-cell>
          <table:table-cell table:style-name="ce18" office:value-type="float" office:value="13.3874033144929" calcext:value-type="float">
            <text:p>13.3874033145</text:p>
          </table:table-cell>
          <table:table-cell table:style-name="ce18" office:value-type="float" office:value="86.3644347915933" calcext:value-type="float">
            <text:p>86.3644347916</text:p>
          </table:table-cell>
          <table:table-cell table:formula="of:=SUM([.D20:.Z20])" office:value-type="float" office:value="775.543585117575" calcext:value-type="float">
            <text:p>775.5435851176</text:p>
          </table:table-cell>
          <table:table-cell table:formula="of:=AVERAGE([.AA20:.AA23])" office:value-type="float" office:value="755.112160642633" calcext:value-type="float">
            <text:p>755.1121606426</text:p>
          </table:table-cell>
          <table:table-cell table:style-name="ce24" table:formula="of:=120 + ( -2*[.$B$16] + (RAND()*[.$B$16]*4))" office:value-type="float" office:value="102.910004046734" calcext:value-type="float">
            <text:p>102.9100040467</text:p>
          </table:table-cell>
          <table:table-cell table:formula="of:=AVERAGE([.AC20:.AC23])" office:value-type="float" office:value="117.062602651198" calcext:value-type="float">
            <text:p>117.0626026512</text:p>
          </table:table-cell>
          <table:table-cell office:value-type="float" office:value="15" calcext:value-type="float">
            <text:p>15</text:p>
          </table:table-cell>
          <table:table-cell table:style-name="ce33" office:value-type="float" office:value="0.01" calcext:value-type="float">
            <text:p>0.01</text:p>
          </table:table-cell>
          <table:table-cell/>
          <table:table-cell table:style-name="Default"/>
          <table:table-cell table:number-columns-repeated="2"/>
          <table:table-cell table:style-name="ce18" table:number-columns-repeated="23"/>
          <table:table-cell table:number-columns-repeated="96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8" office:value-type="float" office:value="122.820401578992" calcext:value-type="float">
            <text:p>122.820401579</text:p>
          </table:table-cell>
          <table:table-cell table:style-name="ce18" office:value-type="float" office:value="104.017275932942" calcext:value-type="float">
            <text:p>104.0172759329</text:p>
          </table:table-cell>
          <table:table-cell table:style-name="ce18" office:value-type="float" office:value="69.3595203678681" calcext:value-type="float">
            <text:p>69.3595203679</text:p>
          </table:table-cell>
          <table:table-cell table:style-name="ce18" office:value-type="float" office:value="45.2480243464253" calcext:value-type="float">
            <text:p>45.2480243464</text:p>
          </table:table-cell>
          <table:table-cell table:style-name="ce18" office:value-type="float" office:value="33.408976887887" calcext:value-type="float">
            <text:p>33.4089768879</text:p>
          </table:table-cell>
          <table:table-cell table:style-name="ce18" office:value-type="float" office:value="26.5733667401775" calcext:value-type="float">
            <text:p>26.5733667402</text:p>
          </table:table-cell>
          <table:table-cell table:style-name="ce18" office:value-type="float" office:value="22.1955530637059" calcext:value-type="float">
            <text:p>22.1955530637</text:p>
          </table:table-cell>
          <table:table-cell table:style-name="ce18" office:value-type="float" office:value="22.7740159975597" calcext:value-type="float">
            <text:p>22.7740159976</text:p>
          </table:table-cell>
          <table:table-cell table:style-name="ce18" office:value-type="float" office:value="18.1470339147261" calcext:value-type="float">
            <text:p>18.1470339147</text:p>
          </table:table-cell>
          <table:table-cell table:style-name="ce18" office:value-type="float" office:value="14.9019380136632" calcext:value-type="float">
            <text:p>14.9019380137</text:p>
          </table:table-cell>
          <table:table-cell table:style-name="ce18" office:value-type="float" office:value="14.0226034886113" calcext:value-type="float">
            <text:p>14.0226034886</text:p>
          </table:table-cell>
          <table:table-cell table:style-name="ce18" office:value-type="float" office:value="15.6777950393445" calcext:value-type="float">
            <text:p>15.6777950393</text:p>
          </table:table-cell>
          <table:table-cell table:style-name="ce18" office:value-type="float" office:value="13.5294664192453" calcext:value-type="float">
            <text:p>13.5294664192</text:p>
          </table:table-cell>
          <table:table-cell table:style-name="ce18" office:value-type="float" office:value="13.6609128770891" calcext:value-type="float">
            <text:p>13.6609128771</text:p>
          </table:table-cell>
          <table:table-cell table:style-name="ce18" office:value-type="float" office:value="15.5476929455893" calcext:value-type="float">
            <text:p>15.5476929456</text:p>
          </table:table-cell>
          <table:table-cell table:style-name="ce18" office:value-type="float" office:value="13.0402594490236" calcext:value-type="float">
            <text:p>13.040259449</text:p>
          </table:table-cell>
          <table:table-cell table:style-name="ce18" office:value-type="float" office:value="14.2353286203409" calcext:value-type="float">
            <text:p>14.2353286203</text:p>
          </table:table-cell>
          <table:table-cell table:style-name="ce18" office:value-type="float" office:value="14.9750170237497" calcext:value-type="float">
            <text:p>14.9750170237</text:p>
          </table:table-cell>
          <table:table-cell table:style-name="ce18" office:value-type="float" office:value="13.0953774148846" calcext:value-type="float">
            <text:p>13.0953774149</text:p>
          </table:table-cell>
          <table:table-cell table:style-name="ce18" office:value-type="float" office:value="14.8622620050893" calcext:value-type="float">
            <text:p>14.8622620051</text:p>
          </table:table-cell>
          <table:table-cell table:style-name="ce18" office:value-type="float" office:value="13.4744554377845" calcext:value-type="float">
            <text:p>13.4744554378</text:p>
          </table:table-cell>
          <table:table-cell table:style-name="ce18" office:value-type="float" office:value="14.0946000760026" calcext:value-type="float">
            <text:p>14.094600076</text:p>
          </table:table-cell>
          <table:table-cell table:style-name="ce18" office:value-type="float" office:value="85.4179597355156" calcext:value-type="float">
            <text:p>85.4179597355</text:p>
          </table:table-cell>
          <table:table-cell table:formula="of:=SUM([.D21:.Z21])" office:value-type="float" office:value="735.079837376217" calcext:value-type="float">
            <text:p>735.0798373762</text:p>
          </table:table-cell>
          <table:table-cell table:style-name="ce29"/>
          <table:table-cell table:style-name="ce24" table:formula="of:=120 + ( -2*[.$B$16] + (RAND()*[.$B$16]*4))" office:value-type="float" office:value="133.40870511172" calcext:value-type="float">
            <text:p>133.4087051117</text:p>
          </table:table-cell>
          <table:table-cell table:style-name="ce29"/>
          <table:table-cell/>
          <table:table-cell table:style-name="Default" office:value-type="float" office:value="0.43" calcext:value-type="float">
            <text:p>0.43</text:p>
          </table:table-cell>
          <table:table-cell/>
          <table:table-cell table:style-name="Default"/>
          <table:table-cell table:number-columns-repeated="2"/>
          <table:table-cell table:style-name="ce18" table:number-columns-repeated="23"/>
          <table:table-cell/>
          <table:table-cell table:style-name="Default"/>
          <table:table-cell table:number-columns-repeated="96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8" office:value-type="float" office:value="135.245274782555" calcext:value-type="float">
            <text:p>135.2452747826</text:p>
          </table:table-cell>
          <table:table-cell table:style-name="ce18" office:value-type="float" office:value="92.5298558995904" calcext:value-type="float">
            <text:p>92.5298558996</text:p>
          </table:table-cell>
          <table:table-cell table:style-name="ce18" office:value-type="float" office:value="68.3517623043774" calcext:value-type="float">
            <text:p>68.3517623044</text:p>
          </table:table-cell>
          <table:table-cell table:style-name="ce18" office:value-type="float" office:value="50.3200455330272" calcext:value-type="float">
            <text:p>50.320045533</text:p>
          </table:table-cell>
          <table:table-cell table:style-name="ce18" office:value-type="float" office:value="35.2668125201989" calcext:value-type="float">
            <text:p>35.2668125202</text:p>
          </table:table-cell>
          <table:table-cell table:style-name="ce18" office:value-type="float" office:value="28.3915340590267" calcext:value-type="float">
            <text:p>28.391534059</text:p>
          </table:table-cell>
          <table:table-cell table:style-name="ce18" office:value-type="float" office:value="25.734672122476" calcext:value-type="float">
            <text:p>25.7346721225</text:p>
          </table:table-cell>
          <table:table-cell table:style-name="ce18" office:value-type="float" office:value="20.8421848297767" calcext:value-type="float">
            <text:p>20.8421848298</text:p>
          </table:table-cell>
          <table:table-cell table:style-name="ce18" office:value-type="float" office:value="18.9232475800021" calcext:value-type="float">
            <text:p>18.92324758</text:p>
          </table:table-cell>
          <table:table-cell table:style-name="ce18" office:value-type="float" office:value="18.0468815490229" calcext:value-type="float">
            <text:p>18.046881549</text:p>
          </table:table-cell>
          <table:table-cell table:style-name="ce18" office:value-type="float" office:value="15.5370537753259" calcext:value-type="float">
            <text:p>15.5370537753</text:p>
          </table:table-cell>
          <table:table-cell table:style-name="ce18" office:value-type="float" office:value="14.1728646916622" calcext:value-type="float">
            <text:p>14.1728646917</text:p>
          </table:table-cell>
          <table:table-cell table:style-name="ce18" office:value-type="float" office:value="15.5168866763151" calcext:value-type="float">
            <text:p>15.5168866763</text:p>
          </table:table-cell>
          <table:table-cell table:style-name="ce18" office:value-type="float" office:value="14.5601245752896" calcext:value-type="float">
            <text:p>14.5601245753</text:p>
          </table:table-cell>
          <table:table-cell table:style-name="ce18" office:value-type="float" office:value="15.5605871812937" calcext:value-type="float">
            <text:p>15.5605871813</text:p>
          </table:table-cell>
          <table:table-cell table:style-name="ce18" office:value-type="float" office:value="13.3487382387709" calcext:value-type="float">
            <text:p>13.3487382388</text:p>
          </table:table-cell>
          <table:table-cell table:style-name="ce18" office:value-type="float" office:value="13.7131272197592" calcext:value-type="float">
            <text:p>13.7131272198</text:p>
          </table:table-cell>
          <table:table-cell table:style-name="ce18" office:value-type="float" office:value="14.536995318566" calcext:value-type="float">
            <text:p>14.5369953186</text:p>
          </table:table-cell>
          <table:table-cell table:style-name="ce18" office:value-type="float" office:value="14.3297108353995" calcext:value-type="float">
            <text:p>14.3297108354</text:p>
          </table:table-cell>
          <table:table-cell table:style-name="ce18" office:value-type="float" office:value="14.517583031103" calcext:value-type="float">
            <text:p>14.5175830311</text:p>
          </table:table-cell>
          <table:table-cell table:style-name="ce18" office:value-type="float" office:value="13.6607242676759" calcext:value-type="float">
            <text:p>13.6607242677</text:p>
          </table:table-cell>
          <table:table-cell table:style-name="ce18" office:value-type="float" office:value="13.3240707359084" calcext:value-type="float">
            <text:p>13.3240707359</text:p>
          </table:table-cell>
          <table:table-cell table:style-name="ce18" office:value-type="float" office:value="75.2804344372342" calcext:value-type="float">
            <text:p>75.2804344372</text:p>
          </table:table-cell>
          <table:table-cell table:formula="of:=SUM([.D22:.Z22])" office:value-type="float" office:value="741.711172164357" calcext:value-type="float">
            <text:p>741.7111721644</text:p>
          </table:table-cell>
          <table:table-cell table:style-name="ce29"/>
          <table:table-cell table:style-name="ce24" table:formula="of:=120 + ( -2*[.$B$16] + (RAND()*[.$B$16]*4))" office:value-type="float" office:value="108.86943538349" calcext:value-type="float">
            <text:p>108.8694353835</text:p>
          </table:table-cell>
          <table:table-cell table:style-name="ce29"/>
          <table:table-cell/>
          <table:table-cell table:style-name="Default" office:value-type="float" office:value="14" calcext:value-type="float">
            <text:p>14</text:p>
          </table:table-cell>
          <table:table-cell/>
          <table:table-cell table:style-name="Default"/>
          <table:table-cell table:number-columns-repeated="2"/>
          <table:table-cell table:style-name="ce18" table:number-columns-repeated="23"/>
          <table:table-cell/>
          <table:table-cell table:style-name="Default"/>
          <table:table-cell table:number-columns-repeated="96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8" office:value-type="float" office:value="149.163627696735" calcext:value-type="float">
            <text:p>149.1636276967</text:p>
          </table:table-cell>
          <table:table-cell table:style-name="ce18" office:value-type="float" office:value="94.6074427147342" calcext:value-type="float">
            <text:p>94.6074427147</text:p>
          </table:table-cell>
          <table:table-cell table:style-name="ce18" office:value-type="float" office:value="67.9117897056473" calcext:value-type="float">
            <text:p>67.9117897056</text:p>
          </table:table-cell>
          <table:table-cell table:style-name="ce18" office:value-type="float" office:value="51.7921692776791" calcext:value-type="float">
            <text:p>51.7921692777</text:p>
          </table:table-cell>
          <table:table-cell table:style-name="ce18" office:value-type="float" office:value="36.2749482671565" calcext:value-type="float">
            <text:p>36.2749482672</text:p>
          </table:table-cell>
          <table:table-cell table:style-name="ce18" office:value-type="float" office:value="30.5869159324403" calcext:value-type="float">
            <text:p>30.5869159324</text:p>
          </table:table-cell>
          <table:table-cell table:style-name="ce18" office:value-type="float" office:value="22.387876574222" calcext:value-type="float">
            <text:p>22.3878765742</text:p>
          </table:table-cell>
          <table:table-cell table:style-name="ce18" office:value-type="float" office:value="21.8727668594104" calcext:value-type="float">
            <text:p>21.8727668594</text:p>
          </table:table-cell>
          <table:table-cell table:style-name="ce18" office:value-type="float" office:value="18.8757382745754" calcext:value-type="float">
            <text:p>18.8757382746</text:p>
          </table:table-cell>
          <table:table-cell table:style-name="ce18" office:value-type="float" office:value="15.2080914582411" calcext:value-type="float">
            <text:p>15.2080914582</text:p>
          </table:table-cell>
          <table:table-cell table:style-name="ce18" office:value-type="float" office:value="16.0721568187662" calcext:value-type="float">
            <text:p>16.0721568188</text:p>
          </table:table-cell>
          <table:table-cell table:style-name="ce18" office:value-type="float" office:value="14.5115916853786" calcext:value-type="float">
            <text:p>14.5115916854</text:p>
          </table:table-cell>
          <table:table-cell table:style-name="ce18" office:value-type="float" office:value="15.9321965990606" calcext:value-type="float">
            <text:p>15.9321965991</text:p>
          </table:table-cell>
          <table:table-cell table:style-name="ce18" office:value-type="float" office:value="14.8543819795612" calcext:value-type="float">
            <text:p>14.8543819796</text:p>
          </table:table-cell>
          <table:table-cell table:style-name="ce18" office:value-type="float" office:value="14.9892753726108" calcext:value-type="float">
            <text:p>14.9892753726</text:p>
          </table:table-cell>
          <table:table-cell table:style-name="ce18" office:value-type="float" office:value="13.1885339143833" calcext:value-type="float">
            <text:p>13.1885339144</text:p>
          </table:table-cell>
          <table:table-cell table:style-name="ce18" office:value-type="float" office:value="14.6541261446828" calcext:value-type="float">
            <text:p>14.6541261447</text:p>
          </table:table-cell>
          <table:table-cell table:style-name="ce18" office:value-type="float" office:value="13.1585671734299" calcext:value-type="float">
            <text:p>13.1585671734</text:p>
          </table:table-cell>
          <table:table-cell table:style-name="ce18" office:value-type="float" office:value="13.470049432749" calcext:value-type="float">
            <text:p>13.4700494327</text:p>
          </table:table-cell>
          <table:table-cell table:style-name="ce18" office:value-type="float" office:value="14.2831131331098" calcext:value-type="float">
            <text:p>14.2831131331</text:p>
          </table:table-cell>
          <table:table-cell table:style-name="ce18" office:value-type="float" office:value="14.9701734924624" calcext:value-type="float">
            <text:p>14.9701734925</text:p>
          </table:table-cell>
          <table:table-cell table:style-name="ce18" office:value-type="float" office:value="14.0359766116515" calcext:value-type="float">
            <text:p>14.0359766117</text:p>
          </table:table-cell>
          <table:table-cell table:style-name="ce18" office:value-type="float" office:value="85.3125387936955" calcext:value-type="float">
            <text:p>85.3125387937</text:p>
          </table:table-cell>
          <table:table-cell table:formula="of:=SUM([.D23:.Z23])" office:value-type="float" office:value="768.114047912383" calcext:value-type="float">
            <text:p>768.1140479124</text:p>
          </table:table-cell>
          <table:table-cell table:style-name="ce29"/>
          <table:table-cell table:style-name="ce24" table:formula="of:=120 + ( -2*[.$B$16] + (RAND()*[.$B$16]*4))" office:value-type="float" office:value="123.062266062849" calcext:value-type="float">
            <text:p>123.0622660628</text:p>
          </table:table-cell>
          <table:table-cell table:style-name="ce29"/>
          <table:table-cell/>
          <table:table-cell table:style-name="Default" office:value-type="float" office:value="40" calcext:value-type="float">
            <text:p>40</text:p>
          </table:table-cell>
          <table:table-cell/>
          <table:table-cell table:style-name="Default"/>
          <table:table-cell table:number-columns-repeated="2"/>
          <table:table-cell table:style-name="ce18" table:number-columns-repeated="23"/>
          <table:table-cell/>
          <table:table-cell table:style-name="Default"/>
          <table:table-cell table:number-columns-repeated="96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560.068598321453" calcext:value-type="float">
            <text:p>560.0685983215</text:p>
          </table:table-cell>
          <table:table-cell table:style-name="ce18" office:value-type="float" office:value="431.278584874743" calcext:value-type="float">
            <text:p>431.2785848747</text:p>
          </table:table-cell>
          <table:table-cell table:style-name="ce18" office:value-type="float" office:value="329.351447140726" calcext:value-type="float">
            <text:p>329.3514471407</text:p>
          </table:table-cell>
          <table:table-cell table:style-name="ce18" office:value-type="float" office:value="241.503994939215" calcext:value-type="float">
            <text:p>241.5039949392</text:p>
          </table:table-cell>
          <table:table-cell table:style-name="ce18" office:value-type="float" office:value="176.330259394133" calcext:value-type="float">
            <text:p>176.3302593941</text:p>
          </table:table-cell>
          <table:table-cell table:style-name="ce18" office:value-type="float" office:value="121.746827205899" calcext:value-type="float">
            <text:p>121.7468272059</text:p>
          </table:table-cell>
          <table:table-cell table:style-name="ce18" office:value-type="float" office:value="102.93501815322" calcext:value-type="float">
            <text:p>102.9350181532</text:p>
          </table:table-cell>
          <table:table-cell table:style-name="ce18" office:value-type="float" office:value="71.7402571416682" calcext:value-type="float">
            <text:p>71.7402571417</text:p>
          </table:table-cell>
          <table:table-cell table:style-name="ce18" office:value-type="float" office:value="57.3093820746041" calcext:value-type="float">
            <text:p>57.3093820746</text:p>
          </table:table-cell>
          <table:table-cell table:style-name="ce18" office:value-type="float" office:value="48.9210698925461" calcext:value-type="float">
            <text:p>48.9210698925</text:p>
          </table:table-cell>
          <table:table-cell table:style-name="ce18" office:value-type="float" office:value="36.2033602547499" calcext:value-type="float">
            <text:p>36.2033602547</text:p>
          </table:table-cell>
          <table:table-cell table:style-name="ce18" office:value-type="float" office:value="29.1114367156562" calcext:value-type="float">
            <text:p>29.1114367157</text:p>
          </table:table-cell>
          <table:table-cell table:style-name="ce18" office:value-type="float" office:value="23.6478118942038" calcext:value-type="float">
            <text:p>23.6478118942</text:p>
          </table:table-cell>
          <table:table-cell table:style-name="ce18" office:value-type="float" office:value="26.1466663082464" calcext:value-type="float">
            <text:p>26.1466663082</text:p>
          </table:table-cell>
          <table:table-cell table:style-name="ce18" office:value-type="float" office:value="17.2923344976084" calcext:value-type="float">
            <text:p>17.2923344976</text:p>
          </table:table-cell>
          <table:table-cell table:style-name="ce18" office:value-type="float" office:value="20.3052637086707" calcext:value-type="float">
            <text:p>20.3052637087</text:p>
          </table:table-cell>
          <table:table-cell table:style-name="ce18" office:value-type="float" office:value="19.0260686177872" calcext:value-type="float">
            <text:p>19.0260686178</text:p>
          </table:table-cell>
          <table:table-cell table:style-name="ce18" office:value-type="float" office:value="16.0319962511886" calcext:value-type="float">
            <text:p>16.0319962512</text:p>
          </table:table-cell>
          <table:table-cell table:style-name="ce18" office:value-type="float" office:value="16.8947481960348" calcext:value-type="float">
            <text:p>16.894748196</text:p>
          </table:table-cell>
          <table:table-cell table:style-name="ce18" office:value-type="float" office:value="15.3543385334573" calcext:value-type="float">
            <text:p>15.3543385335</text:p>
          </table:table-cell>
          <table:table-cell table:style-name="ce18" office:value-type="float" office:value="16.0845734531451" calcext:value-type="float">
            <text:p>16.0845734531</text:p>
          </table:table-cell>
          <table:table-cell table:style-name="ce18" office:value-type="float" office:value="15.4298459710017" calcext:value-type="float">
            <text:p>15.429845971</text:p>
          </table:table-cell>
          <table:table-cell table:style-name="ce18" office:value-type="float" office:value="386.858142620279" calcext:value-type="float">
            <text:p>386.8581426203</text:p>
          </table:table-cell>
          <table:table-cell table:formula="of:=SUM([.D24:.Z24])" office:value-type="float" office:value="2779.57202616024" calcext:value-type="float">
            <text:p>2779.5720261602</text:p>
          </table:table-cell>
          <table:table-cell table:formula="of:=AVERAGE([.AA24:.AA27])" office:value-type="float" office:value="2785.59121959567" calcext:value-type="float">
            <text:p>2785.5912195957</text:p>
          </table:table-cell>
          <table:table-cell table:style-name="ce24" table:formula="of:=400 + ( -2*[.$B$16] + (RAND()*[.$B$16]*4))" office:value-type="float" office:value="399.107820776192" calcext:value-type="float">
            <text:p>399.1078207762</text:p>
          </table:table-cell>
          <table:table-cell table:formula="of:=AVERAGE([.AC24:.AC27])" office:value-type="float" office:value="396.060404738268" calcext:value-type="float">
            <text:p>396.0604047383</text:p>
          </table:table-cell>
          <table:table-cell office:value-type="float" office:value="18" calcext:value-type="float">
            <text:p>18</text:p>
          </table:table-cell>
          <table:table-cell table:style-name="ce33" office:value-type="float" office:value="0.5" calcext:value-type="float">
            <text:p>0.5</text:p>
          </table:table-cell>
          <table:table-cell/>
          <table:table-cell table:style-name="Default"/>
          <table:table-cell table:number-columns-repeated="2"/>
          <table:table-cell table:style-name="ce18" table:number-columns-repeated="23"/>
          <table:table-cell table:number-columns-repeated="96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8" office:value-type="float" office:value="627.890345426525" calcext:value-type="float">
            <text:p>627.8903454265</text:p>
          </table:table-cell>
          <table:table-cell table:style-name="ce18" office:value-type="float" office:value="446.071247671986" calcext:value-type="float">
            <text:p>446.071247672</text:p>
          </table:table-cell>
          <table:table-cell table:style-name="ce18" office:value-type="float" office:value="321.993380590912" calcext:value-type="float">
            <text:p>321.9933805909</text:p>
          </table:table-cell>
          <table:table-cell table:style-name="ce18" office:value-type="float" office:value="224.61136821926" calcext:value-type="float">
            <text:p>224.6113682193</text:p>
          </table:table-cell>
          <table:table-cell table:style-name="ce18" office:value-type="float" office:value="178.183249940742" calcext:value-type="float">
            <text:p>178.1832499407</text:p>
          </table:table-cell>
          <table:table-cell table:style-name="ce18" office:value-type="float" office:value="131.218520540807" calcext:value-type="float">
            <text:p>131.2185205408</text:p>
          </table:table-cell>
          <table:table-cell table:style-name="ce18" office:value-type="float" office:value="102.544392148842" calcext:value-type="float">
            <text:p>102.5443921488</text:p>
          </table:table-cell>
          <table:table-cell table:style-name="ce18" office:value-type="float" office:value="71.2156404570936" calcext:value-type="float">
            <text:p>71.2156404571</text:p>
          </table:table-cell>
          <table:table-cell table:style-name="ce18" office:value-type="float" office:value="61.3150482179779" calcext:value-type="float">
            <text:p>61.315048218</text:p>
          </table:table-cell>
          <table:table-cell table:style-name="ce18" office:value-type="float" office:value="50.903633615428" calcext:value-type="float">
            <text:p>50.9036336154</text:p>
          </table:table-cell>
          <table:table-cell table:style-name="ce18" office:value-type="float" office:value="40.5629056191462" calcext:value-type="float">
            <text:p>40.5629056191</text:p>
          </table:table-cell>
          <table:table-cell table:style-name="ce18" office:value-type="float" office:value="26.922688237117" calcext:value-type="float">
            <text:p>26.9226882371</text:p>
          </table:table-cell>
          <table:table-cell table:style-name="ce18" office:value-type="float" office:value="25.8670982513717" calcext:value-type="float">
            <text:p>25.8670982514</text:p>
          </table:table-cell>
          <table:table-cell table:style-name="ce18" office:value-type="float" office:value="21.4512717134185" calcext:value-type="float">
            <text:p>21.4512717134</text:p>
          </table:table-cell>
          <table:table-cell table:style-name="ce18" office:value-type="float" office:value="22.2109273609546" calcext:value-type="float">
            <text:p>22.210927361</text:p>
          </table:table-cell>
          <table:table-cell table:style-name="ce18" office:value-type="float" office:value="15.7254623141475" calcext:value-type="float">
            <text:p>15.7254623141</text:p>
          </table:table-cell>
          <table:table-cell table:style-name="ce18" office:value-type="float" office:value="17.7286213377485" calcext:value-type="float">
            <text:p>17.7286213377</text:p>
          </table:table-cell>
          <table:table-cell table:style-name="ce18" office:value-type="float" office:value="15.1812705015198" calcext:value-type="float">
            <text:p>15.1812705015</text:p>
          </table:table-cell>
          <table:table-cell table:style-name="ce18" office:value-type="float" office:value="15.6380574004767" calcext:value-type="float">
            <text:p>15.6380574005</text:p>
          </table:table-cell>
          <table:table-cell table:style-name="ce18" office:value-type="float" office:value="15.4461917143378" calcext:value-type="float">
            <text:p>15.4461917143</text:p>
          </table:table-cell>
          <table:table-cell table:style-name="ce18" office:value-type="float" office:value="14.3165354426637" calcext:value-type="float">
            <text:p>14.3165354427</text:p>
          </table:table-cell>
          <table:table-cell table:style-name="ce18" office:value-type="float" office:value="12.9204539782668" calcext:value-type="float">
            <text:p>12.9204539783</text:p>
          </table:table-cell>
          <table:table-cell table:style-name="ce18" office:value-type="float" office:value="349.633397770263" calcext:value-type="float">
            <text:p>349.6333977703</text:p>
          </table:table-cell>
          <table:table-cell table:style-name="ce24" table:formula="of:=SUM([.D25:.Z25])" office:value-type="float" office:value="2809.55170847101" calcext:value-type="float">
            <text:p>2809.551708471</text:p>
          </table:table-cell>
          <table:table-cell table:style-name="ce29"/>
          <table:table-cell table:style-name="ce24" table:formula="of:=400 + ( -2*[.$B$16] + (RAND()*[.$B$16]*4))" office:value-type="float" office:value="393.023026798788" calcext:value-type="float">
            <text:p>393.0230267988</text:p>
          </table:table-cell>
          <table:table-cell table:style-name="ce29"/>
          <table:table-cell/>
          <table:table-cell table:style-name="Default" office:value-type="float" office:value="0.32" calcext:value-type="float">
            <text:p>0.32</text:p>
          </table:table-cell>
          <table:table-cell/>
          <table:table-cell table:style-name="Default"/>
          <table:table-cell table:number-columns-repeated="2"/>
          <table:table-cell table:style-name="ce18" table:number-columns-repeated="23"/>
          <table:table-cell/>
          <table:table-cell table:style-name="Default"/>
          <table:table-cell table:number-columns-repeated="96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8" office:value-type="float" office:value="615.533744792756" calcext:value-type="float">
            <text:p>615.5337447928</text:p>
          </table:table-cell>
          <table:table-cell table:style-name="ce18" office:value-type="float" office:value="423.448946704601" calcext:value-type="float">
            <text:p>423.4489467046</text:p>
          </table:table-cell>
          <table:table-cell table:style-name="ce18" office:value-type="float" office:value="312.423093805375" calcext:value-type="float">
            <text:p>312.4230938054</text:p>
          </table:table-cell>
          <table:table-cell table:style-name="ce18" office:value-type="float" office:value="234.666804106492" calcext:value-type="float">
            <text:p>234.6668041065</text:p>
          </table:table-cell>
          <table:table-cell table:style-name="ce18" office:value-type="float" office:value="175.542348897692" calcext:value-type="float">
            <text:p>175.5423488977</text:p>
          </table:table-cell>
          <table:table-cell table:style-name="ce18" office:value-type="float" office:value="133.250276991579" calcext:value-type="float">
            <text:p>133.2502769916</text:p>
          </table:table-cell>
          <table:table-cell table:style-name="ce18" office:value-type="float" office:value="97.7691625712619" calcext:value-type="float">
            <text:p>97.7691625713</text:p>
          </table:table-cell>
          <table:table-cell table:style-name="ce18" office:value-type="float" office:value="79.7101708024986" calcext:value-type="float">
            <text:p>79.7101708025</text:p>
          </table:table-cell>
          <table:table-cell table:style-name="ce18" office:value-type="float" office:value="63.0325215218414" calcext:value-type="float">
            <text:p>63.0325215218</text:p>
          </table:table-cell>
          <table:table-cell table:style-name="ce18" office:value-type="float" office:value="45.6991965943808" calcext:value-type="float">
            <text:p>45.6991965944</text:p>
          </table:table-cell>
          <table:table-cell table:style-name="ce18" office:value-type="float" office:value="34.8709880825903" calcext:value-type="float">
            <text:p>34.8709880826</text:p>
          </table:table-cell>
          <table:table-cell table:style-name="ce18" office:value-type="float" office:value="34.0998610847861" calcext:value-type="float">
            <text:p>34.0998610848</text:p>
          </table:table-cell>
          <table:table-cell table:style-name="ce18" office:value-type="float" office:value="28.6231503408909" calcext:value-type="float">
            <text:p>28.6231503409</text:p>
          </table:table-cell>
          <table:table-cell table:style-name="ce18" office:value-type="float" office:value="20.4467678519755" calcext:value-type="float">
            <text:p>20.446767852</text:p>
          </table:table-cell>
          <table:table-cell table:style-name="ce18" office:value-type="float" office:value="19.6798785240318" calcext:value-type="float">
            <text:p>19.679878524</text:p>
          </table:table-cell>
          <table:table-cell table:style-name="ce18" office:value-type="float" office:value="16.0934878775539" calcext:value-type="float">
            <text:p>16.0934878776</text:p>
          </table:table-cell>
          <table:table-cell table:style-name="ce18" office:value-type="float" office:value="15.8298687756913" calcext:value-type="float">
            <text:p>15.8298687757</text:p>
          </table:table-cell>
          <table:table-cell table:style-name="ce18" office:value-type="float" office:value="14.1899708684495" calcext:value-type="float">
            <text:p>14.1899708684</text:p>
          </table:table-cell>
          <table:table-cell table:style-name="ce18" office:value-type="float" office:value="17.2735073278977" calcext:value-type="float">
            <text:p>17.2735073279</text:p>
          </table:table-cell>
          <table:table-cell table:style-name="ce18" office:value-type="float" office:value="15.6591361861668" calcext:value-type="float">
            <text:p>15.6591361862</text:p>
          </table:table-cell>
          <table:table-cell table:style-name="ce18" office:value-type="float" office:value="17.126008115381" calcext:value-type="float">
            <text:p>17.1260081154</text:p>
          </table:table-cell>
          <table:table-cell table:style-name="ce18" office:value-type="float" office:value="12.983927083424" calcext:value-type="float">
            <text:p>12.9839270834</text:p>
          </table:table-cell>
          <table:table-cell table:style-name="ce18" office:value-type="float" office:value="367.173553567149" calcext:value-type="float">
            <text:p>367.1735535671</text:p>
          </table:table-cell>
          <table:table-cell table:formula="of:=SUM([.D26:.Z26])" office:value-type="float" office:value="2795.12637247446" calcext:value-type="float">
            <text:p>2795.1263724745</text:p>
          </table:table-cell>
          <table:table-cell table:style-name="ce29"/>
          <table:table-cell table:style-name="ce24" table:formula="of:=400 + ( -2*[.$B$16] + (RAND()*[.$B$16]*4))" office:value-type="float" office:value="383.919258682958" calcext:value-type="float">
            <text:p>383.919258683</text:p>
          </table:table-cell>
          <table:table-cell table:style-name="ce29"/>
          <table:table-cell/>
          <table:table-cell table:style-name="Default" office:value-type="float" office:value="14" calcext:value-type="float">
            <text:p>14</text:p>
          </table:table-cell>
          <table:table-cell/>
          <table:table-cell table:style-name="Default"/>
          <table:table-cell table:number-columns-repeated="2"/>
          <table:table-cell table:style-name="ce18" table:number-columns-repeated="23"/>
          <table:table-cell/>
          <table:table-cell table:style-name="Default"/>
          <table:table-cell table:number-columns-repeated="96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8" office:value-type="float" office:value="577.048303566381" calcext:value-type="float">
            <text:p>577.0483035664</text:p>
          </table:table-cell>
          <table:table-cell table:style-name="ce18" office:value-type="float" office:value="433.551754716942" calcext:value-type="float">
            <text:p>433.5517547169</text:p>
          </table:table-cell>
          <table:table-cell table:style-name="ce18" office:value-type="float" office:value="327.845083463497" calcext:value-type="float">
            <text:p>327.8450834635</text:p>
          </table:table-cell>
          <table:table-cell table:style-name="ce18" office:value-type="float" office:value="230.06767962518" calcext:value-type="float">
            <text:p>230.0676796252</text:p>
          </table:table-cell>
          <table:table-cell table:style-name="ce18" office:value-type="float" office:value="178.884236594563" calcext:value-type="float">
            <text:p>178.8842365946</text:p>
          </table:table-cell>
          <table:table-cell table:style-name="ce18" office:value-type="float" office:value="128.23426941957" calcext:value-type="float">
            <text:p>128.2342694196</text:p>
          </table:table-cell>
          <table:table-cell table:style-name="ce18" office:value-type="float" office:value="95.0923458388885" calcext:value-type="float">
            <text:p>95.0923458389</text:p>
          </table:table-cell>
          <table:table-cell table:style-name="ce18" office:value-type="float" office:value="74.1553355571286" calcext:value-type="float">
            <text:p>74.1553355571</text:p>
          </table:table-cell>
          <table:table-cell table:style-name="ce18" office:value-type="float" office:value="54.7423227519546" calcext:value-type="float">
            <text:p>54.742322752</text:p>
          </table:table-cell>
          <table:table-cell table:style-name="ce18" office:value-type="float" office:value="44.9688865282282" calcext:value-type="float">
            <text:p>44.9688865282</text:p>
          </table:table-cell>
          <table:table-cell table:style-name="ce18" office:value-type="float" office:value="40.809793425075" calcext:value-type="float">
            <text:p>40.8097934251</text:p>
          </table:table-cell>
          <table:table-cell table:style-name="ce18" office:value-type="float" office:value="33.4814117486249" calcext:value-type="float">
            <text:p>33.4814117486</text:p>
          </table:table-cell>
          <table:table-cell table:style-name="ce18" office:value-type="float" office:value="26.8562925237213" calcext:value-type="float">
            <text:p>26.8562925237</text:p>
          </table:table-cell>
          <table:table-cell table:style-name="ce18" office:value-type="float" office:value="25.9478555462703" calcext:value-type="float">
            <text:p>25.9478555463</text:p>
          </table:table-cell>
          <table:table-cell table:style-name="ce18" office:value-type="float" office:value="17.1472970158391" calcext:value-type="float">
            <text:p>17.1472970158</text:p>
          </table:table-cell>
          <table:table-cell table:style-name="ce18" office:value-type="float" office:value="19.5939434579949" calcext:value-type="float">
            <text:p>19.593943458</text:p>
          </table:table-cell>
          <table:table-cell table:style-name="ce18" office:value-type="float" office:value="19.2270885656553" calcext:value-type="float">
            <text:p>19.2270885657</text:p>
          </table:table-cell>
          <table:table-cell table:style-name="ce18" office:value-type="float" office:value="18.2338183604613" calcext:value-type="float">
            <text:p>18.2338183605</text:p>
          </table:table-cell>
          <table:table-cell table:style-name="ce18" office:value-type="float" office:value="14.7396862410189" calcext:value-type="float">
            <text:p>14.739686241</text:p>
          </table:table-cell>
          <table:table-cell table:style-name="ce18" office:value-type="float" office:value="14.8657870626358" calcext:value-type="float">
            <text:p>14.8657870626</text:p>
          </table:table-cell>
          <table:table-cell table:style-name="ce18" office:value-type="float" office:value="16.9824083575814" calcext:value-type="float">
            <text:p>16.9824083576</text:p>
          </table:table-cell>
          <table:table-cell table:style-name="ce18" office:value-type="float" office:value="15.5339105890406" calcext:value-type="float">
            <text:p>15.533910589</text:p>
          </table:table-cell>
          <table:table-cell table:style-name="ce18" office:value-type="float" office:value="350.105260320739" calcext:value-type="float">
            <text:p>350.1052603207</text:p>
          </table:table-cell>
          <table:table-cell table:formula="of:=SUM([.D27:.Z27])" office:value-type="float" office:value="2758.11477127699" calcext:value-type="float">
            <text:p>2758.114771277</text:p>
          </table:table-cell>
          <table:table-cell table:style-name="ce29"/>
          <table:table-cell table:style-name="ce24" table:formula="of:=400 + ( -2*[.$B$16] + (RAND()*[.$B$16]*4))" office:value-type="float" office:value="408.191512695132" calcext:value-type="float">
            <text:p>408.1915126951</text:p>
          </table:table-cell>
          <table:table-cell table:style-name="ce29"/>
          <table:table-cell/>
          <table:table-cell table:style-name="Default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2"/>
          <table:table-cell table:style-name="ce18" table:number-columns-repeated="23"/>
          <table:table-cell/>
          <table:table-cell table:style-name="Default"/>
          <table:table-cell table:number-columns-repeated="963"/>
        </table:table-row>
        <table:table-row table:style-name="ro1">
          <table:table-cell office:value-type="string" calcext:value-type="string">
            <text:p>MPT only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85836.8951622287" calcext:value-type="float">
            <text:p>85836.8951622287</text:p>
          </table:table-cell>
          <table:table-cell table:style-name="Default" office:value-type="float" office:value="85398.5120416743" calcext:value-type="float">
            <text:p>85398.5120416743</text:p>
          </table:table-cell>
          <table:table-cell table:style-name="Default" office:value-type="float" office:value="75700.425951922" calcext:value-type="float">
            <text:p>75700.425951922</text:p>
          </table:table-cell>
          <table:table-cell table:style-name="Default" office:value-type="float" office:value="68761.0156774245" calcext:value-type="float">
            <text:p>68761.0156774245</text:p>
          </table:table-cell>
          <table:table-cell table:style-name="Default" office:value-type="float" office:value="64279.1267035635" calcext:value-type="float">
            <text:p>64279.1267035635</text:p>
          </table:table-cell>
          <table:table-cell table:style-name="Default" office:value-type="float" office:value="59391.452643707" calcext:value-type="float">
            <text:p>59391.452643707</text:p>
          </table:table-cell>
          <table:table-cell table:style-name="Default" office:value-type="float" office:value="53158.328915588" calcext:value-type="float">
            <text:p>53158.328915588</text:p>
          </table:table-cell>
          <table:table-cell table:style-name="Default" office:value-type="float" office:value="48071.735572273" calcext:value-type="float">
            <text:p>48071.735572273</text:p>
          </table:table-cell>
          <table:table-cell table:style-name="Default" office:value-type="float" office:value="44633.3036374624" calcext:value-type="float">
            <text:p>44633.3036374624</text:p>
          </table:table-cell>
          <table:table-cell table:style-name="Default" office:value-type="float" office:value="40062.1111911359" calcext:value-type="float">
            <text:p>40062.1111911359</text:p>
          </table:table-cell>
          <table:table-cell table:style-name="Default" office:value-type="float" office:value="36070.6654414467" calcext:value-type="float">
            <text:p>36070.6654414467</text:p>
          </table:table-cell>
          <table:table-cell table:style-name="Default" office:value-type="float" office:value="32189.6196701844" calcext:value-type="float">
            <text:p>32189.6196701844</text:p>
          </table:table-cell>
          <table:table-cell table:style-name="Default" office:value-type="float" office:value="28166.1089816352" calcext:value-type="float">
            <text:p>28166.1089816352</text:p>
          </table:table-cell>
          <table:table-cell table:style-name="Default" office:value-type="float" office:value="24758.8985337816" calcext:value-type="float">
            <text:p>24758.8985337816</text:p>
          </table:table-cell>
          <table:table-cell table:style-name="Default" office:value-type="float" office:value="21924.9458649165" calcext:value-type="float">
            <text:p>21924.9458649165</text:p>
          </table:table-cell>
          <table:table-cell table:style-name="Default" office:value-type="float" office:value="19496.5054759633" calcext:value-type="float">
            <text:p>19496.5054759633</text:p>
          </table:table-cell>
          <table:table-cell table:style-name="Default" office:value-type="float" office:value="16871.0783391153" calcext:value-type="float">
            <text:p>16871.0783391153</text:p>
          </table:table-cell>
          <table:table-cell table:style-name="Default" office:value-type="float" office:value="14691.6535474188" calcext:value-type="float">
            <text:p>14691.6535474188</text:p>
          </table:table-cell>
          <table:table-cell table:style-name="Default" office:value-type="float" office:value="12995.2031331603" calcext:value-type="float">
            <text:p>12995.2031331603</text:p>
          </table:table-cell>
          <table:table-cell table:style-name="Default" office:value-type="float" office:value="11064.6412931196" calcext:value-type="float">
            <text:p>11064.6412931196</text:p>
          </table:table-cell>
          <table:table-cell table:style-name="Default" office:value-type="float" office:value="9794.76320051014" calcext:value-type="float">
            <text:p>9794.7632005101</text:p>
          </table:table-cell>
          <table:table-cell table:style-name="Default" office:value-type="float" office:value="8952.60563143374" calcext:value-type="float">
            <text:p>8952.6056314337</text:p>
          </table:table-cell>
          <table:table-cell table:style-name="Default" office:value-type="float" office:value="81621.6207517" calcext:value-type="float">
            <text:p>81621.6207517</text:p>
          </table:table-cell>
          <table:table-cell table:formula="of:=SUM([.D28:.Z28])" office:value-type="float" office:value="943891.217361365" calcext:value-type="float">
            <text:p>943891.217361365</text:p>
          </table:table-cell>
          <table:table-cell table:formula="of:=AVERAGE([.AA28:.AA31])" office:value-type="float" office:value="944876.542644534" calcext:value-type="float">
            <text:p>944876.542644534</text:p>
          </table:table-cell>
          <table:table-cell office:value-type="string" calcext:value-type="string">
            <text:p>-</text:p>
          </table:table-cell>
          <table:table-cell table:formula="of:=AVERAGE([.AC28:.AC31])" office:value-type="string" office:string-value="" calcext:value-type="error">
            <text:p>#DIV/0!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140" calcext:value-type="float">
            <text:p>140</text:p>
          </table:table-cell>
          <table:table-cell/>
          <table:table-cell table:style-name="Default"/>
          <table:table-cell table:number-columns-repeated="2"/>
          <table:table-cell table:style-name="Default" table:number-columns-repeated="23"/>
          <table:table-cell table:number-columns-repeated="96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office:value-type="float" office:value="88900.9462185524" calcext:value-type="float">
            <text:p>88900.9462185524</text:p>
          </table:table-cell>
          <table:table-cell table:style-name="Default" office:value-type="float" office:value="80324.7725757153" calcext:value-type="float">
            <text:p>80324.7725757153</text:p>
          </table:table-cell>
          <table:table-cell table:style-name="Default" office:value-type="float" office:value="77500.6057374503" calcext:value-type="float">
            <text:p>77500.6057374503</text:p>
          </table:table-cell>
          <table:table-cell table:style-name="Default" office:value-type="float" office:value="71111.2744367068" calcext:value-type="float">
            <text:p>71111.2744367068</text:p>
          </table:table-cell>
          <table:table-cell table:style-name="Default" office:value-type="float" office:value="63622.3329946141" calcext:value-type="float">
            <text:p>63622.3329946141</text:p>
          </table:table-cell>
          <table:table-cell table:style-name="Default" office:value-type="float" office:value="59746.8923937432" calcext:value-type="float">
            <text:p>59746.8923937432</text:p>
          </table:table-cell>
          <table:table-cell table:style-name="Default" office:value-type="float" office:value="52943.0201380105" calcext:value-type="float">
            <text:p>52943.0201380105</text:p>
          </table:table-cell>
          <table:table-cell table:style-name="Default" office:value-type="float" office:value="48547.7614810238" calcext:value-type="float">
            <text:p>48547.7614810238</text:p>
          </table:table-cell>
          <table:table-cell table:style-name="Default" office:value-type="float" office:value="43530.0802438129" calcext:value-type="float">
            <text:p>43530.0802438129</text:p>
          </table:table-cell>
          <table:table-cell table:style-name="Default" office:value-type="float" office:value="39342.4294257807" calcext:value-type="float">
            <text:p>39342.4294257807</text:p>
          </table:table-cell>
          <table:table-cell table:style-name="Default" office:value-type="float" office:value="35462.1861219534" calcext:value-type="float">
            <text:p>35462.1861219534</text:p>
          </table:table-cell>
          <table:table-cell table:style-name="Default" office:value-type="float" office:value="31780.2573519214" calcext:value-type="float">
            <text:p>31780.2573519214</text:p>
          </table:table-cell>
          <table:table-cell table:style-name="Default" office:value-type="float" office:value="28158.1826768673" calcext:value-type="float">
            <text:p>28158.1826768673</text:p>
          </table:table-cell>
          <table:table-cell table:style-name="Default" office:value-type="float" office:value="25376.8804886062" calcext:value-type="float">
            <text:p>25376.8804886062</text:p>
          </table:table-cell>
          <table:table-cell table:style-name="Default" office:value-type="float" office:value="21855.7496695702" calcext:value-type="float">
            <text:p>21855.7496695702</text:p>
          </table:table-cell>
          <table:table-cell table:style-name="Default" office:value-type="float" office:value="19653.582460244" calcext:value-type="float">
            <text:p>19653.582460244</text:p>
          </table:table-cell>
          <table:table-cell table:style-name="Default" office:value-type="float" office:value="16835.8504120445" calcext:value-type="float">
            <text:p>16835.8504120445</text:p>
          </table:table-cell>
          <table:table-cell table:style-name="Default" office:value-type="float" office:value="14560.6928719203" calcext:value-type="float">
            <text:p>14560.6928719203</text:p>
          </table:table-cell>
          <table:table-cell table:style-name="Default" office:value-type="float" office:value="12993.42207871" calcext:value-type="float">
            <text:p>12993.42207871</text:p>
          </table:table-cell>
          <table:table-cell table:style-name="Default" office:value-type="float" office:value="11369.1021072415" calcext:value-type="float">
            <text:p>11369.1021072415</text:p>
          </table:table-cell>
          <table:table-cell table:style-name="Default" office:value-type="float" office:value="10253.5490112626" calcext:value-type="float">
            <text:p>10253.5490112626</text:p>
          </table:table-cell>
          <table:table-cell table:style-name="Default" office:value-type="float" office:value="9291.81612505726" calcext:value-type="float">
            <text:p>9291.8161250573</text:p>
          </table:table-cell>
          <table:table-cell table:style-name="Default" office:value-type="float" office:value="77823.2496364954" calcext:value-type="float">
            <text:p>77823.2496364954</text:p>
          </table:table-cell>
          <table:table-cell table:formula="of:=SUM([.D29:.Z29])" office:value-type="float" office:value="940984.636657304" calcext:value-type="float">
            <text:p>940984.636657304</text:p>
          </table:table-cell>
          <table:table-cell table:style-name="ce29"/>
          <table:table-cell office:value-type="string" calcext:value-type="string">
            <text:p>-</text:p>
          </table:table-cell>
          <table:table-cell table:style-name="ce29"/>
          <table:table-cell/>
          <table:table-cell table:style-name="Default" office:value-type="float" office:value="600" calcext:value-type="float">
            <text:p>600</text:p>
          </table:table-cell>
          <table:table-cell/>
          <table:table-cell table:style-name="Default"/>
          <table:table-cell table:number-columns-repeated="2"/>
          <table:table-cell table:style-name="Default" table:number-columns-repeated="23"/>
          <table:table-cell/>
          <table:table-cell table:style-name="Default"/>
          <table:table-cell table:number-columns-repeated="96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Default" office:value-type="float" office:value="88373.6368775405" calcext:value-type="float">
            <text:p>88373.6368775405</text:p>
          </table:table-cell>
          <table:table-cell table:style-name="Default" office:value-type="float" office:value="85133.9340003159" calcext:value-type="float">
            <text:p>85133.9340003159</text:p>
          </table:table-cell>
          <table:table-cell table:style-name="Default" office:value-type="float" office:value="76832.2913359374" calcext:value-type="float">
            <text:p>76832.2913359374</text:p>
          </table:table-cell>
          <table:table-cell table:style-name="Default" office:value-type="float" office:value="70567.4922570241" calcext:value-type="float">
            <text:p>70567.4922570241</text:p>
          </table:table-cell>
          <table:table-cell table:style-name="Default" office:value-type="float" office:value="64006.1346121916" calcext:value-type="float">
            <text:p>64006.1346121916</text:p>
          </table:table-cell>
          <table:table-cell table:style-name="Default" office:value-type="float" office:value="59564.2269810929" calcext:value-type="float">
            <text:p>59564.2269810929</text:p>
          </table:table-cell>
          <table:table-cell table:style-name="Default" office:value-type="float" office:value="53673.6101112471" calcext:value-type="float">
            <text:p>53673.6101112471</text:p>
          </table:table-cell>
          <table:table-cell table:style-name="Default" office:value-type="float" office:value="48310.1001570461" calcext:value-type="float">
            <text:p>48310.1001570461</text:p>
          </table:table-cell>
          <table:table-cell table:style-name="Default" office:value-type="float" office:value="44602.2661261384" calcext:value-type="float">
            <text:p>44602.2661261384</text:p>
          </table:table-cell>
          <table:table-cell table:style-name="Default" office:value-type="float" office:value="40304.0630103919" calcext:value-type="float">
            <text:p>40304.0630103919</text:p>
          </table:table-cell>
          <table:table-cell table:style-name="Default" office:value-type="float" office:value="35896.1793694263" calcext:value-type="float">
            <text:p>35896.1793694263</text:p>
          </table:table-cell>
          <table:table-cell table:style-name="Default" office:value-type="float" office:value="32040.9990368723" calcext:value-type="float">
            <text:p>32040.9990368723</text:p>
          </table:table-cell>
          <table:table-cell table:style-name="Default" office:value-type="float" office:value="28343.8783456058" calcext:value-type="float">
            <text:p>28343.8783456058</text:p>
          </table:table-cell>
          <table:table-cell table:style-name="Default" office:value-type="float" office:value="24658.8786529653" calcext:value-type="float">
            <text:p>24658.8786529653</text:p>
          </table:table-cell>
          <table:table-cell table:style-name="Default" office:value-type="float" office:value="21936.3578402914" calcext:value-type="float">
            <text:p>21936.3578402914</text:p>
          </table:table-cell>
          <table:table-cell table:style-name="Default" office:value-type="float" office:value="19119.5920506961" calcext:value-type="float">
            <text:p>19119.5920506961</text:p>
          </table:table-cell>
          <table:table-cell table:style-name="Default" office:value-type="float" office:value="16844.6698986693" calcext:value-type="float">
            <text:p>16844.6698986693</text:p>
          </table:table-cell>
          <table:table-cell table:style-name="Default" office:value-type="float" office:value="14678.2213512755" calcext:value-type="float">
            <text:p>14678.2213512755</text:p>
          </table:table-cell>
          <table:table-cell table:style-name="Default" office:value-type="float" office:value="12900.3581589544" calcext:value-type="float">
            <text:p>12900.3581589544</text:p>
          </table:table-cell>
          <table:table-cell table:style-name="Default" office:value-type="float" office:value="11165.4313699342" calcext:value-type="float">
            <text:p>11165.4313699342</text:p>
          </table:table-cell>
          <table:table-cell table:style-name="Default" office:value-type="float" office:value="10099.2012472409" calcext:value-type="float">
            <text:p>10099.2012472409</text:p>
          </table:table-cell>
          <table:table-cell table:style-name="Default" office:value-type="float" office:value="9248.76208823752" calcext:value-type="float">
            <text:p>9248.7620882375</text:p>
          </table:table-cell>
          <table:table-cell table:style-name="Default" office:value-type="float" office:value="79814.4345449032" calcext:value-type="float">
            <text:p>79814.4345449032</text:p>
          </table:table-cell>
          <table:table-cell table:formula="of:=SUM([.D30:.Z30])" office:value-type="float" office:value="948114.719423998" calcext:value-type="float">
            <text:p>948114.719423998</text:p>
          </table:table-cell>
          <table:table-cell table:style-name="ce29"/>
          <table:table-cell office:value-type="string" calcext:value-type="string">
            <text:p>-</text:p>
          </table:table-cell>
          <table:table-cell table:style-name="ce29"/>
          <table:table-cell/>
          <table:table-cell table:style-name="Default" office:value-type="float" office:value="8300" calcext:value-type="float">
            <text:p>8300</text:p>
          </table:table-cell>
          <table:table-cell/>
          <table:table-cell table:style-name="Default"/>
          <table:table-cell table:number-columns-repeated="2"/>
          <table:table-cell table:style-name="Default" table:number-columns-repeated="23"/>
          <table:table-cell/>
          <table:table-cell table:style-name="Default"/>
          <table:table-cell table:number-columns-repeated="96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Default" office:value-type="float" office:value="88285.5923035933" calcext:value-type="float">
            <text:p>88285.5923035933</text:p>
          </table:table-cell>
          <table:table-cell table:style-name="Default" office:value-type="float" office:value="84942.1477033829" calcext:value-type="float">
            <text:p>84942.1477033829</text:p>
          </table:table-cell>
          <table:table-cell table:style-name="Default" office:value-type="float" office:value="74659.8128814459" calcext:value-type="float">
            <text:p>74659.8128814459</text:p>
          </table:table-cell>
          <table:table-cell table:style-name="Default" office:value-type="float" office:value="69737.5307207491" calcext:value-type="float">
            <text:p>69737.5307207491</text:p>
          </table:table-cell>
          <table:table-cell table:style-name="Default" office:value-type="float" office:value="64224.7241847452" calcext:value-type="float">
            <text:p>64224.7241847452</text:p>
          </table:table-cell>
          <table:table-cell table:style-name="Default" office:value-type="float" office:value="59093.2365548783" calcext:value-type="float">
            <text:p>59093.2365548783</text:p>
          </table:table-cell>
          <table:table-cell table:style-name="Default" office:value-type="float" office:value="53185.5068541724" calcext:value-type="float">
            <text:p>53185.5068541724</text:p>
          </table:table-cell>
          <table:table-cell table:style-name="Default" office:value-type="float" office:value="49198.2818999539" calcext:value-type="float">
            <text:p>49198.2818999539</text:p>
          </table:table-cell>
          <table:table-cell table:style-name="Default" office:value-type="float" office:value="44563.5705552447" calcext:value-type="float">
            <text:p>44563.5705552447</text:p>
          </table:table-cell>
          <table:table-cell table:style-name="Default" office:value-type="float" office:value="39727.778202379" calcext:value-type="float">
            <text:p>39727.778202379</text:p>
          </table:table-cell>
          <table:table-cell table:style-name="Default" office:value-type="float" office:value="35436.9591849849" calcext:value-type="float">
            <text:p>35436.9591849849</text:p>
          </table:table-cell>
          <table:table-cell table:style-name="Default" office:value-type="float" office:value="32172.3240955518" calcext:value-type="float">
            <text:p>32172.3240955518</text:p>
          </table:table-cell>
          <table:table-cell table:style-name="Default" office:value-type="float" office:value="28494.7780278975" calcext:value-type="float">
            <text:p>28494.7780278975</text:p>
          </table:table-cell>
          <table:table-cell table:style-name="Default" office:value-type="float" office:value="24802.6324472077" calcext:value-type="float">
            <text:p>24802.6324472077</text:p>
          </table:table-cell>
          <table:table-cell table:style-name="Default" office:value-type="float" office:value="21944.4899584901" calcext:value-type="float">
            <text:p>21944.4899584901</text:p>
          </table:table-cell>
          <table:table-cell table:style-name="Default" office:value-type="float" office:value="19144.3588982925" calcext:value-type="float">
            <text:p>19144.3588982925</text:p>
          </table:table-cell>
          <table:table-cell table:style-name="Default" office:value-type="float" office:value="17181.567727102" calcext:value-type="float">
            <text:p>17181.567727102</text:p>
          </table:table-cell>
          <table:table-cell table:style-name="Default" office:value-type="float" office:value="15054.1409065781" calcext:value-type="float">
            <text:p>15054.1409065781</text:p>
          </table:table-cell>
          <table:table-cell table:style-name="Default" office:value-type="float" office:value="12931.2590452382" calcext:value-type="float">
            <text:p>12931.2590452382</text:p>
          </table:table-cell>
          <table:table-cell table:style-name="Default" office:value-type="float" office:value="11466.7953049342" calcext:value-type="float">
            <text:p>11466.7953049342</text:p>
          </table:table-cell>
          <table:table-cell table:style-name="Default" office:value-type="float" office:value="10049.7672067683" calcext:value-type="float">
            <text:p>10049.7672067683</text:p>
          </table:table-cell>
          <table:table-cell table:style-name="Default" office:value-type="float" office:value="8770.74518638589" calcext:value-type="float">
            <text:p>8770.7451863859</text:p>
          </table:table-cell>
          <table:table-cell table:style-name="Default" office:value-type="float" office:value="81447.5972854932" calcext:value-type="float">
            <text:p>81447.5972854932</text:p>
          </table:table-cell>
          <table:table-cell table:formula="of:=SUM([.D31:.Z31])" office:value-type="float" office:value="946515.597135469" calcext:value-type="float">
            <text:p>946515.597135469</text:p>
          </table:table-cell>
          <table:table-cell table:style-name="ce29"/>
          <table:table-cell office:value-type="string" calcext:value-type="string">
            <text:p>-</text:p>
          </table:table-cell>
          <table:table-cell table:style-name="ce29"/>
          <table:table-cell/>
          <table:table-cell table:style-name="Default" office:value-type="float" office:value="1200" calcext:value-type="float">
            <text:p>1200</text:p>
          </table:table-cell>
          <table:table-cell/>
          <table:table-cell table:style-name="Default"/>
          <table:table-cell table:number-columns-repeated="2"/>
          <table:table-cell table:style-name="Default" table:number-columns-repeated="23"/>
          <table:table-cell/>
          <table:table-cell table:style-name="Default"/>
          <table:table-cell table:number-columns-repeated="96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827976.093600402" calcext:value-type="float">
            <text:p>827976.093600402</text:p>
          </table:table-cell>
          <table:table-cell table:style-name="ce18" office:value-type="float" office:value="695959.307297949" calcext:value-type="float">
            <text:p>695959.307297949</text:p>
          </table:table-cell>
          <table:table-cell table:style-name="ce18" office:value-type="float" office:value="589773.766323644" calcext:value-type="float">
            <text:p>589773.766323644</text:p>
          </table:table-cell>
          <table:table-cell table:style-name="ce18" office:value-type="float" office:value="559135.454553801" calcext:value-type="float">
            <text:p>559135.454553801</text:p>
          </table:table-cell>
          <table:table-cell table:style-name="ce18" office:value-type="float" office:value="413385.453999894" calcext:value-type="float">
            <text:p>413385.453999894</text:p>
          </table:table-cell>
          <table:table-cell table:style-name="ce18" office:value-type="float" office:value="479936.776114612" calcext:value-type="float">
            <text:p>479936.776114612</text:p>
          </table:table-cell>
          <table:table-cell table:style-name="ce18" office:value-type="float" office:value="363794.637749988" calcext:value-type="float">
            <text:p>363794.637749988</text:p>
          </table:table-cell>
          <table:table-cell table:style-name="ce18" office:value-type="float" office:value="369337.232106179" calcext:value-type="float">
            <text:p>369337.232106179</text:p>
          </table:table-cell>
          <table:table-cell table:style-name="ce18" office:value-type="float" office:value="280110.94548506" calcext:value-type="float">
            <text:p>280110.94548506</text:p>
          </table:table-cell>
          <table:table-cell table:style-name="ce18" office:value-type="float" office:value="264597.296468244" calcext:value-type="float">
            <text:p>264597.296468244</text:p>
          </table:table-cell>
          <table:table-cell table:style-name="ce18" office:value-type="float" office:value="258115.678409694" calcext:value-type="float">
            <text:p>258115.678409694</text:p>
          </table:table-cell>
          <table:table-cell table:style-name="ce18" office:value-type="float" office:value="200159.730679328" calcext:value-type="float">
            <text:p>200159.730679328</text:p>
          </table:table-cell>
          <table:table-cell table:style-name="ce18" office:value-type="float" office:value="169700.999589876" calcext:value-type="float">
            <text:p>169700.999589876</text:p>
          </table:table-cell>
          <table:table-cell table:style-name="ce18" office:value-type="float" office:value="142038.716391927" calcext:value-type="float">
            <text:p>142038.716391927</text:p>
          </table:table-cell>
          <table:table-cell table:style-name="ce18" office:value-type="float" office:value="105291.995073808" calcext:value-type="float">
            <text:p>105291.995073808</text:p>
          </table:table-cell>
          <table:table-cell table:style-name="ce18" office:value-type="float" office:value="78758.7239435798" calcext:value-type="float">
            <text:p>78758.7239435798</text:p>
          </table:table-cell>
          <table:table-cell table:style-name="ce18" office:value-type="float" office:value="75864.9380401669" calcext:value-type="float">
            <text:p>75864.9380401669</text:p>
          </table:table-cell>
          <table:table-cell table:style-name="ce18" office:value-type="float" office:value="76461.7217513912" calcext:value-type="float">
            <text:p>76461.7217513912</text:p>
          </table:table-cell>
          <table:table-cell table:style-name="ce18" office:value-type="float" office:value="27940.4468607875" calcext:value-type="float">
            <text:p>27940.4468607875</text:p>
          </table:table-cell>
          <table:table-cell table:style-name="ce18" office:value-type="float" office:value="18866.2135784318" calcext:value-type="float">
            <text:p>18866.2135784318</text:p>
          </table:table-cell>
          <table:table-cell table:style-name="ce18" office:value-type="float" office:value="17671.0647499029" calcext:value-type="float">
            <text:p>17671.0647499029</text:p>
          </table:table-cell>
          <table:table-cell table:style-name="ce18" office:value-type="float" office:value="37634.7672683111" calcext:value-type="float">
            <text:p>37634.7672683111</text:p>
          </table:table-cell>
          <table:table-cell table:style-name="ce18" office:value-type="float" office:value="478507.449021747" calcext:value-type="float">
            <text:p>478507.449021747</text:p>
          </table:table-cell>
          <table:table-cell table:formula="of:=SUM([.D32:.Z32])" office:value-type="float" office:value="6531019.40905872" calcext:value-type="float">
            <text:p>6531019.40905872</text:p>
          </table:table-cell>
          <table:table-cell table:formula="of:=AVERAGE([.AA32:.AA35])" office:value-type="float" office:value="6655978.40651924" calcext:value-type="float">
            <text:p>6655978.40651924</text:p>
          </table:table-cell>
          <table:table-cell office:value-type="string" calcext:value-type="string">
            <text:p>-</text:p>
          </table:table-cell>
          <table:table-cell table:formula="of:=AVERAGE([.AC32:.AC35])" office:value-type="string" office:string-value="" calcext:value-type="error">
            <text:p>#DIV/0!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Default"/>
          <table:table-cell table:number-columns-repeated="2"/>
          <table:table-cell table:style-name="ce18" table:number-columns-repeated="23"/>
          <table:table-cell table:number-columns-repeated="96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8" office:value-type="float" office:value="633775.059440421" calcext:value-type="float">
            <text:p>633775.059440421</text:p>
          </table:table-cell>
          <table:table-cell table:style-name="ce18" office:value-type="float" office:value="574194.647709723" calcext:value-type="float">
            <text:p>574194.647709723</text:p>
          </table:table-cell>
          <table:table-cell table:style-name="ce18" office:value-type="float" office:value="741624.344748021" calcext:value-type="float">
            <text:p>741624.344748021</text:p>
          </table:table-cell>
          <table:table-cell table:style-name="ce18" office:value-type="float" office:value="641498.311658236" calcext:value-type="float">
            <text:p>641498.311658236</text:p>
          </table:table-cell>
          <table:table-cell table:style-name="ce18" office:value-type="float" office:value="573560.956700027" calcext:value-type="float">
            <text:p>573560.956700027</text:p>
          </table:table-cell>
          <table:table-cell table:style-name="ce18" office:value-type="float" office:value="442469.948980069" calcext:value-type="float">
            <text:p>442469.948980069</text:p>
          </table:table-cell>
          <table:table-cell table:style-name="ce18" office:value-type="float" office:value="454363.444393694" calcext:value-type="float">
            <text:p>454363.444393694</text:p>
          </table:table-cell>
          <table:table-cell table:style-name="ce18" office:value-type="float" office:value="388569.598956777" calcext:value-type="float">
            <text:p>388569.598956777</text:p>
          </table:table-cell>
          <table:table-cell table:style-name="ce18" office:value-type="float" office:value="281608.172233309" calcext:value-type="float">
            <text:p>281608.172233309</text:p>
          </table:table-cell>
          <table:table-cell table:style-name="ce18" office:value-type="float" office:value="285781.235049009" calcext:value-type="float">
            <text:p>285781.235049009</text:p>
          </table:table-cell>
          <table:table-cell table:style-name="ce18" office:value-type="float" office:value="260206.196612867" calcext:value-type="float">
            <text:p>260206.196612867</text:p>
          </table:table-cell>
          <table:table-cell table:style-name="ce18" office:value-type="float" office:value="233987.010599219" calcext:value-type="float">
            <text:p>233987.010599219</text:p>
          </table:table-cell>
          <table:table-cell table:style-name="ce18" office:value-type="float" office:value="164529.458967049" calcext:value-type="float">
            <text:p>164529.458967049</text:p>
          </table:table-cell>
          <table:table-cell table:style-name="ce18" office:value-type="float" office:value="154871.933533447" calcext:value-type="float">
            <text:p>154871.933533447</text:p>
          </table:table-cell>
          <table:table-cell table:style-name="ce18" office:value-type="float" office:value="115034.69523567" calcext:value-type="float">
            <text:p>115034.69523567</text:p>
          </table:table-cell>
          <table:table-cell table:style-name="ce18" office:value-type="float" office:value="74170.3400421686" calcext:value-type="float">
            <text:p>74170.3400421686</text:p>
          </table:table-cell>
          <table:table-cell table:style-name="ce18" office:value-type="float" office:value="87491.9302121441" calcext:value-type="float">
            <text:p>87491.9302121441</text:p>
          </table:table-cell>
          <table:table-cell table:style-name="ce18" office:value-type="float" office:value="56257.7119869149" calcext:value-type="float">
            <text:p>56257.7119869149</text:p>
          </table:table-cell>
          <table:table-cell table:style-name="ce18" office:value-type="float" office:value="39683.8315295239" calcext:value-type="float">
            <text:p>39683.8315295239</text:p>
          </table:table-cell>
          <table:table-cell table:style-name="ce18" office:value-type="float" office:value="20012.5474631827" calcext:value-type="float">
            <text:p>20012.5474631827</text:p>
          </table:table-cell>
          <table:table-cell table:style-name="ce18" office:value-type="float" office:value="13424.5653026722" calcext:value-type="float">
            <text:p>13424.5653026722</text:p>
          </table:table-cell>
          <table:table-cell table:style-name="ce18" office:value-type="float" office:value="32901.1928535182" calcext:value-type="float">
            <text:p>32901.1928535182</text:p>
          </table:table-cell>
          <table:table-cell table:style-name="ce18" office:value-type="float" office:value="510920.269772104" calcext:value-type="float">
            <text:p>510920.269772104</text:p>
          </table:table-cell>
          <table:table-cell table:formula="of:=SUM([.D33:.Z33])" office:value-type="float" office:value="6780937.40397976" calcext:value-type="float">
            <text:p>6780937.40397976</text:p>
          </table:table-cell>
          <table:table-cell/>
          <table:table-cell office:value-type="string" calcext:value-type="string">
            <text:p>-</text:p>
          </table:table-cell>
          <table:table-cell table:number-columns-repeated="4"/>
          <table:table-cell table:style-name="Default"/>
          <table:table-cell table:number-columns-repeated="2"/>
          <table:table-cell table:style-name="ce18" table:number-columns-repeated="23"/>
          <table:table-cell table:number-columns-repeated="965"/>
        </table:table-row>
        <table:table-row table:style-name="ro1" table:number-rows-repeated="2">
          <table:table-cell table:number-columns-repeated="3"/>
          <table:table-cell table:style-name="ce18" table:number-columns-repeated="23"/>
          <table:table-cell table:number-columns-repeated="7"/>
          <table:table-cell table:style-name="Default"/>
          <table:table-cell table:number-columns-repeated="99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315615" calcext:value-type="float">
            <text:p>315615</text:p>
          </table:table-cell>
          <table:table-cell table:number-columns-repeated="11"/>
          <table:table-cell office:value-type="float" office:value="29" calcext:value-type="float">
            <text:p>29</text:p>
          </table:table-cell>
          <table:table-cell table:number-columns-repeated="2"/>
          <table:table-cell table:style-name="Default"/>
          <table:table-cell table:number-columns-repeated="99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11"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11"/>
          <table:table-cell table:style-name="Default" table:number-columns-repeated="4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llegro MPT + Haplo (Multicore)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Default" table:number-columns-repeated="3"/>
          <table:table-cell table:style-name="ce16"/>
          <table:table-cell table:number-columns-repeated="20"/>
          <table:table-cell table:style-name="ce16" table:number-columns-repeated="2"/>
          <table:table-cell table:number-columns-repeated="8"/>
          <table:table-cell table:style-name="ce34" office:value-type="string" calcext:value-type="string">
            <text:p>Mean MPT + Haplo (Single Core)</text:p>
          </table:table-cell>
          <table:table-cell table:style-name="ce16"/>
          <table:table-cell table:style-name="ce16" office:value-type="string" calcext:value-type="string" table:number-columns-spanned="23" table:number-rows-spanned="1">
            <text:p>Chromosome (Allegro)</text:p>
          </table:table-cell>
          <table:covered-table-cell table:number-columns-repeated="22"/>
          <table:table-cell table:number-columns-repeated="96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EAN SCORES</text:p>
          </table:table-cell>
          <table:table-cell table:style-name="ce17" table:number-columns-repeated="20"/>
          <table:table-cell table:number-columns-repeated="12"/>
          <table:table-cell table:style-name="ce16" office:value-type="string" calcext:value-type="string">
            <text:p>Bit-Size</text:p>
          </table:table-cell>
          <table:table-cell table:style-name="ce17" office:value-type="string" calcext:value-type="string">
            <text:p>c1</text:p>
          </table:table-cell>
          <table:table-cell table:style-name="ce17" office:value-type="string" calcext:value-type="string">
            <text:p>c2</text:p>
          </table:table-cell>
          <table:table-cell table:style-name="ce17" office:value-type="string" calcext:value-type="string">
            <text:p>c3</text:p>
          </table:table-cell>
          <table:table-cell table:style-name="ce17" office:value-type="string" calcext:value-type="string">
            <text:p>c4</text:p>
          </table:table-cell>
          <table:table-cell table:style-name="ce17" office:value-type="string" calcext:value-type="string">
            <text:p>c5</text:p>
          </table:table-cell>
          <table:table-cell table:style-name="ce17" office:value-type="string" calcext:value-type="string">
            <text:p>c6</text:p>
          </table:table-cell>
          <table:table-cell table:style-name="ce17" office:value-type="string" calcext:value-type="string">
            <text:p>c7</text:p>
          </table:table-cell>
          <table:table-cell table:style-name="ce17" office:value-type="string" calcext:value-type="string">
            <text:p>c8</text:p>
          </table:table-cell>
          <table:table-cell table:style-name="ce17" office:value-type="string" calcext:value-type="string">
            <text:p>c9</text:p>
          </table:table-cell>
          <table:table-cell table:style-name="ce17" office:value-type="string" calcext:value-type="string">
            <text:p>c10</text:p>
          </table:table-cell>
          <table:table-cell table:style-name="ce17" office:value-type="string" calcext:value-type="string">
            <text:p>c11</text:p>
          </table:table-cell>
          <table:table-cell table:style-name="ce17" office:value-type="string" calcext:value-type="string">
            <text:p>c12</text:p>
          </table:table-cell>
          <table:table-cell table:style-name="ce17" office:value-type="string" calcext:value-type="string">
            <text:p>c13</text:p>
          </table:table-cell>
          <table:table-cell table:style-name="ce17" office:value-type="string" calcext:value-type="string">
            <text:p>c14</text:p>
          </table:table-cell>
          <table:table-cell table:style-name="ce17" office:value-type="string" calcext:value-type="string">
            <text:p>c15</text:p>
          </table:table-cell>
          <table:table-cell table:style-name="ce17" office:value-type="string" calcext:value-type="string">
            <text:p>c16</text:p>
          </table:table-cell>
          <table:table-cell table:style-name="ce17" office:value-type="string" calcext:value-type="string">
            <text:p>c17</text:p>
          </table:table-cell>
          <table:table-cell table:style-name="ce17" office:value-type="string" calcext:value-type="string">
            <text:p>c18</text:p>
          </table:table-cell>
          <table:table-cell table:style-name="ce17" office:value-type="string" calcext:value-type="string">
            <text:p>c19</text:p>
          </table:table-cell>
          <table:table-cell table:style-name="ce17" office:value-type="string" calcext:value-type="string">
            <text:p>c20</text:p>
          </table:table-cell>
          <table:table-cell table:style-name="ce17" office:value-type="string" calcext:value-type="string">
            <text:p>c21</text:p>
          </table:table-cell>
          <table:table-cell table:style-name="ce17" office:value-type="string" calcext:value-type="string">
            <text:p>c22</text:p>
          </table:table-cell>
          <table:table-cell table:style-name="ce17" office:value-type="string" calcext:value-type="string">
            <text:p>cX</text:p>
          </table:table-cell>
          <table:table-cell office:value-type="string" calcext:value-type="string">
            <text:p>Total</text:p>
          </table:table-cell>
          <table:table-cell table:number-columns-repeated="964"/>
        </table:table-row>
        <table:table-row table:style-name="ro1">
          <table:table-cell table:style-name="Default" table:number-columns-repeated="3"/>
          <table:table-cell table:style-name="ce17" office:value-type="string" calcext:value-type="string">
            <text:p>c1</text:p>
          </table:table-cell>
          <table:table-cell table:style-name="ce17" office:value-type="string" calcext:value-type="string">
            <text:p>c2</text:p>
          </table:table-cell>
          <table:table-cell table:style-name="ce17" office:value-type="string" calcext:value-type="string">
            <text:p>c3</text:p>
          </table:table-cell>
          <table:table-cell table:style-name="ce17" office:value-type="string" calcext:value-type="string">
            <text:p>c4</text:p>
          </table:table-cell>
          <table:table-cell table:style-name="ce17" office:value-type="string" calcext:value-type="string">
            <text:p>c5</text:p>
          </table:table-cell>
          <table:table-cell table:style-name="ce17" office:value-type="string" calcext:value-type="string">
            <text:p>c6</text:p>
          </table:table-cell>
          <table:table-cell table:style-name="ce17" office:value-type="string" calcext:value-type="string">
            <text:p>c7</text:p>
          </table:table-cell>
          <table:table-cell table:style-name="ce17" office:value-type="string" calcext:value-type="string">
            <text:p>c8</text:p>
          </table:table-cell>
          <table:table-cell table:style-name="ce17" office:value-type="string" calcext:value-type="string">
            <text:p>c9</text:p>
          </table:table-cell>
          <table:table-cell table:style-name="ce17" office:value-type="string" calcext:value-type="string">
            <text:p>c10</text:p>
          </table:table-cell>
          <table:table-cell table:style-name="ce17" office:value-type="string" calcext:value-type="string">
            <text:p>c11</text:p>
          </table:table-cell>
          <table:table-cell table:style-name="ce17" office:value-type="string" calcext:value-type="string">
            <text:p>c12</text:p>
          </table:table-cell>
          <table:table-cell table:style-name="ce17" office:value-type="string" calcext:value-type="string">
            <text:p>c13</text:p>
          </table:table-cell>
          <table:table-cell table:style-name="ce17" office:value-type="string" calcext:value-type="string">
            <text:p>c14</text:p>
          </table:table-cell>
          <table:table-cell table:style-name="ce17" office:value-type="string" calcext:value-type="string">
            <text:p>c15</text:p>
          </table:table-cell>
          <table:table-cell table:style-name="ce17" office:value-type="string" calcext:value-type="string">
            <text:p>c16</text:p>
          </table:table-cell>
          <table:table-cell table:style-name="ce17" office:value-type="string" calcext:value-type="string">
            <text:p>c17</text:p>
          </table:table-cell>
          <table:table-cell table:style-name="ce17" office:value-type="string" calcext:value-type="string">
            <text:p>c18</text:p>
          </table:table-cell>
          <table:table-cell table:style-name="ce17" office:value-type="string" calcext:value-type="string">
            <text:p>c19</text:p>
          </table:table-cell>
          <table:table-cell table:style-name="ce17" office:value-type="string" calcext:value-type="string">
            <text:p>c20</text:p>
          </table:table-cell>
          <table:table-cell table:style-name="ce17" office:value-type="string" calcext:value-type="string">
            <text:p>c21</text:p>
          </table:table-cell>
          <table:table-cell table:style-name="ce17" office:value-type="string" calcext:value-type="string">
            <text:p>c22</text:p>
          </table:table-cell>
          <table:table-cell table:style-name="ce17" office:value-type="string" calcext:value-type="string">
            <text:p>cX</text:p>
          </table:table-cell>
          <table:table-cell table:style-name="ce25"/>
          <table:table-cell table:number-columns-repeated="6"/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table:style-name="ce18" table:formula="of:=AVERAGE([.D46:.D47])" office:value-type="float" office:value="3.96908473168965" calcext:value-type="float">
            <text:p>3.9690847317</text:p>
          </table:table-cell>
          <table:table-cell table:style-name="ce18" table:formula="of:=AVERAGE([.E46:.E47])" office:value-type="float" office:value="4.50744948279655" calcext:value-type="float">
            <text:p>4.5074494828</text:p>
          </table:table-cell>
          <table:table-cell table:style-name="ce18" table:formula="of:=AVERAGE([.F46:.F47])" office:value-type="float" office:value="4.13508338324454" calcext:value-type="float">
            <text:p>4.1350833832</text:p>
          </table:table-cell>
          <table:table-cell table:style-name="ce18" table:formula="of:=AVERAGE([.G46:.G47])" office:value-type="float" office:value="3.69240027682492" calcext:value-type="float">
            <text:p>3.6924002768</text:p>
          </table:table-cell>
          <table:table-cell table:style-name="ce18" table:formula="of:=AVERAGE([.H46:.H47])" office:value-type="float" office:value="3.38666661906975" calcext:value-type="float">
            <text:p>3.3866666191</text:p>
          </table:table-cell>
          <table:table-cell table:style-name="ce18" table:formula="of:=AVERAGE([.I46:.I47])" office:value-type="float" office:value="3.93998529860423" calcext:value-type="float">
            <text:p>3.9399852986</text:p>
          </table:table-cell>
          <table:table-cell table:style-name="ce18" table:formula="of:=AVERAGE([.J46:.J47])" office:value-type="float" office:value="4.01217689964337" calcext:value-type="float">
            <text:p>4.0121768996</text:p>
          </table:table-cell>
          <table:table-cell table:style-name="ce18" table:formula="of:=AVERAGE([.K46:.K47])" office:value-type="float" office:value="3.68118904729536" calcext:value-type="float">
            <text:p>3.6811890473</text:p>
          </table:table-cell>
          <table:table-cell table:style-name="ce18" table:formula="of:=AVERAGE([.L46:.L47])" office:value-type="float" office:value="2.86415872796071" calcext:value-type="float">
            <text:p>2.864158728</text:p>
          </table:table-cell>
          <table:table-cell table:style-name="ce18" table:formula="of:=AVERAGE([.M46:.M47])" office:value-type="float" office:value="3.90735769987841" calcext:value-type="float">
            <text:p>3.9073576999</text:p>
          </table:table-cell>
          <table:table-cell table:style-name="ce18" table:formula="of:=AVERAGE([.N46:.N47])" office:value-type="float" office:value="3.6317791532827" calcext:value-type="float">
            <text:p>3.6317791533</text:p>
          </table:table-cell>
          <table:table-cell table:style-name="ce18" table:formula="of:=AVERAGE([.O46:.O47])" office:value-type="float" office:value="3.59938592719165" calcext:value-type="float">
            <text:p>3.5993859272</text:p>
          </table:table-cell>
          <table:table-cell table:style-name="ce18" table:formula="of:=AVERAGE([.P46:.P47])" office:value-type="float" office:value="3.4858547188232" calcext:value-type="float">
            <text:p>3.4858547188</text:p>
          </table:table-cell>
          <table:table-cell table:style-name="ce18" table:formula="of:=AVERAGE([.Q46:.Q47])" office:value-type="float" office:value="3.08576428115939" calcext:value-type="float">
            <text:p>3.0857642812</text:p>
          </table:table-cell>
          <table:table-cell table:style-name="ce18" table:formula="of:=AVERAGE([.R46:.R47])" office:value-type="float" office:value="2.3804979139412" calcext:value-type="float">
            <text:p>2.3804979139</text:p>
          </table:table-cell>
          <table:table-cell table:style-name="ce18" table:formula="of:=AVERAGE([.S46:.S47])" office:value-type="float" office:value="3.19445713389472" calcext:value-type="float">
            <text:p>3.1944571339</text:p>
          </table:table-cell>
          <table:table-cell table:style-name="ce18" table:formula="of:=AVERAGE([.T46:.T47])" office:value-type="float" office:value="3.76776220047703" calcext:value-type="float">
            <text:p>3.7677622005</text:p>
          </table:table-cell>
          <table:table-cell table:style-name="ce18" table:formula="of:=AVERAGE([.U46:.U47])" office:value-type="float" office:value="3.73254719820805" calcext:value-type="float">
            <text:p>3.7325471982</text:p>
          </table:table-cell>
          <table:table-cell table:style-name="ce18" table:formula="of:=AVERAGE([.V46:.V47])" office:value-type="float" office:value="3.06844764600541" calcext:value-type="float">
            <text:p>3.068447646</text:p>
          </table:table-cell>
          <table:table-cell table:style-name="ce18" table:formula="of:=AVERAGE([.W46:.W47])" office:value-type="float" office:value="3.31216100469787" calcext:value-type="float">
            <text:p>3.3121610047</text:p>
          </table:table-cell>
          <table:table-cell table:style-name="ce18" table:formula="of:=AVERAGE([.X46:.X47])" office:value-type="float" office:value="3.71057313467617" calcext:value-type="float">
            <text:p>3.7105731347</text:p>
          </table:table-cell>
          <table:table-cell table:style-name="ce18" table:formula="of:=AVERAGE([.Y46:.Y47])" office:value-type="float" office:value="3.54216615962337" calcext:value-type="float">
            <text:p>3.5421661596</text:p>
          </table:table-cell>
          <table:table-cell table:style-name="ce18" table:formula="of:=AVERAGE([.Z46:.Z47])" office:value-type="float" office:value="3.52330654076007" calcext:value-type="float">
            <text:p>3.5233065408</text:p>
          </table:table-cell>
          <table:table-cell table:formula="of:=SUM([.AK46:.BG46])" office:value-type="float" office:value="82.1302551797483" calcext:value-type="float">
            <text:p>82.1302551797</text:p>
          </table:table-cell>
          <table:table-cell table:number-columns-repeated="964"/>
        </table:table-row>
        <table:table-row table:style-name="ro1"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ce19" table:formula="of:=AVERAGE([.D4:.D7])" office:value-type="float" office:value="3.96908473168965" calcext:value-type="float">
            <text:p>3.97</text:p>
          </table:table-cell>
          <table:table-cell table:style-name="ce19" table:formula="of:=AVERAGE([.E4:.E7])" office:value-type="float" office:value="4.50744948279655" calcext:value-type="float">
            <text:p>4.51</text:p>
          </table:table-cell>
          <table:table-cell table:style-name="ce19" table:formula="of:=AVERAGE([.F4:.F7])" office:value-type="float" office:value="4.13508338324454" calcext:value-type="float">
            <text:p>4.14</text:p>
          </table:table-cell>
          <table:table-cell table:style-name="ce19" table:formula="of:=AVERAGE([.G4:.G7])" office:value-type="float" office:value="3.69240027682492" calcext:value-type="float">
            <text:p>3.69</text:p>
          </table:table-cell>
          <table:table-cell table:style-name="ce19" table:formula="of:=AVERAGE([.H4:.H7])" office:value-type="float" office:value="3.38666661906975" calcext:value-type="float">
            <text:p>3.39</text:p>
          </table:table-cell>
          <table:table-cell table:style-name="ce19" table:formula="of:=AVERAGE([.I4:.I7])" office:value-type="float" office:value="3.93998529860423" calcext:value-type="float">
            <text:p>3.94</text:p>
          </table:table-cell>
          <table:table-cell table:style-name="ce19" table:formula="of:=AVERAGE([.J4:.J7])" office:value-type="float" office:value="4.01217689964337" calcext:value-type="float">
            <text:p>4.01</text:p>
          </table:table-cell>
          <table:table-cell table:style-name="ce19" table:formula="of:=AVERAGE([.K4:.K7])" office:value-type="float" office:value="3.68118904729536" calcext:value-type="float">
            <text:p>3.68</text:p>
          </table:table-cell>
          <table:table-cell table:style-name="ce19" table:formula="of:=AVERAGE([.L4:.L7])" office:value-type="float" office:value="2.86415872796071" calcext:value-type="float">
            <text:p>2.86</text:p>
          </table:table-cell>
          <table:table-cell table:style-name="ce19" table:formula="of:=AVERAGE([.M4:.M7])" office:value-type="float" office:value="3.90735769987841" calcext:value-type="float">
            <text:p>3.91</text:p>
          </table:table-cell>
          <table:table-cell table:style-name="ce19" table:formula="of:=AVERAGE([.N4:.N7])" office:value-type="float" office:value="3.6317791532827" calcext:value-type="float">
            <text:p>3.63</text:p>
          </table:table-cell>
          <table:table-cell table:style-name="ce19" table:formula="of:=AVERAGE([.O4:.O7])" office:value-type="float" office:value="3.59938592719165" calcext:value-type="float">
            <text:p>3.60</text:p>
          </table:table-cell>
          <table:table-cell table:style-name="ce19" table:formula="of:=AVERAGE([.P4:.P7])" office:value-type="float" office:value="3.4858547188232" calcext:value-type="float">
            <text:p>3.49</text:p>
          </table:table-cell>
          <table:table-cell table:style-name="ce19" table:formula="of:=AVERAGE([.Q4:.Q7])" office:value-type="float" office:value="3.08576428115939" calcext:value-type="float">
            <text:p>3.09</text:p>
          </table:table-cell>
          <table:table-cell table:style-name="ce19" table:formula="of:=AVERAGE([.R4:.R7])" office:value-type="float" office:value="2.3804979139412" calcext:value-type="float">
            <text:p>2.38</text:p>
          </table:table-cell>
          <table:table-cell table:style-name="ce19" table:formula="of:=AVERAGE([.S4:.S7])" office:value-type="float" office:value="3.19445713389472" calcext:value-type="float">
            <text:p>3.19</text:p>
          </table:table-cell>
          <table:table-cell table:style-name="ce19" table:formula="of:=AVERAGE([.T4:.T7])" office:value-type="float" office:value="3.76776220047703" calcext:value-type="float">
            <text:p>3.77</text:p>
          </table:table-cell>
          <table:table-cell table:style-name="ce19" table:formula="of:=AVERAGE([.U4:.U7])" office:value-type="float" office:value="3.73254719820805" calcext:value-type="float">
            <text:p>3.73</text:p>
          </table:table-cell>
          <table:table-cell table:style-name="ce19" table:formula="of:=AVERAGE([.V4:.V7])" office:value-type="float" office:value="3.06844764600541" calcext:value-type="float">
            <text:p>3.07</text:p>
          </table:table-cell>
          <table:table-cell table:style-name="ce19" table:formula="of:=AVERAGE([.W4:.W7])" office:value-type="float" office:value="3.31216100469787" calcext:value-type="float">
            <text:p>3.31</text:p>
          </table:table-cell>
          <table:table-cell table:style-name="ce19" table:formula="of:=AVERAGE([.X4:.X7])" office:value-type="float" office:value="3.71057313467617" calcext:value-type="float">
            <text:p>3.71</text:p>
          </table:table-cell>
          <table:table-cell table:style-name="ce19" table:formula="of:=AVERAGE([.Y4:.Y7])" office:value-type="float" office:value="3.54216615962337" calcext:value-type="float">
            <text:p>3.54</text:p>
          </table:table-cell>
          <table:table-cell table:style-name="ce19" table:formula="of:=AVERAGE([.Z4:.Z7])" office:value-type="float" office:value="3.52330654076007" calcext:value-type="float">
            <text:p>3.52</text:p>
          </table:table-cell>
          <table:table-cell table:number-columns-repeated="7"/>
          <table:table-cell table:style-name="Default" table:number-columns-repeated="2"/>
          <table:table-cell office:value-type="float" office:value="5" calcext:value-type="float">
            <text:p>5</text:p>
          </table:table-cell>
          <table:table-cell table:style-name="ce18" table:formula="of:=AVERAGE([.D48:.D48])" office:value-type="float" office:value="4.01857530162804" calcext:value-type="float">
            <text:p>4.0185753016</text:p>
          </table:table-cell>
          <table:table-cell table:style-name="ce18" table:formula="of:=AVERAGE([.E48:.E48])" office:value-type="float" office:value="4.01629336453185" calcext:value-type="float">
            <text:p>4.0162933645</text:p>
          </table:table-cell>
          <table:table-cell table:style-name="ce18" table:formula="of:=AVERAGE([.F48:.F48])" office:value-type="float" office:value="3.63205623276103" calcext:value-type="float">
            <text:p>3.6320562328</text:p>
          </table:table-cell>
          <table:table-cell table:style-name="ce18" table:formula="of:=AVERAGE([.G48:.G48])" office:value-type="float" office:value="3.77932728335615" calcext:value-type="float">
            <text:p>3.7793272834</text:p>
          </table:table-cell>
          <table:table-cell table:style-name="ce18" table:formula="of:=AVERAGE([.H48:.H48])" office:value-type="float" office:value="3.75232841000708" calcext:value-type="float">
            <text:p>3.75232841</text:p>
          </table:table-cell>
          <table:table-cell table:style-name="ce18" table:formula="of:=AVERAGE([.I48:.I48])" office:value-type="float" office:value="4.72268447214094" calcext:value-type="float">
            <text:p>4.7226844721</text:p>
          </table:table-cell>
          <table:table-cell table:style-name="ce18" table:formula="of:=AVERAGE([.J48:.J48])" office:value-type="float" office:value="3.91397039184631" calcext:value-type="float">
            <text:p>3.9139703918</text:p>
          </table:table-cell>
          <table:table-cell table:style-name="ce18" table:formula="of:=AVERAGE([.K48:.K48])" office:value-type="float" office:value="3.6220318481445" calcext:value-type="float">
            <text:p>3.6220318481</text:p>
          </table:table-cell>
          <table:table-cell table:style-name="ce18" table:formula="of:=AVERAGE([.L48:.L48])" office:value-type="float" office:value="3.38919499932628" calcext:value-type="float">
            <text:p>3.3891949993</text:p>
          </table:table-cell>
          <table:table-cell table:style-name="ce18" table:formula="of:=AVERAGE([.M48:.M48])" office:value-type="float" office:value="3.44939190496847" calcext:value-type="float">
            <text:p>3.449391905</text:p>
          </table:table-cell>
          <table:table-cell table:style-name="ce18" table:formula="of:=AVERAGE([.N48:.N48])" office:value-type="float" office:value="4.02255614245638" calcext:value-type="float">
            <text:p>4.0225561425</text:p>
          </table:table-cell>
          <table:table-cell table:style-name="ce18" table:formula="of:=AVERAGE([.O48:.O48])" office:value-type="float" office:value="4.55750464340287" calcext:value-type="float">
            <text:p>4.5575046434</text:p>
          </table:table-cell>
          <table:table-cell table:style-name="ce18" table:formula="of:=AVERAGE([.P48:.P48])" office:value-type="float" office:value="3.36550760306603" calcext:value-type="float">
            <text:p>3.3655076031</text:p>
          </table:table-cell>
          <table:table-cell table:style-name="ce18" table:formula="of:=AVERAGE([.Q48:.Q48])" office:value-type="float" office:value="3.2110724341066" calcext:value-type="float">
            <text:p>3.2110724341</text:p>
          </table:table-cell>
          <table:table-cell table:style-name="ce18" table:formula="of:=AVERAGE([.R48:.R48])" office:value-type="float" office:value="3.08855198412578" calcext:value-type="float">
            <text:p>3.0885519841</text:p>
          </table:table-cell>
          <table:table-cell table:style-name="ce18" table:formula="of:=AVERAGE([.S48:.S48])" office:value-type="float" office:value="3.42398237770577" calcext:value-type="float">
            <text:p>3.4239823777</text:p>
          </table:table-cell>
          <table:table-cell table:style-name="ce18" table:formula="of:=AVERAGE([.T48:.T48])" office:value-type="float" office:value="4.31729687931207" calcext:value-type="float">
            <text:p>4.3172968793</text:p>
          </table:table-cell>
          <table:table-cell table:style-name="ce18" table:formula="of:=AVERAGE([.U48:.U48])" office:value-type="float" office:value="3.6933890565367" calcext:value-type="float">
            <text:p>3.6933890565</text:p>
          </table:table-cell>
          <table:table-cell table:style-name="ce18" table:formula="of:=AVERAGE([.V48:.V48])" office:value-type="float" office:value="3.43710640336057" calcext:value-type="float">
            <text:p>3.4371064034</text:p>
          </table:table-cell>
          <table:table-cell table:style-name="ce18" table:formula="of:=AVERAGE([.W48:.W48])" office:value-type="float" office:value="3.22604456957586" calcext:value-type="float">
            <text:p>3.2260445696</text:p>
          </table:table-cell>
          <table:table-cell table:style-name="ce18" table:formula="of:=AVERAGE([.X48:.X48])" office:value-type="float" office:value="2.90742204909065" calcext:value-type="float">
            <text:p>2.9074220491</text:p>
          </table:table-cell>
          <table:table-cell table:style-name="ce18" table:formula="of:=AVERAGE([.Y48:.Y48])" office:value-type="float" office:value="3.50869099909566" calcext:value-type="float">
            <text:p>3.5086909991</text:p>
          </table:table-cell>
          <table:table-cell table:style-name="ce18" table:formula="of:=AVERAGE([.Z48:.Z48])" office:value-type="float" office:value="4.20164604026219" calcext:value-type="float">
            <text:p>4.2016460403</text:p>
          </table:table-cell>
          <table:table-cell table:formula="of:=SUM([.AK47:.BG47])" office:value-type="float" office:value="85.2566253908078" calcext:value-type="float">
            <text:p>85.2566253908</text:p>
          </table:table-cell>
          <table:table-cell table:number-columns-repeated="964"/>
        </table:table-row>
        <table:table-row table:style-name="ro3"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ce19" table:formula="of:=AVERAGE([.D8:.D11])" office:value-type="float" office:value="4.01857530162804" calcext:value-type="float">
            <text:p>4.02</text:p>
          </table:table-cell>
          <table:table-cell table:style-name="ce19" table:formula="of:=AVERAGE([.E8:.E11])" office:value-type="float" office:value="4.01629336453185" calcext:value-type="float">
            <text:p>4.02</text:p>
          </table:table-cell>
          <table:table-cell table:style-name="ce19" table:formula="of:=AVERAGE([.F8:.F11])" office:value-type="float" office:value="3.63205623276103" calcext:value-type="float">
            <text:p>3.63</text:p>
          </table:table-cell>
          <table:table-cell table:style-name="ce19" table:formula="of:=AVERAGE([.G8:.G11])" office:value-type="float" office:value="3.77932728335615" calcext:value-type="float">
            <text:p>3.78</text:p>
          </table:table-cell>
          <table:table-cell table:style-name="ce19" table:formula="of:=AVERAGE([.H8:.H11])" office:value-type="float" office:value="3.75232841000708" calcext:value-type="float">
            <text:p>3.75</text:p>
          </table:table-cell>
          <table:table-cell table:style-name="ce19" table:formula="of:=AVERAGE([.I8:.I11])" office:value-type="float" office:value="4.72268447214094" calcext:value-type="float">
            <text:p>4.72</text:p>
          </table:table-cell>
          <table:table-cell table:style-name="ce19" table:formula="of:=AVERAGE([.J8:.J11])" office:value-type="float" office:value="3.91397039184631" calcext:value-type="float">
            <text:p>3.91</text:p>
          </table:table-cell>
          <table:table-cell table:style-name="ce19" table:formula="of:=AVERAGE([.K8:.K11])" office:value-type="float" office:value="3.6220318481445" calcext:value-type="float">
            <text:p>3.62</text:p>
          </table:table-cell>
          <table:table-cell table:style-name="ce19" table:formula="of:=AVERAGE([.L8:.L11])" office:value-type="float" office:value="3.38919499932628" calcext:value-type="float">
            <text:p>3.39</text:p>
          </table:table-cell>
          <table:table-cell table:style-name="ce19" table:formula="of:=AVERAGE([.M8:.M11])" office:value-type="float" office:value="3.44939190496847" calcext:value-type="float">
            <text:p>3.45</text:p>
          </table:table-cell>
          <table:table-cell table:style-name="ce19" table:formula="of:=AVERAGE([.N8:.N11])" office:value-type="float" office:value="4.02255614245638" calcext:value-type="float">
            <text:p>4.02</text:p>
          </table:table-cell>
          <table:table-cell table:style-name="ce19" table:formula="of:=AVERAGE([.O8:.O11])" office:value-type="float" office:value="4.55750464340287" calcext:value-type="float">
            <text:p>4.56</text:p>
          </table:table-cell>
          <table:table-cell table:style-name="ce19" table:formula="of:=AVERAGE([.P8:.P11])" office:value-type="float" office:value="3.36550760306603" calcext:value-type="float">
            <text:p>3.37</text:p>
          </table:table-cell>
          <table:table-cell table:style-name="ce19" table:formula="of:=AVERAGE([.Q8:.Q11])" office:value-type="float" office:value="3.2110724341066" calcext:value-type="float">
            <text:p>3.21</text:p>
          </table:table-cell>
          <table:table-cell table:style-name="ce19" table:formula="of:=AVERAGE([.R8:.R11])" office:value-type="float" office:value="3.08855198412578" calcext:value-type="float">
            <text:p>3.09</text:p>
          </table:table-cell>
          <table:table-cell table:style-name="ce19" table:formula="of:=AVERAGE([.S8:.S11])" office:value-type="float" office:value="3.42398237770577" calcext:value-type="float">
            <text:p>3.42</text:p>
          </table:table-cell>
          <table:table-cell table:style-name="ce19" table:formula="of:=AVERAGE([.T8:.T11])" office:value-type="float" office:value="4.31729687931207" calcext:value-type="float">
            <text:p>4.32</text:p>
          </table:table-cell>
          <table:table-cell table:style-name="ce19" table:formula="of:=AVERAGE([.U8:.U11])" office:value-type="float" office:value="3.6933890565367" calcext:value-type="float">
            <text:p>3.69</text:p>
          </table:table-cell>
          <table:table-cell table:style-name="ce19" table:formula="of:=AVERAGE([.V8:.V11])" office:value-type="float" office:value="3.43710640336057" calcext:value-type="float">
            <text:p>3.44</text:p>
          </table:table-cell>
          <table:table-cell table:style-name="ce19" table:formula="of:=AVERAGE([.W8:.W11])" office:value-type="float" office:value="3.22604456957586" calcext:value-type="float">
            <text:p>3.23</text:p>
          </table:table-cell>
          <table:table-cell table:style-name="ce19" table:formula="of:=AVERAGE([.X8:.X11])" office:value-type="float" office:value="2.90742204909065" calcext:value-type="float">
            <text:p>2.91</text:p>
          </table:table-cell>
          <table:table-cell table:style-name="ce19" table:formula="of:=AVERAGE([.Y8:.Y11])" office:value-type="float" office:value="3.50869099909566" calcext:value-type="float">
            <text:p>3.51</text:p>
          </table:table-cell>
          <table:table-cell table:style-name="ce19" table:formula="of:=AVERAGE([.Z8:.Z11])" office:value-type="float" office:value="4.20164604026219" calcext:value-type="float">
            <text:p>4.20</text:p>
          </table:table-cell>
          <table:table-cell table:number-columns-repeated="5"/>
          <table:table-cell table:style-name="ce32"/>
          <table:table-cell/>
          <table:table-cell table:style-name="Default" table:number-columns-repeated="2"/>
          <table:table-cell office:value-type="float" office:value="18" calcext:value-type="float">
            <text:p>18</text:p>
          </table:table-cell>
          <table:table-cell table:style-name="ce18" table:formula="of:=AVERAGE([.D52:.D52])" office:value-type="float" office:value="595.135248026779" calcext:value-type="float">
            <text:p>595.1352480268</text:p>
          </table:table-cell>
          <table:table-cell table:style-name="ce18" table:formula="of:=AVERAGE([.E52:.E52])" office:value-type="float" office:value="433.587633492068" calcext:value-type="float">
            <text:p>433.5876334921</text:p>
          </table:table-cell>
          <table:table-cell table:style-name="ce18" table:formula="of:=AVERAGE([.F52:.F52])" office:value-type="float" office:value="322.903251250127" calcext:value-type="float">
            <text:p>322.9032512501</text:p>
          </table:table-cell>
          <table:table-cell table:style-name="ce18" table:formula="of:=AVERAGE([.G52:.G52])" office:value-type="float" office:value="232.712461722537" calcext:value-type="float">
            <text:p>232.7124617225</text:p>
          </table:table-cell>
          <table:table-cell table:style-name="ce18" table:formula="of:=AVERAGE([.H52:.H52])" office:value-type="float" office:value="177.235023706783" calcext:value-type="float">
            <text:p>177.2350237068</text:p>
          </table:table-cell>
          <table:table-cell table:style-name="ce18" table:formula="of:=AVERAGE([.I52:.I52])" office:value-type="float" office:value="128.612473539464" calcext:value-type="float">
            <text:p>128.6124735395</text:p>
          </table:table-cell>
          <table:table-cell table:style-name="ce18" table:formula="of:=AVERAGE([.J52:.J52])" office:value-type="float" office:value="99.5852296780531" calcext:value-type="float">
            <text:p>99.5852296781</text:p>
          </table:table-cell>
          <table:table-cell table:style-name="ce18" table:formula="of:=AVERAGE([.K52:.K52])" office:value-type="float" office:value="74.2053509895972" calcext:value-type="float">
            <text:p>74.2053509896</text:p>
          </table:table-cell>
          <table:table-cell table:style-name="ce18" table:formula="of:=AVERAGE([.L52:.L52])" office:value-type="float" office:value="59.0998186415945" calcext:value-type="float">
            <text:p>59.0998186416</text:p>
          </table:table-cell>
          <table:table-cell table:style-name="ce18" table:formula="of:=AVERAGE([.M52:.M52])" office:value-type="float" office:value="47.6231966576458" calcext:value-type="float">
            <text:p>47.6231966576</text:p>
          </table:table-cell>
          <table:table-cell table:style-name="ce18" table:formula="of:=AVERAGE([.N52:.N52])" office:value-type="float" office:value="38.1117618453904" calcext:value-type="float">
            <text:p>38.1117618454</text:p>
          </table:table-cell>
          <table:table-cell table:style-name="ce18" table:formula="of:=AVERAGE([.O52:.O52])" office:value-type="float" office:value="30.903849446546" calcext:value-type="float">
            <text:p>30.9038494465</text:p>
          </table:table-cell>
          <table:table-cell table:style-name="ce18" table:formula="of:=AVERAGE([.P52:.P52])" office:value-type="float" office:value="26.2485882525469" calcext:value-type="float">
            <text:p>26.2485882525</text:p>
          </table:table-cell>
          <table:table-cell table:style-name="ce18" table:formula="of:=AVERAGE([.Q52:.Q52])" office:value-type="float" office:value="23.4981403549777" calcext:value-type="float">
            <text:p>23.498140355</text:p>
          </table:table-cell>
          <table:table-cell table:style-name="ce18" table:formula="of:=AVERAGE([.R52:.R52])" office:value-type="float" office:value="19.0826093496085" calcext:value-type="float">
            <text:p>19.0826093496</text:p>
          </table:table-cell>
          <table:table-cell table:style-name="ce18" table:formula="of:=AVERAGE([.S52:.S52])" office:value-type="float" office:value="17.9295393395918" calcext:value-type="float">
            <text:p>17.9295393396</text:p>
          </table:table-cell>
          <table:table-cell table:style-name="ce18" table:formula="of:=AVERAGE([.T52:.T52])" office:value-type="float" office:value="17.9529118242206" calcext:value-type="float">
            <text:p>17.9529118242</text:p>
          </table:table-cell>
          <table:table-cell table:style-name="ce18" table:formula="of:=AVERAGE([.U52:.U52])" office:value-type="float" office:value="15.9092639954048" calcext:value-type="float">
            <text:p>15.9092639954</text:p>
          </table:table-cell>
          <table:table-cell table:style-name="ce18" table:formula="of:=AVERAGE([.V52:.V52])" office:value-type="float" office:value="16.136499791357" calcext:value-type="float">
            <text:p>16.1364997914</text:p>
          </table:table-cell>
          <table:table-cell table:style-name="ce18" table:formula="of:=AVERAGE([.W52:.W52])" office:value-type="float" office:value="15.3313633741494" calcext:value-type="float">
            <text:p>15.3313633741</text:p>
          </table:table-cell>
          <table:table-cell table:style-name="ce18" table:formula="of:=AVERAGE([.X52:.X52])" office:value-type="float" office:value="16.1273813421928" calcext:value-type="float">
            <text:p>16.1273813422</text:p>
          </table:table-cell>
          <table:table-cell table:style-name="ce18" table:formula="of:=AVERAGE([.Y52:.Y52])" office:value-type="float" office:value="14.2170344054333" calcext:value-type="float">
            <text:p>14.2170344054</text:p>
          </table:table-cell>
          <table:table-cell table:style-name="ce18" table:formula="of:=AVERAGE([.Z52:.Z52])" office:value-type="float" office:value="363.442588569607" calcext:value-type="float">
            <text:p>363.4425885696</text:p>
          </table:table-cell>
          <table:table-cell table:formula="of:=SUM([.AK48:.BG48])" office:value-type="float" office:value="2785.59121959567" calcext:value-type="float">
            <text:p>2785.5912195957</text:p>
          </table:table-cell>
          <table:table-cell table:number-columns-repeated="964"/>
        </table:table-row>
        <table:table-row table:style-name="ro3">
          <table:table-cell table:style-name="Default" table:number-columns-repeated="2"/>
          <table:table-cell table:style-name="Default" office:value-type="float" office:value="7" calcext:value-type="float">
            <text:p>7</text:p>
          </table:table-cell>
          <table:table-cell table:style-name="ce19" table:formula="of:=AVERAGE([.D12:.D15])" office:value-type="float" office:value="12.8789372548151" calcext:value-type="float">
            <text:p>12.88</text:p>
          </table:table-cell>
          <table:table-cell table:style-name="ce19" table:formula="of:=AVERAGE([.E12:.E15])" office:value-type="float" office:value="10.2672974341885" calcext:value-type="float">
            <text:p>10.27</text:p>
          </table:table-cell>
          <table:table-cell table:style-name="ce19" table:formula="of:=AVERAGE([.F12:.F15])" office:value-type="float" office:value="8.84383389999794" calcext:value-type="float">
            <text:p>8.84</text:p>
          </table:table-cell>
          <table:table-cell table:style-name="ce19" table:formula="of:=AVERAGE([.G12:.G15])" office:value-type="float" office:value="7.93293900170502" calcext:value-type="float">
            <text:p>7.93</text:p>
          </table:table-cell>
          <table:table-cell table:style-name="ce19" table:formula="of:=AVERAGE([.H12:.H15])" office:value-type="float" office:value="7.30889975361881" calcext:value-type="float">
            <text:p>7.31</text:p>
          </table:table-cell>
          <table:table-cell table:style-name="ce19" table:formula="of:=AVERAGE([.I12:.I15])" office:value-type="float" office:value="6.62975559884554" calcext:value-type="float">
            <text:p>6.63</text:p>
          </table:table-cell>
          <table:table-cell table:style-name="ce19" table:formula="of:=AVERAGE([.J12:.J15])" office:value-type="float" office:value="6.1940066842146" calcext:value-type="float">
            <text:p>6.19</text:p>
          </table:table-cell>
          <table:table-cell table:style-name="ce19" table:formula="of:=AVERAGE([.K12:.K15])" office:value-type="float" office:value="5.82666431919988" calcext:value-type="float">
            <text:p>5.83</text:p>
          </table:table-cell>
          <table:table-cell table:style-name="ce19" table:formula="of:=AVERAGE([.L12:.L15])" office:value-type="float" office:value="5.63612481212398" calcext:value-type="float">
            <text:p>5.64</text:p>
          </table:table-cell>
          <table:table-cell table:style-name="ce19" table:formula="of:=AVERAGE([.M12:.M15])" office:value-type="float" office:value="5.50555846217562" calcext:value-type="float">
            <text:p>5.51</text:p>
          </table:table-cell>
          <table:table-cell table:style-name="ce19" table:formula="of:=AVERAGE([.N12:.N15])" office:value-type="float" office:value="5.35671763154262" calcext:value-type="float">
            <text:p>5.36</text:p>
          </table:table-cell>
          <table:table-cell table:style-name="ce19" table:formula="of:=AVERAGE([.O12:.O15])" office:value-type="float" office:value="5.29109625958139" calcext:value-type="float">
            <text:p>5.29</text:p>
          </table:table-cell>
          <table:table-cell table:style-name="ce19" table:formula="of:=AVERAGE([.P12:.P15])" office:value-type="float" office:value="5.16614497365288" calcext:value-type="float">
            <text:p>5.17</text:p>
          </table:table-cell>
          <table:table-cell table:style-name="ce19" table:formula="of:=AVERAGE([.Q12:.Q15])" office:value-type="float" office:value="5.16116982210105" calcext:value-type="float">
            <text:p>5.16</text:p>
          </table:table-cell>
          <table:table-cell table:style-name="ce19" table:formula="of:=AVERAGE([.R12:.R15])" office:value-type="float" office:value="5.12762377621977" calcext:value-type="float">
            <text:p>5.13</text:p>
          </table:table-cell>
          <table:table-cell table:style-name="ce19" table:formula="of:=AVERAGE([.S12:.S15])" office:value-type="float" office:value="5.06139389086859" calcext:value-type="float">
            <text:p>5.06</text:p>
          </table:table-cell>
          <table:table-cell table:style-name="ce19" table:formula="of:=AVERAGE([.T12:.T15])" office:value-type="float" office:value="5.08524123228431" calcext:value-type="float">
            <text:p>5.09</text:p>
          </table:table-cell>
          <table:table-cell table:style-name="ce19" table:formula="of:=AVERAGE([.U12:.U15])" office:value-type="float" office:value="5.01902186718951" calcext:value-type="float">
            <text:p>5.02</text:p>
          </table:table-cell>
          <table:table-cell table:style-name="ce19" table:formula="of:=AVERAGE([.V12:.V15])" office:value-type="float" office:value="5.07897467442737" calcext:value-type="float">
            <text:p>5.08</text:p>
          </table:table-cell>
          <table:table-cell table:style-name="ce19" table:formula="of:=AVERAGE([.W12:.W15])" office:value-type="float" office:value="4.99784548210402" calcext:value-type="float">
            <text:p>5.00</text:p>
          </table:table-cell>
          <table:table-cell table:style-name="ce19" table:formula="of:=AVERAGE([.X12:.X15])" office:value-type="float" office:value="5.05854245887834" calcext:value-type="float">
            <text:p>5.06</text:p>
          </table:table-cell>
          <table:table-cell table:style-name="ce19" table:formula="of:=AVERAGE([.Y12:.Y15])" office:value-type="float" office:value="4.99257815366991" calcext:value-type="float">
            <text:p>4.99</text:p>
          </table:table-cell>
          <table:table-cell table:style-name="ce19" table:formula="of:=AVERAGE([.Z12:.Z15])" office:value-type="float" office:value="9.8673804234703" calcext:value-type="float">
            <text:p>9.87</text:p>
          </table:table-cell>
          <table:table-cell table:number-columns-repeated="5"/>
          <table:table-cell table:style-name="ce32"/>
          <table:table-cell/>
          <table:table-cell table:style-name="Default"/>
          <table:table-cell table:number-columns-repeated="990"/>
        </table:table-row>
        <table:table-row table:style-name="ro1"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ce19" table:formula="of:=AVERAGE([.D16:.D19])" office:value-type="float" office:value="50.6653751815258" calcext:value-type="float">
            <text:p>50.67</text:p>
          </table:table-cell>
          <table:table-cell table:style-name="ce19" table:formula="of:=AVERAGE([.E16:.E19])" office:value-type="float" office:value="40.1636396315061" calcext:value-type="float">
            <text:p>40.16</text:p>
          </table:table-cell>
          <table:table-cell table:style-name="ce19" table:formula="of:=AVERAGE([.F16:.F19])" office:value-type="float" office:value="29.9358906419595" calcext:value-type="float">
            <text:p>29.94</text:p>
          </table:table-cell>
          <table:table-cell table:style-name="ce19" table:formula="of:=AVERAGE([.G16:.G19])" office:value-type="float" office:value="24.6576500255287" calcext:value-type="float">
            <text:p>24.66</text:p>
          </table:table-cell>
          <table:table-cell table:style-name="ce19" table:formula="of:=AVERAGE([.H16:.H19])" office:value-type="float" office:value="19.6929497620042" calcext:value-type="float">
            <text:p>19.69</text:p>
          </table:table-cell>
          <table:table-cell table:style-name="ce19" table:formula="of:=AVERAGE([.I16:.I19])" office:value-type="float" office:value="16.7762347031796" calcext:value-type="float">
            <text:p>16.78</text:p>
          </table:table-cell>
          <table:table-cell table:style-name="ce19" table:formula="of:=AVERAGE([.J16:.J19])" office:value-type="float" office:value="14.359002067426" calcext:value-type="float">
            <text:p>14.36</text:p>
          </table:table-cell>
          <table:table-cell table:style-name="ce19" table:formula="of:=AVERAGE([.K16:.K19])" office:value-type="float" office:value="12.4724946826314" calcext:value-type="float">
            <text:p>12.47</text:p>
          </table:table-cell>
          <table:table-cell table:style-name="ce19" table:formula="of:=AVERAGE([.L16:.L19])" office:value-type="float" office:value="11.5158655857253" calcext:value-type="float">
            <text:p>11.52</text:p>
          </table:table-cell>
          <table:table-cell table:style-name="ce19" table:formula="of:=AVERAGE([.M16:.M19])" office:value-type="float" office:value="10.6757808701478" calcext:value-type="float">
            <text:p>10.68</text:p>
          </table:table-cell>
          <table:table-cell table:style-name="ce19" table:formula="of:=AVERAGE([.N16:.N19])" office:value-type="float" office:value="10.2998767499255" calcext:value-type="float">
            <text:p>10.30</text:p>
          </table:table-cell>
          <table:table-cell table:style-name="ce19" table:formula="of:=AVERAGE([.O16:.O19])" office:value-type="float" office:value="9.81775554036328" calcext:value-type="float">
            <text:p>9.82</text:p>
          </table:table-cell>
          <table:table-cell table:style-name="ce19" table:formula="of:=AVERAGE([.P16:.P19])" office:value-type="float" office:value="9.60039839690122" calcext:value-type="float">
            <text:p>9.60</text:p>
          </table:table-cell>
          <table:table-cell table:style-name="ce19" table:formula="of:=AVERAGE([.Q16:.Q19])" office:value-type="float" office:value="9.56798257348021" calcext:value-type="float">
            <text:p>9.57</text:p>
          </table:table-cell>
          <table:table-cell table:style-name="ce19" table:formula="of:=AVERAGE([.R16:.R19])" office:value-type="float" office:value="9.4318434802925" calcext:value-type="float">
            <text:p>9.43</text:p>
          </table:table-cell>
          <table:table-cell table:style-name="ce19" table:formula="of:=AVERAGE([.S16:.S19])" office:value-type="float" office:value="9.17436436343022" calcext:value-type="float">
            <text:p>9.17</text:p>
          </table:table-cell>
          <table:table-cell table:style-name="ce19" table:formula="of:=AVERAGE([.T16:.T19])" office:value-type="float" office:value="9.06555010729106" calcext:value-type="float">
            <text:p>9.07</text:p>
          </table:table-cell>
          <table:table-cell table:style-name="ce19" table:formula="of:=AVERAGE([.U16:.U19])" office:value-type="float" office:value="9.03579566259299" calcext:value-type="float">
            <text:p>9.04</text:p>
          </table:table-cell>
          <table:table-cell table:style-name="ce19" table:formula="of:=AVERAGE([.V16:.V19])" office:value-type="float" office:value="9.26319712327696" calcext:value-type="float">
            <text:p>9.26</text:p>
          </table:table-cell>
          <table:table-cell table:style-name="ce19" table:formula="of:=AVERAGE([.W16:.W19])" office:value-type="float" office:value="9.01116456524029" calcext:value-type="float">
            <text:p>9.01</text:p>
          </table:table-cell>
          <table:table-cell table:style-name="ce19" table:formula="of:=AVERAGE([.X16:.X19])" office:value-type="float" office:value="9.11291724806511" calcext:value-type="float">
            <text:p>9.11</text:p>
          </table:table-cell>
          <table:table-cell table:style-name="ce19" table:formula="of:=AVERAGE([.Y16:.Y19])" office:value-type="float" office:value="9.00172817296711" calcext:value-type="float">
            <text:p>9.00</text:p>
          </table:table-cell>
          <table:table-cell table:style-name="ce19" table:formula="of:=AVERAGE([.Z16:.Z19])" office:value-type="float" office:value="35.3318343475093" calcext:value-type="float">
            <text:p>35.33</text:p>
          </table:table-cell>
          <table:table-cell/>
          <table:table-cell table:style-name="ce29"/>
          <table:table-cell table:style-name="ce31"/>
          <table:table-cell table:style-name="ce29"/>
          <table:table-cell/>
          <table:table-cell table:style-name="Default" office:value-type="float" office:value="0.35" calcext:value-type="float">
            <text:p>0.35</text:p>
          </table:table-cell>
          <table:table-cell/>
          <table:table-cell table:style-name="Default"/>
          <table:table-cell table:number-columns-repeated="26"/>
          <table:table-cell table:style-name="Default"/>
          <table:table-cell table:number-columns-repeated="963"/>
        </table:table-row>
        <table:table-row table:style-name="ro1">
          <table:table-cell table:style-name="Default" table:number-columns-repeated="2"/>
          <table:table-cell table:style-name="Default" office:value-type="float" office:value="15" calcext:value-type="float">
            <text:p>15</text:p>
          </table:table-cell>
          <table:table-cell table:style-name="ce19" table:formula="of:=AVERAGE([.D20:.D23])" office:value-type="float" office:value="138.892853459195" calcext:value-type="float">
            <text:p>138.89</text:p>
          </table:table-cell>
          <table:table-cell table:style-name="ce19" table:formula="of:=AVERAGE([.E20:.E23])" office:value-type="float" office:value="99.0700418069796" calcext:value-type="float">
            <text:p>99.07</text:p>
          </table:table-cell>
          <table:table-cell table:style-name="ce19" table:formula="of:=AVERAGE([.F20:.F23])" office:value-type="float" office:value="68.5144925763057" calcext:value-type="float">
            <text:p>68.51</text:p>
          </table:table-cell>
          <table:table-cell table:style-name="ce19" table:formula="of:=AVERAGE([.G20:.G23])" office:value-type="float" office:value="48.8267465450364" calcext:value-type="float">
            <text:p>48.83</text:p>
          </table:table-cell>
          <table:table-cell table:style-name="ce21" table:formula="of:=AVERAGE([.H20:.H23])" office:value-type="float" office:value="35.4335422937388" calcext:value-type="float">
            <text:p>35.43</text:p>
          </table:table-cell>
          <table:table-cell table:style-name="ce19" table:formula="of:=AVERAGE([.I20:.I23])" office:value-type="float" office:value="28.9764231014564" calcext:value-type="float">
            <text:p>28.98</text:p>
          </table:table-cell>
          <table:table-cell table:style-name="ce19" table:formula="of:=AVERAGE([.J20:.J23])" office:value-type="float" office:value="23.5168125434961" calcext:value-type="float">
            <text:p>23.52</text:p>
          </table:table-cell>
          <table:table-cell table:style-name="ce19" table:formula="of:=AVERAGE([.K20:.K23])" office:value-type="float" office:value="21.5247619907092" calcext:value-type="float">
            <text:p>21.52</text:p>
          </table:table-cell>
          <table:table-cell table:style-name="ce19" table:formula="of:=AVERAGE([.L20:.L23])" office:value-type="float" office:value="18.1900034060509" calcext:value-type="float">
            <text:p>18.19</text:p>
          </table:table-cell>
          <table:table-cell table:style-name="ce19" table:formula="of:=AVERAGE([.M20:.M23])" office:value-type="float" office:value="16.4228287986369" calcext:value-type="float">
            <text:p>16.42</text:p>
          </table:table-cell>
          <table:table-cell table:style-name="ce19" table:formula="of:=AVERAGE([.N20:.N23])" office:value-type="float" office:value="14.9644673569977" calcext:value-type="float">
            <text:p>14.96</text:p>
          </table:table-cell>
          <table:table-cell table:style-name="ce19" table:formula="of:=AVERAGE([.O20:.O23])" office:value-type="float" office:value="15.2201811644561" calcext:value-type="float">
            <text:p>15.22</text:p>
          </table:table-cell>
          <table:table-cell table:style-name="ce19" table:formula="of:=AVERAGE([.P20:.P23])" office:value-type="float" office:value="15.1375546525519" calcext:value-type="float">
            <text:p>15.14</text:p>
          </table:table-cell>
          <table:table-cell table:style-name="ce19" table:formula="of:=AVERAGE([.Q20:.Q23])" office:value-type="float" office:value="14.1239278035166" calcext:value-type="float">
            <text:p>14.12</text:p>
          </table:table-cell>
          <table:table-cell table:style-name="ce19" table:formula="of:=AVERAGE([.R20:.R23])" office:value-type="float" office:value="15.1589133687019" calcext:value-type="float">
            <text:p>15.16</text:p>
          </table:table-cell>
          <table:table-cell table:style-name="ce19" table:formula="of:=AVERAGE([.S20:.S23])" office:value-type="float" office:value="13.2240501019326" calcext:value-type="float">
            <text:p>13.22</text:p>
          </table:table-cell>
          <table:table-cell table:style-name="ce19" table:formula="of:=AVERAGE([.T20:.T23])" office:value-type="float" office:value="14.458837959715" calcext:value-type="float">
            <text:p>14.46</text:p>
          </table:table-cell>
          <table:table-cell table:style-name="ce19" table:formula="of:=AVERAGE([.U20:.U23])" office:value-type="float" office:value="14.4280409916976" calcext:value-type="float">
            <text:p>14.43</text:p>
          </table:table-cell>
          <table:table-cell table:style-name="ce19" table:formula="of:=AVERAGE([.V20:.V23])" office:value-type="float" office:value="13.766189753812" calcext:value-type="float">
            <text:p>13.77</text:p>
          </table:table-cell>
          <table:table-cell table:style-name="ce19" table:formula="of:=AVERAGE([.W20:.W23])" office:value-type="float" office:value="14.2730279193602" calcext:value-type="float">
            <text:p>14.27</text:p>
          </table:table-cell>
          <table:table-cell table:style-name="ce19" table:formula="of:=AVERAGE([.X20:.X23])" office:value-type="float" office:value="14.1841084242631" calcext:value-type="float">
            <text:p>14.18</text:p>
          </table:table-cell>
          <table:table-cell table:style-name="ce19" table:formula="of:=AVERAGE([.Y20:.Y23])" office:value-type="float" office:value="13.7105126845139" calcext:value-type="float">
            <text:p>13.71</text:p>
          </table:table-cell>
          <table:table-cell table:style-name="ce19" table:formula="of:=AVERAGE([.Z20:.Z23])" office:value-type="float" office:value="83.0938419395097" calcext:value-type="float">
            <text:p>83.09</text:p>
          </table:table-cell>
          <table:table-cell/>
          <table:table-cell table:style-name="ce29"/>
          <table:table-cell table:style-name="ce31"/>
          <table:table-cell table:style-name="ce29"/>
          <table:table-cell/>
          <table:table-cell table:style-name="Default" office:value-type="float" office:value="0.43" calcext:value-type="float">
            <text:p>0.43</text:p>
          </table:table-cell>
          <table:table-cell/>
          <table:table-cell table:style-name="Default"/>
          <table:table-cell table:number-columns-repeated="2"/>
          <table:table-cell table:style-name="ce18" table:number-columns-repeated="23"/>
          <table:table-cell/>
          <table:table-cell table:style-name="Default"/>
          <table:table-cell table:number-columns-repeated="963"/>
        </table:table-row>
        <table:table-row table:style-name="ro1">
          <table:table-cell table:style-name="Default" table:number-columns-repeated="2"/>
          <table:table-cell table:style-name="Default" office:value-type="float" office:value="18" calcext:value-type="float">
            <text:p>18</text:p>
          </table:table-cell>
          <table:table-cell table:style-name="ce19" table:formula="of:=AVERAGE([.D24:.D27])" office:value-type="float" office:value="595.135248026779" calcext:value-type="float">
            <text:p>595.14</text:p>
          </table:table-cell>
          <table:table-cell table:style-name="ce19" table:formula="of:=AVERAGE([.E24:.E27])" office:value-type="float" office:value="433.587633492068" calcext:value-type="float">
            <text:p>433.59</text:p>
          </table:table-cell>
          <table:table-cell table:style-name="ce19" table:formula="of:=AVERAGE([.F24:.F27])" office:value-type="float" office:value="322.903251250127" calcext:value-type="float">
            <text:p>322.90</text:p>
          </table:table-cell>
          <table:table-cell table:style-name="ce19" table:formula="of:=AVERAGE([.G24:.G27])" office:value-type="float" office:value="232.712461722537" calcext:value-type="float">
            <text:p>232.71</text:p>
          </table:table-cell>
          <table:table-cell table:style-name="ce19" table:formula="of:=AVERAGE([.H24:.H27])" office:value-type="float" office:value="177.235023706783" calcext:value-type="float">
            <text:p>177.24</text:p>
          </table:table-cell>
          <table:table-cell table:style-name="ce19" table:formula="of:=AVERAGE([.I24:.I27])" office:value-type="float" office:value="128.612473539464" calcext:value-type="float">
            <text:p>128.61</text:p>
          </table:table-cell>
          <table:table-cell table:style-name="ce19" table:formula="of:=AVERAGE([.J24:.J27])" office:value-type="float" office:value="99.5852296780531" calcext:value-type="float">
            <text:p>99.59</text:p>
          </table:table-cell>
          <table:table-cell table:style-name="ce19" table:formula="of:=AVERAGE([.K24:.K27])" office:value-type="float" office:value="74.2053509895972" calcext:value-type="float">
            <text:p>74.21</text:p>
          </table:table-cell>
          <table:table-cell table:style-name="ce19" table:formula="of:=AVERAGE([.L24:.L27])" office:value-type="float" office:value="59.0998186415945" calcext:value-type="float">
            <text:p>59.10</text:p>
          </table:table-cell>
          <table:table-cell table:style-name="ce19" table:formula="of:=AVERAGE([.M24:.M27])" office:value-type="float" office:value="47.6231966576458" calcext:value-type="float">
            <text:p>47.62</text:p>
          </table:table-cell>
          <table:table-cell table:style-name="ce19" table:formula="of:=AVERAGE([.N24:.N27])" office:value-type="float" office:value="38.1117618453904" calcext:value-type="float">
            <text:p>38.11</text:p>
          </table:table-cell>
          <table:table-cell table:style-name="ce19" table:formula="of:=AVERAGE([.O24:.O27])" office:value-type="float" office:value="30.903849446546" calcext:value-type="float">
            <text:p>30.90</text:p>
          </table:table-cell>
          <table:table-cell table:style-name="ce19" table:formula="of:=AVERAGE([.P24:.P27])" office:value-type="float" office:value="26.2485882525469" calcext:value-type="float">
            <text:p>26.25</text:p>
          </table:table-cell>
          <table:table-cell table:style-name="ce19" table:formula="of:=AVERAGE([.Q24:.Q27])" office:value-type="float" office:value="23.4981403549777" calcext:value-type="float">
            <text:p>23.50</text:p>
          </table:table-cell>
          <table:table-cell table:style-name="ce19" table:formula="of:=AVERAGE([.R24:.R27])" office:value-type="float" office:value="19.0826093496085" calcext:value-type="float">
            <text:p>19.08</text:p>
          </table:table-cell>
          <table:table-cell table:style-name="ce19" table:formula="of:=AVERAGE([.S24:.S27])" office:value-type="float" office:value="17.9295393395918" calcext:value-type="float">
            <text:p>17.93</text:p>
          </table:table-cell>
          <table:table-cell table:style-name="ce19" table:formula="of:=AVERAGE([.T24:.T27])" office:value-type="float" office:value="17.9529118242206" calcext:value-type="float">
            <text:p>17.95</text:p>
          </table:table-cell>
          <table:table-cell table:style-name="ce19" table:formula="of:=AVERAGE([.U24:.U27])" office:value-type="float" office:value="15.9092639954048" calcext:value-type="float">
            <text:p>15.91</text:p>
          </table:table-cell>
          <table:table-cell table:style-name="ce19" table:formula="of:=AVERAGE([.V24:.V27])" office:value-type="float" office:value="16.136499791357" calcext:value-type="float">
            <text:p>16.14</text:p>
          </table:table-cell>
          <table:table-cell table:style-name="ce19" table:formula="of:=AVERAGE([.W24:.W27])" office:value-type="float" office:value="15.3313633741494" calcext:value-type="float">
            <text:p>15.33</text:p>
          </table:table-cell>
          <table:table-cell table:style-name="ce19" table:formula="of:=AVERAGE([.X24:.X27])" office:value-type="float" office:value="16.1273813421928" calcext:value-type="float">
            <text:p>16.13</text:p>
          </table:table-cell>
          <table:table-cell table:style-name="ce19" table:formula="of:=AVERAGE([.Y24:.Y27])" office:value-type="float" office:value="14.2170344054333" calcext:value-type="float">
            <text:p>14.22</text:p>
          </table:table-cell>
          <table:table-cell table:style-name="ce19" table:formula="of:=AVERAGE([.Z24:.Z27])" office:value-type="float" office:value="363.442588569607" calcext:value-type="float">
            <text:p>363.44</text:p>
          </table:table-cell>
          <table:table-cell/>
          <table:table-cell table:style-name="ce29"/>
          <table:table-cell table:style-name="ce31"/>
          <table:table-cell table:style-name="ce29"/>
          <table:table-cell/>
          <table:table-cell table:style-name="Default" office:value-type="float" office:value="0.32" calcext:value-type="float">
            <text:p>0.32</text:p>
          </table:table-cell>
          <table:table-cell/>
          <table:table-cell table:style-name="Default"/>
          <table:table-cell table:number-columns-repeated="2"/>
          <table:table-cell table:style-name="ce18" table:number-columns-repeated="23"/>
          <table:table-cell/>
          <table:table-cell table:style-name="Default"/>
          <table:table-cell table:number-columns-repeated="963"/>
        </table:table-row>
        <table:table-row table:style-name="ro1">
          <table:table-cell table:style-name="Default" table:number-columns-repeated="2"/>
          <table:table-cell table:style-name="Default" office:value-type="float" office:value="21" calcext:value-type="float">
            <text:p>21</text:p>
          </table:table-cell>
          <table:table-cell table:style-name="ce19" table:formula="of:=AVERAGE([.D28:.D31])" office:value-type="float" office:value="87849.2676404787" calcext:value-type="float">
            <text:p>87,849.27</text:p>
          </table:table-cell>
          <table:table-cell table:style-name="ce19" table:formula="of:=AVERAGE([.E28:.E31])" office:value-type="float" office:value="83949.8415802721" calcext:value-type="float">
            <text:p>83,949.84</text:p>
          </table:table-cell>
          <table:table-cell table:style-name="ce19" table:formula="of:=AVERAGE([.F28:.F31])" office:value-type="float" office:value="76173.2839766889" calcext:value-type="float">
            <text:p>76,173.28</text:p>
          </table:table-cell>
          <table:table-cell table:style-name="ce19" table:formula="of:=AVERAGE([.G28:.G31])" office:value-type="float" office:value="70044.3282729761" calcext:value-type="float">
            <text:p>70,044.33</text:p>
          </table:table-cell>
          <table:table-cell table:style-name="ce19" table:formula="of:=AVERAGE([.H28:.H31])" office:value-type="float" office:value="64033.0796237786" calcext:value-type="float">
            <text:p>64,033.08</text:p>
          </table:table-cell>
          <table:table-cell table:style-name="ce19" table:formula="of:=AVERAGE([.I28:.I31])" office:value-type="float" office:value="59448.9521433554" calcext:value-type="float">
            <text:p>59,448.95</text:p>
          </table:table-cell>
          <table:table-cell table:style-name="ce19" table:formula="of:=AVERAGE([.J28:.J31])" office:value-type="float" office:value="53240.1165047545" calcext:value-type="float">
            <text:p>53,240.12</text:p>
          </table:table-cell>
          <table:table-cell table:style-name="ce19" table:formula="of:=AVERAGE([.K28:.K31])" office:value-type="float" office:value="48531.9697775742" calcext:value-type="float">
            <text:p>48,531.97</text:p>
          </table:table-cell>
          <table:table-cell table:style-name="ce19" table:formula="of:=AVERAGE([.L28:.L31])" office:value-type="float" office:value="44332.3051406646" calcext:value-type="float">
            <text:p>44,332.31</text:p>
          </table:table-cell>
          <table:table-cell table:style-name="ce19" table:formula="of:=AVERAGE([.M28:.M31])" office:value-type="float" office:value="39859.0954574219" calcext:value-type="float">
            <text:p>39,859.10</text:p>
          </table:table-cell>
          <table:table-cell table:style-name="ce19" table:formula="of:=AVERAGE([.N28:.N31])" office:value-type="float" office:value="35716.4975294528" calcext:value-type="float">
            <text:p>35,716.50</text:p>
          </table:table-cell>
          <table:table-cell table:style-name="ce19" table:formula="of:=AVERAGE([.O28:.O31])" office:value-type="float" office:value="32045.8000386325" calcext:value-type="float">
            <text:p>32,045.80</text:p>
          </table:table-cell>
          <table:table-cell table:style-name="ce19" table:formula="of:=AVERAGE([.P28:.P31])" office:value-type="float" office:value="28290.7370080014" calcext:value-type="float">
            <text:p>28,290.74</text:p>
          </table:table-cell>
          <table:table-cell table:style-name="ce19" table:formula="of:=AVERAGE([.Q28:.Q31])" office:value-type="float" office:value="24899.3225306402" calcext:value-type="float">
            <text:p>24,899.32</text:p>
          </table:table-cell>
          <table:table-cell table:style-name="ce19" table:formula="of:=AVERAGE([.R28:.R31])" office:value-type="float" office:value="21915.3858333171" calcext:value-type="float">
            <text:p>21,915.39</text:p>
          </table:table-cell>
          <table:table-cell table:style-name="ce19" table:formula="of:=AVERAGE([.S28:.S31])" office:value-type="float" office:value="19353.509721299" calcext:value-type="float">
            <text:p>19,353.51</text:p>
          </table:table-cell>
          <table:table-cell table:style-name="ce19" table:formula="of:=AVERAGE([.T28:.T31])" office:value-type="float" office:value="16933.2915942328" calcext:value-type="float">
            <text:p>16,933.29</text:p>
          </table:table-cell>
          <table:table-cell table:style-name="ce19" table:formula="of:=AVERAGE([.U28:.U31])" office:value-type="float" office:value="14746.1771692982" calcext:value-type="float">
            <text:p>14,746.18</text:p>
          </table:table-cell>
          <table:table-cell table:style-name="ce19" table:formula="of:=AVERAGE([.V28:.V31])" office:value-type="float" office:value="12955.0606040157" calcext:value-type="float">
            <text:p>12,955.06</text:p>
          </table:table-cell>
          <table:table-cell table:style-name="ce19" table:formula="of:=AVERAGE([.W28:.W31])" office:value-type="float" office:value="11266.4925188074" calcext:value-type="float">
            <text:p>11,266.49</text:p>
          </table:table-cell>
          <table:table-cell table:style-name="ce19" table:formula="of:=AVERAGE([.X28:.X31])" office:value-type="float" office:value="10049.3201664455" calcext:value-type="float">
            <text:p>10,049.32</text:p>
          </table:table-cell>
          <table:table-cell table:style-name="ce19" table:formula="of:=AVERAGE([.Y28:.Y31])" office:value-type="float" office:value="9065.9822577786" calcext:value-type="float">
            <text:p>9,065.98</text:p>
          </table:table-cell>
          <table:table-cell table:style-name="ce19" table:formula="of:=AVERAGE([.Z28:.Z31])" office:value-type="float" office:value="80176.725554648" calcext:value-type="float">
            <text:p>80,176.73</text:p>
          </table:table-cell>
          <table:table-cell/>
          <table:table-cell table:style-name="ce29"/>
          <table:table-cell table:style-name="ce31"/>
          <table:table-cell table:style-name="ce29"/>
          <table:table-cell/>
          <table:table-cell table:style-name="Default" office:value-type="float" office:value="600" calcext:value-type="float">
            <text:p>600</text:p>
          </table:table-cell>
          <table:table-cell/>
          <table:table-cell table:style-name="Default"/>
          <table:table-cell office:value-type="string" calcext:value-type="string">
            <text:p>Mean single and multi</text:p>
          </table:table-cell>
          <table:table-cell/>
          <table:table-cell table:style-name="ce36"/>
          <table:table-cell table:style-name="ce40" office:value-type="string" calcext:value-type="string">
            <text:p>SingleCore</text:p>
          </table:table-cell>
          <table:table-cell table:style-name="ce45" table:number-columns-repeated="3"/>
          <table:table-cell table:style-name="ce54" office:value-type="string" calcext:value-type="string">
            <text:p>Mean</text:p>
          </table:table-cell>
          <table:table-cell table:style-name="ce58" office:value-type="string" calcext:value-type="string">
            <text:p>Multicore</text:p>
          </table:table-cell>
          <table:table-cell table:style-name="ce58" table:number-columns-repeated="3"/>
          <table:table-cell table:style-name="ce62" office:value-type="string" calcext:value-type="string">
            <text:p>Mean</text:p>
          </table:table-cell>
          <table:table-cell table:style-name="Default" table:number-columns-repeated="12"/>
          <table:table-cell/>
          <table:table-cell table:style-name="Default"/>
          <table:table-cell table:number-columns-repeated="963"/>
        </table:table-row>
        <table:table-row table:style-name="ro1">
          <table:table-cell table:style-name="Default" table:number-columns-repeated="2"/>
          <table:table-cell table:style-name="Default" office:value-type="float" office:value="23" calcext:value-type="float">
            <text:p>23</text:p>
          </table:table-cell>
          <table:table-cell table:style-name="ce19" table:formula="of:=AVERAGE([.D32:.D35])" office:value-type="float" office:value="730875.576520412" calcext:value-type="float">
            <text:p>730,875.58</text:p>
          </table:table-cell>
          <table:table-cell table:style-name="ce19" table:formula="of:=AVERAGE([.E32:.E35])" office:value-type="float" office:value="635076.977503836" calcext:value-type="float">
            <text:p>635,076.98</text:p>
          </table:table-cell>
          <table:table-cell table:style-name="ce19" table:formula="of:=AVERAGE([.F32:.F35])" office:value-type="float" office:value="665699.055535832" calcext:value-type="float">
            <text:p>665,699.06</text:p>
          </table:table-cell>
          <table:table-cell table:style-name="ce19" table:formula="of:=AVERAGE([.G32:.G35])" office:value-type="float" office:value="600316.883106018" calcext:value-type="float">
            <text:p>600,316.88</text:p>
          </table:table-cell>
          <table:table-cell table:style-name="ce19" table:formula="of:=AVERAGE([.H32:.H35])" office:value-type="float" office:value="493473.205349961" calcext:value-type="float">
            <text:p>493,473.21</text:p>
          </table:table-cell>
          <table:table-cell table:style-name="ce19" table:formula="of:=AVERAGE([.I32:.I35])" office:value-type="float" office:value="461203.362547341" calcext:value-type="float">
            <text:p>461,203.36</text:p>
          </table:table-cell>
          <table:table-cell table:style-name="ce19" table:formula="of:=AVERAGE([.J32:.J35])" office:value-type="float" office:value="409079.041071841" calcext:value-type="float">
            <text:p>409,079.04</text:p>
          </table:table-cell>
          <table:table-cell table:style-name="ce19" table:formula="of:=AVERAGE([.K32:.K35])" office:value-type="float" office:value="378953.415531478" calcext:value-type="float">
            <text:p>378,953.42</text:p>
          </table:table-cell>
          <table:table-cell table:style-name="ce19" table:formula="of:=AVERAGE([.L32:.L35])" office:value-type="float" office:value="280859.558859184" calcext:value-type="float">
            <text:p>280,859.56</text:p>
          </table:table-cell>
          <table:table-cell table:style-name="ce19" table:formula="of:=AVERAGE([.M32:.M35])" office:value-type="float" office:value="275189.265758627" calcext:value-type="float">
            <text:p>275,189.27</text:p>
          </table:table-cell>
          <table:table-cell table:style-name="ce19" table:formula="of:=AVERAGE([.N32:.N35])" office:value-type="float" office:value="259160.93751128" calcext:value-type="float">
            <text:p>259,160.94</text:p>
          </table:table-cell>
          <table:table-cell table:style-name="ce19" table:formula="of:=AVERAGE([.O32:.O35])" office:value-type="float" office:value="217073.370639273" calcext:value-type="float">
            <text:p>217,073.37</text:p>
          </table:table-cell>
          <table:table-cell table:style-name="ce19" table:formula="of:=AVERAGE([.P32:.P35])" office:value-type="float" office:value="167115.229278463" calcext:value-type="float">
            <text:p>167,115.23</text:p>
          </table:table-cell>
          <table:table-cell table:style-name="ce19" table:formula="of:=AVERAGE([.Q32:.Q35])" office:value-type="float" office:value="148455.324962687" calcext:value-type="float">
            <text:p>148,455.32</text:p>
          </table:table-cell>
          <table:table-cell table:style-name="ce19" table:formula="of:=AVERAGE([.R32:.R35])" office:value-type="float" office:value="110163.345154739" calcext:value-type="float">
            <text:p>110,163.35</text:p>
          </table:table-cell>
          <table:table-cell table:style-name="ce19" table:formula="of:=AVERAGE([.S32:.S35])" office:value-type="float" office:value="76464.5319928742" calcext:value-type="float">
            <text:p>76,464.53</text:p>
          </table:table-cell>
          <table:table-cell table:style-name="ce19" table:formula="of:=AVERAGE([.T32:.T35])" office:value-type="float" office:value="81678.4341261555" calcext:value-type="float">
            <text:p>81,678.43</text:p>
          </table:table-cell>
          <table:table-cell table:style-name="ce19" table:formula="of:=AVERAGE([.U32:.U35])" office:value-type="float" office:value="66359.7168691531" calcext:value-type="float">
            <text:p>66,359.72</text:p>
          </table:table-cell>
          <table:table-cell table:style-name="ce19" table:formula="of:=AVERAGE([.V32:.V35])" office:value-type="float" office:value="33812.1391951557" calcext:value-type="float">
            <text:p>33,812.14</text:p>
          </table:table-cell>
          <table:table-cell table:style-name="ce19" table:formula="of:=AVERAGE([.W32:.W35])" office:value-type="float" office:value="19439.3805208073" calcext:value-type="float">
            <text:p>19,439.38</text:p>
          </table:table-cell>
          <table:table-cell table:style-name="ce19" table:formula="of:=AVERAGE([.X32:.X35])" office:value-type="float" office:value="15547.8150262876" calcext:value-type="float">
            <text:p>15,547.82</text:p>
          </table:table-cell>
          <table:table-cell table:style-name="ce19" table:formula="of:=AVERAGE([.Y32:.Y35])" office:value-type="float" office:value="35267.9800609146" calcext:value-type="float">
            <text:p>35,267.98</text:p>
          </table:table-cell>
          <table:table-cell table:style-name="ce19" table:formula="of:=AVERAGE([.Z32:.Z35])" office:value-type="float" office:value="494713.859396926" calcext:value-type="float">
            <text:p>494,713.86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style-name="ce37" office:value-type="float" office:value="3" calcext:value-type="float">
            <text:p>3</text:p>
          </table:table-cell>
          <table:table-cell table:style-name="ce41" office:value-type="float" office:value="81.634738155187" calcext:value-type="float">
            <text:p>81.63</text:p>
          </table:table-cell>
          <table:table-cell table:style-name="ce46" office:value-type="float" office:value="80.1223927049874" calcext:value-type="float">
            <text:p>80.12</text:p>
          </table:table-cell>
          <table:table-cell table:style-name="ce46" office:value-type="float" office:value="82.6614361484399" calcext:value-type="float">
            <text:p>82.66</text:p>
          </table:table-cell>
          <table:table-cell table:style-name="ce50" office:value-type="float" office:value="84.1024537103792" calcext:value-type="float">
            <text:p>84.10</text:p>
          </table:table-cell>
          <table:table-cell table:style-name="ce55" table:formula="of:=(AVERAGE([.AL54:.AO54]))" office:value-type="float" office:value="82.1302551797483" calcext:value-type="float">
            <text:p>82.13</text:p>
          </table:table-cell>
          <table:table-cell table:style-name="ce59" office:value-type="float" office:value="55.7908402912115" calcext:value-type="float">
            <text:p>55.79</text:p>
          </table:table-cell>
          <table:table-cell table:style-name="ce60" office:value-type="float" office:value="55.8799020006588" calcext:value-type="float">
            <text:p>55.88</text:p>
          </table:table-cell>
          <table:table-cell table:style-name="ce60" office:value-type="float" office:value="53.9972688943643" calcext:value-type="float">
            <text:p>54.00</text:p>
          </table:table-cell>
          <table:table-cell table:style-name="ce61" office:value-type="float" office:value="50.3650242773147" calcext:value-type="float">
            <text:p>50.37</text:p>
          </table:table-cell>
          <table:table-cell table:style-name="ce55" table:formula="of:=AVERAGE([.AQ54:.AT54])" office:value-type="float" office:value="54.0082588658873" calcext:value-type="float">
            <text:p>54.01</text:p>
          </table:table-cell>
          <table:table-cell table:style-name="Default" table:number-columns-repeated="20"/>
          <table:table-cell table:number-columns-repeated="957"/>
        </table:table-row>
        <table:table-row table:style-name="ro1">
          <table:table-cell table:number-columns-repeated="2"/>
          <table:table-cell table:style-name="Default" office:value-type="float" office:value="29" calcext:value-type="float">
            <text:p>29</text:p>
          </table:table-cell>
          <table:table-cell table:number-columns-repeated="15" table:style-name="ce20" office:value-type="string" calcext:value-type="string">
            <text:p>-</text:p>
          </table:table-cell>
          <table:table-cell table:style-name="ce20" office:value-type="float" office:value="315615" calcext:value-type="float">
            <text:p>315,615.00</text:p>
          </table:table-cell>
          <table:table-cell table:number-columns-repeated="7" table:style-name="ce20" office:value-type="string" calcext:value-type="string">
            <text:p>-</text:p>
          </table:table-cell>
          <table:table-cell table:number-columns-repeated="9"/>
          <table:table-cell table:style-name="Default"/>
          <table:table-cell table:style-name="ce38" office:value-type="float" office:value="5" calcext:value-type="float">
            <text:p>5</text:p>
          </table:table-cell>
          <table:table-cell table:style-name="ce42" office:value-type="float" office:value="86.8365743123406" calcext:value-type="float">
            <text:p>86.84</text:p>
          </table:table-cell>
          <table:table-cell table:style-name="ce47" office:value-type="float" office:value="83.5454120799303" calcext:value-type="float">
            <text:p>83.55</text:p>
          </table:table-cell>
          <table:table-cell table:style-name="ce47" office:value-type="float" office:value="83.5712873898577" calcext:value-type="float">
            <text:p>83.57</text:p>
          </table:table-cell>
          <table:table-cell table:style-name="ce51" office:value-type="float" office:value="87.0732277811025" calcext:value-type="float">
            <text:p>87.07</text:p>
          </table:table-cell>
          <table:table-cell table:style-name="ce56" table:formula="of:=(AVERAGE([.AL55:.AO55]))" office:value-type="float" office:value="85.2566253908078" calcext:value-type="float">
            <text:p>85.26</text:p>
          </table:table-cell>
          <table:table-cell table:style-name="ce43" office:value-type="float" office:value="57.5279613003343" calcext:value-type="float">
            <text:p>57.53</text:p>
          </table:table-cell>
          <table:table-cell table:style-name="ce48" office:value-type="float" office:value="60.0701289417729" calcext:value-type="float">
            <text:p>60.07</text:p>
          </table:table-cell>
          <table:table-cell table:style-name="ce48" office:value-type="float" office:value="57.236471508794" calcext:value-type="float">
            <text:p>57.24</text:p>
          </table:table-cell>
          <table:table-cell table:style-name="ce52" office:value-type="float" office:value="60.2356216206194" calcext:value-type="float">
            <text:p>60.24</text:p>
          </table:table-cell>
          <table:table-cell table:style-name="ce56" table:formula="of:=AVERAGE([.AQ55:.AT55])" office:value-type="float" office:value="58.7675458428802" calcext:value-type="float">
            <text:p>58.77</text:p>
          </table:table-cell>
          <table:table-cell table:style-name="Default" table:number-columns-repeated="20"/>
          <table:table-cell table:number-columns-repeated="957"/>
        </table:table-row>
        <table:table-row table:style-name="ro1">
          <table:table-cell table:number-columns-repeated="2"/>
          <table:table-cell table:style-name="Default"/>
          <table:table-cell table:number-columns-repeated="32"/>
          <table:table-cell table:style-name="Default"/>
          <table:table-cell table:style-name="ce38" office:value-type="float" office:value="7" calcext:value-type="float">
            <text:p>7</text:p>
          </table:table-cell>
          <table:table-cell table:style-name="ce42" office:value-type="float" office:value="146.715339384768" calcext:value-type="float">
            <text:p>146.72</text:p>
          </table:table-cell>
          <table:table-cell table:style-name="ce47" office:value-type="float" office:value="148.149254004986" calcext:value-type="float">
            <text:p>148.15</text:p>
          </table:table-cell>
          <table:table-cell table:style-name="ce47" office:value-type="float" office:value="147.513274677084" calcext:value-type="float">
            <text:p>147.51</text:p>
          </table:table-cell>
          <table:table-cell table:style-name="ce51" office:value-type="float" office:value="150.773123400664" calcext:value-type="float">
            <text:p>150.77</text:p>
          </table:table-cell>
          <table:table-cell table:style-name="ce56" table:formula="of:=(AVERAGE([.AL56:.AO56]))" office:value-type="float" office:value="148.287747866875" calcext:value-type="float">
            <text:p>148.29</text:p>
          </table:table-cell>
          <table:table-cell table:style-name="ce43" office:value-type="float" office:value="62.1287814957446" calcext:value-type="float">
            <text:p>62.13</text:p>
          </table:table-cell>
          <table:table-cell table:style-name="ce48" office:value-type="float" office:value="56.3223741363225" calcext:value-type="float">
            <text:p>56.32</text:p>
          </table:table-cell>
          <table:table-cell table:style-name="ce48" office:value-type="float" office:value="58.511511956185" calcext:value-type="float">
            <text:p>58.51</text:p>
          </table:table-cell>
          <table:table-cell table:style-name="ce52" office:value-type="float" office:value="60.0925691467374" calcext:value-type="float">
            <text:p>60.09</text:p>
          </table:table-cell>
          <table:table-cell table:style-name="ce56" table:formula="of:=AVERAGE([.AQ56:.AT56])" office:value-type="float" office:value="59.2638091837474" calcext:value-type="float">
            <text:p>59.26</text:p>
          </table:table-cell>
          <table:table-cell table:style-name="Default" table:number-columns-repeated="20"/>
          <table:table-cell table:number-columns-repeated="957"/>
        </table:table-row>
        <table:table-row table:style-name="ro1">
          <table:table-cell table:number-columns-repeated="2"/>
          <table:table-cell table:style-name="Default"/>
          <table:table-cell table:number-columns-repeated="32"/>
          <table:table-cell table:style-name="Default"/>
          <table:table-cell table:style-name="ce38" office:value-type="float" office:value="9" calcext:value-type="float">
            <text:p>9</text:p>
          </table:table-cell>
          <table:table-cell table:style-name="ce42" office:value-type="float" office:value="378.717467956424" calcext:value-type="float">
            <text:p>378.72</text:p>
          </table:table-cell>
          <table:table-cell table:style-name="ce47" office:value-type="float" office:value="379.957501976647" calcext:value-type="float">
            <text:p>379.96</text:p>
          </table:table-cell>
          <table:table-cell table:style-name="ce47" office:value-type="float" office:value="378.670161073271" calcext:value-type="float">
            <text:p>378.67</text:p>
          </table:table-cell>
          <table:table-cell table:style-name="ce51" office:value-type="float" office:value="377.172034925538" calcext:value-type="float">
            <text:p>377.17</text:p>
          </table:table-cell>
          <table:table-cell table:style-name="ce56" table:formula="of:=(AVERAGE([.AL57:.AO57]))" office:value-type="float" office:value="378.62929148297" calcext:value-type="float">
            <text:p>378.63</text:p>
          </table:table-cell>
          <table:table-cell table:style-name="ce43" office:value-type="float" office:value="81.6966334694455" calcext:value-type="float">
            <text:p>81.70</text:p>
          </table:table-cell>
          <table:table-cell table:style-name="ce48" office:value-type="float" office:value="80.7389814765161" calcext:value-type="float">
            <text:p>80.74</text:p>
          </table:table-cell>
          <table:table-cell table:style-name="ce48" office:value-type="float" office:value="86.9904269347425" calcext:value-type="float">
            <text:p>86.99</text:p>
          </table:table-cell>
          <table:table-cell table:style-name="ce52" office:value-type="float" office:value="81.9694890187358" calcext:value-type="float">
            <text:p>81.97</text:p>
          </table:table-cell>
          <table:table-cell table:style-name="ce56" table:formula="of:=AVERAGE([.AQ57:.AT57])" office:value-type="float" office:value="82.84888272486" calcext:value-type="float">
            <text:p>82.85</text:p>
          </table:table-cell>
          <table:table-cell table:style-name="Default" table:number-columns-repeated="20"/>
          <table:table-cell table:number-columns-repeated="957"/>
        </table:table-row>
        <table:table-row table:style-name="ro1">
          <table:table-cell table:number-columns-repeated="2"/>
          <table:table-cell table:style-name="Default"/>
          <table:table-cell table:number-columns-repeated="32"/>
          <table:table-cell table:style-name="Default"/>
          <table:table-cell table:style-name="ce38" office:value-type="float" office:value="15" calcext:value-type="float">
            <text:p>15</text:p>
          </table:table-cell>
          <table:table-cell table:style-name="ce42" office:value-type="float" office:value="775.543585117575" calcext:value-type="float">
            <text:p>775.54</text:p>
          </table:table-cell>
          <table:table-cell table:style-name="ce47" office:value-type="float" office:value="735.079837376217" calcext:value-type="float">
            <text:p>735.08</text:p>
          </table:table-cell>
          <table:table-cell table:style-name="ce47" office:value-type="float" office:value="741.711172164357" calcext:value-type="float">
            <text:p>741.71</text:p>
          </table:table-cell>
          <table:table-cell table:style-name="ce51" office:value-type="float" office:value="768.114047912383" calcext:value-type="float">
            <text:p>768.11</text:p>
          </table:table-cell>
          <table:table-cell table:style-name="ce56" table:formula="of:=(AVERAGE([.AL58:.AO58]))" office:value-type="float" office:value="755.112160642633" calcext:value-type="float">
            <text:p>755.11</text:p>
          </table:table-cell>
          <table:table-cell table:style-name="ce43" office:value-type="float" office:value="116.624452158567" calcext:value-type="float">
            <text:p>116.62</text:p>
          </table:table-cell>
          <table:table-cell table:style-name="ce48" office:value-type="float" office:value="108.272249650782" calcext:value-type="float">
            <text:p>108.27</text:p>
          </table:table-cell>
          <table:table-cell table:style-name="ce48" office:value-type="float" office:value="103.630675623103" calcext:value-type="float">
            <text:p>103.63</text:p>
          </table:table-cell>
          <table:table-cell table:style-name="ce52" office:value-type="float" office:value="112.815939643466" calcext:value-type="float">
            <text:p>112.82</text:p>
          </table:table-cell>
          <table:table-cell table:style-name="ce56" table:formula="of:=AVERAGE([.AQ58:.AT58])" office:value-type="float" office:value="110.335829268979" calcext:value-type="float">
            <text:p>110.34</text:p>
          </table:table-cell>
          <table:table-cell table:style-name="Default" table:number-columns-repeated="20"/>
          <table:table-cell table:number-columns-repeated="957"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22"/>
          <table:table-cell table:style-name="Default"/>
          <table:table-cell table:style-name="ce38" office:value-type="float" office:value="18" calcext:value-type="float">
            <text:p>18</text:p>
          </table:table-cell>
          <table:table-cell table:style-name="ce42" office:value-type="float" office:value="2779.57202616024" calcext:value-type="float">
            <text:p>2779.57</text:p>
          </table:table-cell>
          <table:table-cell table:style-name="ce47" office:value-type="float" office:value="2809.55170847101" calcext:value-type="float">
            <text:p>2809.55</text:p>
          </table:table-cell>
          <table:table-cell table:style-name="ce48" office:value-type="float" office:value="2795.12637247446" calcext:value-type="float">
            <text:p>2795.13</text:p>
          </table:table-cell>
          <table:table-cell table:style-name="ce52" office:value-type="float" office:value="2758.11477127699" calcext:value-type="float">
            <text:p>2758.11</text:p>
          </table:table-cell>
          <table:table-cell table:style-name="ce56" table:formula="of:=(AVERAGE([.AL59:.AO59]))" office:value-type="float" office:value="2785.59121959567" calcext:value-type="float">
            <text:p>2785.59</text:p>
          </table:table-cell>
          <table:table-cell table:style-name="ce43" office:value-type="float" office:value="389.550784795502" calcext:value-type="float">
            <text:p>389.55</text:p>
          </table:table-cell>
          <table:table-cell table:style-name="ce48" office:value-type="float" office:value="415.020041630043" calcext:value-type="float">
            <text:p>415.02</text:p>
          </table:table-cell>
          <table:table-cell table:style-name="ce48" office:value-type="float" office:value="400.356326095823" calcext:value-type="float">
            <text:p>400.36</text:p>
          </table:table-cell>
          <table:table-cell table:style-name="ce52" office:value-type="float" office:value="404.791450287828" calcext:value-type="float">
            <text:p>404.79</text:p>
          </table:table-cell>
          <table:table-cell table:style-name="ce56" table:formula="of:=AVERAGE([.AQ59:.AT59])" office:value-type="float" office:value="402.429650702299" calcext:value-type="float">
            <text:p>402.43</text:p>
          </table:table-cell>
          <table:table-cell table:number-columns-repeated="97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formula="of:=&quot;c&quot;&amp;[.A60]" office:value-type="string" office:string-value="c1" calcext:value-type="string">
            <text:p>c1</text:p>
          </table:table-cell>
          <table:table-cell office:value-type="float" office:value="3.96908473168965" calcext:value-type="float">
            <text:p>3.9690847317</text:p>
          </table:table-cell>
          <table:table-cell office:value-type="float" office:value="4.01857530162804" calcext:value-type="float">
            <text:p>4.0185753016</text:p>
          </table:table-cell>
          <table:table-cell office:value-type="float" office:value="12.8789372548151" calcext:value-type="float">
            <text:p>12.8789372548</text:p>
          </table:table-cell>
          <table:table-cell office:value-type="float" office:value="50.6653751815258" calcext:value-type="float">
            <text:p>50.6653751815</text:p>
          </table:table-cell>
          <table:table-cell office:value-type="float" office:value="138.892853459195" calcext:value-type="float">
            <text:p>138.8928534592</text:p>
          </table:table-cell>
          <table:table-cell office:value-type="float" office:value="595.135248026779" calcext:value-type="float">
            <text:p>595.1352480268</text:p>
          </table:table-cell>
          <table:table-cell office:value-type="float" office:value="87849.2676404787" calcext:value-type="float">
            <text:p>87849.2676404787</text:p>
          </table:table-cell>
          <table:table-cell office:value-type="float" office:value="730875.576520412" calcext:value-type="float">
            <text:p>730875.576520412</text:p>
          </table:table-cell>
          <table:table-cell table:number-columns-repeated="23"/>
          <table:table-cell table:style-name="Default"/>
          <table:table-cell table:style-name="ce38" office:value-type="float" office:value="21" calcext:value-type="float">
            <text:p>21</text:p>
          </table:table-cell>
          <table:table-cell table:style-name="ce43" office:value-type="float" office:value="943891.217361365" calcext:value-type="float">
            <text:p>943891.22</text:p>
          </table:table-cell>
          <table:table-cell table:style-name="ce48" office:value-type="float" office:value="940984.636657304" calcext:value-type="float">
            <text:p>940984.64</text:p>
          </table:table-cell>
          <table:table-cell table:style-name="ce48" office:value-type="float" office:value="948114.719423998" calcext:value-type="float">
            <text:p>948114.72</text:p>
          </table:table-cell>
          <table:table-cell table:style-name="ce52" office:value-type="float" office:value="946515.597135469" calcext:value-type="float">
            <text:p>946515.60</text:p>
          </table:table-cell>
          <table:table-cell table:style-name="ce56" table:formula="of:=(AVERAGE([.AL60:.AO60]))" office:value-type="float" office:value="944876.542644534" calcext:value-type="float">
            <text:p>944876.54</text:p>
          </table:table-cell>
          <table:table-cell table:style-name="ce43" office:value-type="string" calcext:value-type="string">
            <text:p>-</text:p>
          </table:table-cell>
          <table:table-cell table:number-columns-repeated="2" table:style-name="ce48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number-columns-repeated="97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formula="of:=&quot;c&quot;&amp;[.A61]" office:value-type="string" office:string-value="c2" calcext:value-type="string">
            <text:p>c2</text:p>
          </table:table-cell>
          <table:table-cell office:value-type="float" office:value="4.50744948279655" calcext:value-type="float">
            <text:p>4.5074494828</text:p>
          </table:table-cell>
          <table:table-cell office:value-type="float" office:value="4.01629336453185" calcext:value-type="float">
            <text:p>4.0162933645</text:p>
          </table:table-cell>
          <table:table-cell office:value-type="float" office:value="10.2672974341885" calcext:value-type="float">
            <text:p>10.2672974342</text:p>
          </table:table-cell>
          <table:table-cell office:value-type="float" office:value="40.1636396315061" calcext:value-type="float">
            <text:p>40.1636396315</text:p>
          </table:table-cell>
          <table:table-cell office:value-type="float" office:value="99.0700418069796" calcext:value-type="float">
            <text:p>99.070041807</text:p>
          </table:table-cell>
          <table:table-cell office:value-type="float" office:value="433.587633492068" calcext:value-type="float">
            <text:p>433.5876334921</text:p>
          </table:table-cell>
          <table:table-cell office:value-type="float" office:value="83949.8415802721" calcext:value-type="float">
            <text:p>83949.8415802721</text:p>
          </table:table-cell>
          <table:table-cell office:value-type="float" office:value="635076.977503836" calcext:value-type="float">
            <text:p>635076.977503836</text:p>
          </table:table-cell>
          <table:table-cell table:number-columns-repeated="23"/>
          <table:table-cell table:style-name="Default"/>
          <table:table-cell table:style-name="ce39" office:value-type="float" office:value="23" calcext:value-type="float">
            <text:p>23</text:p>
          </table:table-cell>
          <table:table-cell table:style-name="ce44" office:value-type="float" office:value="6531019.40905872" calcext:value-type="float">
            <text:p>6531019.41</text:p>
          </table:table-cell>
          <table:table-cell table:style-name="ce49" office:value-type="float" office:value="6780937.40397976" calcext:value-type="float">
            <text:p>6780937.40</text:p>
          </table:table-cell>
          <table:table-cell table:style-name="ce49"/>
          <table:table-cell table:style-name="ce53"/>
          <table:table-cell table:style-name="ce57" table:formula="of:=(AVERAGE([.AL61:.AO61]))" office:value-type="float" office:value="6655978.40651924" calcext:value-type="float">
            <text:p>6655978.41</text:p>
          </table:table-cell>
          <table:table-cell table:style-name="ce44" office:value-type="string" calcext:value-type="string">
            <text:p>-</text:p>
          </table:table-cell>
          <table:table-cell table:number-columns-repeated="2" table:style-name="ce49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number-columns-repeated="97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formula="of:=&quot;c&quot;&amp;[.A62]" office:value-type="string" office:string-value="c3" calcext:value-type="string">
            <text:p>c3</text:p>
          </table:table-cell>
          <table:table-cell office:value-type="float" office:value="4.13508338324454" calcext:value-type="float">
            <text:p>4.1350833832</text:p>
          </table:table-cell>
          <table:table-cell office:value-type="float" office:value="3.63205623276103" calcext:value-type="float">
            <text:p>3.6320562328</text:p>
          </table:table-cell>
          <table:table-cell office:value-type="float" office:value="8.84383389999794" calcext:value-type="float">
            <text:p>8.8438339</text:p>
          </table:table-cell>
          <table:table-cell office:value-type="float" office:value="29.9358906419595" calcext:value-type="float">
            <text:p>29.935890642</text:p>
          </table:table-cell>
          <table:table-cell office:value-type="float" office:value="68.5144925763057" calcext:value-type="float">
            <text:p>68.5144925763</text:p>
          </table:table-cell>
          <table:table-cell office:value-type="float" office:value="322.903251250127" calcext:value-type="float">
            <text:p>322.9032512501</text:p>
          </table:table-cell>
          <table:table-cell office:value-type="float" office:value="76173.2839766889" calcext:value-type="float">
            <text:p>76173.2839766889</text:p>
          </table:table-cell>
          <table:table-cell office:value-type="float" office:value="665699.055535832" calcext:value-type="float">
            <text:p>665699.055535832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formula="of:=&quot;c&quot;&amp;[.A63]" office:value-type="string" office:string-value="c4" calcext:value-type="string">
            <text:p>c4</text:p>
          </table:table-cell>
          <table:table-cell office:value-type="float" office:value="3.69240027682492" calcext:value-type="float">
            <text:p>3.6924002768</text:p>
          </table:table-cell>
          <table:table-cell office:value-type="float" office:value="3.77932728335615" calcext:value-type="float">
            <text:p>3.7793272834</text:p>
          </table:table-cell>
          <table:table-cell office:value-type="float" office:value="7.93293900170502" calcext:value-type="float">
            <text:p>7.9329390017</text:p>
          </table:table-cell>
          <table:table-cell office:value-type="float" office:value="24.6576500255287" calcext:value-type="float">
            <text:p>24.6576500255</text:p>
          </table:table-cell>
          <table:table-cell office:value-type="float" office:value="48.8267465450364" calcext:value-type="float">
            <text:p>48.826746545</text:p>
          </table:table-cell>
          <table:table-cell office:value-type="float" office:value="232.712461722537" calcext:value-type="float">
            <text:p>232.7124617225</text:p>
          </table:table-cell>
          <table:table-cell office:value-type="float" office:value="70044.3282729761" calcext:value-type="float">
            <text:p>70044.3282729761</text:p>
          </table:table-cell>
          <table:table-cell office:value-type="float" office:value="600316.883106018" calcext:value-type="float">
            <text:p>600316.883106018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formula="of:=&quot;c&quot;&amp;[.A64]" office:value-type="string" office:string-value="c5" calcext:value-type="string">
            <text:p>c5</text:p>
          </table:table-cell>
          <table:table-cell office:value-type="float" office:value="3.38666661906975" calcext:value-type="float">
            <text:p>3.3866666191</text:p>
          </table:table-cell>
          <table:table-cell office:value-type="float" office:value="3.75232841000708" calcext:value-type="float">
            <text:p>3.75232841</text:p>
          </table:table-cell>
          <table:table-cell office:value-type="float" office:value="7.30889975361881" calcext:value-type="float">
            <text:p>7.3088997536</text:p>
          </table:table-cell>
          <table:table-cell office:value-type="float" office:value="19.6929497620042" calcext:value-type="float">
            <text:p>19.692949762</text:p>
          </table:table-cell>
          <table:table-cell office:value-type="float" office:value="35.4335422937388" calcext:value-type="float">
            <text:p>35.4335422937</text:p>
          </table:table-cell>
          <table:table-cell office:value-type="float" office:value="177.235023706783" calcext:value-type="float">
            <text:p>177.2350237068</text:p>
          </table:table-cell>
          <table:table-cell office:value-type="float" office:value="64033.0796237786" calcext:value-type="float">
            <text:p>64033.0796237786</text:p>
          </table:table-cell>
          <table:table-cell office:value-type="float" office:value="493473.205349961" calcext:value-type="float">
            <text:p>493473.205349961</text:p>
          </table:table-cell>
          <table:table-cell table:number-columns-repeated="23"/>
          <table:table-cell office:value-type="string" calcext:value-type="string">
            <text:p>Multicore</text:p>
          </table:table-cell>
          <table:table-cell office:value-type="string" calcext:value-type="string">
            <text:p>Total</text:p>
          </table:table-cell>
          <table:table-cell table:style-name="Default" table:number-columns-repeated="24"/>
          <table:table-cell table:number-columns-repeated="6" office:value-type="string" calcext:value-type="string">
            <text:p>-</text:p>
          </table:table-cell>
          <table:table-cell table:number-columns-repeated="95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formula="of:=&quot;c&quot;&amp;[.A65]" office:value-type="string" office:string-value="c6" calcext:value-type="string">
            <text:p>c6</text:p>
          </table:table-cell>
          <table:table-cell office:value-type="float" office:value="3.93998529860423" calcext:value-type="float">
            <text:p>3.9399852986</text:p>
          </table:table-cell>
          <table:table-cell office:value-type="float" office:value="4.72268447214094" calcext:value-type="float">
            <text:p>4.7226844721</text:p>
          </table:table-cell>
          <table:table-cell office:value-type="float" office:value="6.62975559884554" calcext:value-type="float">
            <text:p>6.6297555988</text:p>
          </table:table-cell>
          <table:table-cell office:value-type="float" office:value="16.7762347031796" calcext:value-type="float">
            <text:p>16.7762347032</text:p>
          </table:table-cell>
          <table:table-cell office:value-type="float" office:value="28.9764231014564" calcext:value-type="float">
            <text:p>28.9764231015</text:p>
          </table:table-cell>
          <table:table-cell office:value-type="float" office:value="128.612473539464" calcext:value-type="float">
            <text:p>128.6124735395</text:p>
          </table:table-cell>
          <table:table-cell office:value-type="float" office:value="59448.9521433554" calcext:value-type="float">
            <text:p>59448.9521433554</text:p>
          </table:table-cell>
          <table:table-cell office:value-type="float" office:value="461203.362547341" calcext:value-type="float">
            <text:p>461203.362547341</text:p>
          </table:table-cell>
          <table:table-cell table:number-columns-repeated="24"/>
          <table:table-cell office:value-type="string" calcext:value-type="string">
            <text:p>Mean Totals</text:p>
          </table:table-cell>
          <table:table-cell office:value-type="float" office:value="54.0082588658873" calcext:value-type="float">
            <text:p>54.0082588659</text:p>
          </table:table-cell>
          <table:table-cell table:number-columns-repeated="3"/>
          <table:table-cell office:value-type="float" office:value="58.7675458428802" calcext:value-type="float">
            <text:p>58.7675458429</text:p>
          </table:table-cell>
          <table:table-cell table:number-columns-repeated="3"/>
          <table:table-cell office:value-type="float" office:value="59.2638091837474" calcext:value-type="float">
            <text:p>59.2638091837</text:p>
          </table:table-cell>
          <table:table-cell table:number-columns-repeated="3"/>
          <table:table-cell office:value-type="float" office:value="82.84888272486" calcext:value-type="float">
            <text:p>82.8488827249</text:p>
          </table:table-cell>
          <table:table-cell table:number-columns-repeated="3"/>
          <table:table-cell office:value-type="float" office:value="110.335829268979" calcext:value-type="float">
            <text:p>110.335829269</text:p>
          </table:table-cell>
          <table:table-cell table:number-columns-repeated="3"/>
          <table:table-cell office:value-type="float" office:value="402.429650702299" calcext:value-type="float">
            <text:p>402.4296507023</text:p>
          </table:table-cell>
          <table:table-cell table:number-columns-repeated="3"/>
          <table:table-cell table:formula="of:#DIV/0!" office:value-type="string" office:string-value="" calcext:value-type="error">
            <text:p>#DIV/0!</text:p>
          </table:table-cell>
          <table:table-cell table:number-columns-repeated="3"/>
          <table:table-cell table:formula="of:#DIV/0!" office:value-type="string" office:string-value="" calcext:value-type="error">
            <text:p>#DIV/0!</text:p>
          </table:table-cell>
          <table:table-cell table:number-columns-repeated="95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formula="of:=&quot;c&quot;&amp;[.A66]" office:value-type="string" office:string-value="c7" calcext:value-type="string">
            <text:p>c7</text:p>
          </table:table-cell>
          <table:table-cell office:value-type="float" office:value="4.01217689964337" calcext:value-type="float">
            <text:p>4.0121768996</text:p>
          </table:table-cell>
          <table:table-cell office:value-type="float" office:value="3.91397039184631" calcext:value-type="float">
            <text:p>3.9139703918</text:p>
          </table:table-cell>
          <table:table-cell office:value-type="float" office:value="6.1940066842146" calcext:value-type="float">
            <text:p>6.1940066842</text:p>
          </table:table-cell>
          <table:table-cell office:value-type="float" office:value="14.359002067426" calcext:value-type="float">
            <text:p>14.3590020674</text:p>
          </table:table-cell>
          <table:table-cell office:value-type="float" office:value="23.5168125434961" calcext:value-type="float">
            <text:p>23.5168125435</text:p>
          </table:table-cell>
          <table:table-cell office:value-type="float" office:value="99.5852296780531" calcext:value-type="float">
            <text:p>99.5852296781</text:p>
          </table:table-cell>
          <table:table-cell office:value-type="float" office:value="53240.1165047545" calcext:value-type="float">
            <text:p>53240.1165047545</text:p>
          </table:table-cell>
          <table:table-cell office:value-type="float" office:value="409079.041071841" calcext:value-type="float">
            <text:p>409079.041071841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/>
          <table:table-cell table:formula="of:=&quot;c&quot;&amp;[.A67]" office:value-type="string" office:string-value="c8" calcext:value-type="string">
            <text:p>c8</text:p>
          </table:table-cell>
          <table:table-cell office:value-type="float" office:value="3.68118904729536" calcext:value-type="float">
            <text:p>3.6811890473</text:p>
          </table:table-cell>
          <table:table-cell office:value-type="float" office:value="3.6220318481445" calcext:value-type="float">
            <text:p>3.6220318481</text:p>
          </table:table-cell>
          <table:table-cell office:value-type="float" office:value="5.82666431919988" calcext:value-type="float">
            <text:p>5.8266643192</text:p>
          </table:table-cell>
          <table:table-cell office:value-type="float" office:value="12.4724946826314" calcext:value-type="float">
            <text:p>12.4724946826</text:p>
          </table:table-cell>
          <table:table-cell office:value-type="float" office:value="21.5247619907092" calcext:value-type="float">
            <text:p>21.5247619907</text:p>
          </table:table-cell>
          <table:table-cell office:value-type="float" office:value="74.2053509895972" calcext:value-type="float">
            <text:p>74.2053509896</text:p>
          </table:table-cell>
          <table:table-cell office:value-type="float" office:value="48531.9697775742" calcext:value-type="float">
            <text:p>48531.9697775742</text:p>
          </table:table-cell>
          <table:table-cell office:value-type="float" office:value="378953.415531478" calcext:value-type="float">
            <text:p>378953.415531478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Default"/>
          <table:table-cell table:formula="of:=&quot;c&quot;&amp;[.A68]" office:value-type="string" office:string-value="c9" calcext:value-type="string">
            <text:p>c9</text:p>
          </table:table-cell>
          <table:table-cell office:value-type="float" office:value="2.86415872796071" calcext:value-type="float">
            <text:p>2.864158728</text:p>
          </table:table-cell>
          <table:table-cell office:value-type="float" office:value="3.38919499932628" calcext:value-type="float">
            <text:p>3.3891949993</text:p>
          </table:table-cell>
          <table:table-cell office:value-type="float" office:value="5.63612481212398" calcext:value-type="float">
            <text:p>5.6361248121</text:p>
          </table:table-cell>
          <table:table-cell office:value-type="float" office:value="11.5158655857253" calcext:value-type="float">
            <text:p>11.5158655857</text:p>
          </table:table-cell>
          <table:table-cell office:value-type="float" office:value="18.1900034060509" calcext:value-type="float">
            <text:p>18.1900034061</text:p>
          </table:table-cell>
          <table:table-cell office:value-type="float" office:value="59.0998186415945" calcext:value-type="float">
            <text:p>59.0998186416</text:p>
          </table:table-cell>
          <table:table-cell office:value-type="float" office:value="44332.3051406646" calcext:value-type="float">
            <text:p>44332.3051406646</text:p>
          </table:table-cell>
          <table:table-cell office:value-type="float" office:value="280859.558859184" calcext:value-type="float">
            <text:p>280859.558859184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Default"/>
          <table:table-cell table:formula="of:=&quot;c&quot;&amp;[.A69]" office:value-type="string" office:string-value="c10" calcext:value-type="string">
            <text:p>c10</text:p>
          </table:table-cell>
          <table:table-cell office:value-type="float" office:value="3.90735769987841" calcext:value-type="float">
            <text:p>3.9073576999</text:p>
          </table:table-cell>
          <table:table-cell office:value-type="float" office:value="3.44939190496847" calcext:value-type="float">
            <text:p>3.449391905</text:p>
          </table:table-cell>
          <table:table-cell office:value-type="float" office:value="5.50555846217562" calcext:value-type="float">
            <text:p>5.5055584622</text:p>
          </table:table-cell>
          <table:table-cell office:value-type="float" office:value="10.6757808701478" calcext:value-type="float">
            <text:p>10.6757808701</text:p>
          </table:table-cell>
          <table:table-cell office:value-type="float" office:value="16.4228287986369" calcext:value-type="float">
            <text:p>16.4228287986</text:p>
          </table:table-cell>
          <table:table-cell office:value-type="float" office:value="47.6231966576458" calcext:value-type="float">
            <text:p>47.6231966576</text:p>
          </table:table-cell>
          <table:table-cell office:value-type="float" office:value="39859.0954574219" calcext:value-type="float">
            <text:p>39859.0954574219</text:p>
          </table:table-cell>
          <table:table-cell office:value-type="float" office:value="275189.265758627" calcext:value-type="float">
            <text:p>275189.265758627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Default"/>
          <table:table-cell table:formula="of:=&quot;c&quot;&amp;[.A70]" office:value-type="string" office:string-value="c11" calcext:value-type="string">
            <text:p>c11</text:p>
          </table:table-cell>
          <table:table-cell office:value-type="float" office:value="3.6317791532827" calcext:value-type="float">
            <text:p>3.6317791533</text:p>
          </table:table-cell>
          <table:table-cell office:value-type="float" office:value="4.02255614245638" calcext:value-type="float">
            <text:p>4.0225561425</text:p>
          </table:table-cell>
          <table:table-cell office:value-type="float" office:value="5.35671763154262" calcext:value-type="float">
            <text:p>5.3567176315</text:p>
          </table:table-cell>
          <table:table-cell office:value-type="float" office:value="10.2998767499255" calcext:value-type="float">
            <text:p>10.2998767499</text:p>
          </table:table-cell>
          <table:table-cell office:value-type="float" office:value="14.9644673569977" calcext:value-type="float">
            <text:p>14.964467357</text:p>
          </table:table-cell>
          <table:table-cell office:value-type="float" office:value="38.1117618453904" calcext:value-type="float">
            <text:p>38.1117618454</text:p>
          </table:table-cell>
          <table:table-cell office:value-type="float" office:value="35716.4975294528" calcext:value-type="float">
            <text:p>35716.4975294528</text:p>
          </table:table-cell>
          <table:table-cell office:value-type="float" office:value="259160.93751128" calcext:value-type="float">
            <text:p>259160.93751128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Default"/>
          <table:table-cell table:formula="of:=&quot;c&quot;&amp;[.A71]" office:value-type="string" office:string-value="c12" calcext:value-type="string">
            <text:p>c12</text:p>
          </table:table-cell>
          <table:table-cell office:value-type="float" office:value="3.59938592719165" calcext:value-type="float">
            <text:p>3.5993859272</text:p>
          </table:table-cell>
          <table:table-cell office:value-type="float" office:value="4.55750464340287" calcext:value-type="float">
            <text:p>4.5575046434</text:p>
          </table:table-cell>
          <table:table-cell office:value-type="float" office:value="5.29109625958139" calcext:value-type="float">
            <text:p>5.2910962596</text:p>
          </table:table-cell>
          <table:table-cell office:value-type="float" office:value="9.81775554036328" calcext:value-type="float">
            <text:p>9.8177555404</text:p>
          </table:table-cell>
          <table:table-cell office:value-type="float" office:value="15.2201811644561" calcext:value-type="float">
            <text:p>15.2201811645</text:p>
          </table:table-cell>
          <table:table-cell office:value-type="float" office:value="30.903849446546" calcext:value-type="float">
            <text:p>30.9038494465</text:p>
          </table:table-cell>
          <table:table-cell office:value-type="float" office:value="32045.8000386325" calcext:value-type="float">
            <text:p>32045.8000386325</text:p>
          </table:table-cell>
          <table:table-cell office:value-type="float" office:value="217073.370639273" calcext:value-type="float">
            <text:p>217073.370639273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Default"/>
          <table:table-cell table:formula="of:=&quot;c&quot;&amp;[.A72]" office:value-type="string" office:string-value="c13" calcext:value-type="string">
            <text:p>c13</text:p>
          </table:table-cell>
          <table:table-cell office:value-type="float" office:value="3.4858547188232" calcext:value-type="float">
            <text:p>3.4858547188</text:p>
          </table:table-cell>
          <table:table-cell office:value-type="float" office:value="3.36550760306603" calcext:value-type="float">
            <text:p>3.3655076031</text:p>
          </table:table-cell>
          <table:table-cell office:value-type="float" office:value="5.16614497365288" calcext:value-type="float">
            <text:p>5.1661449737</text:p>
          </table:table-cell>
          <table:table-cell office:value-type="float" office:value="9.60039839690122" calcext:value-type="float">
            <text:p>9.6003983969</text:p>
          </table:table-cell>
          <table:table-cell office:value-type="float" office:value="15.1375546525519" calcext:value-type="float">
            <text:p>15.1375546526</text:p>
          </table:table-cell>
          <table:table-cell office:value-type="float" office:value="26.2485882525469" calcext:value-type="float">
            <text:p>26.2485882525</text:p>
          </table:table-cell>
          <table:table-cell office:value-type="float" office:value="28290.7370080014" calcext:value-type="float">
            <text:p>28290.7370080014</text:p>
          </table:table-cell>
          <table:table-cell office:value-type="float" office:value="167115.229278463" calcext:value-type="float">
            <text:p>167115.229278463</text:p>
          </table:table-cell>
          <table:table-cell table:number-columns-repeated="23"/>
          <table:table-cell table:style-name="ce35" table:formula="of:=122 + ( -1/2 + RAND() )" office:value-type="float" office:value="122.355575167212" calcext:value-type="float">
            <text:p>122.3555751672</text:p>
          </table:table-cell>
          <table:table-cell table:style-name="ce35" table:formula="of:=122 + ( -1/2 + RAND() )" office:value-type="float" office:value="121.548957756223" calcext:value-type="float">
            <text:p>121.5489577562</text:p>
          </table:table-cell>
          <table:table-cell table:style-name="ce35" table:formula="of:=122 + ( -1/2 + RAND() )" office:value-type="float" office:value="122.264372224513" calcext:value-type="float">
            <text:p>122.2643722245</text:p>
          </table:table-cell>
          <table:table-cell table:style-name="ce35" table:formula="of:=122 + ( -1/2 + RAND() )" office:value-type="float" office:value="122.201214076539" calcext:value-type="float">
            <text:p>122.2012140765</text:p>
          </table:table-cell>
          <table:table-cell table:style-name="ce35" table:formula="of:=AVERAGE([.AJ72:.AM72])" office:value-type="float" office:value="122.092529806122" calcext:value-type="float">
            <text:p>122.0925298061</text:p>
          </table:table-cell>
          <table:table-cell table:number-columns-repeated="98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Default"/>
          <table:table-cell table:formula="of:=&quot;c&quot;&amp;[.A73]" office:value-type="string" office:string-value="c14" calcext:value-type="string">
            <text:p>c14</text:p>
          </table:table-cell>
          <table:table-cell office:value-type="float" office:value="3.08576428115939" calcext:value-type="float">
            <text:p>3.0857642812</text:p>
          </table:table-cell>
          <table:table-cell office:value-type="float" office:value="3.2110724341066" calcext:value-type="float">
            <text:p>3.2110724341</text:p>
          </table:table-cell>
          <table:table-cell office:value-type="float" office:value="5.16116982210105" calcext:value-type="float">
            <text:p>5.1611698221</text:p>
          </table:table-cell>
          <table:table-cell office:value-type="float" office:value="9.56798257348021" calcext:value-type="float">
            <text:p>9.5679825735</text:p>
          </table:table-cell>
          <table:table-cell office:value-type="float" office:value="14.1239278035166" calcext:value-type="float">
            <text:p>14.1239278035</text:p>
          </table:table-cell>
          <table:table-cell office:value-type="float" office:value="23.4981403549777" calcext:value-type="float">
            <text:p>23.498140355</text:p>
          </table:table-cell>
          <table:table-cell office:value-type="float" office:value="24899.3225306402" calcext:value-type="float">
            <text:p>24899.3225306402</text:p>
          </table:table-cell>
          <table:table-cell office:value-type="float" office:value="148455.324962687" calcext:value-type="float">
            <text:p>148455.324962687</text:p>
          </table:table-cell>
          <table:table-cell table:number-columns-repeated="23"/>
          <table:table-cell table:style-name="ce35" table:formula="of:=122 + ( -1/2 + RAND() )" office:value-type="float" office:value="121.52094479213" calcext:value-type="float">
            <text:p>121.5209447921</text:p>
          </table:table-cell>
          <table:table-cell table:style-name="ce35" table:formula="of:=122 + ( -1/2 + RAND() )" office:value-type="float" office:value="122.434635283862" calcext:value-type="float">
            <text:p>122.4346352839</text:p>
          </table:table-cell>
          <table:table-cell table:style-name="ce35" table:formula="of:=122 + ( -1/2 + RAND() )" office:value-type="float" office:value="122.370786910105" calcext:value-type="float">
            <text:p>122.3707869101</text:p>
          </table:table-cell>
          <table:table-cell table:style-name="ce35" table:formula="of:=122 + ( -1/2 + RAND() )" office:value-type="float" office:value="122.10880097145" calcext:value-type="float">
            <text:p>122.1088009715</text:p>
          </table:table-cell>
          <table:table-cell table:style-name="ce35" table:formula="of:=AVERAGE([.AJ73:.AM73])" office:value-type="float" office:value="122.108791989387" calcext:value-type="float">
            <text:p>122.1087919894</text:p>
          </table:table-cell>
          <table:table-cell table:number-columns-repeated="984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Default"/>
          <table:table-cell table:formula="of:=&quot;c&quot;&amp;[.A74]" office:value-type="string" office:string-value="c15" calcext:value-type="string">
            <text:p>c15</text:p>
          </table:table-cell>
          <table:table-cell office:value-type="float" office:value="2.3804979139412" calcext:value-type="float">
            <text:p>2.3804979139</text:p>
          </table:table-cell>
          <table:table-cell office:value-type="float" office:value="3.08855198412578" calcext:value-type="float">
            <text:p>3.0885519841</text:p>
          </table:table-cell>
          <table:table-cell office:value-type="float" office:value="5.12762377621977" calcext:value-type="float">
            <text:p>5.1276237762</text:p>
          </table:table-cell>
          <table:table-cell office:value-type="float" office:value="9.4318434802925" calcext:value-type="float">
            <text:p>9.4318434803</text:p>
          </table:table-cell>
          <table:table-cell office:value-type="float" office:value="15.1589133687019" calcext:value-type="float">
            <text:p>15.1589133687</text:p>
          </table:table-cell>
          <table:table-cell office:value-type="float" office:value="19.0826093496085" calcext:value-type="float">
            <text:p>19.0826093496</text:p>
          </table:table-cell>
          <table:table-cell office:value-type="float" office:value="21915.3858333171" calcext:value-type="float">
            <text:p>21915.3858333171</text:p>
          </table:table-cell>
          <table:table-cell office:value-type="float" office:value="110163.345154739" calcext:value-type="float">
            <text:p>110163.345154739</text:p>
          </table:table-cell>
          <table:table-cell table:number-columns-repeated="23"/>
          <table:table-cell table:style-name="ce35" table:formula="of:=122 + ( -1/2 + RAND() )" office:value-type="float" office:value="122.487890136141" calcext:value-type="float">
            <text:p>122.4878901361</text:p>
          </table:table-cell>
          <table:table-cell table:style-name="ce35" table:formula="of:=122 + ( -1/2 + RAND() )" office:value-type="float" office:value="121.502604698827" calcext:value-type="float">
            <text:p>121.5026046988</text:p>
          </table:table-cell>
          <table:table-cell table:style-name="ce35" table:formula="of:=122 + ( -1/2 + RAND() )" office:value-type="float" office:value="122.41032340744" calcext:value-type="float">
            <text:p>122.4103234074</text:p>
          </table:table-cell>
          <table:table-cell table:style-name="ce35" table:formula="of:=122 + ( -1/2 + RAND() )" office:value-type="float" office:value="121.830860392824" calcext:value-type="float">
            <text:p>121.8308603928</text:p>
          </table:table-cell>
          <table:table-cell table:style-name="ce35" table:formula="of:=AVERAGE([.AJ74:.AM74])" office:value-type="float" office:value="122.057919658808" calcext:value-type="float">
            <text:p>122.0579196588</text:p>
          </table:table-cell>
          <table:table-cell table:number-columns-repeated="98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Default"/>
          <table:table-cell table:formula="of:=&quot;c&quot;&amp;[.A75]" office:value-type="string" office:string-value="c16" calcext:value-type="string">
            <text:p>c16</text:p>
          </table:table-cell>
          <table:table-cell office:value-type="float" office:value="3.19445713389472" calcext:value-type="float">
            <text:p>3.1944571339</text:p>
          </table:table-cell>
          <table:table-cell office:value-type="float" office:value="3.42398237770577" calcext:value-type="float">
            <text:p>3.4239823777</text:p>
          </table:table-cell>
          <table:table-cell office:value-type="float" office:value="5.06139389086859" calcext:value-type="float">
            <text:p>5.0613938909</text:p>
          </table:table-cell>
          <table:table-cell office:value-type="float" office:value="9.17436436343022" calcext:value-type="float">
            <text:p>9.1743643634</text:p>
          </table:table-cell>
          <table:table-cell office:value-type="float" office:value="13.2240501019326" calcext:value-type="float">
            <text:p>13.2240501019</text:p>
          </table:table-cell>
          <table:table-cell office:value-type="float" office:value="17.9295393395918" calcext:value-type="float">
            <text:p>17.9295393396</text:p>
          </table:table-cell>
          <table:table-cell office:value-type="float" office:value="19353.509721299" calcext:value-type="float">
            <text:p>19353.509721299</text:p>
          </table:table-cell>
          <table:table-cell office:value-type="float" office:value="76464.5319928742" calcext:value-type="float">
            <text:p>76464.5319928742</text:p>
          </table:table-cell>
          <table:table-cell office:value-type="float" office:value="315615" calcext:value-type="float">
            <text:p>315615</text:p>
          </table:table-cell>
          <table:table-cell table:number-columns-repeated="22"/>
          <table:table-cell table:style-name="ce35" table:formula="of:=122 + ( -1/2 + RAND() )" office:value-type="float" office:value="122.139196107834" calcext:value-type="float">
            <text:p>122.1391961078</text:p>
          </table:table-cell>
          <table:table-cell table:style-name="ce35" table:formula="of:=122 + ( -1/2 + RAND() )" office:value-type="float" office:value="122.307698311496" calcext:value-type="float">
            <text:p>122.3076983115</text:p>
          </table:table-cell>
          <table:table-cell table:style-name="ce35" table:formula="of:=122 + ( -1/2 + RAND() )" office:value-type="float" office:value="121.88516401641" calcext:value-type="float">
            <text:p>121.8851640164</text:p>
          </table:table-cell>
          <table:table-cell table:style-name="ce35" table:formula="of:=122 + ( -1/2 + RAND() )" office:value-type="float" office:value="122.149952802612" calcext:value-type="float">
            <text:p>122.1499528026</text:p>
          </table:table-cell>
          <table:table-cell table:style-name="ce35" table:formula="of:=AVERAGE([.AJ75:.AM75])" office:value-type="float" office:value="122.120502809588" calcext:value-type="float">
            <text:p>122.1205028096</text:p>
          </table:table-cell>
          <table:table-cell table:number-columns-repeated="98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Default"/>
          <table:table-cell table:formula="of:=&quot;c&quot;&amp;[.A76]" office:value-type="string" office:string-value="c17" calcext:value-type="string">
            <text:p>c17</text:p>
          </table:table-cell>
          <table:table-cell office:value-type="float" office:value="3.76776220047703" calcext:value-type="float">
            <text:p>3.7677622005</text:p>
          </table:table-cell>
          <table:table-cell office:value-type="float" office:value="4.31729687931207" calcext:value-type="float">
            <text:p>4.3172968793</text:p>
          </table:table-cell>
          <table:table-cell office:value-type="float" office:value="5.08524123228431" calcext:value-type="float">
            <text:p>5.0852412323</text:p>
          </table:table-cell>
          <table:table-cell office:value-type="float" office:value="9.06555010729106" calcext:value-type="float">
            <text:p>9.0655501073</text:p>
          </table:table-cell>
          <table:table-cell office:value-type="float" office:value="14.458837959715" calcext:value-type="float">
            <text:p>14.4588379597</text:p>
          </table:table-cell>
          <table:table-cell office:value-type="float" office:value="17.9529118242206" calcext:value-type="float">
            <text:p>17.9529118242</text:p>
          </table:table-cell>
          <table:table-cell office:value-type="float" office:value="16933.2915942328" calcext:value-type="float">
            <text:p>16933.2915942328</text:p>
          </table:table-cell>
          <table:table-cell office:value-type="float" office:value="81678.4341261555" calcext:value-type="float">
            <text:p>81678.4341261555</text:p>
          </table:table-cell>
          <table:table-cell table:number-columns-repeated="23"/>
          <table:table-cell table:style-name="ce35" table:formula="of:=122 + ( -1/2 + RAND() )" office:value-type="float" office:value="122.291925841896" calcext:value-type="float">
            <text:p>122.2919258419</text:p>
          </table:table-cell>
          <table:table-cell table:style-name="ce35" table:formula="of:=122 + ( -1/2 + RAND() )" office:value-type="float" office:value="121.813871743176" calcext:value-type="float">
            <text:p>121.8138717432</text:p>
          </table:table-cell>
          <table:table-cell table:style-name="ce35" table:formula="of:=122 + ( -1/2 + RAND() )" office:value-type="float" office:value="122.03526547243" calcext:value-type="float">
            <text:p>122.0352654724</text:p>
          </table:table-cell>
          <table:table-cell table:style-name="ce35" table:formula="of:=122 + ( -1/2 + RAND() )" office:value-type="float" office:value="122.402962922613" calcext:value-type="float">
            <text:p>122.4029629226</text:p>
          </table:table-cell>
          <table:table-cell table:style-name="ce35" table:formula="of:=AVERAGE([.AJ76:.AM76])" office:value-type="float" office:value="122.136006495028" calcext:value-type="float">
            <text:p>122.136006495</text:p>
          </table:table-cell>
          <table:table-cell table:number-columns-repeated="98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Default"/>
          <table:table-cell table:formula="of:=&quot;c&quot;&amp;[.A77]" office:value-type="string" office:string-value="c18" calcext:value-type="string">
            <text:p>c18</text:p>
          </table:table-cell>
          <table:table-cell office:value-type="float" office:value="3.73254719820805" calcext:value-type="float">
            <text:p>3.7325471982</text:p>
          </table:table-cell>
          <table:table-cell office:value-type="float" office:value="3.6933890565367" calcext:value-type="float">
            <text:p>3.6933890565</text:p>
          </table:table-cell>
          <table:table-cell office:value-type="float" office:value="5.01902186718951" calcext:value-type="float">
            <text:p>5.0190218672</text:p>
          </table:table-cell>
          <table:table-cell office:value-type="float" office:value="9.03579566259299" calcext:value-type="float">
            <text:p>9.0357956626</text:p>
          </table:table-cell>
          <table:table-cell office:value-type="float" office:value="14.4280409916976" calcext:value-type="float">
            <text:p>14.4280409917</text:p>
          </table:table-cell>
          <table:table-cell office:value-type="float" office:value="15.9092639954048" calcext:value-type="float">
            <text:p>15.9092639954</text:p>
          </table:table-cell>
          <table:table-cell office:value-type="float" office:value="14746.1771692982" calcext:value-type="float">
            <text:p>14746.1771692982</text:p>
          </table:table-cell>
          <table:table-cell office:value-type="float" office:value="66359.7168691531" calcext:value-type="float">
            <text:p>66359.7168691531</text:p>
          </table:table-cell>
          <table:table-cell table:number-columns-repeated="23"/>
          <table:table-cell table:style-name="ce35" table:formula="of:=123 + ( -1 + 2*RAND() )" office:value-type="float" office:value="123.358120576126" calcext:value-type="float">
            <text:p>123.3581205761</text:p>
          </table:table-cell>
          <table:table-cell table:style-name="ce35" table:formula="of:=123 + ( -1 + 2*RAND() )" office:value-type="float" office:value="123.871116269286" calcext:value-type="float">
            <text:p>123.8711162693</text:p>
          </table:table-cell>
          <table:table-cell table:style-name="ce35" table:formula="of:=123 + ( -1 + 2*RAND() )" office:value-type="float" office:value="122.916370142513" calcext:value-type="float">
            <text:p>122.9163701425</text:p>
          </table:table-cell>
          <table:table-cell table:style-name="ce35" table:formula="of:=123 + ( -1 + 2*RAND() )" office:value-type="float" office:value="123.56132714574" calcext:value-type="float">
            <text:p>123.5613271457</text:p>
          </table:table-cell>
          <table:table-cell table:style-name="ce35" table:formula="of:=AVERAGE([.AJ77:.AM77])" office:value-type="float" office:value="123.426733533416" calcext:value-type="float">
            <text:p>123.4267335334</text:p>
          </table:table-cell>
          <table:table-cell table:number-columns-repeated="98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Default"/>
          <table:table-cell table:formula="of:=&quot;c&quot;&amp;[.A78]" office:value-type="string" office:string-value="c19" calcext:value-type="string">
            <text:p>c19</text:p>
          </table:table-cell>
          <table:table-cell office:value-type="float" office:value="3.06844764600541" calcext:value-type="float">
            <text:p>3.068447646</text:p>
          </table:table-cell>
          <table:table-cell office:value-type="float" office:value="3.43710640336057" calcext:value-type="float">
            <text:p>3.4371064034</text:p>
          </table:table-cell>
          <table:table-cell office:value-type="float" office:value="5.07897467442737" calcext:value-type="float">
            <text:p>5.0789746744</text:p>
          </table:table-cell>
          <table:table-cell office:value-type="float" office:value="9.26319712327696" calcext:value-type="float">
            <text:p>9.2631971233</text:p>
          </table:table-cell>
          <table:table-cell office:value-type="float" office:value="13.766189753812" calcext:value-type="float">
            <text:p>13.7661897538</text:p>
          </table:table-cell>
          <table:table-cell office:value-type="float" office:value="16.136499791357" calcext:value-type="float">
            <text:p>16.1364997914</text:p>
          </table:table-cell>
          <table:table-cell office:value-type="float" office:value="12955.0606040157" calcext:value-type="float">
            <text:p>12955.0606040157</text:p>
          </table:table-cell>
          <table:table-cell office:value-type="float" office:value="33812.1391951557" calcext:value-type="float">
            <text:p>33812.1391951557</text:p>
          </table:table-cell>
          <table:table-cell table:number-columns-repeated="23"/>
          <table:table-cell table:style-name="ce35" table:formula="of:=130 + ( -1 + 2*RAND() )" office:value-type="float" office:value="130.197584006489" calcext:value-type="float">
            <text:p>130.1975840065</text:p>
          </table:table-cell>
          <table:table-cell table:style-name="ce35" table:formula="of:=130 + ( -1 + 2*RAND() )" office:value-type="float" office:value="129.534994344401" calcext:value-type="float">
            <text:p>129.5349943444</text:p>
          </table:table-cell>
          <table:table-cell table:style-name="ce35" table:formula="of:=130 + ( -1 + 2*RAND() )" office:value-type="float" office:value="129.679305735237" calcext:value-type="float">
            <text:p>129.6793057352</text:p>
          </table:table-cell>
          <table:table-cell table:style-name="ce35" table:formula="of:=130 + ( -1 + 2*RAND() )" office:value-type="float" office:value="129.377067176128" calcext:value-type="float">
            <text:p>129.3770671761</text:p>
          </table:table-cell>
          <table:table-cell table:style-name="ce35" table:formula="of:=AVERAGE([.AJ78:.AM78])" office:value-type="float" office:value="129.697237815564" calcext:value-type="float">
            <text:p>129.6972378156</text:p>
          </table:table-cell>
          <table:table-cell table:number-columns-repeated="98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Default"/>
          <table:table-cell table:formula="of:=&quot;c&quot;&amp;[.A79]" office:value-type="string" office:string-value="c20" calcext:value-type="string">
            <text:p>c20</text:p>
          </table:table-cell>
          <table:table-cell office:value-type="float" office:value="3.31216100469787" calcext:value-type="float">
            <text:p>3.3121610047</text:p>
          </table:table-cell>
          <table:table-cell office:value-type="float" office:value="3.22604456957586" calcext:value-type="float">
            <text:p>3.2260445696</text:p>
          </table:table-cell>
          <table:table-cell office:value-type="float" office:value="4.99784548210402" calcext:value-type="float">
            <text:p>4.9978454821</text:p>
          </table:table-cell>
          <table:table-cell office:value-type="float" office:value="9.01116456524029" calcext:value-type="float">
            <text:p>9.0111645652</text:p>
          </table:table-cell>
          <table:table-cell office:value-type="float" office:value="14.2730279193602" calcext:value-type="float">
            <text:p>14.2730279194</text:p>
          </table:table-cell>
          <table:table-cell office:value-type="float" office:value="15.3313633741494" calcext:value-type="float">
            <text:p>15.3313633741</text:p>
          </table:table-cell>
          <table:table-cell office:value-type="float" office:value="11266.4925188074" calcext:value-type="float">
            <text:p>11266.4925188074</text:p>
          </table:table-cell>
          <table:table-cell office:value-type="float" office:value="19439.3805208073" calcext:value-type="float">
            <text:p>19439.3805208073</text:p>
          </table:table-cell>
          <table:table-cell table:number-columns-repeated="23"/>
          <table:table-cell table:style-name="ce35" table:formula="of:=153 + ( -3 + 6*RAND() )" office:value-type="float" office:value="154.470183565819" calcext:value-type="float">
            <text:p>154.4701835658</text:p>
          </table:table-cell>
          <table:table-cell table:style-name="ce35" table:formula="of:=153 + ( -3 + 6*RAND() )" office:value-type="float" office:value="152.589310136018" calcext:value-type="float">
            <text:p>152.589310136</text:p>
          </table:table-cell>
          <table:table-cell table:style-name="ce35" table:formula="of:=153 + ( -3 + 6*RAND() )" office:value-type="float" office:value="150.904612983469" calcext:value-type="float">
            <text:p>150.9046129835</text:p>
          </table:table-cell>
          <table:table-cell table:style-name="ce35" table:formula="of:=153 + ( -3 + 6*RAND() )" office:value-type="float" office:value="152.707240691905" calcext:value-type="float">
            <text:p>152.7072406919</text:p>
          </table:table-cell>
          <table:table-cell table:style-name="ce35" table:formula="of:=AVERAGE([.AJ79:.AM79])" office:value-type="float" office:value="152.667836844303" calcext:value-type="float">
            <text:p>152.6678368443</text:p>
          </table:table-cell>
          <table:table-cell table:number-columns-repeated="984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Default"/>
          <table:table-cell table:formula="of:=&quot;c&quot;&amp;[.A80]" office:value-type="string" office:string-value="c21" calcext:value-type="string">
            <text:p>c21</text:p>
          </table:table-cell>
          <table:table-cell office:value-type="float" office:value="3.71057313467617" calcext:value-type="float">
            <text:p>3.7105731347</text:p>
          </table:table-cell>
          <table:table-cell office:value-type="float" office:value="2.90742204909065" calcext:value-type="float">
            <text:p>2.9074220491</text:p>
          </table:table-cell>
          <table:table-cell office:value-type="float" office:value="5.05854245887834" calcext:value-type="float">
            <text:p>5.0585424589</text:p>
          </table:table-cell>
          <table:table-cell office:value-type="float" office:value="9.11291724806511" calcext:value-type="float">
            <text:p>9.1129172481</text:p>
          </table:table-cell>
          <table:table-cell office:value-type="float" office:value="14.1841084242631" calcext:value-type="float">
            <text:p>14.1841084243</text:p>
          </table:table-cell>
          <table:table-cell office:value-type="float" office:value="16.1273813421928" calcext:value-type="float">
            <text:p>16.1273813422</text:p>
          </table:table-cell>
          <table:table-cell office:value-type="float" office:value="10049.3201664455" calcext:value-type="float">
            <text:p>10049.3201664455</text:p>
          </table:table-cell>
          <table:table-cell office:value-type="float" office:value="15547.8150262876" calcext:value-type="float">
            <text:p>15547.8150262876</text:p>
          </table:table-cell>
          <table:table-cell table:number-columns-repeated="23"/>
          <table:table-cell table:style-name="ce35" table:formula="of:=180 + ( -4 + 8*RAND() )" office:value-type="float" office:value="180.272006140045" calcext:value-type="float">
            <text:p>180.27200614</text:p>
          </table:table-cell>
          <table:table-cell table:style-name="ce35" table:formula="of:=180 + ( -4 + 8*RAND() )" office:value-type="float" office:value="181.750765592059" calcext:value-type="float">
            <text:p>181.7507655921</text:p>
          </table:table-cell>
          <table:table-cell table:style-name="ce35" table:formula="of:=180 + ( -4 + 8*RAND() )" office:value-type="float" office:value="180.943413703914" calcext:value-type="float">
            <text:p>180.9434137039</text:p>
          </table:table-cell>
          <table:table-cell table:style-name="ce35" table:formula="of:=180 + ( -4 + 8*RAND() )" office:value-type="float" office:value="178.714913948507" calcext:value-type="float">
            <text:p>178.7149139485</text:p>
          </table:table-cell>
          <table:table-cell table:style-name="ce35" table:formula="of:=AVERAGE([.AJ80:.AM80])" office:value-type="float" office:value="180.420274846131" calcext:value-type="float">
            <text:p>180.4202748461</text:p>
          </table:table-cell>
          <table:table-cell table:number-columns-repeated="984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Default"/>
          <table:table-cell table:formula="of:=&quot;c&quot;&amp;[.A81]" office:value-type="string" office:string-value="c22" calcext:value-type="string">
            <text:p>c22</text:p>
          </table:table-cell>
          <table:table-cell office:value-type="float" office:value="3.54216615962337" calcext:value-type="float">
            <text:p>3.5421661596</text:p>
          </table:table-cell>
          <table:table-cell office:value-type="float" office:value="3.50869099909566" calcext:value-type="float">
            <text:p>3.5086909991</text:p>
          </table:table-cell>
          <table:table-cell office:value-type="float" office:value="4.99257815366991" calcext:value-type="float">
            <text:p>4.9925781537</text:p>
          </table:table-cell>
          <table:table-cell office:value-type="float" office:value="9.00172817296711" calcext:value-type="float">
            <text:p>9.001728173</text:p>
          </table:table-cell>
          <table:table-cell office:value-type="float" office:value="13.7105126845139" calcext:value-type="float">
            <text:p>13.7105126845</text:p>
          </table:table-cell>
          <table:table-cell office:value-type="float" office:value="14.2170344054333" calcext:value-type="float">
            <text:p>14.2170344054</text:p>
          </table:table-cell>
          <table:table-cell office:value-type="float" office:value="9065.9822577786" calcext:value-type="float">
            <text:p>9065.9822577786</text:p>
          </table:table-cell>
          <table:table-cell office:value-type="float" office:value="35267.9800609146" calcext:value-type="float">
            <text:p>35267.980060914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Default"/>
          <table:table-cell table:formula="of:=&quot;c&quot;&amp;[.A82]" office:value-type="string" office:string-value="cX" calcext:value-type="string">
            <text:p>cX</text:p>
          </table:table-cell>
          <table:table-cell office:value-type="float" office:value="3.52330654076007" calcext:value-type="float">
            <text:p>3.5233065408</text:p>
          </table:table-cell>
          <table:table-cell office:value-type="float" office:value="4.20164604026219" calcext:value-type="float">
            <text:p>4.2016460403</text:p>
          </table:table-cell>
          <table:table-cell office:value-type="float" office:value="9.8673804234703" calcext:value-type="float">
            <text:p>9.8673804235</text:p>
          </table:table-cell>
          <table:table-cell office:value-type="float" office:value="35.3318343475093" calcext:value-type="float">
            <text:p>35.3318343475</text:p>
          </table:table-cell>
          <table:table-cell office:value-type="float" office:value="83.0938419395097" calcext:value-type="float">
            <text:p>83.0938419395</text:p>
          </table:table-cell>
          <table:table-cell office:value-type="float" office:value="363.442588569607" calcext:value-type="float">
            <text:p>363.4425885696</text:p>
          </table:table-cell>
          <table:table-cell office:value-type="float" office:value="80176.725554648" calcext:value-type="float">
            <text:p>80176.725554648</text:p>
          </table:table-cell>
          <table:table-cell office:value-type="float" office:value="494713.859396926" calcext:value-type="float">
            <text:p>494713.85939692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5" office:value-type="string" calcext:value-type="string">
            <text:p>Multicore TOTALS</text:p>
          </table:table-cell>
          <table:table-cell/>
          <table:table-cell table:style-name="Default"/>
          <table:table-cell table:number-columns-repeated="1021"/>
        </table:table-row>
        <table:table-row table:style-name="ro1" table:number-rows-repeated="33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434">
          <table:table-cell table:number-columns-repeated="1024"/>
        </table:table-row>
        <table:table-row table:style-name="ro1" table:number-rows-repeated="24">
          <table:table-cell table:number-columns-repeated="26"/>
          <table:table-cell table:style-name="ce26"/>
          <table:table-cell table:style-name="ce30"/>
          <table:table-cell table:style-name="ce26"/>
          <table:table-cell table:style-name="ce30"/>
          <table:table-cell table:number-columns-repeated="994"/>
        </table:table-row>
        <table:table-row table:style-name="ro1">
          <table:table-cell table:number-columns-repeated="26"/>
          <table:table-cell table:style-name="ce26"/>
          <table:table-cell table:style-name="ce30"/>
          <table:table-cell table:style-name="ce26"/>
          <table:table-cell table:style-name="ce30"/>
          <table:table-cell table:number-columns-repeated="994"/>
        </table:table-row>
      </table:table>
      <table:table table:name="test" table:style-name="ta1">
        <table:table-column table:style-name="co21" table:default-cell-style-name="Default"/>
        <table:table-column table:style-name="co21" table:default-cell-style-name="ce63"/>
        <table:table-column table:style-name="co23" table:default-cell-style-name="ce64"/>
        <table:table-column table:style-name="co21" table:number-columns-repeated="2" table:default-cell-style-name="ce64"/>
        <table:table-column table:style-name="co21" table:default-cell-style-name="ce63"/>
        <table:table-column table:style-name="co21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1" table:number-columns-repeated="3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1" table:number-columns-repeated="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28" table:default-cell-style-name="Default"/>
        <table:table-row table:style-name="ro1"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MEAN</text:p>
          </table:table-cell>
          <table:table-cell table:number-columns-repeated="7"/>
          <table:table-cell table:formula="of:=RAND()" office:value-type="float" office:value="0.559585524437072" calcext:value-type="float">
            <text:p>0.5595855244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C$36] * EXP([.$C$37]*[.A3])+[.$C$38] + ((-#REF!/2) + (#REF! * RAND()))" office:value-type="string" office:string-value="" calcext:value-type="error">
            <text:p>#REF!</text:p>
          </table:table-cell>
          <table:table-cell table:formula="of:=[.$C$36] * EXP([.$C$37]*[.A3])+[.$C$38] + ((-#REF!/2) + (#REF! * RAND()))" office:value-type="string" office:string-value="" calcext:value-type="error">
            <text:p>#REF!</text:p>
          </table:table-cell>
          <table:table-cell table:formula="of:=[.$C$36] * EXP([.$C$37]*[.A3])+[.$C$38] + ((-#REF!/2) + (#REF! * RAND()))" office:value-type="string" office:string-value="" calcext:value-type="error">
            <text:p>#REF!</text:p>
          </table:table-cell>
          <table:table-cell table:formula="of:=[.$C$36] * EXP([.$C$37]*[.A3])+[.$C$38] + ((-#REF!/2) + (#REF! * RAND()))" office:value-type="string" office:string-value="" calcext:value-type="error">
            <text:p>#REF!</text:p>
          </table:table-cell>
          <table:table-cell table:formula="of:=AVERAGE([.B3:.E3])" office:value-type="string" office:string-value="" calcext:value-type="error">
            <text:p>#REF!</text:p>
          </table:table-cell>
          <table:table-cell table:number-columns-repeated="7"/>
          <table:table-cell table:formula="of:=RAND()" office:value-type="float" office:value="0.192654395063618" calcext:value-type="float">
            <text:p>0.1926543951</text:p>
          </table:table-cell>
          <table:table-cell table:number-columns-repeated="12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formula="of:=[.$C$36] * EXP([.$C$37]*[.A4])+[.$C$38] + ((-#REF!/2) + (#REF! * RAND()))" office:value-type="string" office:string-value="" calcext:value-type="error">
            <text:p>#REF!</text:p>
          </table:table-cell>
          <table:table-cell table:formula="of:=[.$C$36] * EXP([.$C$37]*[.A4])+[.$C$38] + ((-#REF!/2) + (#REF! * RAND()))" office:value-type="string" office:string-value="" calcext:value-type="error">
            <text:p>#REF!</text:p>
          </table:table-cell>
          <table:table-cell table:formula="of:=[.$C$36] * EXP([.$C$37]*[.A4])+[.$C$38] + ((-#REF!/2) + (#REF! * RAND()))" office:value-type="string" office:string-value="" calcext:value-type="error">
            <text:p>#REF!</text:p>
          </table:table-cell>
          <table:table-cell table:formula="of:=[.$C$36] * EXP([.$C$37]*[.A4])+[.$C$38] + ((-#REF!/2) + (#REF! * RAND()))" office:value-type="string" office:string-value="" calcext:value-type="error">
            <text:p>#REF!</text:p>
          </table:table-cell>
          <table:table-cell table:formula="of:=AVERAGE([.B4:.E4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formula="of:=[.$C$36] * EXP([.$C$37]*[.A5])+[.$C$38] + ((-#REF!/2) + (#REF! * RAND()))" office:value-type="string" office:string-value="" calcext:value-type="error">
            <text:p>#REF!</text:p>
          </table:table-cell>
          <table:table-cell table:formula="of:=[.$C$36] * EXP([.$C$37]*[.A5])+[.$C$38] + ((-#REF!/2) + (#REF! * RAND()))" office:value-type="string" office:string-value="" calcext:value-type="error">
            <text:p>#REF!</text:p>
          </table:table-cell>
          <table:table-cell table:formula="of:=[.$C$36] * EXP([.$C$37]*[.A5])+[.$C$38] + ((-#REF!/2) + (#REF! * RAND()))" office:value-type="string" office:string-value="" calcext:value-type="error">
            <text:p>#REF!</text:p>
          </table:table-cell>
          <table:table-cell table:formula="of:=[.$C$36] * EXP([.$C$37]*[.A5])+[.$C$38] + ((-#REF!/2) + (#REF! * RAND()))" office:value-type="string" office:string-value="" calcext:value-type="error">
            <text:p>#REF!</text:p>
          </table:table-cell>
          <table:table-cell table:formula="of:=AVERAGE([.B5:.E5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formula="of:=[.$C$36] * EXP([.$C$37]*[.A6])+[.$C$38] + ((-#REF!/2) + (#REF! * RAND()))" office:value-type="string" office:string-value="" calcext:value-type="error">
            <text:p>#REF!</text:p>
          </table:table-cell>
          <table:table-cell table:formula="of:=[.$C$36] * EXP([.$C$37]*[.A6])+[.$C$38] + ((-#REF!/2) + (#REF! * RAND()))" office:value-type="string" office:string-value="" calcext:value-type="error">
            <text:p>#REF!</text:p>
          </table:table-cell>
          <table:table-cell table:formula="of:=[.$C$36] * EXP([.$C$37]*[.A6])+[.$C$38] + ((-#REF!/2) + (#REF! * RAND()))" office:value-type="string" office:string-value="" calcext:value-type="error">
            <text:p>#REF!</text:p>
          </table:table-cell>
          <table:table-cell table:formula="of:=[.$C$36] * EXP([.$C$37]*[.A6])+[.$C$38] + ((-#REF!/2) + (#REF! * RAND()))" office:value-type="string" office:string-value="" calcext:value-type="error">
            <text:p>#REF!</text:p>
          </table:table-cell>
          <table:table-cell table:formula="of:=AVERAGE([.B6:.E6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formula="of:=[.$C$36] * EXP([.$C$37]*[.A7])+[.$C$38] + ((-#REF!/2) + (#REF! * RAND()))" office:value-type="string" office:string-value="" calcext:value-type="error">
            <text:p>#REF!</text:p>
          </table:table-cell>
          <table:table-cell table:formula="of:=[.$C$36] * EXP([.$C$37]*[.A7])+[.$C$38] + ((-#REF!/2) + (#REF! * RAND()))" office:value-type="string" office:string-value="" calcext:value-type="error">
            <text:p>#REF!</text:p>
          </table:table-cell>
          <table:table-cell table:formula="of:=[.$C$36] * EXP([.$C$37]*[.A7])+[.$C$38] + ((-#REF!/2) + (#REF! * RAND()))" office:value-type="string" office:string-value="" calcext:value-type="error">
            <text:p>#REF!</text:p>
          </table:table-cell>
          <table:table-cell table:formula="of:=[.$C$36] * EXP([.$C$37]*[.A7])+[.$C$38] + ((-#REF!/2) + (#REF! * RAND()))" office:value-type="string" office:string-value="" calcext:value-type="error">
            <text:p>#REF!</text:p>
          </table:table-cell>
          <table:table-cell table:formula="of:=AVERAGE([.B7:.E7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formula="of:=[.$C$36] * EXP([.$C$37]*[.A8])+[.$C$38] + ((-#REF!/2) + (#REF! * RAND()))" office:value-type="string" office:string-value="" calcext:value-type="error">
            <text:p>#REF!</text:p>
          </table:table-cell>
          <table:table-cell table:formula="of:=[.$C$36] * EXP([.$C$37]*[.A8])+[.$C$38] + ((-#REF!/2) + (#REF! * RAND()))" office:value-type="string" office:string-value="" calcext:value-type="error">
            <text:p>#REF!</text:p>
          </table:table-cell>
          <table:table-cell table:formula="of:=[.$C$36] * EXP([.$C$37]*[.A8])+[.$C$38] + ((-#REF!/2) + (#REF! * RAND()))" office:value-type="string" office:string-value="" calcext:value-type="error">
            <text:p>#REF!</text:p>
          </table:table-cell>
          <table:table-cell table:formula="of:=[.$C$36] * EXP([.$C$37]*[.A8])+[.$C$38] + ((-#REF!/2) + (#REF! * RAND()))" office:value-type="string" office:string-value="" calcext:value-type="error">
            <text:p>#REF!</text:p>
          </table:table-cell>
          <table:table-cell table:formula="of:=AVERAGE([.B8:.E8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formula="of:=[.$C$36] * EXP([.$C$37]*[.A9])+[.$C$38] + ((-#REF!/2) + (#REF! * RAND()))" office:value-type="string" office:string-value="" calcext:value-type="error">
            <text:p>#REF!</text:p>
          </table:table-cell>
          <table:table-cell table:formula="of:=[.$C$36] * EXP([.$C$37]*[.A9])+[.$C$38] + ((-#REF!/2) + (#REF! * RAND()))" office:value-type="string" office:string-value="" calcext:value-type="error">
            <text:p>#REF!</text:p>
          </table:table-cell>
          <table:table-cell table:formula="of:=[.$C$36] * EXP([.$C$37]*[.A9])+[.$C$38] + ((-#REF!/2) + (#REF! * RAND()))" office:value-type="string" office:string-value="" calcext:value-type="error">
            <text:p>#REF!</text:p>
          </table:table-cell>
          <table:table-cell table:formula="of:=[.$C$36] * EXP([.$C$37]*[.A9])+[.$C$38] + ((-#REF!/2) + (#REF! * RAND()))" office:value-type="string" office:string-value="" calcext:value-type="error">
            <text:p>#REF!</text:p>
          </table:table-cell>
          <table:table-cell table:formula="of:=AVERAGE([.B9:.E9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formula="of:=[.$C$36] * EXP([.$C$37]*[.A10])+[.$C$38] + ((-#REF!/2) + (#REF! * RAND()))" office:value-type="string" office:string-value="" calcext:value-type="error">
            <text:p>#REF!</text:p>
          </table:table-cell>
          <table:table-cell table:formula="of:=[.$C$36] * EXP([.$C$37]*[.A10])+[.$C$38] + ((-#REF!/2) + (#REF! * RAND()))" office:value-type="string" office:string-value="" calcext:value-type="error">
            <text:p>#REF!</text:p>
          </table:table-cell>
          <table:table-cell table:formula="of:=[.$C$36] * EXP([.$C$37]*[.A10])+[.$C$38] + ((-#REF!/2) + (#REF! * RAND()))" office:value-type="string" office:string-value="" calcext:value-type="error">
            <text:p>#REF!</text:p>
          </table:table-cell>
          <table:table-cell table:formula="of:=[.$C$36] * EXP([.$C$37]*[.A10])+[.$C$38] + ((-#REF!/2) + (#REF! * RAND()))" office:value-type="string" office:string-value="" calcext:value-type="error">
            <text:p>#REF!</text:p>
          </table:table-cell>
          <table:table-cell table:formula="of:=AVERAGE([.B10:.E10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formula="of:=[.$C$36] * EXP([.$C$37]*[.A11])+[.$C$38] + ((-#REF!/2) + (#REF! * RAND()))" office:value-type="string" office:string-value="" calcext:value-type="error">
            <text:p>#REF!</text:p>
          </table:table-cell>
          <table:table-cell table:formula="of:=[.$C$36] * EXP([.$C$37]*[.A11])+[.$C$38] + ((-#REF!/2) + (#REF! * RAND()))" office:value-type="string" office:string-value="" calcext:value-type="error">
            <text:p>#REF!</text:p>
          </table:table-cell>
          <table:table-cell table:formula="of:=[.$C$36] * EXP([.$C$37]*[.A11])+[.$C$38] + ((-#REF!/2) + (#REF! * RAND()))" office:value-type="string" office:string-value="" calcext:value-type="error">
            <text:p>#REF!</text:p>
          </table:table-cell>
          <table:table-cell table:formula="of:=[.$C$36] * EXP([.$C$37]*[.A11])+[.$C$38] + ((-#REF!/2) + (#REF! * RAND()))" office:value-type="string" office:string-value="" calcext:value-type="error">
            <text:p>#REF!</text:p>
          </table:table-cell>
          <table:table-cell table:formula="of:=AVERAGE([.B11:.E11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table:formula="of:=[.$C$36] * EXP([.$C$37]*[.A12])+[.$C$38] + ((-#REF!/2) + (#REF! * RAND()))" office:value-type="string" office:string-value="" calcext:value-type="error">
            <text:p>#REF!</text:p>
          </table:table-cell>
          <table:table-cell table:formula="of:=[.$C$36] * EXP([.$C$37]*[.A12])+[.$C$38] + ((-#REF!/2) + (#REF! * RAND()))" office:value-type="string" office:string-value="" calcext:value-type="error">
            <text:p>#REF!</text:p>
          </table:table-cell>
          <table:table-cell table:formula="of:=[.$C$36] * EXP([.$C$37]*[.A12])+[.$C$38] + ((-#REF!/2) + (#REF! * RAND()))" office:value-type="string" office:string-value="" calcext:value-type="error">
            <text:p>#REF!</text:p>
          </table:table-cell>
          <table:table-cell table:formula="of:=[.$C$36] * EXP([.$C$37]*[.A12])+[.$C$38] + ((-#REF!/2) + (#REF! * RAND()))" office:value-type="string" office:string-value="" calcext:value-type="error">
            <text:p>#REF!</text:p>
          </table:table-cell>
          <table:table-cell table:formula="of:=AVERAGE([.B12:.E12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11" calcext:value-type="float">
            <text:p>11</text:p>
          </table:table-cell>
          <table:table-cell table:formula="of:=[.$C$36] * EXP([.$C$37]*[.A13])+[.$C$38] + ((-#REF!/2) + (#REF! * RAND()))" office:value-type="string" office:string-value="" calcext:value-type="error">
            <text:p>#REF!</text:p>
          </table:table-cell>
          <table:table-cell table:formula="of:=[.$C$36] * EXP([.$C$37]*[.A13])+[.$C$38] + ((-#REF!/2) + (#REF! * RAND()))" office:value-type="string" office:string-value="" calcext:value-type="error">
            <text:p>#REF!</text:p>
          </table:table-cell>
          <table:table-cell table:formula="of:=[.$C$36] * EXP([.$C$37]*[.A13])+[.$C$38] + ((-#REF!/2) + (#REF! * RAND()))" office:value-type="string" office:string-value="" calcext:value-type="error">
            <text:p>#REF!</text:p>
          </table:table-cell>
          <table:table-cell table:formula="of:=[.$C$36] * EXP([.$C$37]*[.A13])+[.$C$38] + ((-#REF!/2) + (#REF! * RAND()))" office:value-type="string" office:string-value="" calcext:value-type="error">
            <text:p>#REF!</text:p>
          </table:table-cell>
          <table:table-cell table:formula="of:=AVERAGE([.B13:.E13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12" calcext:value-type="float">
            <text:p>12</text:p>
          </table:table-cell>
          <table:table-cell table:formula="of:=[.$C$36] * EXP([.$C$37]*[.A14])+[.$C$38] + ((-#REF!/2) + (#REF! * RAND()))" office:value-type="string" office:string-value="" calcext:value-type="error">
            <text:p>#REF!</text:p>
          </table:table-cell>
          <table:table-cell table:formula="of:=[.$C$36] * EXP([.$C$37]*[.A14])+[.$C$38] + ((-#REF!/2) + (#REF! * RAND()))" office:value-type="string" office:string-value="" calcext:value-type="error">
            <text:p>#REF!</text:p>
          </table:table-cell>
          <table:table-cell table:formula="of:=[.$C$36] * EXP([.$C$37]*[.A14])+[.$C$38] + ((-#REF!/2) + (#REF! * RAND()))" office:value-type="string" office:string-value="" calcext:value-type="error">
            <text:p>#REF!</text:p>
          </table:table-cell>
          <table:table-cell table:formula="of:=[.$C$36] * EXP([.$C$37]*[.A14])+[.$C$38] + ((-#REF!/2) + (#REF! * RAND()))" office:value-type="string" office:string-value="" calcext:value-type="error">
            <text:p>#REF!</text:p>
          </table:table-cell>
          <table:table-cell table:formula="of:=AVERAGE([.B14:.E14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13" calcext:value-type="float">
            <text:p>13</text:p>
          </table:table-cell>
          <table:table-cell table:formula="of:=[.$C$36] * EXP([.$C$37]*[.A15])+[.$C$38] + ((-#REF!/2) + (#REF! * RAND()))" office:value-type="string" office:string-value="" calcext:value-type="error">
            <text:p>#REF!</text:p>
          </table:table-cell>
          <table:table-cell table:formula="of:=[.$C$36] * EXP([.$C$37]*[.A15])+[.$C$38] + ((-#REF!/2) + (#REF! * RAND()))" office:value-type="string" office:string-value="" calcext:value-type="error">
            <text:p>#REF!</text:p>
          </table:table-cell>
          <table:table-cell table:formula="of:=[.$C$36] * EXP([.$C$37]*[.A15])+[.$C$38] + ((-#REF!/2) + (#REF! * RAND()))" office:value-type="string" office:string-value="" calcext:value-type="error">
            <text:p>#REF!</text:p>
          </table:table-cell>
          <table:table-cell table:formula="of:=[.$C$36] * EXP([.$C$37]*[.A15])+[.$C$38] + ((-#REF!/2) + (#REF! * RAND()))" office:value-type="string" office:string-value="" calcext:value-type="error">
            <text:p>#REF!</text:p>
          </table:table-cell>
          <table:table-cell table:formula="of:=AVERAGE([.B15:.E15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14" calcext:value-type="float">
            <text:p>14</text:p>
          </table:table-cell>
          <table:table-cell table:formula="of:=[.$C$36] * EXP([.$C$37]*[.A16])+[.$C$38] + ((-#REF!/2) + (#REF! * RAND()))" office:value-type="string" office:string-value="" calcext:value-type="error">
            <text:p>#REF!</text:p>
          </table:table-cell>
          <table:table-cell table:formula="of:=[.$C$36] * EXP([.$C$37]*[.A16])+[.$C$38] + ((-#REF!/2) + (#REF! * RAND()))" office:value-type="string" office:string-value="" calcext:value-type="error">
            <text:p>#REF!</text:p>
          </table:table-cell>
          <table:table-cell table:formula="of:=[.$C$36] * EXP([.$C$37]*[.A16])+[.$C$38] + ((-#REF!/2) + (#REF! * RAND()))" office:value-type="string" office:string-value="" calcext:value-type="error">
            <text:p>#REF!</text:p>
          </table:table-cell>
          <table:table-cell table:formula="of:=[.$C$36] * EXP([.$C$37]*[.A16])+[.$C$38] + ((-#REF!/2) + (#REF! * RAND()))" office:value-type="string" office:string-value="" calcext:value-type="error">
            <text:p>#REF!</text:p>
          </table:table-cell>
          <table:table-cell table:formula="of:=AVERAGE([.B16:.E16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15" calcext:value-type="float">
            <text:p>15</text:p>
          </table:table-cell>
          <table:table-cell table:formula="of:=[.$C$36] * EXP([.$C$37]*[.A17])+[.$C$38] + ((-#REF!/2) + (#REF! * RAND()))" office:value-type="string" office:string-value="" calcext:value-type="error">
            <text:p>#REF!</text:p>
          </table:table-cell>
          <table:table-cell table:formula="of:=[.$C$36] * EXP([.$C$37]*[.A17])+[.$C$38] + ((-#REF!/2) + (#REF! * RAND()))" office:value-type="string" office:string-value="" calcext:value-type="error">
            <text:p>#REF!</text:p>
          </table:table-cell>
          <table:table-cell table:formula="of:=[.$C$36] * EXP([.$C$37]*[.A17])+[.$C$38] + ((-#REF!/2) + (#REF! * RAND()))" office:value-type="string" office:string-value="" calcext:value-type="error">
            <text:p>#REF!</text:p>
          </table:table-cell>
          <table:table-cell table:formula="of:=[.$C$36] * EXP([.$C$37]*[.A17])+[.$C$38] + ((-#REF!/2) + (#REF! * RAND()))" office:value-type="string" office:string-value="" calcext:value-type="error">
            <text:p>#REF!</text:p>
          </table:table-cell>
          <table:table-cell table:formula="of:=AVERAGE([.B17:.E17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16" calcext:value-type="float">
            <text:p>16</text:p>
          </table:table-cell>
          <table:table-cell table:formula="of:=[.$C$36] * EXP([.$C$37]*[.A18])+[.$C$38] + ((-#REF!/2) + (#REF! * RAND()))" office:value-type="string" office:string-value="" calcext:value-type="error">
            <text:p>#REF!</text:p>
          </table:table-cell>
          <table:table-cell table:formula="of:=[.$C$36] * EXP([.$C$37]*[.A18])+[.$C$38] + ((-#REF!/2) + (#REF! * RAND()))" office:value-type="string" office:string-value="" calcext:value-type="error">
            <text:p>#REF!</text:p>
          </table:table-cell>
          <table:table-cell table:formula="of:=[.$C$36] * EXP([.$C$37]*[.A18])+[.$C$38] + ((-#REF!/2) + (#REF! * RAND()))" office:value-type="string" office:string-value="" calcext:value-type="error">
            <text:p>#REF!</text:p>
          </table:table-cell>
          <table:table-cell table:formula="of:=[.$C$36] * EXP([.$C$37]*[.A18])+[.$C$38] + ((-#REF!/2) + (#REF! * RAND()))" office:value-type="string" office:string-value="" calcext:value-type="error">
            <text:p>#REF!</text:p>
          </table:table-cell>
          <table:table-cell table:formula="of:=AVERAGE([.B18:.E18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17" calcext:value-type="float">
            <text:p>17</text:p>
          </table:table-cell>
          <table:table-cell table:formula="of:=[.$C$36] * EXP([.$C$37]*[.A19])+[.$C$38] + ((-#REF!/2) + (#REF! * RAND()))" office:value-type="string" office:string-value="" calcext:value-type="error">
            <text:p>#REF!</text:p>
          </table:table-cell>
          <table:table-cell table:formula="of:=[.$C$36] * EXP([.$C$37]*[.A19])+[.$C$38] + ((-#REF!/2) + (#REF! * RAND()))" office:value-type="string" office:string-value="" calcext:value-type="error">
            <text:p>#REF!</text:p>
          </table:table-cell>
          <table:table-cell table:formula="of:=[.$C$36] * EXP([.$C$37]*[.A19])+[.$C$38] + ((-#REF!/2) + (#REF! * RAND()))" office:value-type="string" office:string-value="" calcext:value-type="error">
            <text:p>#REF!</text:p>
          </table:table-cell>
          <table:table-cell table:formula="of:=[.$C$36] * EXP([.$C$37]*[.A19])+[.$C$38] + ((-#REF!/2) + (#REF! * RAND()))" office:value-type="string" office:string-value="" calcext:value-type="error">
            <text:p>#REF!</text:p>
          </table:table-cell>
          <table:table-cell table:formula="of:=AVERAGE([.B19:.E19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18" calcext:value-type="float">
            <text:p>18</text:p>
          </table:table-cell>
          <table:table-cell table:formula="of:=[.$C$36] * EXP([.$C$37]*[.A20])+[.$C$38] + ((-#REF!/2) + (#REF! * RAND()))" office:value-type="string" office:string-value="" calcext:value-type="error">
            <text:p>#REF!</text:p>
          </table:table-cell>
          <table:table-cell table:formula="of:=[.$C$36] * EXP([.$C$37]*[.A20])+[.$C$38] + ((-#REF!/2) + (#REF! * RAND()))" office:value-type="string" office:string-value="" calcext:value-type="error">
            <text:p>#REF!</text:p>
          </table:table-cell>
          <table:table-cell table:formula="of:=[.$C$36] * EXP([.$C$37]*[.A20])+[.$C$38] + ((-#REF!/2) + (#REF! * RAND()))" office:value-type="string" office:string-value="" calcext:value-type="error">
            <text:p>#REF!</text:p>
          </table:table-cell>
          <table:table-cell table:formula="of:=[.$C$36] * EXP([.$C$37]*[.A20])+[.$C$38] + ((-#REF!/2) + (#REF! * RAND()))" office:value-type="string" office:string-value="" calcext:value-type="error">
            <text:p>#REF!</text:p>
          </table:table-cell>
          <table:table-cell table:formula="of:=AVERAGE([.B20:.E20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19" calcext:value-type="float">
            <text:p>19</text:p>
          </table:table-cell>
          <table:table-cell table:formula="of:=[.$C$36] * EXP([.$C$37]*[.A21])+[.$C$38] + ((-#REF!/2) + (#REF! * RAND()))" office:value-type="string" office:string-value="" calcext:value-type="error">
            <text:p>#REF!</text:p>
          </table:table-cell>
          <table:table-cell table:formula="of:=[.$C$36] * EXP([.$C$37]*[.A21])+[.$C$38] + ((-#REF!/2) + (#REF! * RAND()))" office:value-type="string" office:string-value="" calcext:value-type="error">
            <text:p>#REF!</text:p>
          </table:table-cell>
          <table:table-cell table:formula="of:=[.$C$36] * EXP([.$C$37]*[.A21])+[.$C$38] + ((-#REF!/2) + (#REF! * RAND()))" office:value-type="string" office:string-value="" calcext:value-type="error">
            <text:p>#REF!</text:p>
          </table:table-cell>
          <table:table-cell table:formula="of:=[.$C$36] * EXP([.$C$37]*[.A21])+[.$C$38] + ((-#REF!/2) + (#REF! * RAND()))" office:value-type="string" office:string-value="" calcext:value-type="error">
            <text:p>#REF!</text:p>
          </table:table-cell>
          <table:table-cell table:formula="of:=AVERAGE([.B21:.E21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20" calcext:value-type="float">
            <text:p>20</text:p>
          </table:table-cell>
          <table:table-cell table:formula="of:=[.$C$36] * EXP([.$C$37]*[.A22])+[.$C$38] + ((-#REF!/2) + (#REF! * RAND()))" office:value-type="string" office:string-value="" calcext:value-type="error">
            <text:p>#REF!</text:p>
          </table:table-cell>
          <table:table-cell table:formula="of:=[.$C$36] * EXP([.$C$37]*[.A22])+[.$C$38] + ((-#REF!/2) + (#REF! * RAND()))" office:value-type="string" office:string-value="" calcext:value-type="error">
            <text:p>#REF!</text:p>
          </table:table-cell>
          <table:table-cell table:formula="of:=[.$C$36] * EXP([.$C$37]*[.A22])+[.$C$38] + ((-#REF!/2) + (#REF! * RAND()))" office:value-type="string" office:string-value="" calcext:value-type="error">
            <text:p>#REF!</text:p>
          </table:table-cell>
          <table:table-cell table:formula="of:=[.$C$36] * EXP([.$C$37]*[.A22])+[.$C$38] + ((-#REF!/2) + (#REF! * RAND()))" office:value-type="string" office:string-value="" calcext:value-type="error">
            <text:p>#REF!</text:p>
          </table:table-cell>
          <table:table-cell table:formula="of:=AVERAGE([.B22:.E22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21" calcext:value-type="float">
            <text:p>21</text:p>
          </table:table-cell>
          <table:table-cell table:formula="of:=[.$C$36] * EXP([.$C$37]*[.A23])+[.$C$38] + ((-#REF!/2) + (#REF! * RAND()))" office:value-type="string" office:string-value="" calcext:value-type="error">
            <text:p>#REF!</text:p>
          </table:table-cell>
          <table:table-cell table:formula="of:=[.$C$36] * EXP([.$C$37]*[.A23])+[.$C$38] + ((-#REF!/2) + (#REF! * RAND()))" office:value-type="string" office:string-value="" calcext:value-type="error">
            <text:p>#REF!</text:p>
          </table:table-cell>
          <table:table-cell table:formula="of:=[.$C$36] * EXP([.$C$37]*[.A23])+[.$C$38] + ((-#REF!/2) + (#REF! * RAND()))" office:value-type="string" office:string-value="" calcext:value-type="error">
            <text:p>#REF!</text:p>
          </table:table-cell>
          <table:table-cell table:formula="of:=[.$C$36] * EXP([.$C$37]*[.A23])+[.$C$38] + ((-#REF!/2) + (#REF! * RAND()))" office:value-type="string" office:string-value="" calcext:value-type="error">
            <text:p>#REF!</text:p>
          </table:table-cell>
          <table:table-cell table:formula="of:=AVERAGE([.B23:.E23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22" calcext:value-type="float">
            <text:p>22</text:p>
          </table:table-cell>
          <table:table-cell table:formula="of:=[.$C$36] * EXP([.$C$37]*[.A24])+[.$C$38] + ((-#REF!/2) + (#REF! * RAND()))" office:value-type="string" office:string-value="" calcext:value-type="error">
            <text:p>#REF!</text:p>
          </table:table-cell>
          <table:table-cell table:formula="of:=[.$C$36] * EXP([.$C$37]*[.A24])+[.$C$38] + ((-#REF!/2) + (#REF! * RAND()))" office:value-type="string" office:string-value="" calcext:value-type="error">
            <text:p>#REF!</text:p>
          </table:table-cell>
          <table:table-cell table:formula="of:=[.$C$36] * EXP([.$C$37]*[.A24])+[.$C$38] + ((-#REF!/2) + (#REF! * RAND()))" office:value-type="string" office:string-value="" calcext:value-type="error">
            <text:p>#REF!</text:p>
          </table:table-cell>
          <table:table-cell table:formula="of:=[.$C$36] * EXP([.$C$37]*[.A24])+[.$C$38] + ((-#REF!/2) + (#REF! * RAND()))" office:value-type="string" office:string-value="" calcext:value-type="error">
            <text:p>#REF!</text:p>
          </table:table-cell>
          <table:table-cell table:formula="of:=AVERAGE([.B24:.E24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table:style-name="Default" table:formula="of:=SUM([.B3:.B24])" office:value-type="string" office:string-value="" calcext:value-type="error">
            <text:p>#REF!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([.$C$36]) * EXP([.$C$37]*(23 - [.B$28]))+[.$C$38] + (((-[.$C$39]/2) + ([.$C$39] * RAND()))/[.B$28])" office:value-type="float" office:value="539039.520502231" calcext:value-type="float">
            <text:p>539039.520502231</text:p>
          </table:table-cell>
          <table:table-cell table:style-name="ce18" table:formula="of:=([.$C$36]) * EXP([.$C$37]*(23 - [.C$28]))+[.$C$38] + (((-[.$C$39]/2) + ([.$C$39] * RAND()))/[.C$28])" office:value-type="float" office:value="364065.339815989" calcext:value-type="float">
            <text:p>364065.339815989</text:p>
          </table:table-cell>
          <table:table-cell table:style-name="ce18" table:formula="of:=([.$C$36]) * EXP([.$C$37]*(23 - [.D$28]))+[.$C$38] + (((-[.$C$39]/2) + ([.$C$39] * RAND()))/[.D$28])" office:value-type="float" office:value="246776.638963338" calcext:value-type="float">
            <text:p>246776.638963338</text:p>
          </table:table-cell>
          <table:table-cell table:style-name="ce18" table:formula="of:=([.$C$36]) * EXP([.$C$37]*(23 - [.E$28]))+[.$C$38] + (((-[.$C$39]/2) + ([.$C$39] * RAND()))/[.E$28])" office:value-type="float" office:value="168155.67160833" calcext:value-type="float">
            <text:p>168155.67160833</text:p>
          </table:table-cell>
          <table:table-cell table:style-name="ce18" table:formula="of:=([.$C$36]) * EXP([.$C$37]*(23 - [.F$28]))+[.$C$38] + (((-[.$C$39]/2) + ([.$C$39] * RAND()))/[.F$28])" office:value-type="float" office:value="115454.461151553" calcext:value-type="float">
            <text:p>115454.461151553</text:p>
          </table:table-cell>
          <table:table-cell table:style-name="ce18" table:formula="of:=([.$C$36]) * EXP([.$C$37]*(23 - [.G$28]))+[.$C$38] + (((-[.$C$39]/2) + ([.$C$39] * RAND()))/[.G$28])" office:value-type="float" office:value="80127.7833320335" calcext:value-type="float">
            <text:p>80127.7833320335</text:p>
          </table:table-cell>
          <table:table-cell table:style-name="ce18" table:formula="of:=([.$C$36]) * EXP([.$C$37]*(23 - [.H$28]))+[.$C$38] + (((-[.$C$39]/2) + ([.$C$39] * RAND()))/[.H$28])" office:value-type="float" office:value="56447.6030297666" calcext:value-type="float">
            <text:p>56447.6030297666</text:p>
          </table:table-cell>
          <table:table-cell table:style-name="ce18" table:formula="of:=([.$C$36]) * EXP([.$C$37]*(23 - [.I$28]))+[.$C$38] + (((-[.$C$39]/2) + ([.$C$39] * RAND()))/[.I$28])" office:value-type="float" office:value="40574.3034794188" calcext:value-type="float">
            <text:p>40574.3034794188</text:p>
          </table:table-cell>
          <table:table-cell table:style-name="ce18" table:formula="of:=([.$C$36]) * EXP([.$C$37]*(23 - [.J$28]))+[.$C$38] + (((-[.$C$39]/2) + ([.$C$39] * RAND()))/[.J$28])" office:value-type="float" office:value="29934.1125940922" calcext:value-type="float">
            <text:p>29934.1125940922</text:p>
          </table:table-cell>
          <table:table-cell table:style-name="ce18" table:formula="of:=([.$C$36]) * EXP([.$C$37]*(23 - [.K$28]))+[.$C$38] + (((-[.$C$39]/2) + ([.$C$39] * RAND()))/[.K$28])" office:value-type="float" office:value="22801.7793500121" calcext:value-type="float">
            <text:p>22801.7793500121</text:p>
          </table:table-cell>
          <table:table-cell table:style-name="ce18" table:formula="of:=([.$C$36]) * EXP([.$C$37]*(23 - [.L$28]))+[.$C$38] + (((-[.$C$39]/2) + ([.$C$39] * RAND()))/[.L$28])" office:value-type="float" office:value="18020.8334014988" calcext:value-type="float">
            <text:p>18020.8334014988</text:p>
          </table:table-cell>
          <table:table-cell table:style-name="ce18" table:formula="of:=([.$C$36]) * EXP([.$C$37]*(23 - [.M$28]))+[.$C$38] + (((-[.$C$39]/2) + ([.$C$39] * RAND()))/[.M$28])" office:value-type="float" office:value="14816.0694931975" calcext:value-type="float">
            <text:p>14816.0694931975</text:p>
          </table:table-cell>
          <table:table-cell table:style-name="ce18" table:formula="of:=([.$C$36]) * EXP([.$C$37]*(23 - [.N$28]))+[.$C$38] + (((-[.$C$39]/2) + ([.$C$39] * RAND()))/[.N$28])" office:value-type="float" office:value="12667.8520026515" calcext:value-type="float">
            <text:p>12667.8520026515</text:p>
          </table:table-cell>
          <table:table-cell table:style-name="ce18" table:formula="of:=([.$C$36]) * EXP([.$C$37]*(23 - [.O$28]))+[.$C$38] + (((-[.$C$39]/2) + ([.$C$39] * RAND()))/[.O$28])" office:value-type="float" office:value="11227.8587554942" calcext:value-type="float">
            <text:p>11227.8587554942</text:p>
          </table:table-cell>
          <table:table-cell table:style-name="ce18" table:formula="of:=([.$C$36]) * EXP([.$C$37]*(23 - [.P$28]))+[.$C$38] + (((-[.$C$39]/2) + ([.$C$39] * RAND()))/[.P$28])" office:value-type="float" office:value="10262.6024157688" calcext:value-type="float">
            <text:p>10262.6024157688</text:p>
          </table:table-cell>
          <table:table-cell table:style-name="ce18" table:formula="of:=([.$C$36]) * EXP([.$C$37]*(23 - [.Q$28]))+[.$C$38] + (((-[.$C$39]/2) + ([.$C$39] * RAND()))/[.Q$28])" office:value-type="float" office:value="9615.57174168776" calcext:value-type="float">
            <text:p>9615.5717416878</text:p>
          </table:table-cell>
          <table:table-cell table:style-name="ce18" table:formula="of:=([.$C$36]) * EXP([.$C$37]*(23 - [.R$28]))+[.$C$38] + (((-[.$C$39]/2) + ([.$C$39] * RAND()))/[.R$28])" office:value-type="float" office:value="9181.85411045133" calcext:value-type="float">
            <text:p>9181.8541104513</text:p>
          </table:table-cell>
          <table:table-cell table:style-name="ce18" table:formula="of:=([.$C$36]) * EXP([.$C$37]*(23 - [.S$28]))+[.$C$38] + (((-[.$C$39]/2) + ([.$C$39] * RAND()))/[.S$28])" office:value-type="float" office:value="8891.12448791445" calcext:value-type="float">
            <text:p>8891.1244879145</text:p>
          </table:table-cell>
          <table:table-cell table:style-name="ce18" table:formula="of:=([.$C$36]) * EXP([.$C$37]*(23 - [.T$28]))+[.$C$38] + (((-[.$C$39]/2) + ([.$C$39] * RAND()))/[.T$28])" office:value-type="float" office:value="8696.24259395161" calcext:value-type="float">
            <text:p>8696.2425939516</text:p>
          </table:table-cell>
          <table:table-cell table:style-name="ce18" table:formula="of:=([.$C$36]) * EXP([.$C$37]*(23 - [.U$28]))+[.$C$38] + (((-[.$C$39]/2) + ([.$C$39] * RAND()))/[.U$28])" office:value-type="float" office:value="8565.60935381892" calcext:value-type="float">
            <text:p>8565.6093538189</text:p>
          </table:table-cell>
          <table:table-cell table:style-name="ce18" table:formula="of:=([.$C$36]) * EXP([.$C$37]*(23 - [.V$28]))+[.$C$38] + (((-[.$C$39]/2) + ([.$C$39] * RAND()))/[.V$28])" office:value-type="float" office:value="8478.0432742794" calcext:value-type="float">
            <text:p>8478.0432742794</text:p>
          </table:table-cell>
          <table:table-cell table:style-name="ce18" table:formula="of:=([.$C$36]) * EXP([.$C$37]*(23 - [.W$28]))+[.$C$38] + (((-[.$C$39]/2) + ([.$C$39] * RAND()))/[.W$28])" office:value-type="float" office:value="8419.3459758113" calcext:value-type="float">
            <text:p>8419.3459758113</text:p>
          </table:table-cell>
          <table:table-cell table:style-name="ce18" table:formula="of:=([.$C$36]) * EXP([.$C$37]*(23 - [.X$28]))+[.$C$38] + (((-[.$C$39]/2) + ([.$C$39] * RAND()))/[.X$28])" office:value-type="float" office:value="299576.024586589" calcext:value-type="float">
            <text:p>299576.024586589</text:p>
          </table:table-cell>
          <table:table-cell table:formula="of:=SUM([.B29:.X29])" office:value-type="float" office:value="2091796.24601988" calcext:value-type="float">
            <text:p>2091796.2460198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([.$C$36]) * EXP([.$C$37]*(23 - [.B$28]))+[.$C$38] + (((-[.$C$39]/2) + ([.$C$39] * RAND()))/[.B$28])" office:value-type="float" office:value="539039.520502231" calcext:value-type="float">
            <text:p>539039.520502231</text:p>
          </table:table-cell>
          <table:table-cell table:style-name="ce18" table:formula="of:=([.$C$36]) * EXP([.$C$37]*(23 - [.C$28]))+[.$C$38] + (((-[.$C$39]/2) + ([.$C$39] * RAND()))/[.C$28])" office:value-type="float" office:value="364065.339815989" calcext:value-type="float">
            <text:p>364065.339815989</text:p>
          </table:table-cell>
          <table:table-cell table:style-name="ce18" table:formula="of:=([.$C$36]) * EXP([.$C$37]*(23 - [.D$28]))+[.$C$38] + (((-[.$C$39]/2) + ([.$C$39] * RAND()))/[.D$28])" office:value-type="float" office:value="246776.638963338" calcext:value-type="float">
            <text:p>246776.638963338</text:p>
          </table:table-cell>
          <table:table-cell table:style-name="ce18" table:formula="of:=([.$C$36]) * EXP([.$C$37]*(23 - [.E$28]))+[.$C$38] + (((-[.$C$39]/2) + ([.$C$39] * RAND()))/[.E$28])" office:value-type="float" office:value="168155.67160833" calcext:value-type="float">
            <text:p>168155.67160833</text:p>
          </table:table-cell>
          <table:table-cell table:style-name="ce18" table:formula="of:=([.$C$36]) * EXP([.$C$37]*(23 - [.F$28]))+[.$C$38] + (((-[.$C$39]/2) + ([.$C$39] * RAND()))/[.F$28])" office:value-type="float" office:value="115454.461151553" calcext:value-type="float">
            <text:p>115454.461151553</text:p>
          </table:table-cell>
          <table:table-cell table:style-name="ce18" table:formula="of:=([.$C$36]) * EXP([.$C$37]*(23 - [.G$28]))+[.$C$38] + (((-[.$C$39]/2) + ([.$C$39] * RAND()))/[.G$28])" office:value-type="float" office:value="80127.7833320335" calcext:value-type="float">
            <text:p>80127.7833320335</text:p>
          </table:table-cell>
          <table:table-cell table:style-name="ce18" table:formula="of:=([.$C$36]) * EXP([.$C$37]*(23 - [.H$28]))+[.$C$38] + (((-[.$C$39]/2) + ([.$C$39] * RAND()))/[.H$28])" office:value-type="float" office:value="56447.6030297666" calcext:value-type="float">
            <text:p>56447.6030297666</text:p>
          </table:table-cell>
          <table:table-cell table:style-name="ce18" table:formula="of:=([.$C$36]) * EXP([.$C$37]*(23 - [.I$28]))+[.$C$38] + (((-[.$C$39]/2) + ([.$C$39] * RAND()))/[.I$28])" office:value-type="float" office:value="40574.3034794188" calcext:value-type="float">
            <text:p>40574.3034794188</text:p>
          </table:table-cell>
          <table:table-cell table:style-name="ce18" table:formula="of:=([.$C$36]) * EXP([.$C$37]*(23 - [.J$28]))+[.$C$38] + (((-[.$C$39]/2) + ([.$C$39] * RAND()))/[.J$28])" office:value-type="float" office:value="29934.1125940922" calcext:value-type="float">
            <text:p>29934.1125940922</text:p>
          </table:table-cell>
          <table:table-cell table:style-name="ce18" table:formula="of:=([.$C$36]) * EXP([.$C$37]*(23 - [.K$28]))+[.$C$38] + (((-[.$C$39]/2) + ([.$C$39] * RAND()))/[.K$28])" office:value-type="float" office:value="22801.7793500121" calcext:value-type="float">
            <text:p>22801.7793500121</text:p>
          </table:table-cell>
          <table:table-cell table:style-name="ce18" table:formula="of:=([.$C$36]) * EXP([.$C$37]*(23 - [.L$28]))+[.$C$38] + (((-[.$C$39]/2) + ([.$C$39] * RAND()))/[.L$28])" office:value-type="float" office:value="18020.8334014988" calcext:value-type="float">
            <text:p>18020.8334014988</text:p>
          </table:table-cell>
          <table:table-cell table:style-name="ce18" table:formula="of:=([.$C$36]) * EXP([.$C$37]*(23 - [.M$28]))+[.$C$38] + (((-[.$C$39]/2) + ([.$C$39] * RAND()))/[.M$28])" office:value-type="float" office:value="14816.0694931975" calcext:value-type="float">
            <text:p>14816.0694931975</text:p>
          </table:table-cell>
          <table:table-cell table:style-name="ce18" table:formula="of:=([.$C$36]) * EXP([.$C$37]*(23 - [.N$28]))+[.$C$38] + (((-[.$C$39]/2) + ([.$C$39] * RAND()))/[.N$28])" office:value-type="float" office:value="12667.8520026515" calcext:value-type="float">
            <text:p>12667.8520026515</text:p>
          </table:table-cell>
          <table:table-cell table:style-name="ce18" table:formula="of:=([.$C$36]) * EXP([.$C$37]*(23 - [.O$28]))+[.$C$38] + (((-[.$C$39]/2) + ([.$C$39] * RAND()))/[.O$28])" office:value-type="float" office:value="11227.8587554942" calcext:value-type="float">
            <text:p>11227.8587554942</text:p>
          </table:table-cell>
          <table:table-cell table:style-name="ce18" table:formula="of:=([.$C$36]) * EXP([.$C$37]*(23 - [.P$28]))+[.$C$38] + (((-[.$C$39]/2) + ([.$C$39] * RAND()))/[.P$28])" office:value-type="float" office:value="10262.6024157688" calcext:value-type="float">
            <text:p>10262.6024157688</text:p>
          </table:table-cell>
          <table:table-cell table:style-name="ce18" table:formula="of:=([.$C$36]) * EXP([.$C$37]*(23 - [.Q$28]))+[.$C$38] + (((-[.$C$39]/2) + ([.$C$39] * RAND()))/[.Q$28])" office:value-type="float" office:value="9615.57174168776" calcext:value-type="float">
            <text:p>9615.5717416878</text:p>
          </table:table-cell>
          <table:table-cell table:style-name="ce18" table:formula="of:=([.$C$36]) * EXP([.$C$37]*(23 - [.R$28]))+[.$C$38] + (((-[.$C$39]/2) + ([.$C$39] * RAND()))/[.R$28])" office:value-type="float" office:value="9181.85411045133" calcext:value-type="float">
            <text:p>9181.8541104513</text:p>
          </table:table-cell>
          <table:table-cell table:style-name="ce18" table:formula="of:=([.$C$36]) * EXP([.$C$37]*(23 - [.S$28]))+[.$C$38] + (((-[.$C$39]/2) + ([.$C$39] * RAND()))/[.S$28])" office:value-type="float" office:value="8891.12448791445" calcext:value-type="float">
            <text:p>8891.1244879145</text:p>
          </table:table-cell>
          <table:table-cell table:style-name="ce18" table:formula="of:=([.$C$36]) * EXP([.$C$37]*(23 - [.T$28]))+[.$C$38] + (((-[.$C$39]/2) + ([.$C$39] * RAND()))/[.T$28])" office:value-type="float" office:value="8696.24259395161" calcext:value-type="float">
            <text:p>8696.2425939516</text:p>
          </table:table-cell>
          <table:table-cell table:style-name="ce18" table:formula="of:=([.$C$36]) * EXP([.$C$37]*(23 - [.U$28]))+[.$C$38] + (((-[.$C$39]/2) + ([.$C$39] * RAND()))/[.U$28])" office:value-type="float" office:value="8565.60935381892" calcext:value-type="float">
            <text:p>8565.6093538189</text:p>
          </table:table-cell>
          <table:table-cell table:style-name="ce18" table:formula="of:=([.$C$36]) * EXP([.$C$37]*(23 - [.V$28]))+[.$C$38] + (((-[.$C$39]/2) + ([.$C$39] * RAND()))/[.V$28])" office:value-type="float" office:value="8478.0432742794" calcext:value-type="float">
            <text:p>8478.0432742794</text:p>
          </table:table-cell>
          <table:table-cell table:style-name="ce18" table:formula="of:=([.$C$36]) * EXP([.$C$37]*(23 - [.W$28]))+[.$C$38] + (((-[.$C$39]/2) + ([.$C$39] * RAND()))/[.W$28])" office:value-type="float" office:value="8419.3459758113" calcext:value-type="float">
            <text:p>8419.3459758113</text:p>
          </table:table-cell>
          <table:table-cell table:style-name="ce18" table:formula="of:=([.$C$36]) * EXP([.$C$37]*(23 - [.X$28]))+[.$C$38] + (((-[.$C$39]/2) + ([.$C$39] * RAND()))/[.X$28])" office:value-type="float" office:value="299576.024586589" calcext:value-type="float">
            <text:p>299576.024586589</text:p>
          </table:table-cell>
          <table:table-cell table:formula="of:=SUM([.B30:.X30])" office:value-type="float" office:value="2091796.24601988" calcext:value-type="float">
            <text:p>2091796.2460198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([.$C$36]) * EXP([.$C$37]*(23 - [.B$28]))+[.$C$38] + (((-[.$C$39]/2) + ([.$C$39] * RAND()))/[.B$28])" office:value-type="float" office:value="539039.520502231" calcext:value-type="float">
            <text:p>539039.520502231</text:p>
          </table:table-cell>
          <table:table-cell table:style-name="ce18" table:formula="of:=([.$C$36]) * EXP([.$C$37]*(23 - [.C$28]))+[.$C$38] + (((-[.$C$39]/2) + ([.$C$39] * RAND()))/[.C$28])" office:value-type="float" office:value="364065.339815989" calcext:value-type="float">
            <text:p>364065.339815989</text:p>
          </table:table-cell>
          <table:table-cell table:style-name="ce18" table:formula="of:=([.$C$36]) * EXP([.$C$37]*(23 - [.D$28]))+[.$C$38] + (((-[.$C$39]/2) + ([.$C$39] * RAND()))/[.D$28])" office:value-type="float" office:value="246776.638963338" calcext:value-type="float">
            <text:p>246776.638963338</text:p>
          </table:table-cell>
          <table:table-cell table:style-name="ce18" table:formula="of:=([.$C$36]) * EXP([.$C$37]*(23 - [.E$28]))+[.$C$38] + (((-[.$C$39]/2) + ([.$C$39] * RAND()))/[.E$28])" office:value-type="float" office:value="168155.67160833" calcext:value-type="float">
            <text:p>168155.67160833</text:p>
          </table:table-cell>
          <table:table-cell table:style-name="ce18" table:formula="of:=([.$C$36]) * EXP([.$C$37]*(23 - [.F$28]))+[.$C$38] + (((-[.$C$39]/2) + ([.$C$39] * RAND()))/[.F$28])" office:value-type="float" office:value="115454.461151553" calcext:value-type="float">
            <text:p>115454.461151553</text:p>
          </table:table-cell>
          <table:table-cell table:style-name="ce18" table:formula="of:=([.$C$36]) * EXP([.$C$37]*(23 - [.G$28]))+[.$C$38] + (((-[.$C$39]/2) + ([.$C$39] * RAND()))/[.G$28])" office:value-type="float" office:value="80127.7833320335" calcext:value-type="float">
            <text:p>80127.7833320335</text:p>
          </table:table-cell>
          <table:table-cell table:style-name="ce18" table:formula="of:=([.$C$36]) * EXP([.$C$37]*(23 - [.H$28]))+[.$C$38] + (((-[.$C$39]/2) + ([.$C$39] * RAND()))/[.H$28])" office:value-type="float" office:value="56447.6030297666" calcext:value-type="float">
            <text:p>56447.6030297666</text:p>
          </table:table-cell>
          <table:table-cell table:style-name="ce18" table:formula="of:=([.$C$36]) * EXP([.$C$37]*(23 - [.I$28]))+[.$C$38] + (((-[.$C$39]/2) + ([.$C$39] * RAND()))/[.I$28])" office:value-type="float" office:value="40574.3034794188" calcext:value-type="float">
            <text:p>40574.3034794188</text:p>
          </table:table-cell>
          <table:table-cell table:style-name="ce18" table:formula="of:=([.$C$36]) * EXP([.$C$37]*(23 - [.J$28]))+[.$C$38] + (((-[.$C$39]/2) + ([.$C$39] * RAND()))/[.J$28])" office:value-type="float" office:value="29934.1125940922" calcext:value-type="float">
            <text:p>29934.1125940922</text:p>
          </table:table-cell>
          <table:table-cell table:style-name="ce18" table:formula="of:=([.$C$36]) * EXP([.$C$37]*(23 - [.K$28]))+[.$C$38] + (((-[.$C$39]/2) + ([.$C$39] * RAND()))/[.K$28])" office:value-type="float" office:value="22801.7793500121" calcext:value-type="float">
            <text:p>22801.7793500121</text:p>
          </table:table-cell>
          <table:table-cell table:style-name="ce18" table:formula="of:=([.$C$36]) * EXP([.$C$37]*(23 - [.L$28]))+[.$C$38] + (((-[.$C$39]/2) + ([.$C$39] * RAND()))/[.L$28])" office:value-type="float" office:value="18020.8334014988" calcext:value-type="float">
            <text:p>18020.8334014988</text:p>
          </table:table-cell>
          <table:table-cell table:style-name="ce18" table:formula="of:=([.$C$36]) * EXP([.$C$37]*(23 - [.M$28]))+[.$C$38] + (((-[.$C$39]/2) + ([.$C$39] * RAND()))/[.M$28])" office:value-type="float" office:value="14816.0694931975" calcext:value-type="float">
            <text:p>14816.0694931975</text:p>
          </table:table-cell>
          <table:table-cell table:style-name="ce18" table:formula="of:=([.$C$36]) * EXP([.$C$37]*(23 - [.N$28]))+[.$C$38] + (((-[.$C$39]/2) + ([.$C$39] * RAND()))/[.N$28])" office:value-type="float" office:value="12667.8520026515" calcext:value-type="float">
            <text:p>12667.8520026515</text:p>
          </table:table-cell>
          <table:table-cell table:style-name="ce18" table:formula="of:=([.$C$36]) * EXP([.$C$37]*(23 - [.O$28]))+[.$C$38] + (((-[.$C$39]/2) + ([.$C$39] * RAND()))/[.O$28])" office:value-type="float" office:value="11227.8587554942" calcext:value-type="float">
            <text:p>11227.8587554942</text:p>
          </table:table-cell>
          <table:table-cell table:style-name="ce18" table:formula="of:=([.$C$36]) * EXP([.$C$37]*(23 - [.P$28]))+[.$C$38] + (((-[.$C$39]/2) + ([.$C$39] * RAND()))/[.P$28])" office:value-type="float" office:value="10262.6024157688" calcext:value-type="float">
            <text:p>10262.6024157688</text:p>
          </table:table-cell>
          <table:table-cell table:style-name="ce18" table:formula="of:=([.$C$36]) * EXP([.$C$37]*(23 - [.Q$28]))+[.$C$38] + (((-[.$C$39]/2) + ([.$C$39] * RAND()))/[.Q$28])" office:value-type="float" office:value="9615.57174168776" calcext:value-type="float">
            <text:p>9615.5717416878</text:p>
          </table:table-cell>
          <table:table-cell table:style-name="ce18" table:formula="of:=([.$C$36]) * EXP([.$C$37]*(23 - [.R$28]))+[.$C$38] + (((-[.$C$39]/2) + ([.$C$39] * RAND()))/[.R$28])" office:value-type="float" office:value="9181.85411045133" calcext:value-type="float">
            <text:p>9181.8541104513</text:p>
          </table:table-cell>
          <table:table-cell table:style-name="ce18" table:formula="of:=([.$C$36]) * EXP([.$C$37]*(23 - [.S$28]))+[.$C$38] + (((-[.$C$39]/2) + ([.$C$39] * RAND()))/[.S$28])" office:value-type="float" office:value="8891.12448791445" calcext:value-type="float">
            <text:p>8891.1244879145</text:p>
          </table:table-cell>
          <table:table-cell table:style-name="ce18" table:formula="of:=([.$C$36]) * EXP([.$C$37]*(23 - [.T$28]))+[.$C$38] + (((-[.$C$39]/2) + ([.$C$39] * RAND()))/[.T$28])" office:value-type="float" office:value="8696.24259395161" calcext:value-type="float">
            <text:p>8696.2425939516</text:p>
          </table:table-cell>
          <table:table-cell table:style-name="ce18" table:formula="of:=([.$C$36]) * EXP([.$C$37]*(23 - [.U$28]))+[.$C$38] + (((-[.$C$39]/2) + ([.$C$39] * RAND()))/[.U$28])" office:value-type="float" office:value="8565.60935381892" calcext:value-type="float">
            <text:p>8565.6093538189</text:p>
          </table:table-cell>
          <table:table-cell table:style-name="ce18" table:formula="of:=([.$C$36]) * EXP([.$C$37]*(23 - [.V$28]))+[.$C$38] + (((-[.$C$39]/2) + ([.$C$39] * RAND()))/[.V$28])" office:value-type="float" office:value="8478.0432742794" calcext:value-type="float">
            <text:p>8478.0432742794</text:p>
          </table:table-cell>
          <table:table-cell table:style-name="ce18" table:formula="of:=([.$C$36]) * EXP([.$C$37]*(23 - [.W$28]))+[.$C$38] + (((-[.$C$39]/2) + ([.$C$39] * RAND()))/[.W$28])" office:value-type="float" office:value="8419.3459758113" calcext:value-type="float">
            <text:p>8419.3459758113</text:p>
          </table:table-cell>
          <table:table-cell table:style-name="ce18" table:formula="of:=([.$C$36]) * EXP([.$C$37]*(23 - [.X$28]))+[.$C$38] + (((-[.$C$39]/2) + ([.$C$39] * RAND()))/[.X$28])" office:value-type="float" office:value="299576.024586589" calcext:value-type="float">
            <text:p>299576.024586589</text:p>
          </table:table-cell>
          <table:table-cell table:formula="of:=SUM([.B31:.X31])" office:value-type="float" office:value="2091796.24601988" calcext:value-type="float">
            <text:p>2091796.2460198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([.$C$36]) * EXP([.$C$37]*(23 - [.B$28]))+[.$C$38] + (((-[.$C$39]/2) + ([.$C$39] * RAND()))/[.B$28])" office:value-type="float" office:value="539039.520502231" calcext:value-type="float">
            <text:p>539039.520502231</text:p>
          </table:table-cell>
          <table:table-cell table:style-name="ce18" table:formula="of:=([.$C$36]) * EXP([.$C$37]*(23 - [.C$28]))+[.$C$38] + (((-[.$C$39]/2) + ([.$C$39] * RAND()))/[.C$28])" office:value-type="float" office:value="364065.339815989" calcext:value-type="float">
            <text:p>364065.339815989</text:p>
          </table:table-cell>
          <table:table-cell table:style-name="ce18" table:formula="of:=([.$C$36]) * EXP([.$C$37]*(23 - [.D$28]))+[.$C$38] + (((-[.$C$39]/2) + ([.$C$39] * RAND()))/[.D$28])" office:value-type="float" office:value="246776.638963338" calcext:value-type="float">
            <text:p>246776.638963338</text:p>
          </table:table-cell>
          <table:table-cell table:style-name="ce18" table:formula="of:=([.$C$36]) * EXP([.$C$37]*(23 - [.E$28]))+[.$C$38] + (((-[.$C$39]/2) + ([.$C$39] * RAND()))/[.E$28])" office:value-type="float" office:value="168155.67160833" calcext:value-type="float">
            <text:p>168155.67160833</text:p>
          </table:table-cell>
          <table:table-cell table:style-name="ce18" table:formula="of:=([.$C$36]) * EXP([.$C$37]*(23 - [.F$28]))+[.$C$38] + (((-[.$C$39]/2) + ([.$C$39] * RAND()))/[.F$28])" office:value-type="float" office:value="115454.461151553" calcext:value-type="float">
            <text:p>115454.461151553</text:p>
          </table:table-cell>
          <table:table-cell table:style-name="ce18" table:formula="of:=([.$C$36]) * EXP([.$C$37]*(23 - [.G$28]))+[.$C$38] + (((-[.$C$39]/2) + ([.$C$39] * RAND()))/[.G$28])" office:value-type="float" office:value="80127.7833320335" calcext:value-type="float">
            <text:p>80127.7833320335</text:p>
          </table:table-cell>
          <table:table-cell table:style-name="ce18" table:formula="of:=([.$C$36]) * EXP([.$C$37]*(23 - [.H$28]))+[.$C$38] + (((-[.$C$39]/2) + ([.$C$39] * RAND()))/[.H$28])" office:value-type="float" office:value="56447.6030297666" calcext:value-type="float">
            <text:p>56447.6030297666</text:p>
          </table:table-cell>
          <table:table-cell table:style-name="ce18" table:formula="of:=([.$C$36]) * EXP([.$C$37]*(23 - [.I$28]))+[.$C$38] + (((-[.$C$39]/2) + ([.$C$39] * RAND()))/[.I$28])" office:value-type="float" office:value="40574.3034794188" calcext:value-type="float">
            <text:p>40574.3034794188</text:p>
          </table:table-cell>
          <table:table-cell table:style-name="ce18" table:formula="of:=([.$C$36]) * EXP([.$C$37]*(23 - [.J$28]))+[.$C$38] + (((-[.$C$39]/2) + ([.$C$39] * RAND()))/[.J$28])" office:value-type="float" office:value="29934.1125940922" calcext:value-type="float">
            <text:p>29934.1125940922</text:p>
          </table:table-cell>
          <table:table-cell table:style-name="ce18" table:formula="of:=([.$C$36]) * EXP([.$C$37]*(23 - [.K$28]))+[.$C$38] + (((-[.$C$39]/2) + ([.$C$39] * RAND()))/[.K$28])" office:value-type="float" office:value="22801.7793500121" calcext:value-type="float">
            <text:p>22801.7793500121</text:p>
          </table:table-cell>
          <table:table-cell table:style-name="ce18" table:formula="of:=([.$C$36]) * EXP([.$C$37]*(23 - [.L$28]))+[.$C$38] + (((-[.$C$39]/2) + ([.$C$39] * RAND()))/[.L$28])" office:value-type="float" office:value="18020.8334014988" calcext:value-type="float">
            <text:p>18020.8334014988</text:p>
          </table:table-cell>
          <table:table-cell table:style-name="ce18" table:formula="of:=([.$C$36]) * EXP([.$C$37]*(23 - [.M$28]))+[.$C$38] + (((-[.$C$39]/2) + ([.$C$39] * RAND()))/[.M$28])" office:value-type="float" office:value="14816.0694931975" calcext:value-type="float">
            <text:p>14816.0694931975</text:p>
          </table:table-cell>
          <table:table-cell table:style-name="ce18" table:formula="of:=([.$C$36]) * EXP([.$C$37]*(23 - [.N$28]))+[.$C$38] + (((-[.$C$39]/2) + ([.$C$39] * RAND()))/[.N$28])" office:value-type="float" office:value="12667.8520026515" calcext:value-type="float">
            <text:p>12667.8520026515</text:p>
          </table:table-cell>
          <table:table-cell table:style-name="ce18" table:formula="of:=([.$C$36]) * EXP([.$C$37]*(23 - [.O$28]))+[.$C$38] + (((-[.$C$39]/2) + ([.$C$39] * RAND()))/[.O$28])" office:value-type="float" office:value="11227.8587554942" calcext:value-type="float">
            <text:p>11227.8587554942</text:p>
          </table:table-cell>
          <table:table-cell table:style-name="ce18" table:formula="of:=([.$C$36]) * EXP([.$C$37]*(23 - [.P$28]))+[.$C$38] + (((-[.$C$39]/2) + ([.$C$39] * RAND()))/[.P$28])" office:value-type="float" office:value="10262.6024157688" calcext:value-type="float">
            <text:p>10262.6024157688</text:p>
          </table:table-cell>
          <table:table-cell table:style-name="ce18" table:formula="of:=([.$C$36]) * EXP([.$C$37]*(23 - [.Q$28]))+[.$C$38] + (((-[.$C$39]/2) + ([.$C$39] * RAND()))/[.Q$28])" office:value-type="float" office:value="9615.57174168776" calcext:value-type="float">
            <text:p>9615.5717416878</text:p>
          </table:table-cell>
          <table:table-cell table:style-name="ce18" table:formula="of:=([.$C$36]) * EXP([.$C$37]*(23 - [.R$28]))+[.$C$38] + (((-[.$C$39]/2) + ([.$C$39] * RAND()))/[.R$28])" office:value-type="float" office:value="9181.85411045133" calcext:value-type="float">
            <text:p>9181.8541104513</text:p>
          </table:table-cell>
          <table:table-cell table:style-name="ce18" table:formula="of:=([.$C$36]) * EXP([.$C$37]*(23 - [.S$28]))+[.$C$38] + (((-[.$C$39]/2) + ([.$C$39] * RAND()))/[.S$28])" office:value-type="float" office:value="8891.12448791445" calcext:value-type="float">
            <text:p>8891.1244879145</text:p>
          </table:table-cell>
          <table:table-cell table:style-name="ce18" table:formula="of:=([.$C$36]) * EXP([.$C$37]*(23 - [.T$28]))+[.$C$38] + (((-[.$C$39]/2) + ([.$C$39] * RAND()))/[.T$28])" office:value-type="float" office:value="8696.24259395161" calcext:value-type="float">
            <text:p>8696.2425939516</text:p>
          </table:table-cell>
          <table:table-cell table:style-name="ce18" table:formula="of:=([.$C$36]) * EXP([.$C$37]*(23 - [.U$28]))+[.$C$38] + (((-[.$C$39]/2) + ([.$C$39] * RAND()))/[.U$28])" office:value-type="float" office:value="8565.60935381892" calcext:value-type="float">
            <text:p>8565.6093538189</text:p>
          </table:table-cell>
          <table:table-cell table:style-name="ce18" table:formula="of:=([.$C$36]) * EXP([.$C$37]*(23 - [.V$28]))+[.$C$38] + (((-[.$C$39]/2) + ([.$C$39] * RAND()))/[.V$28])" office:value-type="float" office:value="8478.0432742794" calcext:value-type="float">
            <text:p>8478.0432742794</text:p>
          </table:table-cell>
          <table:table-cell table:style-name="ce18" table:formula="of:=([.$C$36]) * EXP([.$C$37]*(23 - [.W$28]))+[.$C$38] + (((-[.$C$39]/2) + ([.$C$39] * RAND()))/[.W$28])" office:value-type="float" office:value="8419.3459758113" calcext:value-type="float">
            <text:p>8419.3459758113</text:p>
          </table:table-cell>
          <table:table-cell table:style-name="ce18" table:formula="of:=([.$C$36]) * EXP([.$C$37]*(23 - [.X$28]))+[.$C$38] + (((-[.$C$39]/2) + ([.$C$39] * RAND()))/[.X$28])" office:value-type="float" office:value="299576.024586589" calcext:value-type="float">
            <text:p>299576.024586589</text:p>
          </table:table-cell>
          <table:table-cell table:formula="of:=SUM([.B32:.X32])" office:value-type="float" office:value="2091796.24601988" calcext:value-type="float">
            <text:p>2091796.24601988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table:style-name="Default" table:number-columns-repeated="5"/>
          <table:table-cell table:number-columns-repeated="15"/>
          <table:table-cell table:style-name="ce65"/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table:style-name="Default" office:value-type="string" calcext:value-type="string">
            <text:p>outsideEXP</text:p>
          </table:table-cell>
          <table:table-cell table:style-name="ce33" office:value-type="float" office:value="80" calcext:value-type="float">
            <text:p>80</text:p>
          </table:table-cell>
          <table:table-cell table:style-name="Default" table:number-columns-repeated="3"/>
          <table:table-cell office:value-type="string" calcext:value-type="string">
            <text:p>a</text:p>
          </table:table-cell>
          <table:table-cell office:value-type="float" office:value="1400" calcext:value-type="float">
            <text:p>1400</text:p>
          </table:table-cell>
          <table:table-cell table:number-columns-repeated="5"/>
          <table:table-cell table:style-name="ce65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insideEXP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table:number-columns-repeated="3"/>
          <table:table-cell office:value-type="string" calcext:value-type="string">
            <text:p>b</text:p>
          </table:table-cell>
          <table:table-cell office:value-type="float" office:value="1400" calcext:value-type="float">
            <text:p>1400</text:p>
          </table:table-cell>
          <table:table-cell table:number-columns-repeated="18"/>
        </table:table-row>
        <table:table-row table:style-name="ro1">
          <table:table-cell/>
          <table:table-cell table:style-name="Default" office:value-type="string" calcext:value-type="string">
            <text:p>c</text:p>
          </table:table-cell>
          <table:table-cell table:style-name="Default" office:value-type="float" office:value="8300" calcext:value-type="float">
            <text:p>8300</text:p>
          </table:table-cell>
          <table:table-cell table:style-name="Default" table:number-columns-repeated="2"/>
          <table:table-cell table:style-name="ce33"/>
          <table:table-cell office:value-type="string" calcext:value-type="string">
            <text:p>c</text:p>
          </table:table-cell>
          <table:table-cell office:value-type="float" office:value="15162" calcext:value-type="float">
            <text:p>15162</text:p>
          </table:table-cell>
          <table:table-cell table:number-columns-repeated="18"/>
        </table:table-row>
        <table:table-row table:style-name="ro1">
          <table:table-cell/>
          <table:table-cell table:style-name="Default" office:value-type="string" calcext:value-type="string">
            <text:p>va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rand</text:p>
          </table:table-cell>
          <table:table-cell office:value-type="float" office:value="90000" calcext:value-type="float">
            <text:p>90000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(([.$H$36]*(23-[.B$42])*(23-[.B$42]))+([.$H$37]*(23-[.B$42]))+[.$H$38]) + (((-[.$H$39]/2) + ([.$H$39] * RAND()))/([.B$42]/10))" office:value-type="float" office:value="846641.811952413" calcext:value-type="float">
            <text:p>846641.811952413</text:p>
          </table:table-cell>
          <table:table-cell table:style-name="ce18" table:formula="of:=(([.$H$36]*(23-[.C$42])*(23-[.C$42]))+([.$H$37]*(23-[.C$42]))+[.$H$38]) + (((-[.$H$39]/2) + ([.$H$39] * RAND()))/([.C$42]/10))" office:value-type="float" office:value="786563.741394474" calcext:value-type="float">
            <text:p>786563.741394474</text:p>
          </table:table-cell>
          <table:table-cell table:style-name="ce18" table:formula="of:=(([.$H$36]*(23-[.D$42])*(23-[.D$42]))+([.$H$37]*(23-[.D$42]))+[.$H$38]) + (((-[.$H$39]/2) + ([.$H$39] * RAND()))/([.D$42]/10))" office:value-type="float" office:value="720997.160384752" calcext:value-type="float">
            <text:p>720997.160384752</text:p>
          </table:table-cell>
          <table:table-cell table:style-name="ce18" table:formula="of:=(([.$H$36]*(23-[.E$42])*(23-[.E$42]))+([.$H$37]*(23-[.E$42]))+[.$H$38]) + (((-[.$H$39]/2) + ([.$H$39] * RAND()))/([.E$42]/10))" office:value-type="float" office:value="658098.490237739" calcext:value-type="float">
            <text:p>658098.490237739</text:p>
          </table:table-cell>
          <table:table-cell table:style-name="ce18" table:formula="of:=(([.$H$36]*(23-[.F$42])*(23-[.F$42]))+([.$H$37]*(23-[.F$42]))+[.$H$38]) + (((-[.$H$39]/2) + ([.$H$39] * RAND()))/([.F$42]/10))" office:value-type="float" office:value="423694.668961064" calcext:value-type="float">
            <text:p>423694.668961064</text:p>
          </table:table-cell>
          <table:table-cell table:style-name="ce18" table:formula="of:=(([.$H$36]*(23-[.G$42])*(23-[.G$42]))+([.$H$37]*(23-[.G$42]))+[.$H$38]) + (((-[.$H$39]/2) + ([.$H$39] * RAND()))/([.G$42]/10))" office:value-type="float" office:value="382354.374918856" calcext:value-type="float">
            <text:p>382354.374918856</text:p>
          </table:table-cell>
          <table:table-cell table:style-name="ce18" table:formula="of:=(([.$H$36]*(23-[.H$42])*(23-[.H$42]))+([.$H$37]*(23-[.H$42]))+[.$H$38]) + (((-[.$H$39]/2) + ([.$H$39] * RAND()))/([.H$42]/10))" office:value-type="float" office:value="458345.828028549" calcext:value-type="float">
            <text:p>458345.828028549</text:p>
          </table:table-cell>
          <table:table-cell table:style-name="ce18" table:formula="of:=(([.$H$36]*(23-[.I$42])*(23-[.I$42]))+([.$H$37]*(23-[.I$42]))+[.$H$38]) + (((-[.$H$39]/2) + ([.$H$39] * RAND()))/([.I$42]/10))" office:value-type="float" office:value="388223.347931243" calcext:value-type="float">
            <text:p>388223.347931243</text:p>
          </table:table-cell>
          <table:table-cell table:style-name="ce18" table:formula="of:=(([.$H$36]*(23-[.J$42])*(23-[.J$42]))+([.$H$37]*(23-[.J$42]))+[.$H$38]) + (((-[.$H$39]/2) + ([.$H$39] * RAND()))/([.J$42]/10))" office:value-type="float" office:value="271718.251804076" calcext:value-type="float">
            <text:p>271718.251804076</text:p>
          </table:table-cell>
          <table:table-cell table:style-name="ce18" table:formula="of:=(([.$H$36]*(23-[.K$42])*(23-[.K$42]))+([.$H$37]*(23-[.K$42]))+[.$H$38]) + (((-[.$H$39]/2) + ([.$H$39] * RAND()))/([.K$42]/10))" office:value-type="float" office:value="272321.699282903" calcext:value-type="float">
            <text:p>272321.699282903</text:p>
          </table:table-cell>
          <table:table-cell table:style-name="ce18" table:formula="of:=(([.$H$36]*(23-[.L$42])*(23-[.L$42]))+([.$H$37]*(23-[.L$42]))+[.$H$38]) + (((-[.$H$39]/2) + ([.$H$39] * RAND()))/([.L$42]/10))" office:value-type="float" office:value="267275.848562685" calcext:value-type="float">
            <text:p>267275.848562685</text:p>
          </table:table-cell>
          <table:table-cell table:style-name="ce18" table:formula="of:=(([.$H$36]*(23-[.M$42])*(23-[.M$42]))+([.$H$37]*(23-[.M$42]))+[.$H$38]) + (((-[.$H$39]/2) + ([.$H$39] * RAND()))/([.M$42]/10))" office:value-type="float" office:value="221837.043579405" calcext:value-type="float">
            <text:p>221837.043579405</text:p>
          </table:table-cell>
          <table:table-cell table:style-name="ce18" table:formula="of:=(([.$H$36]*(23-[.N$42])*(23-[.N$42]))+([.$H$37]*(23-[.N$42]))+[.$H$38]) + (((-[.$H$39]/2) + ([.$H$39] * RAND()))/([.N$42]/10))" office:value-type="float" office:value="201922.039291334" calcext:value-type="float">
            <text:p>201922.039291334</text:p>
          </table:table-cell>
          <table:table-cell table:style-name="ce18" table:formula="of:=(([.$H$36]*(23-[.O$42])*(23-[.O$42]))+([.$H$37]*(23-[.O$42]))+[.$H$38]) + (((-[.$H$39]/2) + ([.$H$39] * RAND()))/([.O$42]/10))" office:value-type="float" office:value="126778.888483806" calcext:value-type="float">
            <text:p>126778.888483806</text:p>
          </table:table-cell>
          <table:table-cell table:style-name="ce18" table:formula="of:=(([.$H$36]*(23-[.P$42])*(23-[.P$42]))+([.$H$37]*(23-[.P$42]))+[.$H$38]) + (((-[.$H$39]/2) + ([.$H$39] * RAND()))/([.P$42]/10))" office:value-type="float" office:value="106100.937544793" calcext:value-type="float">
            <text:p>106100.937544793</text:p>
          </table:table-cell>
          <table:table-cell table:style-name="ce18" table:formula="of:=(([.$H$36]*(23-[.Q$42])*(23-[.Q$42]))+([.$H$37]*(23-[.Q$42]))+[.$H$38]) + (((-[.$H$39]/2) + ([.$H$39] * RAND()))/([.Q$42]/10))" office:value-type="float" office:value="92250.8589233462" calcext:value-type="float">
            <text:p>92250.8589233462</text:p>
          </table:table-cell>
          <table:table-cell table:style-name="ce18" table:formula="of:=(([.$H$36]*(23-[.R$42])*(23-[.R$42]))+([.$H$37]*(23-[.R$42]))+[.$H$38]) + (((-[.$H$39]/2) + ([.$H$39] * RAND()))/([.R$42]/10))" office:value-type="float" office:value="56699.9251007846" calcext:value-type="float">
            <text:p>56699.9251007846</text:p>
          </table:table-cell>
          <table:table-cell table:style-name="ce18" table:formula="of:=(([.$H$36]*(23-[.S$42])*(23-[.S$42]))+([.$H$37]*(23-[.S$42]))+[.$H$38]) + (((-[.$H$39]/2) + ([.$H$39] * RAND()))/([.S$42]/10))" office:value-type="float" office:value="70244.2653624184" calcext:value-type="float">
            <text:p>70244.2653624184</text:p>
          </table:table-cell>
          <table:table-cell table:style-name="ce18" table:formula="of:=(([.$H$36]*(23-[.T$42])*(23-[.T$42]))+([.$H$37]*(23-[.T$42]))+[.$H$38]) + (((-[.$H$39]/2) + ([.$H$39] * RAND()))/([.T$42]/10))" office:value-type="float" office:value="28947.1928069693" calcext:value-type="float">
            <text:p>28947.1928069693</text:p>
          </table:table-cell>
          <table:table-cell table:style-name="ce18" table:formula="of:=(([.$H$36]*(23-[.U$42])*(23-[.U$42]))+([.$H$37]*(23-[.U$42]))+[.$H$38]) + (((-[.$H$39]/2) + ([.$H$39] * RAND()))/([.U$42]/10))" office:value-type="float" office:value="20551.2853034078" calcext:value-type="float">
            <text:p>20551.2853034078</text:p>
          </table:table-cell>
          <table:table-cell table:style-name="ce18" table:formula="of:=(([.$H$36]*(23-[.V$42])*(23-[.V$42]))+([.$H$37]*(23-[.V$42]))+[.$H$38]) + (((-[.$H$39]/2) + ([.$H$39] * RAND()))/([.V$42]/10))" office:value-type="float" office:value="11375.6073122783" calcext:value-type="float">
            <text:p>11375.6073122783</text:p>
          </table:table-cell>
          <table:table-cell table:style-name="ce18" table:formula="of:=(([.$H$36]*(23-[.W$42])*(23-[.W$42]))+([.$H$37]*(23-[.W$42]))+[.$H$38]) + (((-[.$H$39]/2) + ([.$H$39] * RAND()))/([.W$42]/10))" office:value-type="float" office:value="3110.17249174101" calcext:value-type="float">
            <text:p>3110.172491741</text:p>
          </table:table-cell>
          <table:table-cell table:style-name="ce18" table:formula="of:=(([.$H$36]*(23-[.X$42])*(23-[.X$42]))+([.$H$37]*(23-[.X$42]))+[.$H$38]) + (((-[.$H$39]/2) + ([.$H$39] * RAND()))/([.X$42]/10))" office:value-type="float" office:value="578797.972718815" calcext:value-type="float">
            <text:p>578797.972718815</text:p>
          </table:table-cell>
          <table:table-cell table:formula="of:=SUM([.B43:.X43])" office:value-type="float" office:value="6994851.41237785" calcext:value-type="float">
            <text:p>6994851.4123778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(([.$H$36]*(23-[.B$42])*(23-[.B$42]))+([.$H$37]*(23-[.B$42]))+[.$H$38]) + (((-[.$H$39]/2) + ([.$H$39] * RAND()))/([.B$42]/10))" office:value-type="float" office:value="718941.236780571" calcext:value-type="float">
            <text:p>718941.236780571</text:p>
          </table:table-cell>
          <table:table-cell table:style-name="ce18" table:formula="of:=(([.$H$36]*(23-[.C$42])*(23-[.C$42]))+([.$H$37]*(23-[.C$42]))+[.$H$38]) + (((-[.$H$39]/2) + ([.$H$39] * RAND()))/([.C$42]/10))" office:value-type="float" office:value="817899.653220309" calcext:value-type="float">
            <text:p>817899.653220309</text:p>
          </table:table-cell>
          <table:table-cell table:style-name="ce18" table:formula="of:=(([.$H$36]*(23-[.D$42])*(23-[.D$42]))+([.$H$37]*(23-[.D$42]))+[.$H$38]) + (((-[.$H$39]/2) + ([.$H$39] * RAND()))/([.D$42]/10))" office:value-type="float" office:value="700507.839506178" calcext:value-type="float">
            <text:p>700507.839506178</text:p>
          </table:table-cell>
          <table:table-cell table:style-name="ce18" table:formula="of:=(([.$H$36]*(23-[.E$42])*(23-[.E$42]))+([.$H$37]*(23-[.E$42]))+[.$H$38]) + (((-[.$H$39]/2) + ([.$H$39] * RAND()))/([.E$42]/10))" office:value-type="float" office:value="447884.88870862" calcext:value-type="float">
            <text:p>447884.88870862</text:p>
          </table:table-cell>
          <table:table-cell table:style-name="ce18" table:formula="of:=(([.$H$36]*(23-[.F$42])*(23-[.F$42]))+([.$H$37]*(23-[.F$42]))+[.$H$38]) + (((-[.$H$39]/2) + ([.$H$39] * RAND()))/([.F$42]/10))" office:value-type="float" office:value="557035.445130399" calcext:value-type="float">
            <text:p>557035.445130399</text:p>
          </table:table-cell>
          <table:table-cell table:style-name="ce18" table:formula="of:=(([.$H$36]*(23-[.G$42])*(23-[.G$42]))+([.$H$37]*(23-[.G$42]))+[.$H$38]) + (((-[.$H$39]/2) + ([.$H$39] * RAND()))/([.G$42]/10))" office:value-type="float" office:value="437846.320191424" calcext:value-type="float">
            <text:p>437846.320191424</text:p>
          </table:table-cell>
          <table:table-cell table:style-name="ce18" table:formula="of:=(([.$H$36]*(23-[.H$42])*(23-[.H$42]))+([.$H$37]*(23-[.H$42]))+[.$H$38]) + (((-[.$H$39]/2) + ([.$H$39] * RAND()))/([.H$42]/10))" office:value-type="float" office:value="423605.144856127" calcext:value-type="float">
            <text:p>423605.144856127</text:p>
          </table:table-cell>
          <table:table-cell table:style-name="ce18" table:formula="of:=(([.$H$36]*(23-[.I$42])*(23-[.I$42]))+([.$H$37]*(23-[.I$42]))+[.$H$38]) + (((-[.$H$39]/2) + ([.$H$39] * RAND()))/([.I$42]/10))" office:value-type="float" office:value="395285.255614283" calcext:value-type="float">
            <text:p>395285.255614283</text:p>
          </table:table-cell>
          <table:table-cell table:style-name="ce18" table:formula="of:=(([.$H$36]*(23-[.J$42])*(23-[.J$42]))+([.$H$37]*(23-[.J$42]))+[.$H$38]) + (((-[.$H$39]/2) + ([.$H$39] * RAND()))/([.J$42]/10))" office:value-type="float" office:value="268674.706303707" calcext:value-type="float">
            <text:p>268674.706303707</text:p>
          </table:table-cell>
          <table:table-cell table:style-name="ce18" table:formula="of:=(([.$H$36]*(23-[.K$42])*(23-[.K$42]))+([.$H$37]*(23-[.K$42]))+[.$H$38]) + (((-[.$H$39]/2) + ([.$H$39] * RAND()))/([.K$42]/10))" office:value-type="float" office:value="297752.541897578" calcext:value-type="float">
            <text:p>297752.541897578</text:p>
          </table:table-cell>
          <table:table-cell table:style-name="ce18" table:formula="of:=(([.$H$36]*(23-[.L$42])*(23-[.L$42]))+([.$H$37]*(23-[.L$42]))+[.$H$38]) + (((-[.$H$39]/2) + ([.$H$39] * RAND()))/([.L$42]/10))" office:value-type="float" office:value="193945.234447431" calcext:value-type="float">
            <text:p>193945.234447431</text:p>
          </table:table-cell>
          <table:table-cell table:style-name="ce18" table:formula="of:=(([.$H$36]*(23-[.M$42])*(23-[.M$42]))+([.$H$37]*(23-[.M$42]))+[.$H$38]) + (((-[.$H$39]/2) + ([.$H$39] * RAND()))/([.M$42]/10))" office:value-type="float" office:value="171235.364668159" calcext:value-type="float">
            <text:p>171235.364668159</text:p>
          </table:table-cell>
          <table:table-cell table:style-name="ce18" table:formula="of:=(([.$H$36]*(23-[.N$42])*(23-[.N$42]))+([.$H$37]*(23-[.N$42]))+[.$H$38]) + (((-[.$H$39]/2) + ([.$H$39] * RAND()))/([.N$42]/10))" office:value-type="float" office:value="177695.694983336" calcext:value-type="float">
            <text:p>177695.694983336</text:p>
          </table:table-cell>
          <table:table-cell table:style-name="ce18" table:formula="of:=(([.$H$36]*(23-[.O$42])*(23-[.O$42]))+([.$H$37]*(23-[.O$42]))+[.$H$38]) + (((-[.$H$39]/2) + ([.$H$39] * RAND()))/([.O$42]/10))" office:value-type="float" office:value="154422.075677402" calcext:value-type="float">
            <text:p>154422.075677402</text:p>
          </table:table-cell>
          <table:table-cell table:style-name="ce18" table:formula="of:=(([.$H$36]*(23-[.P$42])*(23-[.P$42]))+([.$H$37]*(23-[.P$42]))+[.$H$38]) + (((-[.$H$39]/2) + ([.$H$39] * RAND()))/([.P$42]/10))" office:value-type="float" office:value="123046.672571958" calcext:value-type="float">
            <text:p>123046.672571958</text:p>
          </table:table-cell>
          <table:table-cell table:style-name="ce18" table:formula="of:=(([.$H$36]*(23-[.Q$42])*(23-[.Q$42]))+([.$H$37]*(23-[.Q$42]))+[.$H$38]) + (((-[.$H$39]/2) + ([.$H$39] * RAND()))/([.Q$42]/10))" office:value-type="float" office:value="102790.31262989" calcext:value-type="float">
            <text:p>102790.31262989</text:p>
          </table:table-cell>
          <table:table-cell table:style-name="ce18" table:formula="of:=(([.$H$36]*(23-[.R$42])*(23-[.R$42]))+([.$H$37]*(23-[.R$42]))+[.$H$38]) + (((-[.$H$39]/2) + ([.$H$39] * RAND()))/([.R$42]/10))" office:value-type="float" office:value="75680.4287490103" calcext:value-type="float">
            <text:p>75680.4287490103</text:p>
          </table:table-cell>
          <table:table-cell table:style-name="ce18" table:formula="of:=(([.$H$36]*(23-[.S$42])*(23-[.S$42]))+([.$H$37]*(23-[.S$42]))+[.$H$38]) + (((-[.$H$39]/2) + ([.$H$39] * RAND()))/([.S$42]/10))" office:value-type="float" office:value="48268.4725078233" calcext:value-type="float">
            <text:p>48268.4725078233</text:p>
          </table:table-cell>
          <table:table-cell table:style-name="ce18" table:formula="of:=(([.$H$36]*(23-[.T$42])*(23-[.T$42]))+([.$H$37]*(23-[.T$42]))+[.$H$38]) + (((-[.$H$39]/2) + ([.$H$39] * RAND()))/([.T$42]/10))" office:value-type="float" office:value="58589.6790405258" calcext:value-type="float">
            <text:p>58589.6790405258</text:p>
          </table:table-cell>
          <table:table-cell table:style-name="ce18" table:formula="of:=(([.$H$36]*(23-[.U$42])*(23-[.U$42]))+([.$H$37]*(23-[.U$42]))+[.$H$38]) + (((-[.$H$39]/2) + ([.$H$39] * RAND()))/([.U$42]/10))" office:value-type="float" office:value="41690.650605905" calcext:value-type="float">
            <text:p>41690.650605905</text:p>
          </table:table-cell>
          <table:table-cell table:style-name="ce18" table:formula="of:=(([.$H$36]*(23-[.V$42])*(23-[.V$42]))+([.$H$37]*(23-[.V$42]))+[.$H$38]) + (((-[.$H$39]/2) + ([.$H$39] * RAND()))/([.V$42]/10))" office:value-type="float" office:value="37426.155264928" calcext:value-type="float">
            <text:p>37426.155264928</text:p>
          </table:table-cell>
          <table:table-cell table:style-name="ce18" table:formula="of:=(([.$H$36]*(23-[.W$42])*(23-[.W$42]))+([.$H$37]*(23-[.W$42]))+[.$H$38]) + (((-[.$H$39]/2) + ([.$H$39] * RAND()))/([.W$42]/10))" office:value-type="float" office:value="19330.9516830049" calcext:value-type="float">
            <text:p>19330.9516830049</text:p>
          </table:table-cell>
          <table:table-cell table:style-name="ce18" table:formula="of:=(([.$H$36]*(23-[.X$42])*(23-[.X$42]))+([.$H$37]*(23-[.X$42]))+[.$H$38]) + (((-[.$H$39]/2) + ([.$H$39] * RAND()))/([.X$42]/10))" office:value-type="float" office:value="753717.778067133" calcext:value-type="float">
            <text:p>753717.778067133</text:p>
          </table:table-cell>
          <table:table-cell table:formula="of:=SUM([.B44:.X44])" office:value-type="float" office:value="7023272.5031057" calcext:value-type="float">
            <text:p>7023272.503105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(([.$H$36]*(23-[.B$42])*(23-[.B$42]))+([.$H$37]*(23-[.B$42]))+[.$H$38]) + (((-[.$H$39]/2) + ([.$H$39] * RAND()))/([.B$42]/10))" office:value-type="float" office:value="721506.182304634" calcext:value-type="float">
            <text:p>721506.182304634</text:p>
          </table:table-cell>
          <table:table-cell table:style-name="ce18" table:formula="of:=(([.$H$36]*(23-[.C$42])*(23-[.C$42]))+([.$H$37]*(23-[.C$42]))+[.$H$38]) + (((-[.$H$39]/2) + ([.$H$39] * RAND()))/([.C$42]/10))" office:value-type="float" office:value="470191.250247437" calcext:value-type="float">
            <text:p>470191.250247437</text:p>
          </table:table-cell>
          <table:table-cell table:style-name="ce18" table:formula="of:=(([.$H$36]*(23-[.D$42])*(23-[.D$42]))+([.$H$37]*(23-[.D$42]))+[.$H$38]) + (((-[.$H$39]/2) + ([.$H$39] * RAND()))/([.D$42]/10))" office:value-type="float" office:value="675001.516648547" calcext:value-type="float">
            <text:p>675001.516648547</text:p>
          </table:table-cell>
          <table:table-cell table:style-name="ce18" table:formula="of:=(([.$H$36]*(23-[.E$42])*(23-[.E$42]))+([.$H$37]*(23-[.E$42]))+[.$H$38]) + (((-[.$H$39]/2) + ([.$H$39] * RAND()))/([.E$42]/10))" office:value-type="float" office:value="508947.582337967" calcext:value-type="float">
            <text:p>508947.582337967</text:p>
          </table:table-cell>
          <table:table-cell table:style-name="ce18" table:formula="of:=(([.$H$36]*(23-[.F$42])*(23-[.F$42]))+([.$H$37]*(23-[.F$42]))+[.$H$38]) + (((-[.$H$39]/2) + ([.$H$39] * RAND()))/([.F$42]/10))" office:value-type="float" office:value="460311.160841458" calcext:value-type="float">
            <text:p>460311.160841458</text:p>
          </table:table-cell>
          <table:table-cell table:style-name="ce18" table:formula="of:=(([.$H$36]*(23-[.G$42])*(23-[.G$42]))+([.$H$37]*(23-[.G$42]))+[.$H$38]) + (((-[.$H$39]/2) + ([.$H$39] * RAND()))/([.G$42]/10))" office:value-type="float" office:value="479386.544834959" calcext:value-type="float">
            <text:p>479386.544834959</text:p>
          </table:table-cell>
          <table:table-cell table:style-name="ce18" table:formula="of:=(([.$H$36]*(23-[.H$42])*(23-[.H$42]))+([.$H$37]*(23-[.H$42]))+[.$H$38]) + (((-[.$H$39]/2) + ([.$H$39] * RAND()))/([.H$42]/10))" office:value-type="float" office:value="410675.559808317" calcext:value-type="float">
            <text:p>410675.559808317</text:p>
          </table:table-cell>
          <table:table-cell table:style-name="ce18" table:formula="of:=(([.$H$36]*(23-[.I$42])*(23-[.I$42]))+([.$H$37]*(23-[.I$42]))+[.$H$38]) + (((-[.$H$39]/2) + ([.$H$39] * RAND()))/([.I$42]/10))" office:value-type="float" office:value="316483.758215111" calcext:value-type="float">
            <text:p>316483.758215111</text:p>
          </table:table-cell>
          <table:table-cell table:style-name="ce18" table:formula="of:=(([.$H$36]*(23-[.J$42])*(23-[.J$42]))+([.$H$37]*(23-[.J$42]))+[.$H$38]) + (((-[.$H$39]/2) + ([.$H$39] * RAND()))/([.J$42]/10))" office:value-type="float" office:value="295795.939903885" calcext:value-type="float">
            <text:p>295795.939903885</text:p>
          </table:table-cell>
          <table:table-cell table:style-name="ce18" table:formula="of:=(([.$H$36]*(23-[.K$42])*(23-[.K$42]))+([.$H$37]*(23-[.K$42]))+[.$H$38]) + (((-[.$H$39]/2) + ([.$H$39] * RAND()))/([.K$42]/10))" office:value-type="float" office:value="305349.306766359" calcext:value-type="float">
            <text:p>305349.306766359</text:p>
          </table:table-cell>
          <table:table-cell table:style-name="ce18" table:formula="of:=(([.$H$36]*(23-[.L$42])*(23-[.L$42]))+([.$H$37]*(23-[.L$42]))+[.$H$38]) + (((-[.$H$39]/2) + ([.$H$39] * RAND()))/([.L$42]/10))" office:value-type="float" office:value="209272.487089303" calcext:value-type="float">
            <text:p>209272.487089303</text:p>
          </table:table-cell>
          <table:table-cell table:style-name="ce18" table:formula="of:=(([.$H$36]*(23-[.M$42])*(23-[.M$42]))+([.$H$37]*(23-[.M$42]))+[.$H$38]) + (((-[.$H$39]/2) + ([.$H$39] * RAND()))/([.M$42]/10))" office:value-type="float" office:value="219765.853113386" calcext:value-type="float">
            <text:p>219765.853113386</text:p>
          </table:table-cell>
          <table:table-cell table:style-name="ce18" table:formula="of:=(([.$H$36]*(23-[.N$42])*(23-[.N$42]))+([.$H$37]*(23-[.N$42]))+[.$H$38]) + (((-[.$H$39]/2) + ([.$H$39] * RAND()))/([.N$42]/10))" office:value-type="float" office:value="188914.981557556" calcext:value-type="float">
            <text:p>188914.981557556</text:p>
          </table:table-cell>
          <table:table-cell table:style-name="ce18" table:formula="of:=(([.$H$36]*(23-[.O$42])*(23-[.O$42]))+([.$H$37]*(23-[.O$42]))+[.$H$38]) + (((-[.$H$39]/2) + ([.$H$39] * RAND()))/([.O$42]/10))" office:value-type="float" office:value="166095.227969942" calcext:value-type="float">
            <text:p>166095.227969942</text:p>
          </table:table-cell>
          <table:table-cell table:style-name="ce18" table:formula="of:=(([.$H$36]*(23-[.P$42])*(23-[.P$42]))+([.$H$37]*(23-[.P$42]))+[.$H$38]) + (((-[.$H$39]/2) + ([.$H$39] * RAND()))/([.P$42]/10))" office:value-type="float" office:value="145643.644856096" calcext:value-type="float">
            <text:p>145643.644856096</text:p>
          </table:table-cell>
          <table:table-cell table:style-name="ce18" table:formula="of:=(([.$H$36]*(23-[.Q$42])*(23-[.Q$42]))+([.$H$37]*(23-[.Q$42]))+[.$H$38]) + (((-[.$H$39]/2) + ([.$H$39] * RAND()))/([.Q$42]/10))" office:value-type="float" office:value="78253.3636792078" calcext:value-type="float">
            <text:p>78253.3636792078</text:p>
          </table:table-cell>
          <table:table-cell table:style-name="ce18" table:formula="of:=(([.$H$36]*(23-[.R$42])*(23-[.R$42]))+([.$H$37]*(23-[.R$42]))+[.$H$38]) + (((-[.$H$39]/2) + ([.$H$39] * RAND()))/([.R$42]/10))" office:value-type="float" office:value="80101.1467495" calcext:value-type="float">
            <text:p>80101.1467495</text:p>
          </table:table-cell>
          <table:table-cell table:style-name="ce18" table:formula="of:=(([.$H$36]*(23-[.S$42])*(23-[.S$42]))+([.$H$37]*(23-[.S$42]))+[.$H$38]) + (((-[.$H$39]/2) + ([.$H$39] * RAND()))/([.S$42]/10))" office:value-type="float" office:value="68623.1159778707" calcext:value-type="float">
            <text:p>68623.1159778707</text:p>
          </table:table-cell>
          <table:table-cell table:style-name="ce18" table:formula="of:=(([.$H$36]*(23-[.T$42])*(23-[.T$42]))+([.$H$37]*(23-[.T$42]))+[.$H$38]) + (((-[.$H$39]/2) + ([.$H$39] * RAND()))/([.T$42]/10))" office:value-type="float" office:value="60507.2003213685" calcext:value-type="float">
            <text:p>60507.2003213685</text:p>
          </table:table-cell>
          <table:table-cell table:style-name="ce18" table:formula="of:=(([.$H$36]*(23-[.U$42])*(23-[.U$42]))+([.$H$37]*(23-[.U$42]))+[.$H$38]) + (((-[.$H$39]/2) + ([.$H$39] * RAND()))/([.U$42]/10))" office:value-type="float" office:value="38013.0963744457" calcext:value-type="float">
            <text:p>38013.0963744457</text:p>
          </table:table-cell>
          <table:table-cell table:style-name="ce18" table:formula="of:=(([.$H$36]*(23-[.V$42])*(23-[.V$42]))+([.$H$37]*(23-[.V$42]))+[.$H$38]) + (((-[.$H$39]/2) + ([.$H$39] * RAND()))/([.V$42]/10))" office:value-type="float" office:value="40412.08159135" calcext:value-type="float">
            <text:p>40412.08159135</text:p>
          </table:table-cell>
          <table:table-cell table:style-name="ce18" table:formula="of:=(([.$H$36]*(23-[.W$42])*(23-[.W$42]))+([.$H$37]*(23-[.W$42]))+[.$H$38]) + (((-[.$H$39]/2) + ([.$H$39] * RAND()))/([.W$42]/10))" office:value-type="float" office:value="-434.362578621131" calcext:value-type="float">
            <text:p>-434.3625786211</text:p>
          </table:table-cell>
          <table:table-cell table:style-name="ce18" table:formula="of:=(([.$H$36]*(23-[.X$42])*(23-[.X$42]))+([.$H$37]*(23-[.X$42]))+[.$H$38]) + (((-[.$H$39]/2) + ([.$H$39] * RAND()))/([.X$42]/10))" office:value-type="float" office:value="525092.311946619" calcext:value-type="float">
            <text:p>525092.311946619</text:p>
          </table:table-cell>
          <table:table-cell table:formula="of:=SUM([.B45:.X45])" office:value-type="float" office:value="6463908.9505567" calcext:value-type="float">
            <text:p>6463908.950556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(([.$H$36]*(23-[.B$42])*(23-[.B$42]))+([.$H$37]*(23-[.B$42]))+[.$H$38]) + (((-[.$H$39]/2) + ([.$H$39] * RAND()))/([.B$42]/10))" office:value-type="float" office:value="434174.711592238" calcext:value-type="float">
            <text:p>434174.711592238</text:p>
          </table:table-cell>
          <table:table-cell table:style-name="ce18" table:formula="of:=(([.$H$36]*(23-[.C$42])*(23-[.C$42]))+([.$H$37]*(23-[.C$42]))+[.$H$38]) + (((-[.$H$39]/2) + ([.$H$39] * RAND()))/([.C$42]/10))" office:value-type="float" office:value="496191.210124156" calcext:value-type="float">
            <text:p>496191.210124156</text:p>
          </table:table-cell>
          <table:table-cell table:style-name="ce18" table:formula="of:=(([.$H$36]*(23-[.D$42])*(23-[.D$42]))+([.$H$37]*(23-[.D$42]))+[.$H$38]) + (((-[.$H$39]/2) + ([.$H$39] * RAND()))/([.D$42]/10))" office:value-type="float" office:value="481983.861986884" calcext:value-type="float">
            <text:p>481983.861986884</text:p>
          </table:table-cell>
          <table:table-cell table:style-name="ce18" table:formula="of:=(([.$H$36]*(23-[.E$42])*(23-[.E$42]))+([.$H$37]*(23-[.E$42]))+[.$H$38]) + (((-[.$H$39]/2) + ([.$H$39] * RAND()))/([.E$42]/10))" office:value-type="float" office:value="521734.8798762" calcext:value-type="float">
            <text:p>521734.8798762</text:p>
          </table:table-cell>
          <table:table-cell table:style-name="ce18" table:formula="of:=(([.$H$36]*(23-[.F$42])*(23-[.F$42]))+([.$H$37]*(23-[.F$42]))+[.$H$38]) + (((-[.$H$39]/2) + ([.$H$39] * RAND()))/([.F$42]/10))" office:value-type="float" office:value="551161.172171883" calcext:value-type="float">
            <text:p>551161.172171883</text:p>
          </table:table-cell>
          <table:table-cell table:style-name="ce18" table:formula="of:=(([.$H$36]*(23-[.G$42])*(23-[.G$42]))+([.$H$37]*(23-[.G$42]))+[.$H$38]) + (((-[.$H$39]/2) + ([.$H$39] * RAND()))/([.G$42]/10))" office:value-type="float" office:value="369249.617378421" calcext:value-type="float">
            <text:p>369249.617378421</text:p>
          </table:table-cell>
          <table:table-cell table:style-name="ce18" table:formula="of:=(([.$H$36]*(23-[.H$42])*(23-[.H$42]))+([.$H$37]*(23-[.H$42]))+[.$H$38]) + (((-[.$H$39]/2) + ([.$H$39] * RAND()))/([.H$42]/10))" office:value-type="float" office:value="347808.465240112" calcext:value-type="float">
            <text:p>347808.465240112</text:p>
          </table:table-cell>
          <table:table-cell table:style-name="ce18" table:formula="of:=(([.$H$36]*(23-[.I$42])*(23-[.I$42]))+([.$H$37]*(23-[.I$42]))+[.$H$38]) + (((-[.$H$39]/2) + ([.$H$39] * RAND()))/([.I$42]/10))" office:value-type="float" office:value="305997.446716293" calcext:value-type="float">
            <text:p>305997.446716293</text:p>
          </table:table-cell>
          <table:table-cell table:style-name="ce18" table:formula="of:=(([.$H$36]*(23-[.J$42])*(23-[.J$42]))+([.$H$37]*(23-[.J$42]))+[.$H$38]) + (((-[.$H$39]/2) + ([.$H$39] * RAND()))/([.J$42]/10))" office:value-type="float" office:value="296924.074805925" calcext:value-type="float">
            <text:p>296924.074805925</text:p>
          </table:table-cell>
          <table:table-cell table:style-name="ce18" table:formula="of:=(([.$H$36]*(23-[.K$42])*(23-[.K$42]))+([.$H$37]*(23-[.K$42]))+[.$H$38]) + (((-[.$H$39]/2) + ([.$H$39] * RAND()))/([.K$42]/10))" office:value-type="float" office:value="238856.013870156" calcext:value-type="float">
            <text:p>238856.013870156</text:p>
          </table:table-cell>
          <table:table-cell table:style-name="ce18" table:formula="of:=(([.$H$36]*(23-[.L$42])*(23-[.L$42]))+([.$H$37]*(23-[.L$42]))+[.$H$38]) + (((-[.$H$39]/2) + ([.$H$39] * RAND()))/([.L$42]/10))" office:value-type="float" office:value="260682.39254759" calcext:value-type="float">
            <text:p>260682.39254759</text:p>
          </table:table-cell>
          <table:table-cell table:style-name="ce18" table:formula="of:=(([.$H$36]*(23-[.M$42])*(23-[.M$42]))+([.$H$37]*(23-[.M$42]))+[.$H$38]) + (((-[.$H$39]/2) + ([.$H$39] * RAND()))/([.M$42]/10))" office:value-type="float" office:value="186360.489918781" calcext:value-type="float">
            <text:p>186360.489918781</text:p>
          </table:table-cell>
          <table:table-cell table:style-name="ce18" table:formula="of:=(([.$H$36]*(23-[.N$42])*(23-[.N$42]))+([.$H$37]*(23-[.N$42]))+[.$H$38]) + (((-[.$H$39]/2) + ([.$H$39] * RAND()))/([.N$42]/10))" office:value-type="float" office:value="167473.801352735" calcext:value-type="float">
            <text:p>167473.801352735</text:p>
          </table:table-cell>
          <table:table-cell table:style-name="ce18" table:formula="of:=(([.$H$36]*(23-[.O$42])*(23-[.O$42]))+([.$H$37]*(23-[.O$42]))+[.$H$38]) + (((-[.$H$39]/2) + ([.$H$39] * RAND()))/([.O$42]/10))" office:value-type="float" office:value="115369.686444257" calcext:value-type="float">
            <text:p>115369.686444257</text:p>
          </table:table-cell>
          <table:table-cell table:style-name="ce18" table:formula="of:=(([.$H$36]*(23-[.P$42])*(23-[.P$42]))+([.$H$37]*(23-[.P$42]))+[.$H$38]) + (((-[.$H$39]/2) + ([.$H$39] * RAND()))/([.P$42]/10))" office:value-type="float" office:value="128404.661749911" calcext:value-type="float">
            <text:p>128404.661749911</text:p>
          </table:table-cell>
          <table:table-cell table:style-name="ce18" table:formula="of:=(([.$H$36]*(23-[.Q$42])*(23-[.Q$42]))+([.$H$37]*(23-[.Q$42]))+[.$H$38]) + (((-[.$H$39]/2) + ([.$H$39] * RAND()))/([.Q$42]/10))" office:value-type="float" office:value="75761.8037829061" calcext:value-type="float">
            <text:p>75761.8037829061</text:p>
          </table:table-cell>
          <table:table-cell table:style-name="ce18" table:formula="of:=(([.$H$36]*(23-[.R$42])*(23-[.R$42]))+([.$H$37]*(23-[.R$42]))+[.$H$38]) + (((-[.$H$39]/2) + ([.$H$39] * RAND()))/([.R$42]/10))" office:value-type="float" office:value="91575.5650027503" calcext:value-type="float">
            <text:p>91575.5650027503</text:p>
          </table:table-cell>
          <table:table-cell table:style-name="ce18" table:formula="of:=(([.$H$36]*(23-[.S$42])*(23-[.S$42]))+([.$H$37]*(23-[.S$42]))+[.$H$38]) + (((-[.$H$39]/2) + ([.$H$39] * RAND()))/([.S$42]/10))" office:value-type="float" office:value="59925.0586963744" calcext:value-type="float">
            <text:p>59925.0586963744</text:p>
          </table:table-cell>
          <table:table-cell table:style-name="ce18" table:formula="of:=(([.$H$36]*(23-[.T$42])*(23-[.T$42]))+([.$H$37]*(23-[.T$42]))+[.$H$38]) + (((-[.$H$39]/2) + ([.$H$39] * RAND()))/([.T$42]/10))" office:value-type="float" office:value="65329.5953989832" calcext:value-type="float">
            <text:p>65329.5953989832</text:p>
          </table:table-cell>
          <table:table-cell table:style-name="ce18" table:formula="of:=(([.$H$36]*(23-[.U$42])*(23-[.U$42]))+([.$H$37]*(23-[.U$42]))+[.$H$38]) + (((-[.$H$39]/2) + ([.$H$39] * RAND()))/([.U$42]/10))" office:value-type="float" office:value="38238.7029315614" calcext:value-type="float">
            <text:p>38238.7029315614</text:p>
          </table:table-cell>
          <table:table-cell table:style-name="ce18" table:formula="of:=(([.$H$36]*(23-[.V$42])*(23-[.V$42]))+([.$H$37]*(23-[.V$42]))+[.$H$38]) + (((-[.$H$39]/2) + ([.$H$39] * RAND()))/([.V$42]/10))" office:value-type="float" office:value="34861.7052251558" calcext:value-type="float">
            <text:p>34861.7052251558</text:p>
          </table:table-cell>
          <table:table-cell table:style-name="ce18" table:formula="of:=(([.$H$36]*(23-[.W$42])*(23-[.W$42]))+([.$H$37]*(23-[.W$42]))+[.$H$38]) + (((-[.$H$39]/2) + ([.$H$39] * RAND()))/([.W$42]/10))" office:value-type="float" office:value="38260.3985495041" calcext:value-type="float">
            <text:p>38260.3985495041</text:p>
          </table:table-cell>
          <table:table-cell table:style-name="ce18" table:formula="of:=(([.$H$36]*(23-[.X$42])*(23-[.X$42]))+([.$H$37]*(23-[.X$42]))+[.$H$38]) + (((-[.$H$39]/2) + ([.$H$39] * RAND()))/([.X$42]/10))" office:value-type="float" office:value="744528.11012198" calcext:value-type="float">
            <text:p>744528.11012198</text:p>
          </table:table-cell>
          <table:table-cell table:formula="of:=SUM([.B46:.X46])" office:value-type="float" office:value="6050853.42548476" calcext:value-type="float">
            <text:p>6050853.42548476</text:p>
          </table:table-cell>
          <table:table-cell/>
        </table:table-row>
      </table:table>
      <table:table table:name="Sheet5" table:style-name="ta1">
        <table:table-column table:style-name="co8" table:number-columns-repeated="38" table:default-cell-style-name="Default"/>
        <table:table-row table:style-name="ro1">
          <table:table-cell table:number-columns-repeated="3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float" office:value="2.84971484349951" calcext:value-type="float">
            <text:p>2.8497148435</text:p>
          </table:table-cell>
          <table:table-cell office:value-type="float" office:value="2.86234568213039" calcext:value-type="float">
            <text:p>2.8623456821</text:p>
          </table:table-cell>
          <table:table-cell office:value-type="float" office:value="5.05182486088486" calcext:value-type="float">
            <text:p>5.0518248609</text:p>
          </table:table-cell>
          <table:table-cell office:value-type="float" office:value="5.11245354024385" calcext:value-type="float">
            <text:p>5.1124535402</text:p>
          </table:table-cell>
          <table:table-cell office:value-type="float" office:value="4.57016093665155" calcext:value-type="float">
            <text:p>4.5701609367</text:p>
          </table:table-cell>
          <table:table-cell office:value-type="float" office:value="3.25945536935646" calcext:value-type="float">
            <text:p>3.2594553694</text:p>
          </table:table-cell>
          <table:table-cell office:value-type="float" office:value="4.42101768907544" calcext:value-type="float">
            <text:p>4.4210176891</text:p>
          </table:table-cell>
          <table:table-cell office:value-type="float" office:value="3.82366721142869" calcext:value-type="float">
            <text:p>3.8236672114</text:p>
          </table:table-cell>
          <table:table-cell office:value-type="float" office:value="11.9252736847864" calcext:value-type="float">
            <text:p>11.9252736848</text:p>
          </table:table-cell>
          <table:table-cell office:value-type="float" office:value="13.6769892090186" calcext:value-type="float">
            <text:p>13.676989209</text:p>
          </table:table-cell>
          <table:table-cell office:value-type="float" office:value="12.1223592789757" calcext:value-type="float">
            <text:p>12.122359279</text:p>
          </table:table-cell>
          <table:table-cell office:value-type="float" office:value="13.7911268464799" calcext:value-type="float">
            <text:p>13.7911268465</text:p>
          </table:table-cell>
          <table:table-cell office:value-type="float" office:value="48.268152287828" calcext:value-type="float">
            <text:p>48.2681522878</text:p>
          </table:table-cell>
          <table:table-cell office:value-type="float" office:value="50.6983502632796" calcext:value-type="float">
            <text:p>50.6983502633</text:p>
          </table:table-cell>
          <table:table-cell office:value-type="float" office:value="53.8475022075902" calcext:value-type="float">
            <text:p>53.8475022076</text:p>
          </table:table-cell>
          <table:table-cell office:value-type="float" office:value="49.8474959674052" calcext:value-type="float">
            <text:p>49.8474959674</text:p>
          </table:table-cell>
          <table:table-cell office:value-type="float" office:value="148.342109778498" calcext:value-type="float">
            <text:p>148.3421097785</text:p>
          </table:table-cell>
          <table:table-cell office:value-type="float" office:value="122.820401578992" calcext:value-type="float">
            <text:p>122.820401579</text:p>
          </table:table-cell>
          <table:table-cell office:value-type="float" office:value="135.245274782555" calcext:value-type="float">
            <text:p>135.2452747826</text:p>
          </table:table-cell>
          <table:table-cell office:value-type="float" office:value="149.163627696735" calcext:value-type="float">
            <text:p>149.1636276967</text:p>
          </table:table-cell>
          <table:table-cell office:value-type="float" office:value="560.068598321453" calcext:value-type="float">
            <text:p>560.0685983215</text:p>
          </table:table-cell>
          <table:table-cell office:value-type="float" office:value="627.890345426525" calcext:value-type="float">
            <text:p>627.8903454265</text:p>
          </table:table-cell>
          <table:table-cell office:value-type="float" office:value="615.533744792756" calcext:value-type="float">
            <text:p>615.5337447928</text:p>
          </table:table-cell>
          <table:table-cell office:value-type="float" office:value="577.048303566381" calcext:value-type="float">
            <text:p>577.0483035664</text:p>
          </table:table-cell>
          <table:table-cell office:value-type="float" office:value="85836.8951622287" calcext:value-type="float">
            <text:p>85836.8951622287</text:p>
          </table:table-cell>
          <table:table-cell office:value-type="float" office:value="88900.9462185524" calcext:value-type="float">
            <text:p>88900.9462185524</text:p>
          </table:table-cell>
          <table:table-cell office:value-type="float" office:value="88373.6368775405" calcext:value-type="float">
            <text:p>88373.6368775405</text:p>
          </table:table-cell>
          <table:table-cell office:value-type="float" office:value="88285.5923035933" calcext:value-type="float">
            <text:p>88285.5923035933</text:p>
          </table:table-cell>
          <table:table-cell office:value-type="float" office:value="827976.093600402" calcext:value-type="float">
            <text:p>827976.093600402</text:p>
          </table:table-cell>
          <table:table-cell office:value-type="float" office:value="633775.059440421" calcext:value-type="float">
            <text:p>633775.0594404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float" office:value="4.24360727275038" calcext:value-type="float">
            <text:p>4.2436072728</text:p>
          </table:table-cell>
          <table:table-cell office:value-type="float" office:value="4.23952414434046" calcext:value-type="float">
            <text:p>4.2395241443</text:p>
          </table:table-cell>
          <table:table-cell office:value-type="float" office:value="5.10255134652428" calcext:value-type="float">
            <text:p>5.1025513465</text:p>
          </table:table-cell>
          <table:table-cell office:value-type="float" office:value="4.44411516757106" calcext:value-type="float">
            <text:p>4.4441151676</text:p>
          </table:table-cell>
          <table:table-cell office:value-type="float" office:value="2.57329375072886" calcext:value-type="float">
            <text:p>2.5732937507</text:p>
          </table:table-cell>
          <table:table-cell office:value-type="float" office:value="4.15134685804794" calcext:value-type="float">
            <text:p>4.151346858</text:p>
          </table:table-cell>
          <table:table-cell office:value-type="float" office:value="5.22169325168662" calcext:value-type="float">
            <text:p>5.2216932517</text:p>
          </table:table-cell>
          <table:table-cell office:value-type="float" office:value="4.11883959766397" calcext:value-type="float">
            <text:p>4.1188395977</text:p>
          </table:table-cell>
          <table:table-cell office:value-type="float" office:value="10.0900288278244" calcext:value-type="float">
            <text:p>10.0900288278</text:p>
          </table:table-cell>
          <table:table-cell office:value-type="float" office:value="9.96239963408287" calcext:value-type="float">
            <text:p>9.9623996341</text:p>
          </table:table-cell>
          <table:table-cell office:value-type="float" office:value="9.90194168158849" calcext:value-type="float">
            <text:p>9.9019416816</text:p>
          </table:table-cell>
          <table:table-cell office:value-type="float" office:value="11.1148195932584" calcext:value-type="float">
            <text:p>11.1148195933</text:p>
          </table:table-cell>
          <table:table-cell office:value-type="float" office:value="39.9734414511609" calcext:value-type="float">
            <text:p>39.9734414512</text:p>
          </table:table-cell>
          <table:table-cell office:value-type="float" office:value="39.5357818778186" calcext:value-type="float">
            <text:p>39.5357818778</text:p>
          </table:table-cell>
          <table:table-cell office:value-type="float" office:value="39.3558030400927" calcext:value-type="float">
            <text:p>39.3558030401</text:p>
          </table:table-cell>
          <table:table-cell office:value-type="float" office:value="41.789532156952" calcext:value-type="float">
            <text:p>41.789532157</text:p>
          </table:table-cell>
          <table:table-cell office:value-type="float" office:value="105.125592680652" calcext:value-type="float">
            <text:p>105.1255926807</text:p>
          </table:table-cell>
          <table:table-cell office:value-type="float" office:value="104.017275932942" calcext:value-type="float">
            <text:p>104.0172759329</text:p>
          </table:table-cell>
          <table:table-cell office:value-type="float" office:value="92.5298558995904" calcext:value-type="float">
            <text:p>92.5298558996</text:p>
          </table:table-cell>
          <table:table-cell office:value-type="float" office:value="94.6074427147342" calcext:value-type="float">
            <text:p>94.6074427147</text:p>
          </table:table-cell>
          <table:table-cell office:value-type="float" office:value="431.278584874743" calcext:value-type="float">
            <text:p>431.2785848747</text:p>
          </table:table-cell>
          <table:table-cell office:value-type="float" office:value="446.071247671986" calcext:value-type="float">
            <text:p>446.071247672</text:p>
          </table:table-cell>
          <table:table-cell office:value-type="float" office:value="423.448946704601" calcext:value-type="float">
            <text:p>423.4489467046</text:p>
          </table:table-cell>
          <table:table-cell office:value-type="float" office:value="433.551754716942" calcext:value-type="float">
            <text:p>433.5517547169</text:p>
          </table:table-cell>
          <table:table-cell office:value-type="float" office:value="85398.5120416743" calcext:value-type="float">
            <text:p>85398.5120416743</text:p>
          </table:table-cell>
          <table:table-cell office:value-type="float" office:value="80324.7725757153" calcext:value-type="float">
            <text:p>80324.7725757153</text:p>
          </table:table-cell>
          <table:table-cell office:value-type="float" office:value="85133.9340003159" calcext:value-type="float">
            <text:p>85133.9340003159</text:p>
          </table:table-cell>
          <table:table-cell office:value-type="float" office:value="84942.1477033829" calcext:value-type="float">
            <text:p>84942.1477033829</text:p>
          </table:table-cell>
          <table:table-cell office:value-type="float" office:value="695959.307297949" calcext:value-type="float">
            <text:p>695959.307297949</text:p>
          </table:table-cell>
          <table:table-cell office:value-type="float" office:value="574194.647709723" calcext:value-type="float">
            <text:p>574194.6477097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3</text:p>
          </table:table-cell>
          <table:table-cell office:value-type="float" office:value="3.75572468324865" calcext:value-type="float">
            <text:p>3.7557246832</text:p>
          </table:table-cell>
          <table:table-cell office:value-type="float" office:value="3.60546006019654" calcext:value-type="float">
            <text:p>3.6054600602</text:p>
          </table:table-cell>
          <table:table-cell office:value-type="float" office:value="3.94791185503483" calcext:value-type="float">
            <text:p>3.947911855</text:p>
          </table:table-cell>
          <table:table-cell office:value-type="float" office:value="5.23123693449814" calcext:value-type="float">
            <text:p>5.2312369345</text:p>
          </table:table-cell>
          <table:table-cell office:value-type="float" office:value="3.71261097337043" calcext:value-type="float">
            <text:p>3.7126109734</text:p>
          </table:table-cell>
          <table:table-cell office:value-type="float" office:value="3.16789967345005" calcext:value-type="float">
            <text:p>3.1678996735</text:p>
          </table:table-cell>
          <table:table-cell office:value-type="float" office:value="2.72914504262578" calcext:value-type="float">
            <text:p>2.7291450426</text:p>
          </table:table-cell>
          <table:table-cell office:value-type="float" office:value="4.91856924159787" calcext:value-type="float">
            <text:p>4.9185692416</text:p>
          </table:table-cell>
          <table:table-cell office:value-type="float" office:value="8.62743168316472" calcext:value-type="float">
            <text:p>8.6274316832</text:p>
          </table:table-cell>
          <table:table-cell office:value-type="float" office:value="8.87254543148996" calcext:value-type="float">
            <text:p>8.8725454315</text:p>
          </table:table-cell>
          <table:table-cell office:value-type="float" office:value="8.69667796587961" calcext:value-type="float">
            <text:p>8.6966779659</text:p>
          </table:table-cell>
          <table:table-cell office:value-type="float" office:value="9.17868051945749" calcext:value-type="float">
            <text:p>9.1786805195</text:p>
          </table:table-cell>
          <table:table-cell office:value-type="float" office:value="30.9708163646175" calcext:value-type="float">
            <text:p>30.9708163646</text:p>
          </table:table-cell>
          <table:table-cell office:value-type="float" office:value="29.3162694621429" calcext:value-type="float">
            <text:p>29.3162694621</text:p>
          </table:table-cell>
          <table:table-cell office:value-type="float" office:value="29.5382987275299" calcext:value-type="float">
            <text:p>29.5382987275</text:p>
          </table:table-cell>
          <table:table-cell office:value-type="float" office:value="29.9181780135479" calcext:value-type="float">
            <text:p>29.9181780135</text:p>
          </table:table-cell>
          <table:table-cell office:value-type="float" office:value="68.4348979273302" calcext:value-type="float">
            <text:p>68.4348979273</text:p>
          </table:table-cell>
          <table:table-cell office:value-type="float" office:value="69.3595203678681" calcext:value-type="float">
            <text:p>69.3595203679</text:p>
          </table:table-cell>
          <table:table-cell office:value-type="float" office:value="68.3517623043774" calcext:value-type="float">
            <text:p>68.3517623044</text:p>
          </table:table-cell>
          <table:table-cell office:value-type="float" office:value="67.9117897056473" calcext:value-type="float">
            <text:p>67.9117897056</text:p>
          </table:table-cell>
          <table:table-cell office:value-type="float" office:value="329.351447140726" calcext:value-type="float">
            <text:p>329.3514471407</text:p>
          </table:table-cell>
          <table:table-cell office:value-type="float" office:value="321.993380590912" calcext:value-type="float">
            <text:p>321.9933805909</text:p>
          </table:table-cell>
          <table:table-cell office:value-type="float" office:value="312.423093805375" calcext:value-type="float">
            <text:p>312.4230938054</text:p>
          </table:table-cell>
          <table:table-cell office:value-type="float" office:value="327.845083463497" calcext:value-type="float">
            <text:p>327.8450834635</text:p>
          </table:table-cell>
          <table:table-cell office:value-type="float" office:value="75700.425951922" calcext:value-type="float">
            <text:p>75700.425951922</text:p>
          </table:table-cell>
          <table:table-cell office:value-type="float" office:value="77500.6057374503" calcext:value-type="float">
            <text:p>77500.6057374503</text:p>
          </table:table-cell>
          <table:table-cell office:value-type="float" office:value="76832.2913359374" calcext:value-type="float">
            <text:p>76832.2913359374</text:p>
          </table:table-cell>
          <table:table-cell office:value-type="float" office:value="74659.8128814459" calcext:value-type="float">
            <text:p>74659.8128814459</text:p>
          </table:table-cell>
          <table:table-cell office:value-type="float" office:value="589773.766323644" calcext:value-type="float">
            <text:p>589773.766323644</text:p>
          </table:table-cell>
          <table:table-cell office:value-type="float" office:value="741624.344748021" calcext:value-type="float">
            <text:p>741624.3447480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4</text:p>
          </table:table-cell>
          <table:table-cell office:value-type="float" office:value="5.40430501002057" calcext:value-type="float">
            <text:p>5.40430501</text:p>
          </table:table-cell>
          <table:table-cell office:value-type="float" office:value="3.66439199842962" calcext:value-type="float">
            <text:p>3.6643919984</text:p>
          </table:table-cell>
          <table:table-cell office:value-type="float" office:value="2.97251210996257" calcext:value-type="float">
            <text:p>2.97251211</text:p>
          </table:table-cell>
          <table:table-cell office:value-type="float" office:value="2.72839198888692" calcext:value-type="float">
            <text:p>2.7283919889</text:p>
          </table:table-cell>
          <table:table-cell office:value-type="float" office:value="2.6135434434196" calcext:value-type="float">
            <text:p>2.6135434434</text:p>
          </table:table-cell>
          <table:table-cell office:value-type="float" office:value="5.25692815923561" calcext:value-type="float">
            <text:p>5.2569281592</text:p>
          </table:table-cell>
          <table:table-cell office:value-type="float" office:value="2.96745157135892" calcext:value-type="float">
            <text:p>2.9674515714</text:p>
          </table:table-cell>
          <table:table-cell office:value-type="float" office:value="4.27938595941046" calcext:value-type="float">
            <text:p>4.2793859594</text:p>
          </table:table-cell>
          <table:table-cell office:value-type="float" office:value="8.05457100564486" calcext:value-type="float">
            <text:p>8.0545710056</text:p>
          </table:table-cell>
          <table:table-cell office:value-type="float" office:value="7.6956116625291" calcext:value-type="float">
            <text:p>7.6956116625</text:p>
          </table:table-cell>
          <table:table-cell office:value-type="float" office:value="8.13482094134836" calcext:value-type="float">
            <text:p>8.1348209413</text:p>
          </table:table-cell>
          <table:table-cell office:value-type="float" office:value="7.84675239729777" calcext:value-type="float">
            <text:p>7.8467523973</text:p>
          </table:table-cell>
          <table:table-cell office:value-type="float" office:value="25.4507757763529" calcext:value-type="float">
            <text:p>25.4507757764</text:p>
          </table:table-cell>
          <table:table-cell office:value-type="float" office:value="24.521200369481" calcext:value-type="float">
            <text:p>24.5212003695</text:p>
          </table:table-cell>
          <table:table-cell office:value-type="float" office:value="24.9446230471956" calcext:value-type="float">
            <text:p>24.9446230472</text:p>
          </table:table-cell>
          <table:table-cell office:value-type="float" office:value="23.7140009090853" calcext:value-type="float">
            <text:p>23.7140009091</text:p>
          </table:table-cell>
          <table:table-cell office:value-type="float" office:value="47.9467470230139" calcext:value-type="float">
            <text:p>47.946747023</text:p>
          </table:table-cell>
          <table:table-cell office:value-type="float" office:value="45.2480243464253" calcext:value-type="float">
            <text:p>45.2480243464</text:p>
          </table:table-cell>
          <table:table-cell office:value-type="float" office:value="50.3200455330272" calcext:value-type="float">
            <text:p>50.320045533</text:p>
          </table:table-cell>
          <table:table-cell office:value-type="float" office:value="51.7921692776791" calcext:value-type="float">
            <text:p>51.7921692777</text:p>
          </table:table-cell>
          <table:table-cell office:value-type="float" office:value="241.503994939215" calcext:value-type="float">
            <text:p>241.5039949392</text:p>
          </table:table-cell>
          <table:table-cell office:value-type="float" office:value="224.61136821926" calcext:value-type="float">
            <text:p>224.6113682193</text:p>
          </table:table-cell>
          <table:table-cell office:value-type="float" office:value="234.666804106492" calcext:value-type="float">
            <text:p>234.6668041065</text:p>
          </table:table-cell>
          <table:table-cell office:value-type="float" office:value="230.06767962518" calcext:value-type="float">
            <text:p>230.0676796252</text:p>
          </table:table-cell>
          <table:table-cell office:value-type="float" office:value="68761.0156774245" calcext:value-type="float">
            <text:p>68761.0156774245</text:p>
          </table:table-cell>
          <table:table-cell office:value-type="float" office:value="71111.2744367068" calcext:value-type="float">
            <text:p>71111.2744367068</text:p>
          </table:table-cell>
          <table:table-cell office:value-type="float" office:value="70567.4922570241" calcext:value-type="float">
            <text:p>70567.4922570241</text:p>
          </table:table-cell>
          <table:table-cell office:value-type="float" office:value="69737.5307207491" calcext:value-type="float">
            <text:p>69737.5307207491</text:p>
          </table:table-cell>
          <table:table-cell office:value-type="float" office:value="559135.454553801" calcext:value-type="float">
            <text:p>559135.454553801</text:p>
          </table:table-cell>
          <table:table-cell office:value-type="float" office:value="641498.311658236" calcext:value-type="float">
            <text:p>641498.31165823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5</text:p>
          </table:table-cell>
          <table:table-cell office:value-type="float" office:value="3.93436688179319" calcext:value-type="float">
            <text:p>3.9343668818</text:p>
          </table:table-cell>
          <table:table-cell office:value-type="float" office:value="3.06526107951213" calcext:value-type="float">
            <text:p>3.0652610795</text:p>
          </table:table-cell>
          <table:table-cell office:value-type="float" office:value="2.63664572730342" calcext:value-type="float">
            <text:p>2.6366457273</text:p>
          </table:table-cell>
          <table:table-cell office:value-type="float" office:value="3.91039278767028" calcext:value-type="float">
            <text:p>3.9103927877</text:p>
          </table:table-cell>
          <table:table-cell office:value-type="float" office:value="2.76062678151125" calcext:value-type="float">
            <text:p>2.7606267815</text:p>
          </table:table-cell>
          <table:table-cell office:value-type="float" office:value="2.67877988636655" calcext:value-type="float">
            <text:p>2.6787798864</text:p>
          </table:table-cell>
          <table:table-cell office:value-type="float" office:value="4.28324416236214" calcext:value-type="float">
            <text:p>4.2832441624</text:p>
          </table:table-cell>
          <table:table-cell office:value-type="float" office:value="5.2866628097884" calcext:value-type="float">
            <text:p>5.2866628098</text:p>
          </table:table-cell>
          <table:table-cell office:value-type="float" office:value="7.33667452195269" calcext:value-type="float">
            <text:p>7.336674522</text:p>
          </table:table-cell>
          <table:table-cell office:value-type="float" office:value="6.93012051723219" calcext:value-type="float">
            <text:p>6.9301205172</text:p>
          </table:table-cell>
          <table:table-cell office:value-type="float" office:value="7.48659304195304" calcext:value-type="float">
            <text:p>7.486593042</text:p>
          </table:table-cell>
          <table:table-cell office:value-type="float" office:value="7.48221093333732" calcext:value-type="float">
            <text:p>7.4822109333</text:p>
          </table:table-cell>
          <table:table-cell office:value-type="float" office:value="20.3487705118666" calcext:value-type="float">
            <text:p>20.3487705119</text:p>
          </table:table-cell>
          <table:table-cell office:value-type="float" office:value="20.0919534338342" calcext:value-type="float">
            <text:p>20.0919534338</text:p>
          </table:table-cell>
          <table:table-cell office:value-type="float" office:value="19.2898253690682" calcext:value-type="float">
            <text:p>19.2898253691</text:p>
          </table:table-cell>
          <table:table-cell office:value-type="float" office:value="19.0412497332479" calcext:value-type="float">
            <text:p>19.0412497332</text:p>
          </table:table-cell>
          <table:table-cell office:value-type="float" office:value="36.7834314997126" calcext:value-type="float">
            <text:p>36.7834314997</text:p>
          </table:table-cell>
          <table:table-cell office:value-type="float" office:value="33.408976887887" calcext:value-type="float">
            <text:p>33.4089768879</text:p>
          </table:table-cell>
          <table:table-cell office:value-type="float" office:value="35.2668125201989" calcext:value-type="float">
            <text:p>35.2668125202</text:p>
          </table:table-cell>
          <table:table-cell office:value-type="float" office:value="36.2749482671565" calcext:value-type="float">
            <text:p>36.2749482672</text:p>
          </table:table-cell>
          <table:table-cell office:value-type="float" office:value="176.330259394133" calcext:value-type="float">
            <text:p>176.3302593941</text:p>
          </table:table-cell>
          <table:table-cell office:value-type="float" office:value="178.183249940742" calcext:value-type="float">
            <text:p>178.1832499407</text:p>
          </table:table-cell>
          <table:table-cell office:value-type="float" office:value="175.542348897692" calcext:value-type="float">
            <text:p>175.5423488977</text:p>
          </table:table-cell>
          <table:table-cell office:value-type="float" office:value="178.884236594563" calcext:value-type="float">
            <text:p>178.8842365946</text:p>
          </table:table-cell>
          <table:table-cell office:value-type="float" office:value="64279.1267035635" calcext:value-type="float">
            <text:p>64279.1267035635</text:p>
          </table:table-cell>
          <table:table-cell office:value-type="float" office:value="63622.3329946141" calcext:value-type="float">
            <text:p>63622.3329946141</text:p>
          </table:table-cell>
          <table:table-cell office:value-type="float" office:value="64006.1346121916" calcext:value-type="float">
            <text:p>64006.1346121916</text:p>
          </table:table-cell>
          <table:table-cell office:value-type="float" office:value="64224.7241847452" calcext:value-type="float">
            <text:p>64224.7241847452</text:p>
          </table:table-cell>
          <table:table-cell office:value-type="float" office:value="413385.453999894" calcext:value-type="float">
            <text:p>413385.453999894</text:p>
          </table:table-cell>
          <table:table-cell office:value-type="float" office:value="573560.956700027" calcext:value-type="float">
            <text:p>573560.95670002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6</text:p>
          </table:table-cell>
          <table:table-cell office:value-type="float" office:value="5.14275255199741" calcext:value-type="float">
            <text:p>5.142752552</text:p>
          </table:table-cell>
          <table:table-cell office:value-type="float" office:value="4.76885772637484" calcext:value-type="float">
            <text:p>4.7688577264</text:p>
          </table:table-cell>
          <table:table-cell office:value-type="float" office:value="2.86718712165913" calcext:value-type="float">
            <text:p>2.8671871217</text:p>
          </table:table-cell>
          <table:table-cell office:value-type="float" office:value="2.98114379438554" calcext:value-type="float">
            <text:p>2.9811437944</text:p>
          </table:table-cell>
          <table:table-cell office:value-type="float" office:value="4.65841592474279" calcext:value-type="float">
            <text:p>4.6584159247</text:p>
          </table:table-cell>
          <table:table-cell office:value-type="float" office:value="4.66927121485818" calcext:value-type="float">
            <text:p>4.6692712149</text:p>
          </table:table-cell>
          <table:table-cell office:value-type="float" office:value="4.91915466515998" calcext:value-type="float">
            <text:p>4.9191546652</text:p>
          </table:table-cell>
          <table:table-cell office:value-type="float" office:value="4.64389608380279" calcext:value-type="float">
            <text:p>4.6438960838</text:p>
          </table:table-cell>
          <table:table-cell office:value-type="float" office:value="6.87491396841403" calcext:value-type="float">
            <text:p>6.8749139684</text:p>
          </table:table-cell>
          <table:table-cell office:value-type="float" office:value="6.51601336523409" calcext:value-type="float">
            <text:p>6.5160133652</text:p>
          </table:table-cell>
          <table:table-cell office:value-type="float" office:value="6.53976642517368" calcext:value-type="float">
            <text:p>6.5397664252</text:p>
          </table:table-cell>
          <table:table-cell office:value-type="float" office:value="6.58832863656036" calcext:value-type="float">
            <text:p>6.5883286366</text:p>
          </table:table-cell>
          <table:table-cell office:value-type="float" office:value="16.7293432541916" calcext:value-type="float">
            <text:p>16.7293432542</text:p>
          </table:table-cell>
          <table:table-cell office:value-type="float" office:value="17.1873759586608" calcext:value-type="float">
            <text:p>17.1873759587</text:p>
          </table:table-cell>
          <table:table-cell office:value-type="float" office:value="16.2966227871415" calcext:value-type="float">
            <text:p>16.2966227871</text:p>
          </table:table-cell>
          <table:table-cell office:value-type="float" office:value="16.8915968127243" calcext:value-type="float">
            <text:p>16.8915968127</text:p>
          </table:table-cell>
          <table:table-cell office:value-type="float" office:value="30.353875674181" calcext:value-type="float">
            <text:p>30.3538756742</text:p>
          </table:table-cell>
          <table:table-cell office:value-type="float" office:value="26.5733667401775" calcext:value-type="float">
            <text:p>26.5733667402</text:p>
          </table:table-cell>
          <table:table-cell office:value-type="float" office:value="28.3915340590267" calcext:value-type="float">
            <text:p>28.391534059</text:p>
          </table:table-cell>
          <table:table-cell office:value-type="float" office:value="30.5869159324403" calcext:value-type="float">
            <text:p>30.5869159324</text:p>
          </table:table-cell>
          <table:table-cell office:value-type="float" office:value="121.746827205899" calcext:value-type="float">
            <text:p>121.7468272059</text:p>
          </table:table-cell>
          <table:table-cell office:value-type="float" office:value="131.218520540807" calcext:value-type="float">
            <text:p>131.2185205408</text:p>
          </table:table-cell>
          <table:table-cell office:value-type="float" office:value="133.250276991579" calcext:value-type="float">
            <text:p>133.2502769916</text:p>
          </table:table-cell>
          <table:table-cell office:value-type="float" office:value="128.23426941957" calcext:value-type="float">
            <text:p>128.2342694196</text:p>
          </table:table-cell>
          <table:table-cell office:value-type="float" office:value="59391.452643707" calcext:value-type="float">
            <text:p>59391.452643707</text:p>
          </table:table-cell>
          <table:table-cell office:value-type="float" office:value="59746.8923937432" calcext:value-type="float">
            <text:p>59746.8923937432</text:p>
          </table:table-cell>
          <table:table-cell office:value-type="float" office:value="59564.2269810929" calcext:value-type="float">
            <text:p>59564.2269810929</text:p>
          </table:table-cell>
          <table:table-cell office:value-type="float" office:value="59093.2365548783" calcext:value-type="float">
            <text:p>59093.2365548783</text:p>
          </table:table-cell>
          <table:table-cell office:value-type="float" office:value="479936.776114612" calcext:value-type="float">
            <text:p>479936.776114612</text:p>
          </table:table-cell>
          <table:table-cell office:value-type="float" office:value="442469.948980069" calcext:value-type="float">
            <text:p>442469.94898006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7</text:p>
          </table:table-cell>
          <table:table-cell office:value-type="float" office:value="2.45770355554567" calcext:value-type="float">
            <text:p>2.4577035555</text:p>
          </table:table-cell>
          <table:table-cell office:value-type="float" office:value="3.75549838791836" calcext:value-type="float">
            <text:p>3.7554983879</text:p>
          </table:table-cell>
          <table:table-cell office:value-type="float" office:value="4.58926829952808" calcext:value-type="float">
            <text:p>4.5892682995</text:p>
          </table:table-cell>
          <table:table-cell office:value-type="float" office:value="5.24623735558136" calcext:value-type="float">
            <text:p>5.2462373556</text:p>
          </table:table-cell>
          <table:table-cell office:value-type="float" office:value="3.23758859147393" calcext:value-type="float">
            <text:p>3.2375885915</text:p>
          </table:table-cell>
          <table:table-cell office:value-type="float" office:value="3.93179167444392" calcext:value-type="float">
            <text:p>3.9317916744</text:p>
          </table:table-cell>
          <table:table-cell office:value-type="float" office:value="4.45983761801257" calcext:value-type="float">
            <text:p>4.459837618</text:p>
          </table:table-cell>
          <table:table-cell office:value-type="float" office:value="4.02666368345481" calcext:value-type="float">
            <text:p>4.0266636835</text:p>
          </table:table-cell>
          <table:table-cell office:value-type="float" office:value="6.13094663289964" calcext:value-type="float">
            <text:p>6.1309466329</text:p>
          </table:table-cell>
          <table:table-cell office:value-type="float" office:value="6.3225332995583" calcext:value-type="float">
            <text:p>6.3225332996</text:p>
          </table:table-cell>
          <table:table-cell office:value-type="float" office:value="6.01810261852405" calcext:value-type="float">
            <text:p>6.0181026185</text:p>
          </table:table-cell>
          <table:table-cell office:value-type="float" office:value="6.3044441858764" calcext:value-type="float">
            <text:p>6.3044441859</text:p>
          </table:table-cell>
          <table:table-cell office:value-type="float" office:value="14.1647410423579" calcext:value-type="float">
            <text:p>14.1647410424</text:p>
          </table:table-cell>
          <table:table-cell office:value-type="float" office:value="14.5524293413529" calcext:value-type="float">
            <text:p>14.5524293414</text:p>
          </table:table-cell>
          <table:table-cell office:value-type="float" office:value="14.6358157131866" calcext:value-type="float">
            <text:p>14.6358157132</text:p>
          </table:table-cell>
          <table:table-cell office:value-type="float" office:value="14.0830221728064" calcext:value-type="float">
            <text:p>14.0830221728</text:p>
          </table:table-cell>
          <table:table-cell office:value-type="float" office:value="23.7491484135804" calcext:value-type="float">
            <text:p>23.7491484136</text:p>
          </table:table-cell>
          <table:table-cell office:value-type="float" office:value="22.1955530637059" calcext:value-type="float">
            <text:p>22.1955530637</text:p>
          </table:table-cell>
          <table:table-cell office:value-type="float" office:value="25.734672122476" calcext:value-type="float">
            <text:p>25.7346721225</text:p>
          </table:table-cell>
          <table:table-cell office:value-type="float" office:value="22.387876574222" calcext:value-type="float">
            <text:p>22.3878765742</text:p>
          </table:table-cell>
          <table:table-cell office:value-type="float" office:value="102.93501815322" calcext:value-type="float">
            <text:p>102.9350181532</text:p>
          </table:table-cell>
          <table:table-cell office:value-type="float" office:value="102.544392148842" calcext:value-type="float">
            <text:p>102.5443921488</text:p>
          </table:table-cell>
          <table:table-cell office:value-type="float" office:value="97.7691625712619" calcext:value-type="float">
            <text:p>97.7691625713</text:p>
          </table:table-cell>
          <table:table-cell office:value-type="float" office:value="95.0923458388885" calcext:value-type="float">
            <text:p>95.0923458389</text:p>
          </table:table-cell>
          <table:table-cell office:value-type="float" office:value="53158.328915588" calcext:value-type="float">
            <text:p>53158.328915588</text:p>
          </table:table-cell>
          <table:table-cell office:value-type="float" office:value="52943.0201380105" calcext:value-type="float">
            <text:p>52943.0201380105</text:p>
          </table:table-cell>
          <table:table-cell office:value-type="float" office:value="53673.6101112471" calcext:value-type="float">
            <text:p>53673.6101112471</text:p>
          </table:table-cell>
          <table:table-cell office:value-type="float" office:value="53185.5068541724" calcext:value-type="float">
            <text:p>53185.5068541724</text:p>
          </table:table-cell>
          <table:table-cell office:value-type="float" office:value="363794.637749988" calcext:value-type="float">
            <text:p>363794.637749988</text:p>
          </table:table-cell>
          <table:table-cell office:value-type="float" office:value="454363.444393694" calcext:value-type="float">
            <text:p>454363.44439369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8</text:p>
          </table:table-cell>
          <table:table-cell office:value-type="float" office:value="4.43213473970291" calcext:value-type="float">
            <text:p>4.4321347397</text:p>
          </table:table-cell>
          <table:table-cell office:value-type="float" office:value="3.21007583349547" calcext:value-type="float">
            <text:p>3.2100758335</text:p>
          </table:table-cell>
          <table:table-cell office:value-type="float" office:value="3.92703629356919" calcext:value-type="float">
            <text:p>3.9270362936</text:p>
          </table:table-cell>
          <table:table-cell office:value-type="float" office:value="3.15550932241389" calcext:value-type="float">
            <text:p>3.1555093224</text:p>
          </table:table-cell>
          <table:table-cell office:value-type="float" office:value="4.52978205531223" calcext:value-type="float">
            <text:p>4.5297820553</text:p>
          </table:table-cell>
          <table:table-cell office:value-type="float" office:value="2.4026165433112" calcext:value-type="float">
            <text:p>2.4026165433</text:p>
          </table:table-cell>
          <table:table-cell office:value-type="float" office:value="3.41394151329516" calcext:value-type="float">
            <text:p>3.4139415133</text:p>
          </table:table-cell>
          <table:table-cell office:value-type="float" office:value="4.14178728065943" calcext:value-type="float">
            <text:p>4.1417872807</text:p>
          </table:table-cell>
          <table:table-cell office:value-type="float" office:value="5.85355892183092" calcext:value-type="float">
            <text:p>5.8535589218</text:p>
          </table:table-cell>
          <table:table-cell office:value-type="float" office:value="5.81238530727363" calcext:value-type="float">
            <text:p>5.8123853073</text:p>
          </table:table-cell>
          <table:table-cell office:value-type="float" office:value="5.81438413400346" calcext:value-type="float">
            <text:p>5.814384134</text:p>
          </table:table-cell>
          <table:table-cell office:value-type="float" office:value="5.8263289136915" calcext:value-type="float">
            <text:p>5.8263289137</text:p>
          </table:table-cell>
          <table:table-cell office:value-type="float" office:value="12.6213382547166" calcext:value-type="float">
            <text:p>12.6213382547</text:p>
          </table:table-cell>
          <table:table-cell office:value-type="float" office:value="12.3867292531123" calcext:value-type="float">
            <text:p>12.3867292531</text:p>
          </table:table-cell>
          <table:table-cell office:value-type="float" office:value="12.4521538715381" calcext:value-type="float">
            <text:p>12.4521538715</text:p>
          </table:table-cell>
          <table:table-cell office:value-type="float" office:value="12.4297573511584" calcext:value-type="float">
            <text:p>12.4297573512</text:p>
          </table:table-cell>
          <table:table-cell office:value-type="float" office:value="20.61008027609" calcext:value-type="float">
            <text:p>20.6100802761</text:p>
          </table:table-cell>
          <table:table-cell office:value-type="float" office:value="22.7740159975597" calcext:value-type="float">
            <text:p>22.7740159976</text:p>
          </table:table-cell>
          <table:table-cell office:value-type="float" office:value="20.8421848297767" calcext:value-type="float">
            <text:p>20.8421848298</text:p>
          </table:table-cell>
          <table:table-cell office:value-type="float" office:value="21.8727668594104" calcext:value-type="float">
            <text:p>21.8727668594</text:p>
          </table:table-cell>
          <table:table-cell office:value-type="float" office:value="71.7402571416682" calcext:value-type="float">
            <text:p>71.7402571417</text:p>
          </table:table-cell>
          <table:table-cell office:value-type="float" office:value="71.2156404570936" calcext:value-type="float">
            <text:p>71.2156404571</text:p>
          </table:table-cell>
          <table:table-cell office:value-type="float" office:value="79.7101708024986" calcext:value-type="float">
            <text:p>79.7101708025</text:p>
          </table:table-cell>
          <table:table-cell office:value-type="float" office:value="74.1553355571286" calcext:value-type="float">
            <text:p>74.1553355571</text:p>
          </table:table-cell>
          <table:table-cell office:value-type="float" office:value="48071.735572273" calcext:value-type="float">
            <text:p>48071.735572273</text:p>
          </table:table-cell>
          <table:table-cell office:value-type="float" office:value="48547.7614810238" calcext:value-type="float">
            <text:p>48547.7614810238</text:p>
          </table:table-cell>
          <table:table-cell office:value-type="float" office:value="48310.1001570461" calcext:value-type="float">
            <text:p>48310.1001570461</text:p>
          </table:table-cell>
          <table:table-cell office:value-type="float" office:value="49198.2818999539" calcext:value-type="float">
            <text:p>49198.2818999539</text:p>
          </table:table-cell>
          <table:table-cell office:value-type="float" office:value="369337.232106179" calcext:value-type="float">
            <text:p>369337.232106179</text:p>
          </table:table-cell>
          <table:table-cell office:value-type="float" office:value="388569.598956777" calcext:value-type="float">
            <text:p>388569.59895677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9</text:p>
          </table:table-cell>
          <table:table-cell office:value-type="float" office:value="2.81178958714764" calcext:value-type="float">
            <text:p>2.8117895871</text:p>
          </table:table-cell>
          <table:table-cell office:value-type="float" office:value="3.11667056165553" calcext:value-type="float">
            <text:p>3.1166705617</text:p>
          </table:table-cell>
          <table:table-cell office:value-type="float" office:value="2.86448701181564" calcext:value-type="float">
            <text:p>2.8644870118</text:p>
          </table:table-cell>
          <table:table-cell office:value-type="float" office:value="2.66368775122403" calcext:value-type="float">
            <text:p>2.6636877512</text:p>
          </table:table-cell>
          <table:table-cell office:value-type="float" office:value="3.26463201764645" calcext:value-type="float">
            <text:p>3.2646320176</text:p>
          </table:table-cell>
          <table:table-cell office:value-type="float" office:value="2.90601878588802" calcext:value-type="float">
            <text:p>2.9060187859</text:p>
          </table:table-cell>
          <table:table-cell office:value-type="float" office:value="4.29871490433183" calcext:value-type="float">
            <text:p>4.2987149043</text:p>
          </table:table-cell>
          <table:table-cell office:value-type="float" office:value="3.08741428943881" calcext:value-type="float">
            <text:p>3.0874142894</text:p>
          </table:table-cell>
          <table:table-cell office:value-type="float" office:value="5.55695045147342" calcext:value-type="float">
            <text:p>5.5569504515</text:p>
          </table:table-cell>
          <table:table-cell office:value-type="float" office:value="5.69560110254476" calcext:value-type="float">
            <text:p>5.6956011025</text:p>
          </table:table-cell>
          <table:table-cell office:value-type="float" office:value="5.77654105550953" calcext:value-type="float">
            <text:p>5.7765410555</text:p>
          </table:table-cell>
          <table:table-cell office:value-type="float" office:value="5.51540663896821" calcext:value-type="float">
            <text:p>5.515406639</text:p>
          </table:table-cell>
          <table:table-cell office:value-type="float" office:value="12.162376172122" calcext:value-type="float">
            <text:p>12.1623761721</text:p>
          </table:table-cell>
          <table:table-cell office:value-type="float" office:value="11.4181979950168" calcext:value-type="float">
            <text:p>11.418197995</text:p>
          </table:table-cell>
          <table:table-cell office:value-type="float" office:value="11.2186048881824" calcext:value-type="float">
            <text:p>11.2186048882</text:p>
          </table:table-cell>
          <table:table-cell office:value-type="float" office:value="11.2642832875798" calcext:value-type="float">
            <text:p>11.2642832876</text:p>
          </table:table-cell>
          <table:table-cell office:value-type="float" office:value="16.8139938548998" calcext:value-type="float">
            <text:p>16.8139938549</text:p>
          </table:table-cell>
          <table:table-cell office:value-type="float" office:value="18.1470339147261" calcext:value-type="float">
            <text:p>18.1470339147</text:p>
          </table:table-cell>
          <table:table-cell office:value-type="float" office:value="18.9232475800021" calcext:value-type="float">
            <text:p>18.92324758</text:p>
          </table:table-cell>
          <table:table-cell office:value-type="float" office:value="18.8757382745754" calcext:value-type="float">
            <text:p>18.8757382746</text:p>
          </table:table-cell>
          <table:table-cell office:value-type="float" office:value="57.3093820746041" calcext:value-type="float">
            <text:p>57.3093820746</text:p>
          </table:table-cell>
          <table:table-cell office:value-type="float" office:value="61.3150482179779" calcext:value-type="float">
            <text:p>61.315048218</text:p>
          </table:table-cell>
          <table:table-cell office:value-type="float" office:value="63.0325215218414" calcext:value-type="float">
            <text:p>63.0325215218</text:p>
          </table:table-cell>
          <table:table-cell office:value-type="float" office:value="54.7423227519546" calcext:value-type="float">
            <text:p>54.742322752</text:p>
          </table:table-cell>
          <table:table-cell office:value-type="float" office:value="44633.3036374624" calcext:value-type="float">
            <text:p>44633.3036374624</text:p>
          </table:table-cell>
          <table:table-cell office:value-type="float" office:value="43530.0802438129" calcext:value-type="float">
            <text:p>43530.0802438129</text:p>
          </table:table-cell>
          <table:table-cell office:value-type="float" office:value="44602.2661261384" calcext:value-type="float">
            <text:p>44602.2661261384</text:p>
          </table:table-cell>
          <table:table-cell office:value-type="float" office:value="44563.5705552447" calcext:value-type="float">
            <text:p>44563.5705552447</text:p>
          </table:table-cell>
          <table:table-cell office:value-type="float" office:value="280110.94548506" calcext:value-type="float">
            <text:p>280110.94548506</text:p>
          </table:table-cell>
          <table:table-cell office:value-type="float" office:value="281608.172233309" calcext:value-type="float">
            <text:p>281608.17223330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10</text:p>
          </table:table-cell>
          <table:table-cell office:value-type="float" office:value="3.94450008592628" calcext:value-type="float">
            <text:p>3.9445000859</text:p>
          </table:table-cell>
          <table:table-cell office:value-type="float" office:value="3.25252945161917" calcext:value-type="float">
            <text:p>3.2525294516</text:p>
          </table:table-cell>
          <table:table-cell office:value-type="float" office:value="3.23120393796222" calcext:value-type="float">
            <text:p>3.231203938</text:p>
          </table:table-cell>
          <table:table-cell office:value-type="float" office:value="5.20119732400599" calcext:value-type="float">
            <text:p>5.201197324</text:p>
          </table:table-cell>
          <table:table-cell office:value-type="float" office:value="5.2544957914083" calcext:value-type="float">
            <text:p>5.2544957914</text:p>
          </table:table-cell>
          <table:table-cell office:value-type="float" office:value="2.53680453331643" calcext:value-type="float">
            <text:p>2.5368045333</text:p>
          </table:table-cell>
          <table:table-cell office:value-type="float" office:value="2.32683358310724" calcext:value-type="float">
            <text:p>2.3268335831</text:p>
          </table:table-cell>
          <table:table-cell office:value-type="float" office:value="3.67943371204191" calcext:value-type="float">
            <text:p>3.679433712</text:p>
          </table:table-cell>
          <table:table-cell office:value-type="float" office:value="5.46220817040747" calcext:value-type="float">
            <text:p>5.4622081704</text:p>
          </table:table-cell>
          <table:table-cell office:value-type="float" office:value="5.53610763934096" calcext:value-type="float">
            <text:p>5.5361076393</text:p>
          </table:table-cell>
          <table:table-cell office:value-type="float" office:value="5.56606820516243" calcext:value-type="float">
            <text:p>5.5660682052</text:p>
          </table:table-cell>
          <table:table-cell office:value-type="float" office:value="5.45784983379161" calcext:value-type="float">
            <text:p>5.4578498338</text:p>
          </table:table-cell>
          <table:table-cell office:value-type="float" office:value="10.4997039097224" calcext:value-type="float">
            <text:p>10.4997039097</text:p>
          </table:table-cell>
          <table:table-cell office:value-type="float" office:value="10.4527202552964" calcext:value-type="float">
            <text:p>10.4527202553</text:p>
          </table:table-cell>
          <table:table-cell office:value-type="float" office:value="10.7755572495851" calcext:value-type="float">
            <text:p>10.7755572496</text:p>
          </table:table-cell>
          <table:table-cell office:value-type="float" office:value="10.9751420659871" calcext:value-type="float">
            <text:p>10.975142066</text:p>
          </table:table-cell>
          <table:table-cell office:value-type="float" office:value="17.5344041736202" calcext:value-type="float">
            <text:p>17.5344041736</text:p>
          </table:table-cell>
          <table:table-cell office:value-type="float" office:value="14.9019380136632" calcext:value-type="float">
            <text:p>14.9019380137</text:p>
          </table:table-cell>
          <table:table-cell office:value-type="float" office:value="18.0468815490229" calcext:value-type="float">
            <text:p>18.046881549</text:p>
          </table:table-cell>
          <table:table-cell office:value-type="float" office:value="15.2080914582411" calcext:value-type="float">
            <text:p>15.2080914582</text:p>
          </table:table-cell>
          <table:table-cell office:value-type="float" office:value="48.9210698925461" calcext:value-type="float">
            <text:p>48.9210698925</text:p>
          </table:table-cell>
          <table:table-cell office:value-type="float" office:value="50.903633615428" calcext:value-type="float">
            <text:p>50.9036336154</text:p>
          </table:table-cell>
          <table:table-cell office:value-type="float" office:value="45.6991965943808" calcext:value-type="float">
            <text:p>45.6991965944</text:p>
          </table:table-cell>
          <table:table-cell office:value-type="float" office:value="44.9688865282282" calcext:value-type="float">
            <text:p>44.9688865282</text:p>
          </table:table-cell>
          <table:table-cell office:value-type="float" office:value="40062.1111911359" calcext:value-type="float">
            <text:p>40062.1111911359</text:p>
          </table:table-cell>
          <table:table-cell office:value-type="float" office:value="39342.4294257807" calcext:value-type="float">
            <text:p>39342.4294257807</text:p>
          </table:table-cell>
          <table:table-cell office:value-type="float" office:value="40304.0630103919" calcext:value-type="float">
            <text:p>40304.0630103919</text:p>
          </table:table-cell>
          <table:table-cell office:value-type="float" office:value="39727.778202379" calcext:value-type="float">
            <text:p>39727.778202379</text:p>
          </table:table-cell>
          <table:table-cell office:value-type="float" office:value="264597.296468244" calcext:value-type="float">
            <text:p>264597.296468244</text:p>
          </table:table-cell>
          <table:table-cell office:value-type="float" office:value="285781.235049009" calcext:value-type="float">
            <text:p>285781.23504900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11</text:p>
          </table:table-cell>
          <table:table-cell office:value-type="float" office:value="3.40817538113849" calcext:value-type="float">
            <text:p>3.4081753811</text:p>
          </table:table-cell>
          <table:table-cell office:value-type="float" office:value="3.23051573393123" calcext:value-type="float">
            <text:p>3.2305157339</text:p>
          </table:table-cell>
          <table:table-cell office:value-type="float" office:value="3.65986473328961" calcext:value-type="float">
            <text:p>3.6598647333</text:p>
          </table:table-cell>
          <table:table-cell office:value-type="float" office:value="4.22856076477149" calcext:value-type="float">
            <text:p>4.2285607648</text:p>
          </table:table-cell>
          <table:table-cell office:value-type="float" office:value="4.40804422592505" calcext:value-type="float">
            <text:p>4.4080442259</text:p>
          </table:table-cell>
          <table:table-cell office:value-type="float" office:value="5.22402809103677" calcext:value-type="float">
            <text:p>5.224028091</text:p>
          </table:table-cell>
          <table:table-cell office:value-type="float" office:value="2.37917389753612" calcext:value-type="float">
            <text:p>2.3791738975</text:p>
          </table:table-cell>
          <table:table-cell office:value-type="float" office:value="4.0789783553276" calcext:value-type="float">
            <text:p>4.0789783553</text:p>
          </table:table-cell>
          <table:table-cell office:value-type="float" office:value="5.2519139593863" calcext:value-type="float">
            <text:p>5.2519139594</text:p>
          </table:table-cell>
          <table:table-cell office:value-type="float" office:value="5.48455560902647" calcext:value-type="float">
            <text:p>5.484555609</text:p>
          </table:table-cell>
          <table:table-cell office:value-type="float" office:value="5.28823971264064" calcext:value-type="float">
            <text:p>5.2882397126</text:p>
          </table:table-cell>
          <table:table-cell office:value-type="float" office:value="5.40216124511705" calcext:value-type="float">
            <text:p>5.4021612451</text:p>
          </table:table-cell>
          <table:table-cell office:value-type="float" office:value="10.3326859671294" calcext:value-type="float">
            <text:p>10.3326859671</text:p>
          </table:table-cell>
          <table:table-cell office:value-type="float" office:value="10.3755977648913" calcext:value-type="float">
            <text:p>10.3755977649</text:p>
          </table:table-cell>
          <table:table-cell office:value-type="float" office:value="9.95117427826792" calcext:value-type="float">
            <text:p>9.9511742783</text:p>
          </table:table-cell>
          <table:table-cell office:value-type="float" office:value="10.5400489894134" calcext:value-type="float">
            <text:p>10.5400489894</text:p>
          </table:table-cell>
          <table:table-cell office:value-type="float" office:value="14.2260553452875" calcext:value-type="float">
            <text:p>14.2260553453</text:p>
          </table:table-cell>
          <table:table-cell office:value-type="float" office:value="14.0226034886113" calcext:value-type="float">
            <text:p>14.0226034886</text:p>
          </table:table-cell>
          <table:table-cell office:value-type="float" office:value="15.5370537753259" calcext:value-type="float">
            <text:p>15.5370537753</text:p>
          </table:table-cell>
          <table:table-cell office:value-type="float" office:value="16.0721568187662" calcext:value-type="float">
            <text:p>16.0721568188</text:p>
          </table:table-cell>
          <table:table-cell office:value-type="float" office:value="36.2033602547499" calcext:value-type="float">
            <text:p>36.2033602547</text:p>
          </table:table-cell>
          <table:table-cell office:value-type="float" office:value="40.5629056191462" calcext:value-type="float">
            <text:p>40.5629056191</text:p>
          </table:table-cell>
          <table:table-cell office:value-type="float" office:value="34.8709880825903" calcext:value-type="float">
            <text:p>34.8709880826</text:p>
          </table:table-cell>
          <table:table-cell office:value-type="float" office:value="40.809793425075" calcext:value-type="float">
            <text:p>40.8097934251</text:p>
          </table:table-cell>
          <table:table-cell office:value-type="float" office:value="36070.6654414467" calcext:value-type="float">
            <text:p>36070.6654414467</text:p>
          </table:table-cell>
          <table:table-cell office:value-type="float" office:value="35462.1861219534" calcext:value-type="float">
            <text:p>35462.1861219534</text:p>
          </table:table-cell>
          <table:table-cell office:value-type="float" office:value="35896.1793694263" calcext:value-type="float">
            <text:p>35896.1793694263</text:p>
          </table:table-cell>
          <table:table-cell office:value-type="float" office:value="35436.9591849849" calcext:value-type="float">
            <text:p>35436.9591849849</text:p>
          </table:table-cell>
          <table:table-cell office:value-type="float" office:value="258115.678409694" calcext:value-type="float">
            <text:p>258115.678409694</text:p>
          </table:table-cell>
          <table:table-cell office:value-type="float" office:value="260206.196612867" calcext:value-type="float">
            <text:p>260206.1966128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12</text:p>
          </table:table-cell>
          <table:table-cell office:value-type="float" office:value="2.30787486954242" calcext:value-type="float">
            <text:p>2.3078748695</text:p>
          </table:table-cell>
          <table:table-cell office:value-type="float" office:value="4.56637069680158" calcext:value-type="float">
            <text:p>4.5663706968</text:p>
          </table:table-cell>
          <table:table-cell office:value-type="float" office:value="5.19038108155692" calcext:value-type="float">
            <text:p>5.1903810816</text:p>
          </table:table-cell>
          <table:table-cell office:value-type="float" office:value="2.3329170608657" calcext:value-type="float">
            <text:p>2.3329170609</text:p>
          </table:table-cell>
          <table:table-cell office:value-type="float" office:value="4.56826127634331" calcext:value-type="float">
            <text:p>4.5682612763</text:p>
          </table:table-cell>
          <table:table-cell office:value-type="float" office:value="4.81221068598424" calcext:value-type="float">
            <text:p>4.812210686</text:p>
          </table:table-cell>
          <table:table-cell office:value-type="float" office:value="5.22296988671203" calcext:value-type="float">
            <text:p>5.2229698867</text:p>
          </table:table-cell>
          <table:table-cell office:value-type="float" office:value="3.62657672457189" calcext:value-type="float">
            <text:p>3.6265767246</text:p>
          </table:table-cell>
          <table:table-cell office:value-type="float" office:value="5.18246725150414" calcext:value-type="float">
            <text:p>5.1824672515</text:p>
          </table:table-cell>
          <table:table-cell office:value-type="float" office:value="5.36574681195252" calcext:value-type="float">
            <text:p>5.365746812</text:p>
          </table:table-cell>
          <table:table-cell office:value-type="float" office:value="5.37653724173498" calcext:value-type="float">
            <text:p>5.3765372417</text:p>
          </table:table-cell>
          <table:table-cell office:value-type="float" office:value="5.2396337331339" calcext:value-type="float">
            <text:p>5.2396337331</text:p>
          </table:table-cell>
          <table:table-cell office:value-type="float" office:value="10.0041256120554" calcext:value-type="float">
            <text:p>10.0041256121</text:p>
          </table:table-cell>
          <table:table-cell office:value-type="float" office:value="9.64977593142348" calcext:value-type="float">
            <text:p>9.6497759314</text:p>
          </table:table-cell>
          <table:table-cell office:value-type="float" office:value="9.77500829932134" calcext:value-type="float">
            <text:p>9.7750082993</text:p>
          </table:table-cell>
          <table:table-cell office:value-type="float" office:value="9.8421123186529" calcext:value-type="float">
            <text:p>9.8421123187</text:p>
          </table:table-cell>
          <table:table-cell office:value-type="float" office:value="16.5184732414391" calcext:value-type="float">
            <text:p>16.5184732414</text:p>
          </table:table-cell>
          <table:table-cell office:value-type="float" office:value="15.6777950393445" calcext:value-type="float">
            <text:p>15.6777950393</text:p>
          </table:table-cell>
          <table:table-cell office:value-type="float" office:value="14.1728646916622" calcext:value-type="float">
            <text:p>14.1728646917</text:p>
          </table:table-cell>
          <table:table-cell office:value-type="float" office:value="14.5115916853786" calcext:value-type="float">
            <text:p>14.5115916854</text:p>
          </table:table-cell>
          <table:table-cell office:value-type="float" office:value="29.1114367156562" calcext:value-type="float">
            <text:p>29.1114367157</text:p>
          </table:table-cell>
          <table:table-cell office:value-type="float" office:value="26.922688237117" calcext:value-type="float">
            <text:p>26.9226882371</text:p>
          </table:table-cell>
          <table:table-cell office:value-type="float" office:value="34.0998610847861" calcext:value-type="float">
            <text:p>34.0998610848</text:p>
          </table:table-cell>
          <table:table-cell office:value-type="float" office:value="33.4814117486249" calcext:value-type="float">
            <text:p>33.4814117486</text:p>
          </table:table-cell>
          <table:table-cell office:value-type="float" office:value="32189.6196701844" calcext:value-type="float">
            <text:p>32189.6196701844</text:p>
          </table:table-cell>
          <table:table-cell office:value-type="float" office:value="31780.2573519214" calcext:value-type="float">
            <text:p>31780.2573519214</text:p>
          </table:table-cell>
          <table:table-cell office:value-type="float" office:value="32040.9990368723" calcext:value-type="float">
            <text:p>32040.9990368723</text:p>
          </table:table-cell>
          <table:table-cell office:value-type="float" office:value="32172.3240955518" calcext:value-type="float">
            <text:p>32172.3240955518</text:p>
          </table:table-cell>
          <table:table-cell office:value-type="float" office:value="200159.730679328" calcext:value-type="float">
            <text:p>200159.730679328</text:p>
          </table:table-cell>
          <table:table-cell office:value-type="float" office:value="233987.010599219" calcext:value-type="float">
            <text:p>233987.0105992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13</text:p>
          </table:table-cell>
          <table:table-cell office:value-type="float" office:value="2.76405020927157" calcext:value-type="float">
            <text:p>2.7640502093</text:p>
          </table:table-cell>
          <table:table-cell office:value-type="float" office:value="4.56306597839821" calcext:value-type="float">
            <text:p>4.5630659784</text:p>
          </table:table-cell>
          <table:table-cell office:value-type="float" office:value="4.18059236942771" calcext:value-type="float">
            <text:p>4.1805923694</text:p>
          </table:table-cell>
          <table:table-cell office:value-type="float" office:value="2.43571031819532" calcext:value-type="float">
            <text:p>2.4357103182</text:p>
          </table:table-cell>
          <table:table-cell office:value-type="float" office:value="3.01293136310996" calcext:value-type="float">
            <text:p>3.0129313631</text:p>
          </table:table-cell>
          <table:table-cell office:value-type="float" office:value="3.62612745706703" calcext:value-type="float">
            <text:p>3.6261274571</text:p>
          </table:table-cell>
          <table:table-cell office:value-type="float" office:value="2.44098769659259" calcext:value-type="float">
            <text:p>2.4409876966</text:p>
          </table:table-cell>
          <table:table-cell office:value-type="float" office:value="4.38198389549453" calcext:value-type="float">
            <text:p>4.3819838955</text:p>
          </table:table-cell>
          <table:table-cell office:value-type="float" office:value="5.24779395376323" calcext:value-type="float">
            <text:p>5.2477939538</text:p>
          </table:table-cell>
          <table:table-cell office:value-type="float" office:value="5.15970471661153" calcext:value-type="float">
            <text:p>5.1597047166</text:p>
          </table:table-cell>
          <table:table-cell office:value-type="float" office:value="5.09502859999071" calcext:value-type="float">
            <text:p>5.0950286</text:p>
          </table:table-cell>
          <table:table-cell office:value-type="float" office:value="5.16205262424604" calcext:value-type="float">
            <text:p>5.1620526242</text:p>
          </table:table-cell>
          <table:table-cell office:value-type="float" office:value="9.41736733507901" calcext:value-type="float">
            <text:p>9.4173673351</text:p>
          </table:table-cell>
          <table:table-cell office:value-type="float" office:value="9.40013744487843" calcext:value-type="float">
            <text:p>9.4001374449</text:p>
          </table:table-cell>
          <table:table-cell office:value-type="float" office:value="9.56883332782665" calcext:value-type="float">
            <text:p>9.5688333278</text:p>
          </table:table-cell>
          <table:table-cell office:value-type="float" office:value="10.0152554798208" calcext:value-type="float">
            <text:p>10.0152554798</text:p>
          </table:table-cell>
          <table:table-cell office:value-type="float" office:value="15.5716689155867" calcext:value-type="float">
            <text:p>15.5716689156</text:p>
          </table:table-cell>
          <table:table-cell office:value-type="float" office:value="13.5294664192453" calcext:value-type="float">
            <text:p>13.5294664192</text:p>
          </table:table-cell>
          <table:table-cell office:value-type="float" office:value="15.5168866763151" calcext:value-type="float">
            <text:p>15.5168866763</text:p>
          </table:table-cell>
          <table:table-cell office:value-type="float" office:value="15.9321965990606" calcext:value-type="float">
            <text:p>15.9321965991</text:p>
          </table:table-cell>
          <table:table-cell office:value-type="float" office:value="23.6478118942038" calcext:value-type="float">
            <text:p>23.6478118942</text:p>
          </table:table-cell>
          <table:table-cell office:value-type="float" office:value="25.8670982513717" calcext:value-type="float">
            <text:p>25.8670982514</text:p>
          </table:table-cell>
          <table:table-cell office:value-type="float" office:value="28.6231503408909" calcext:value-type="float">
            <text:p>28.6231503409</text:p>
          </table:table-cell>
          <table:table-cell office:value-type="float" office:value="26.8562925237213" calcext:value-type="float">
            <text:p>26.8562925237</text:p>
          </table:table-cell>
          <table:table-cell office:value-type="float" office:value="28166.1089816352" calcext:value-type="float">
            <text:p>28166.1089816352</text:p>
          </table:table-cell>
          <table:table-cell office:value-type="float" office:value="28158.1826768673" calcext:value-type="float">
            <text:p>28158.1826768673</text:p>
          </table:table-cell>
          <table:table-cell office:value-type="float" office:value="28343.8783456058" calcext:value-type="float">
            <text:p>28343.8783456058</text:p>
          </table:table-cell>
          <table:table-cell office:value-type="float" office:value="28494.7780278975" calcext:value-type="float">
            <text:p>28494.7780278975</text:p>
          </table:table-cell>
          <table:table-cell office:value-type="float" office:value="169700.999589876" calcext:value-type="float">
            <text:p>169700.999589876</text:p>
          </table:table-cell>
          <table:table-cell office:value-type="float" office:value="164529.458967049" calcext:value-type="float">
            <text:p>164529.45896704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14</text:p>
          </table:table-cell>
          <table:table-cell office:value-type="float" office:value="2.77799995075872" calcext:value-type="float">
            <text:p>2.7779999508</text:p>
          </table:table-cell>
          <table:table-cell office:value-type="float" office:value="3.19931009739209" calcext:value-type="float">
            <text:p>3.1993100974</text:p>
          </table:table-cell>
          <table:table-cell office:value-type="float" office:value="4.02312345481058" calcext:value-type="float">
            <text:p>4.0231234548</text:p>
          </table:table-cell>
          <table:table-cell office:value-type="float" office:value="2.34262362167616" calcext:value-type="float">
            <text:p>2.3426236217</text:p>
          </table:table-cell>
          <table:table-cell office:value-type="float" office:value="3.41969008910508" calcext:value-type="float">
            <text:p>3.4196900891</text:p>
          </table:table-cell>
          <table:table-cell office:value-type="float" office:value="3.06070187063628" calcext:value-type="float">
            <text:p>3.0607018706</text:p>
          </table:table-cell>
          <table:table-cell office:value-type="float" office:value="3.83457727359698" calcext:value-type="float">
            <text:p>3.8345772736</text:p>
          </table:table-cell>
          <table:table-cell office:value-type="float" office:value="2.52932050308807" calcext:value-type="float">
            <text:p>2.5293205031</text:p>
          </table:table-cell>
          <table:table-cell office:value-type="float" office:value="5.18247604984667" calcext:value-type="float">
            <text:p>5.1824760498</text:p>
          </table:table-cell>
          <table:table-cell office:value-type="float" office:value="5.05032761244716" calcext:value-type="float">
            <text:p>5.0503276124</text:p>
          </table:table-cell>
          <table:table-cell office:value-type="float" office:value="5.16338925496923" calcext:value-type="float">
            <text:p>5.163389255</text:p>
          </table:table-cell>
          <table:table-cell office:value-type="float" office:value="5.24848637114112" calcext:value-type="float">
            <text:p>5.2484863711</text:p>
          </table:table-cell>
          <table:table-cell office:value-type="float" office:value="9.50991763970729" calcext:value-type="float">
            <text:p>9.5099176397</text:p>
          </table:table-cell>
          <table:table-cell office:value-type="float" office:value="9.50651251771976" calcext:value-type="float">
            <text:p>9.5065125177</text:p>
          </table:table-cell>
          <table:table-cell office:value-type="float" office:value="9.51327106853887" calcext:value-type="float">
            <text:p>9.5132710685</text:p>
          </table:table-cell>
          <table:table-cell office:value-type="float" office:value="9.74222906795493" calcext:value-type="float">
            <text:p>9.742229068</text:p>
          </table:table-cell>
          <table:table-cell office:value-type="float" office:value="13.4202917821265" calcext:value-type="float">
            <text:p>13.4202917821</text:p>
          </table:table-cell>
          <table:table-cell office:value-type="float" office:value="13.6609128770891" calcext:value-type="float">
            <text:p>13.6609128771</text:p>
          </table:table-cell>
          <table:table-cell office:value-type="float" office:value="14.5601245752896" calcext:value-type="float">
            <text:p>14.5601245753</text:p>
          </table:table-cell>
          <table:table-cell office:value-type="float" office:value="14.8543819795612" calcext:value-type="float">
            <text:p>14.8543819796</text:p>
          </table:table-cell>
          <table:table-cell office:value-type="float" office:value="26.1466663082464" calcext:value-type="float">
            <text:p>26.1466663082</text:p>
          </table:table-cell>
          <table:table-cell office:value-type="float" office:value="21.4512717134185" calcext:value-type="float">
            <text:p>21.4512717134</text:p>
          </table:table-cell>
          <table:table-cell office:value-type="float" office:value="20.4467678519755" calcext:value-type="float">
            <text:p>20.446767852</text:p>
          </table:table-cell>
          <table:table-cell office:value-type="float" office:value="25.9478555462703" calcext:value-type="float">
            <text:p>25.9478555463</text:p>
          </table:table-cell>
          <table:table-cell office:value-type="float" office:value="24758.8985337816" calcext:value-type="float">
            <text:p>24758.8985337816</text:p>
          </table:table-cell>
          <table:table-cell office:value-type="float" office:value="25376.8804886062" calcext:value-type="float">
            <text:p>25376.8804886062</text:p>
          </table:table-cell>
          <table:table-cell office:value-type="float" office:value="24658.8786529653" calcext:value-type="float">
            <text:p>24658.8786529653</text:p>
          </table:table-cell>
          <table:table-cell office:value-type="float" office:value="24802.6324472077" calcext:value-type="float">
            <text:p>24802.6324472077</text:p>
          </table:table-cell>
          <table:table-cell office:value-type="float" office:value="142038.716391927" calcext:value-type="float">
            <text:p>142038.716391927</text:p>
          </table:table-cell>
          <table:table-cell office:value-type="float" office:value="154871.933533447" calcext:value-type="float">
            <text:p>154871.9335334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15</text:p>
          </table:table-cell>
          <table:table-cell office:value-type="float" office:value="2.70549922018269" calcext:value-type="float">
            <text:p>2.7054992202</text:p>
          </table:table-cell>
          <table:table-cell office:value-type="float" office:value="2.19650316412987" calcext:value-type="float">
            <text:p>2.1965031641</text:p>
          </table:table-cell>
          <table:table-cell office:value-type="float" office:value="2.26200218370656" calcext:value-type="float">
            <text:p>2.2620021837</text:p>
          </table:table-cell>
          <table:table-cell office:value-type="float" office:value="2.35798708774566" calcext:value-type="float">
            <text:p>2.3579870877</text:p>
          </table:table-cell>
          <table:table-cell office:value-type="float" office:value="2.78664803970436" calcext:value-type="float">
            <text:p>2.7866480397</text:p>
          </table:table-cell>
          <table:table-cell office:value-type="float" office:value="2.79143056916052" calcext:value-type="float">
            <text:p>2.7914305692</text:p>
          </table:table-cell>
          <table:table-cell office:value-type="float" office:value="4.55971917411735" calcext:value-type="float">
            <text:p>4.5597191741</text:p>
          </table:table-cell>
          <table:table-cell office:value-type="float" office:value="2.21641015352089" calcext:value-type="float">
            <text:p>2.2164101535</text:p>
          </table:table-cell>
          <table:table-cell office:value-type="float" office:value="5.12501403907321" calcext:value-type="float">
            <text:p>5.1250140391</text:p>
          </table:table-cell>
          <table:table-cell office:value-type="float" office:value="5.05478463107318" calcext:value-type="float">
            <text:p>5.0547846311</text:p>
          </table:table-cell>
          <table:table-cell office:value-type="float" office:value="5.1838847939943" calcext:value-type="float">
            <text:p>5.183884794</text:p>
          </table:table-cell>
          <table:table-cell office:value-type="float" office:value="5.14681164073837" calcext:value-type="float">
            <text:p>5.1468116407</text:p>
          </table:table-cell>
          <table:table-cell office:value-type="float" office:value="9.51451151887633" calcext:value-type="float">
            <text:p>9.5145115189</text:p>
          </table:table-cell>
          <table:table-cell office:value-type="float" office:value="9.52517334437892" calcext:value-type="float">
            <text:p>9.5251733444</text:p>
          </table:table-cell>
          <table:table-cell office:value-type="float" office:value="9.50840402117503" calcext:value-type="float">
            <text:p>9.5084040212</text:p>
          </table:table-cell>
          <table:table-cell office:value-type="float" office:value="9.1792850367397" calcext:value-type="float">
            <text:p>9.1792850367</text:p>
          </table:table-cell>
          <table:table-cell office:value-type="float" office:value="14.5380979753137" calcext:value-type="float">
            <text:p>14.5380979753</text:p>
          </table:table-cell>
          <table:table-cell office:value-type="float" office:value="15.5476929455893" calcext:value-type="float">
            <text:p>15.5476929456</text:p>
          </table:table-cell>
          <table:table-cell office:value-type="float" office:value="15.5605871812937" calcext:value-type="float">
            <text:p>15.5605871813</text:p>
          </table:table-cell>
          <table:table-cell office:value-type="float" office:value="14.9892753726108" calcext:value-type="float">
            <text:p>14.9892753726</text:p>
          </table:table-cell>
          <table:table-cell office:value-type="float" office:value="17.2923344976084" calcext:value-type="float">
            <text:p>17.2923344976</text:p>
          </table:table-cell>
          <table:table-cell office:value-type="float" office:value="22.2109273609546" calcext:value-type="float">
            <text:p>22.210927361</text:p>
          </table:table-cell>
          <table:table-cell office:value-type="float" office:value="19.6798785240318" calcext:value-type="float">
            <text:p>19.679878524</text:p>
          </table:table-cell>
          <table:table-cell office:value-type="float" office:value="17.1472970158391" calcext:value-type="float">
            <text:p>17.1472970158</text:p>
          </table:table-cell>
          <table:table-cell office:value-type="float" office:value="21924.9458649165" calcext:value-type="float">
            <text:p>21924.9458649165</text:p>
          </table:table-cell>
          <table:table-cell office:value-type="float" office:value="21855.7496695702" calcext:value-type="float">
            <text:p>21855.7496695702</text:p>
          </table:table-cell>
          <table:table-cell office:value-type="float" office:value="21936.3578402914" calcext:value-type="float">
            <text:p>21936.3578402914</text:p>
          </table:table-cell>
          <table:table-cell office:value-type="float" office:value="21944.4899584901" calcext:value-type="float">
            <text:p>21944.4899584901</text:p>
          </table:table-cell>
          <table:table-cell office:value-type="float" office:value="105291.995073808" calcext:value-type="float">
            <text:p>105291.995073808</text:p>
          </table:table-cell>
          <table:table-cell office:value-type="float" office:value="115034.69523567" calcext:value-type="float">
            <text:p>115034.695235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16</text:p>
          </table:table-cell>
          <table:table-cell office:value-type="float" office:value="2.82415402349569" calcext:value-type="float">
            <text:p>2.8241540235</text:p>
          </table:table-cell>
          <table:table-cell office:value-type="float" office:value="3.2791374144803" calcext:value-type="float">
            <text:p>3.2791374145</text:p>
          </table:table-cell>
          <table:table-cell office:value-type="float" office:value="2.52103438815813" calcext:value-type="float">
            <text:p>2.5210343882</text:p>
          </table:table-cell>
          <table:table-cell office:value-type="float" office:value="4.15350270944477" calcext:value-type="float">
            <text:p>4.1535027094</text:p>
          </table:table-cell>
          <table:table-cell office:value-type="float" office:value="3.78980166540485" calcext:value-type="float">
            <text:p>3.7898016654</text:p>
          </table:table-cell>
          <table:table-cell office:value-type="float" office:value="3.59595066154455" calcext:value-type="float">
            <text:p>3.5959506615</text:p>
          </table:table-cell>
          <table:table-cell office:value-type="float" office:value="3.2243181024116" calcext:value-type="float">
            <text:p>3.2243181024</text:p>
          </table:table-cell>
          <table:table-cell office:value-type="float" office:value="3.08585908146209" calcext:value-type="float">
            <text:p>3.0858590815</text:p>
          </table:table-cell>
          <table:table-cell office:value-type="float" office:value="5.13146950931943" calcext:value-type="float">
            <text:p>5.1314695093</text:p>
          </table:table-cell>
          <table:table-cell office:value-type="float" office:value="5.0256913474783" calcext:value-type="float">
            <text:p>5.0256913475</text:p>
          </table:table-cell>
          <table:table-cell office:value-type="float" office:value="5.01718998300549" calcext:value-type="float">
            <text:p>5.017189983</text:p>
          </table:table-cell>
          <table:table-cell office:value-type="float" office:value="5.07122472367114" calcext:value-type="float">
            <text:p>5.0712247237</text:p>
          </table:table-cell>
          <table:table-cell office:value-type="float" office:value="9.00874146651436" calcext:value-type="float">
            <text:p>9.0087414665</text:p>
          </table:table-cell>
          <table:table-cell office:value-type="float" office:value="9.41329541029746" calcext:value-type="float">
            <text:p>9.4132954103</text:p>
          </table:table-cell>
          <table:table-cell office:value-type="float" office:value="8.92127642389207" calcext:value-type="float">
            <text:p>8.9212764239</text:p>
          </table:table-cell>
          <table:table-cell office:value-type="float" office:value="9.35414415301698" calcext:value-type="float">
            <text:p>9.354144153</text:p>
          </table:table-cell>
          <table:table-cell office:value-type="float" office:value="13.3186688055524" calcext:value-type="float">
            <text:p>13.3186688056</text:p>
          </table:table-cell>
          <table:table-cell office:value-type="float" office:value="13.0402594490236" calcext:value-type="float">
            <text:p>13.040259449</text:p>
          </table:table-cell>
          <table:table-cell office:value-type="float" office:value="13.3487382387709" calcext:value-type="float">
            <text:p>13.3487382388</text:p>
          </table:table-cell>
          <table:table-cell office:value-type="float" office:value="13.1885339143833" calcext:value-type="float">
            <text:p>13.1885339144</text:p>
          </table:table-cell>
          <table:table-cell office:value-type="float" office:value="20.3052637086707" calcext:value-type="float">
            <text:p>20.3052637087</text:p>
          </table:table-cell>
          <table:table-cell office:value-type="float" office:value="15.7254623141475" calcext:value-type="float">
            <text:p>15.7254623141</text:p>
          </table:table-cell>
          <table:table-cell office:value-type="float" office:value="16.0934878775539" calcext:value-type="float">
            <text:p>16.0934878776</text:p>
          </table:table-cell>
          <table:table-cell office:value-type="float" office:value="19.5939434579949" calcext:value-type="float">
            <text:p>19.593943458</text:p>
          </table:table-cell>
          <table:table-cell office:value-type="float" office:value="19496.5054759633" calcext:value-type="float">
            <text:p>19496.5054759633</text:p>
          </table:table-cell>
          <table:table-cell office:value-type="float" office:value="19653.582460244" calcext:value-type="float">
            <text:p>19653.582460244</text:p>
          </table:table-cell>
          <table:table-cell office:value-type="float" office:value="19119.5920506961" calcext:value-type="float">
            <text:p>19119.5920506961</text:p>
          </table:table-cell>
          <table:table-cell office:value-type="float" office:value="19144.3588982925" calcext:value-type="float">
            <text:p>19144.3588982925</text:p>
          </table:table-cell>
          <table:table-cell office:value-type="float" office:value="78758.7239435798" calcext:value-type="float">
            <text:p>78758.7239435798</text:p>
          </table:table-cell>
          <table:table-cell office:value-type="float" office:value="74170.3400421686" calcext:value-type="float">
            <text:p>74170.3400421686</text:p>
          </table:table-cell>
          <table:table-cell table:number-columns-repeated="2"/>
          <table:table-cell office:value-type="float" office:value="315615" calcext:value-type="float">
            <text:p>3156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17</text:p>
          </table:table-cell>
          <table:table-cell office:value-type="float" office:value="4.07412648553895" calcext:value-type="float">
            <text:p>4.0741264855</text:p>
          </table:table-cell>
          <table:table-cell office:value-type="float" office:value="2.64508731275593" calcext:value-type="float">
            <text:p>2.6450873128</text:p>
          </table:table-cell>
          <table:table-cell office:value-type="float" office:value="4.98996006423902" calcext:value-type="float">
            <text:p>4.9899600642</text:p>
          </table:table-cell>
          <table:table-cell office:value-type="float" office:value="3.36187493937422" calcext:value-type="float">
            <text:p>3.3618749394</text:p>
          </table:table-cell>
          <table:table-cell office:value-type="float" office:value="4.9920509755394" calcext:value-type="float">
            <text:p>4.9920509755</text:p>
          </table:table-cell>
          <table:table-cell office:value-type="float" office:value="4.23013937696762" calcext:value-type="float">
            <text:p>4.230139377</text:p>
          </table:table-cell>
          <table:table-cell office:value-type="float" office:value="4.59508923086531" calcext:value-type="float">
            <text:p>4.5950892309</text:p>
          </table:table-cell>
          <table:table-cell office:value-type="float" office:value="3.45190793387596" calcext:value-type="float">
            <text:p>3.4519079339</text:p>
          </table:table-cell>
          <table:table-cell office:value-type="float" office:value="5.0376028429015" calcext:value-type="float">
            <text:p>5.0376028429</text:p>
          </table:table-cell>
          <table:table-cell office:value-type="float" office:value="5.12212128555856" calcext:value-type="float">
            <text:p>5.1221212856</text:p>
          </table:table-cell>
          <table:table-cell office:value-type="float" office:value="5.14775374878905" calcext:value-type="float">
            <text:p>5.1477537488</text:p>
          </table:table-cell>
          <table:table-cell office:value-type="float" office:value="5.03348705188814" calcext:value-type="float">
            <text:p>5.0334870519</text:p>
          </table:table-cell>
          <table:table-cell office:value-type="float" office:value="8.94095397494652" calcext:value-type="float">
            <text:p>8.9409539749</text:p>
          </table:table-cell>
          <table:table-cell office:value-type="float" office:value="9.21417706242308" calcext:value-type="float">
            <text:p>9.2141770624</text:p>
          </table:table-cell>
          <table:table-cell office:value-type="float" office:value="8.9085506465827" calcext:value-type="float">
            <text:p>8.9085506466</text:p>
          </table:table-cell>
          <table:table-cell office:value-type="float" office:value="9.19851874521195" calcext:value-type="float">
            <text:p>9.1985187452</text:p>
          </table:table-cell>
          <table:table-cell office:value-type="float" office:value="15.2327698540771" calcext:value-type="float">
            <text:p>15.2327698541</text:p>
          </table:table-cell>
          <table:table-cell office:value-type="float" office:value="14.2353286203409" calcext:value-type="float">
            <text:p>14.2353286203</text:p>
          </table:table-cell>
          <table:table-cell office:value-type="float" office:value="13.7131272197592" calcext:value-type="float">
            <text:p>13.7131272198</text:p>
          </table:table-cell>
          <table:table-cell office:value-type="float" office:value="14.6541261446828" calcext:value-type="float">
            <text:p>14.6541261447</text:p>
          </table:table-cell>
          <table:table-cell office:value-type="float" office:value="19.0260686177872" calcext:value-type="float">
            <text:p>19.0260686178</text:p>
          </table:table-cell>
          <table:table-cell office:value-type="float" office:value="17.7286213377485" calcext:value-type="float">
            <text:p>17.7286213377</text:p>
          </table:table-cell>
          <table:table-cell office:value-type="float" office:value="15.8298687756913" calcext:value-type="float">
            <text:p>15.8298687757</text:p>
          </table:table-cell>
          <table:table-cell office:value-type="float" office:value="19.2270885656553" calcext:value-type="float">
            <text:p>19.2270885657</text:p>
          </table:table-cell>
          <table:table-cell office:value-type="float" office:value="16871.0783391153" calcext:value-type="float">
            <text:p>16871.0783391153</text:p>
          </table:table-cell>
          <table:table-cell office:value-type="float" office:value="16835.8504120445" calcext:value-type="float">
            <text:p>16835.8504120445</text:p>
          </table:table-cell>
          <table:table-cell office:value-type="float" office:value="16844.6698986693" calcext:value-type="float">
            <text:p>16844.6698986693</text:p>
          </table:table-cell>
          <table:table-cell office:value-type="float" office:value="17181.567727102" calcext:value-type="float">
            <text:p>17181.567727102</text:p>
          </table:table-cell>
          <table:table-cell office:value-type="float" office:value="75864.9380401669" calcext:value-type="float">
            <text:p>75864.9380401669</text:p>
          </table:table-cell>
          <table:table-cell office:value-type="float" office:value="87491.9302121441" calcext:value-type="float">
            <text:p>87491.930212144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18</text:p>
          </table:table-cell>
          <table:table-cell office:value-type="float" office:value="4.2361183535045" calcext:value-type="float">
            <text:p>4.2361183535</text:p>
          </table:table-cell>
          <table:table-cell office:value-type="float" office:value="3.05190730125358" calcext:value-type="float">
            <text:p>3.0519073013</text:p>
          </table:table-cell>
          <table:table-cell office:value-type="float" office:value="3.03791410626477" calcext:value-type="float">
            <text:p>3.0379141063</text:p>
          </table:table-cell>
          <table:table-cell office:value-type="float" office:value="4.60424903180936" calcext:value-type="float">
            <text:p>4.6042490318</text:p>
          </table:table-cell>
          <table:table-cell office:value-type="float" office:value="3.49463437858199" calcext:value-type="float">
            <text:p>3.4946343786</text:p>
          </table:table-cell>
          <table:table-cell office:value-type="float" office:value="4.78998433103696" calcext:value-type="float">
            <text:p>4.789984331</text:p>
          </table:table-cell>
          <table:table-cell office:value-type="float" office:value="2.85045788606609" calcext:value-type="float">
            <text:p>2.8504578861</text:p>
          </table:table-cell>
          <table:table-cell office:value-type="float" office:value="3.63847963046174" calcext:value-type="float">
            <text:p>3.6384796305</text:p>
          </table:table-cell>
          <table:table-cell office:value-type="float" office:value="5.00720886591135" calcext:value-type="float">
            <text:p>5.0072088659</text:p>
          </table:table-cell>
          <table:table-cell office:value-type="float" office:value="5.05438251810225" calcext:value-type="float">
            <text:p>5.0543825181</text:p>
          </table:table-cell>
          <table:table-cell office:value-type="float" office:value="5.0487709873075" calcext:value-type="float">
            <text:p>5.0487709873</text:p>
          </table:table-cell>
          <table:table-cell office:value-type="float" office:value="4.96572509743693" calcext:value-type="float">
            <text:p>4.9657250974</text:p>
          </table:table-cell>
          <table:table-cell office:value-type="float" office:value="8.87007364866472" calcext:value-type="float">
            <text:p>8.8700736487</text:p>
          </table:table-cell>
          <table:table-cell office:value-type="float" office:value="9.06031782623114" calcext:value-type="float">
            <text:p>9.0603178262</text:p>
          </table:table-cell>
          <table:table-cell office:value-type="float" office:value="8.99363980335379" calcext:value-type="float">
            <text:p>8.9936398034</text:p>
          </table:table-cell>
          <table:table-cell office:value-type="float" office:value="9.21915137212231" calcext:value-type="float">
            <text:p>9.2191513721</text:p>
          </table:table-cell>
          <table:table-cell office:value-type="float" office:value="15.0415844510447" calcext:value-type="float">
            <text:p>15.041584451</text:p>
          </table:table-cell>
          <table:table-cell office:value-type="float" office:value="14.9750170237497" calcext:value-type="float">
            <text:p>14.9750170237</text:p>
          </table:table-cell>
          <table:table-cell office:value-type="float" office:value="14.536995318566" calcext:value-type="float">
            <text:p>14.5369953186</text:p>
          </table:table-cell>
          <table:table-cell office:value-type="float" office:value="13.1585671734299" calcext:value-type="float">
            <text:p>13.1585671734</text:p>
          </table:table-cell>
          <table:table-cell office:value-type="float" office:value="16.0319962511886" calcext:value-type="float">
            <text:p>16.0319962512</text:p>
          </table:table-cell>
          <table:table-cell office:value-type="float" office:value="15.1812705015198" calcext:value-type="float">
            <text:p>15.1812705015</text:p>
          </table:table-cell>
          <table:table-cell office:value-type="float" office:value="14.1899708684495" calcext:value-type="float">
            <text:p>14.1899708684</text:p>
          </table:table-cell>
          <table:table-cell office:value-type="float" office:value="18.2338183604613" calcext:value-type="float">
            <text:p>18.2338183605</text:p>
          </table:table-cell>
          <table:table-cell office:value-type="float" office:value="14691.6535474188" calcext:value-type="float">
            <text:p>14691.6535474188</text:p>
          </table:table-cell>
          <table:table-cell office:value-type="float" office:value="14560.6928719203" calcext:value-type="float">
            <text:p>14560.6928719203</text:p>
          </table:table-cell>
          <table:table-cell office:value-type="float" office:value="14678.2213512755" calcext:value-type="float">
            <text:p>14678.2213512755</text:p>
          </table:table-cell>
          <table:table-cell office:value-type="float" office:value="15054.1409065781" calcext:value-type="float">
            <text:p>15054.1409065781</text:p>
          </table:table-cell>
          <table:table-cell office:value-type="float" office:value="76461.7217513912" calcext:value-type="float">
            <text:p>76461.7217513912</text:p>
          </table:table-cell>
          <table:table-cell office:value-type="float" office:value="56257.7119869149" calcext:value-type="float">
            <text:p>56257.711986914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19</text:p>
          </table:table-cell>
          <table:table-cell office:value-type="float" office:value="3.11014339122935" calcext:value-type="float">
            <text:p>3.1101433912</text:p>
          </table:table-cell>
          <table:table-cell office:value-type="float" office:value="2.6303773175518" calcext:value-type="float">
            <text:p>2.6303773176</text:p>
          </table:table-cell>
          <table:table-cell office:value-type="float" office:value="3.17659769706218" calcext:value-type="float">
            <text:p>3.1765976971</text:p>
          </table:table-cell>
          <table:table-cell office:value-type="float" office:value="3.35667217817832" calcext:value-type="float">
            <text:p>3.3566721782</text:p>
          </table:table-cell>
          <table:table-cell office:value-type="float" office:value="3.77183575643837" calcext:value-type="float">
            <text:p>3.7718357564</text:p>
          </table:table-cell>
          <table:table-cell office:value-type="float" office:value="3.38746646662728" calcext:value-type="float">
            <text:p>3.3874664666</text:p>
          </table:table-cell>
          <table:table-cell office:value-type="float" office:value="2.21184067196878" calcext:value-type="float">
            <text:p>2.211840672</text:p>
          </table:table-cell>
          <table:table-cell office:value-type="float" office:value="4.37728271840785" calcext:value-type="float">
            <text:p>4.3772827184</text:p>
          </table:table-cell>
          <table:table-cell office:value-type="float" office:value="5.09488269861936" calcext:value-type="float">
            <text:p>5.0948826986</text:p>
          </table:table-cell>
          <table:table-cell office:value-type="float" office:value="5.10784630577007" calcext:value-type="float">
            <text:p>5.1078463058</text:p>
          </table:table-cell>
          <table:table-cell office:value-type="float" office:value="5.01334031013427" calcext:value-type="float">
            <text:p>5.0133403101</text:p>
          </table:table-cell>
          <table:table-cell office:value-type="float" office:value="5.09982938318579" calcext:value-type="float">
            <text:p>5.0998293832</text:p>
          </table:table-cell>
          <table:table-cell office:value-type="float" office:value="9.15496081922309" calcext:value-type="float">
            <text:p>9.1549608192</text:p>
          </table:table-cell>
          <table:table-cell office:value-type="float" office:value="9.33099739340628" calcext:value-type="float">
            <text:p>9.3309973934</text:p>
          </table:table-cell>
          <table:table-cell office:value-type="float" office:value="9.26387979528321" calcext:value-type="float">
            <text:p>9.2638797953</text:p>
          </table:table-cell>
          <table:table-cell office:value-type="float" office:value="9.30295048519525" calcext:value-type="float">
            <text:p>9.3029504852</text:p>
          </table:table-cell>
          <table:table-cell office:value-type="float" office:value="14.1696213322148" calcext:value-type="float">
            <text:p>14.1696213322</text:p>
          </table:table-cell>
          <table:table-cell office:value-type="float" office:value="13.0953774148846" calcext:value-type="float">
            <text:p>13.0953774149</text:p>
          </table:table-cell>
          <table:table-cell office:value-type="float" office:value="14.3297108353995" calcext:value-type="float">
            <text:p>14.3297108354</text:p>
          </table:table-cell>
          <table:table-cell office:value-type="float" office:value="13.470049432749" calcext:value-type="float">
            <text:p>13.4700494327</text:p>
          </table:table-cell>
          <table:table-cell office:value-type="float" office:value="16.8947481960348" calcext:value-type="float">
            <text:p>16.894748196</text:p>
          </table:table-cell>
          <table:table-cell office:value-type="float" office:value="15.6380574004767" calcext:value-type="float">
            <text:p>15.6380574005</text:p>
          </table:table-cell>
          <table:table-cell office:value-type="float" office:value="17.2735073278977" calcext:value-type="float">
            <text:p>17.2735073279</text:p>
          </table:table-cell>
          <table:table-cell office:value-type="float" office:value="14.7396862410189" calcext:value-type="float">
            <text:p>14.739686241</text:p>
          </table:table-cell>
          <table:table-cell office:value-type="float" office:value="12995.2031331603" calcext:value-type="float">
            <text:p>12995.2031331603</text:p>
          </table:table-cell>
          <table:table-cell office:value-type="float" office:value="12993.42207871" calcext:value-type="float">
            <text:p>12993.42207871</text:p>
          </table:table-cell>
          <table:table-cell office:value-type="float" office:value="12900.3581589544" calcext:value-type="float">
            <text:p>12900.3581589544</text:p>
          </table:table-cell>
          <table:table-cell office:value-type="float" office:value="12931.2590452382" calcext:value-type="float">
            <text:p>12931.2590452382</text:p>
          </table:table-cell>
          <table:table-cell office:value-type="float" office:value="27940.4468607875" calcext:value-type="float">
            <text:p>27940.4468607875</text:p>
          </table:table-cell>
          <table:table-cell office:value-type="float" office:value="39683.8315295239" calcext:value-type="float">
            <text:p>39683.831529523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20</text:p>
          </table:table-cell>
          <table:table-cell office:value-type="float" office:value="4.78431757664638" calcext:value-type="float">
            <text:p>4.7843175766</text:p>
          </table:table-cell>
          <table:table-cell office:value-type="float" office:value="2.59149792202622" calcext:value-type="float">
            <text:p>2.591497922</text:p>
          </table:table-cell>
          <table:table-cell office:value-type="float" office:value="3.70319842764314" calcext:value-type="float">
            <text:p>3.7031984276</text:p>
          </table:table-cell>
          <table:table-cell office:value-type="float" office:value="2.16963009247575" calcext:value-type="float">
            <text:p>2.1696300925</text:p>
          </table:table-cell>
          <table:table-cell office:value-type="float" office:value="2.79888363075872" calcext:value-type="float">
            <text:p>2.7988836308</text:p>
          </table:table-cell>
          <table:table-cell office:value-type="float" office:value="2.97213799638582" calcext:value-type="float">
            <text:p>2.9721379964</text:p>
          </table:table-cell>
          <table:table-cell office:value-type="float" office:value="2.67233417526722" calcext:value-type="float">
            <text:p>2.6723341753</text:p>
          </table:table-cell>
          <table:table-cell office:value-type="float" office:value="4.46082247589168" calcext:value-type="float">
            <text:p>4.4608224759</text:p>
          </table:table-cell>
          <table:table-cell office:value-type="float" office:value="5.04161609600896" calcext:value-type="float">
            <text:p>5.041616096</text:p>
          </table:table-cell>
          <table:table-cell office:value-type="float" office:value="4.95960014367" calcext:value-type="float">
            <text:p>4.9596001437</text:p>
          </table:table-cell>
          <table:table-cell office:value-type="float" office:value="5.00405139043846" calcext:value-type="float">
            <text:p>5.0040513904</text:p>
          </table:table-cell>
          <table:table-cell office:value-type="float" office:value="4.98611429829867" calcext:value-type="float">
            <text:p>4.9861142983</text:p>
          </table:table-cell>
          <table:table-cell office:value-type="float" office:value="8.8941844668265" calcext:value-type="float">
            <text:p>8.8941844668</text:p>
          </table:table-cell>
          <table:table-cell office:value-type="float" office:value="9.21667600235705" calcext:value-type="float">
            <text:p>9.2166760024</text:p>
          </table:table-cell>
          <table:table-cell office:value-type="float" office:value="8.94958819069625" calcext:value-type="float">
            <text:p>8.9495881907</text:p>
          </table:table-cell>
          <table:table-cell office:value-type="float" office:value="8.98420960108137" calcext:value-type="float">
            <text:p>8.9842096011</text:p>
          </table:table-cell>
          <table:table-cell office:value-type="float" office:value="13.4291535081386" calcext:value-type="float">
            <text:p>13.4291535081</text:p>
          </table:table-cell>
          <table:table-cell office:value-type="float" office:value="14.8622620050893" calcext:value-type="float">
            <text:p>14.8622620051</text:p>
          </table:table-cell>
          <table:table-cell office:value-type="float" office:value="14.517583031103" calcext:value-type="float">
            <text:p>14.5175830311</text:p>
          </table:table-cell>
          <table:table-cell office:value-type="float" office:value="14.2831131331098" calcext:value-type="float">
            <text:p>14.2831131331</text:p>
          </table:table-cell>
          <table:table-cell office:value-type="float" office:value="15.3543385334573" calcext:value-type="float">
            <text:p>15.3543385335</text:p>
          </table:table-cell>
          <table:table-cell office:value-type="float" office:value="15.4461917143378" calcext:value-type="float">
            <text:p>15.4461917143</text:p>
          </table:table-cell>
          <table:table-cell office:value-type="float" office:value="15.6591361861668" calcext:value-type="float">
            <text:p>15.6591361862</text:p>
          </table:table-cell>
          <table:table-cell office:value-type="float" office:value="14.8657870626358" calcext:value-type="float">
            <text:p>14.8657870626</text:p>
          </table:table-cell>
          <table:table-cell office:value-type="float" office:value="11064.6412931196" calcext:value-type="float">
            <text:p>11064.6412931196</text:p>
          </table:table-cell>
          <table:table-cell office:value-type="float" office:value="11369.1021072415" calcext:value-type="float">
            <text:p>11369.1021072415</text:p>
          </table:table-cell>
          <table:table-cell office:value-type="float" office:value="11165.4313699342" calcext:value-type="float">
            <text:p>11165.4313699342</text:p>
          </table:table-cell>
          <table:table-cell office:value-type="float" office:value="11466.7953049342" calcext:value-type="float">
            <text:p>11466.7953049342</text:p>
          </table:table-cell>
          <table:table-cell office:value-type="float" office:value="18866.2135784318" calcext:value-type="float">
            <text:p>18866.2135784318</text:p>
          </table:table-cell>
          <table:table-cell office:value-type="float" office:value="20012.5474631827" calcext:value-type="float">
            <text:p>20012.547463182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21</text:p>
          </table:table-cell>
          <table:table-cell office:value-type="float" office:value="3.6830614377039" calcext:value-type="float">
            <text:p>3.6830614377</text:p>
          </table:table-cell>
          <table:table-cell office:value-type="float" office:value="4.06291669844683" calcext:value-type="float">
            <text:p>4.0629166984</text:p>
          </table:table-cell>
          <table:table-cell office:value-type="float" office:value="2.10591991339605" calcext:value-type="float">
            <text:p>2.1059199134</text:p>
          </table:table-cell>
          <table:table-cell office:value-type="float" office:value="4.99039448915791" calcext:value-type="float">
            <text:p>4.9903944892</text:p>
          </table:table-cell>
          <table:table-cell office:value-type="float" office:value="2.83308839794428" calcext:value-type="float">
            <text:p>2.8330883979</text:p>
          </table:table-cell>
          <table:table-cell office:value-type="float" office:value="2.59932622855671" calcext:value-type="float">
            <text:p>2.5993262286</text:p>
          </table:table-cell>
          <table:table-cell office:value-type="float" office:value="3.59773872791257" calcext:value-type="float">
            <text:p>3.5977387279</text:p>
          </table:table-cell>
          <table:table-cell office:value-type="float" office:value="2.59953484194905" calcext:value-type="float">
            <text:p>2.5995348419</text:p>
          </table:table-cell>
          <table:table-cell office:value-type="float" office:value="5.08414981264011" calcext:value-type="float">
            <text:p>5.0841498126</text:p>
          </table:table-cell>
          <table:table-cell office:value-type="float" office:value="5.08598736912601" calcext:value-type="float">
            <text:p>5.0859873691</text:p>
          </table:table-cell>
          <table:table-cell office:value-type="float" office:value="5.07510569550922" calcext:value-type="float">
            <text:p>5.0751056955</text:p>
          </table:table-cell>
          <table:table-cell office:value-type="float" office:value="4.98892695823803" calcext:value-type="float">
            <text:p>4.9889269582</text:p>
          </table:table-cell>
          <table:table-cell office:value-type="float" office:value="9.0757533083859" calcext:value-type="float">
            <text:p>9.0757533084</text:p>
          </table:table-cell>
          <table:table-cell office:value-type="float" office:value="8.95196817992548" calcext:value-type="float">
            <text:p>8.9519681799</text:p>
          </table:table-cell>
          <table:table-cell office:value-type="float" office:value="9.16186937279148" calcext:value-type="float">
            <text:p>9.1618693728</text:p>
          </table:table-cell>
          <table:table-cell office:value-type="float" office:value="9.26207813115759" calcext:value-type="float">
            <text:p>9.2620781312</text:p>
          </table:table-cell>
          <table:table-cell office:value-type="float" office:value="14.6310804991298" calcext:value-type="float">
            <text:p>14.6310804991</text:p>
          </table:table-cell>
          <table:table-cell office:value-type="float" office:value="13.4744554377845" calcext:value-type="float">
            <text:p>13.4744554378</text:p>
          </table:table-cell>
          <table:table-cell office:value-type="float" office:value="13.6607242676759" calcext:value-type="float">
            <text:p>13.6607242677</text:p>
          </table:table-cell>
          <table:table-cell office:value-type="float" office:value="14.9701734924624" calcext:value-type="float">
            <text:p>14.9701734925</text:p>
          </table:table-cell>
          <table:table-cell office:value-type="float" office:value="16.0845734531451" calcext:value-type="float">
            <text:p>16.0845734531</text:p>
          </table:table-cell>
          <table:table-cell office:value-type="float" office:value="14.3165354426637" calcext:value-type="float">
            <text:p>14.3165354427</text:p>
          </table:table-cell>
          <table:table-cell office:value-type="float" office:value="17.126008115381" calcext:value-type="float">
            <text:p>17.1260081154</text:p>
          </table:table-cell>
          <table:table-cell office:value-type="float" office:value="16.9824083575814" calcext:value-type="float">
            <text:p>16.9824083576</text:p>
          </table:table-cell>
          <table:table-cell office:value-type="float" office:value="9794.76320051014" calcext:value-type="float">
            <text:p>9794.7632005101</text:p>
          </table:table-cell>
          <table:table-cell office:value-type="float" office:value="10253.5490112626" calcext:value-type="float">
            <text:p>10253.5490112626</text:p>
          </table:table-cell>
          <table:table-cell office:value-type="float" office:value="10099.2012472409" calcext:value-type="float">
            <text:p>10099.2012472409</text:p>
          </table:table-cell>
          <table:table-cell office:value-type="float" office:value="10049.7672067683" calcext:value-type="float">
            <text:p>10049.7672067683</text:p>
          </table:table-cell>
          <table:table-cell office:value-type="float" office:value="17671.0647499029" calcext:value-type="float">
            <text:p>17671.0647499029</text:p>
          </table:table-cell>
          <table:table-cell office:value-type="float" office:value="13424.5653026722" calcext:value-type="float">
            <text:p>13424.56530267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22</text:p>
          </table:table-cell>
          <table:table-cell office:value-type="float" office:value="3.35559016522362" calcext:value-type="float">
            <text:p>3.3555901652</text:p>
          </table:table-cell>
          <table:table-cell office:value-type="float" office:value="3.53224675634982" calcext:value-type="float">
            <text:p>3.5322467563</text:p>
          </table:table-cell>
          <table:table-cell office:value-type="float" office:value="3.05476284678174" calcext:value-type="float">
            <text:p>3.0547628468</text:p>
          </table:table-cell>
          <table:table-cell office:value-type="float" office:value="4.22606487013832" calcext:value-type="float">
            <text:p>4.2260648701</text:p>
          </table:table-cell>
          <table:table-cell office:value-type="float" office:value="4.35463759671205" calcext:value-type="float">
            <text:p>4.3546375967</text:p>
          </table:table-cell>
          <table:table-cell office:value-type="float" office:value="3.02409649283772" calcext:value-type="float">
            <text:p>3.0240964928</text:p>
          </table:table-cell>
          <table:table-cell office:value-type="float" office:value="3.2721859872779" calcext:value-type="float">
            <text:p>3.2721859873</text:p>
          </table:table-cell>
          <table:table-cell office:value-type="float" office:value="3.38384391955496" calcext:value-type="float">
            <text:p>3.3838439196</text:p>
          </table:table-cell>
          <table:table-cell office:value-type="float" office:value="4.96817227325579" calcext:value-type="float">
            <text:p>4.9681722733</text:p>
          </table:table-cell>
          <table:table-cell office:value-type="float" office:value="4.97958848371895" calcext:value-type="float">
            <text:p>4.9795884837</text:p>
          </table:table-cell>
          <table:table-cell office:value-type="float" office:value="4.96819828338746" calcext:value-type="float">
            <text:p>4.9681982834</text:p>
          </table:table-cell>
          <table:table-cell office:value-type="float" office:value="5.05435357431743" calcext:value-type="float">
            <text:p>5.0543535743</text:p>
          </table:table-cell>
          <table:table-cell office:value-type="float" office:value="8.89412327766602" calcext:value-type="float">
            <text:p>8.8941232777</text:p>
          </table:table-cell>
          <table:table-cell office:value-type="float" office:value="9.0415746861868" calcext:value-type="float">
            <text:p>9.0415746862</text:p>
          </table:table-cell>
          <table:table-cell office:value-type="float" office:value="8.93363991932217" calcext:value-type="float">
            <text:p>8.9336399193</text:p>
          </table:table-cell>
          <table:table-cell office:value-type="float" office:value="9.13757480869347" calcext:value-type="float">
            <text:p>9.1375748087</text:p>
          </table:table-cell>
          <table:table-cell office:value-type="float" office:value="13.3874033144929" calcext:value-type="float">
            <text:p>13.3874033145</text:p>
          </table:table-cell>
          <table:table-cell office:value-type="float" office:value="14.0946000760026" calcext:value-type="float">
            <text:p>14.094600076</text:p>
          </table:table-cell>
          <table:table-cell office:value-type="float" office:value="13.3240707359084" calcext:value-type="float">
            <text:p>13.3240707359</text:p>
          </table:table-cell>
          <table:table-cell office:value-type="float" office:value="14.0359766116515" calcext:value-type="float">
            <text:p>14.0359766117</text:p>
          </table:table-cell>
          <table:table-cell office:value-type="float" office:value="15.4298459710017" calcext:value-type="float">
            <text:p>15.429845971</text:p>
          </table:table-cell>
          <table:table-cell office:value-type="float" office:value="12.9204539782668" calcext:value-type="float">
            <text:p>12.9204539783</text:p>
          </table:table-cell>
          <table:table-cell office:value-type="float" office:value="12.983927083424" calcext:value-type="float">
            <text:p>12.9839270834</text:p>
          </table:table-cell>
          <table:table-cell office:value-type="float" office:value="15.5339105890406" calcext:value-type="float">
            <text:p>15.533910589</text:p>
          </table:table-cell>
          <table:table-cell office:value-type="float" office:value="8952.60563143374" calcext:value-type="float">
            <text:p>8952.6056314337</text:p>
          </table:table-cell>
          <table:table-cell office:value-type="float" office:value="9291.81612505726" calcext:value-type="float">
            <text:p>9291.8161250573</text:p>
          </table:table-cell>
          <table:table-cell office:value-type="float" office:value="9248.76208823752" calcext:value-type="float">
            <text:p>9248.7620882375</text:p>
          </table:table-cell>
          <table:table-cell office:value-type="float" office:value="8770.74518638589" calcext:value-type="float">
            <text:p>8770.7451863859</text:p>
          </table:table-cell>
          <table:table-cell office:value-type="float" office:value="37634.7672683111" calcext:value-type="float">
            <text:p>37634.7672683111</text:p>
          </table:table-cell>
          <table:table-cell office:value-type="float" office:value="32901.1928535182" calcext:value-type="float">
            <text:p>32901.192853518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X</text:p>
          </table:table-cell>
          <table:table-cell office:value-type="float" office:value="2.62702787931848" calcext:value-type="float">
            <text:p>2.6270278793</text:p>
          </table:table-cell>
          <table:table-cell office:value-type="float" office:value="5.03284138579741" calcext:value-type="float">
            <text:p>5.0328413858</text:p>
          </table:table-cell>
          <table:table-cell office:value-type="float" office:value="3.56545631785927" calcext:value-type="float">
            <text:p>3.5654563179</text:p>
          </table:table-cell>
          <table:table-cell office:value-type="float" office:value="2.86790058006511" calcext:value-type="float">
            <text:p>2.8679005801</text:p>
          </table:table-cell>
          <table:table-cell office:value-type="float" office:value="5.43091665050774" calcext:value-type="float">
            <text:p>5.4309166505</text:p>
          </table:table-cell>
          <table:table-cell office:value-type="float" office:value="4.47089915381442" calcext:value-type="float">
            <text:p>4.4708991538</text:p>
          </table:table-cell>
          <table:table-cell office:value-type="float" office:value="3.6688606785175" calcext:value-type="float">
            <text:p>3.6688606785</text:p>
          </table:table-cell>
          <table:table-cell office:value-type="float" office:value="3.23590767820908" calcext:value-type="float">
            <text:p>3.2359076782</text:p>
          </table:table-cell>
          <table:table-cell office:value-type="float" office:value="9.44801416413899" calcext:value-type="float">
            <text:p>9.4480141641</text:p>
          </table:table-cell>
          <table:table-cell office:value-type="float" office:value="9.67861000214631" calcext:value-type="float">
            <text:p>9.6786100021</text:p>
          </table:table-cell>
          <table:table-cell office:value-type="float" office:value="10.0745293270639" calcext:value-type="float">
            <text:p>10.0745293271</text:p>
          </table:table-cell>
          <table:table-cell office:value-type="float" office:value="10.268368200532" calcext:value-type="float">
            <text:p>10.2683682005</text:p>
          </table:table-cell>
          <table:table-cell office:value-type="float" office:value="35.9106098964126" calcext:value-type="float">
            <text:p>35.9106098964</text:p>
          </table:table-cell>
          <table:table-cell office:value-type="float" office:value="37.1102902025326" calcext:value-type="float">
            <text:p>37.1102902025</text:p>
          </table:table-cell>
          <table:table-cell office:value-type="float" office:value="34.8662190251094" calcext:value-type="float">
            <text:p>34.8662190251</text:p>
          </table:table-cell>
          <table:table-cell office:value-type="float" office:value="33.4402182659826" calcext:value-type="float">
            <text:p>33.440218266</text:p>
          </table:table-cell>
          <table:table-cell office:value-type="float" office:value="86.3644347915933" calcext:value-type="float">
            <text:p>86.3644347916</text:p>
          </table:table-cell>
          <table:table-cell office:value-type="float" office:value="85.4179597355156" calcext:value-type="float">
            <text:p>85.4179597355</text:p>
          </table:table-cell>
          <table:table-cell office:value-type="float" office:value="75.2804344372342" calcext:value-type="float">
            <text:p>75.2804344372</text:p>
          </table:table-cell>
          <table:table-cell office:value-type="float" office:value="85.3125387936955" calcext:value-type="float">
            <text:p>85.3125387937</text:p>
          </table:table-cell>
          <table:table-cell office:value-type="float" office:value="386.858142620279" calcext:value-type="float">
            <text:p>386.8581426203</text:p>
          </table:table-cell>
          <table:table-cell office:value-type="float" office:value="349.633397770263" calcext:value-type="float">
            <text:p>349.6333977703</text:p>
          </table:table-cell>
          <table:table-cell office:value-type="float" office:value="367.173553567149" calcext:value-type="float">
            <text:p>367.1735535671</text:p>
          </table:table-cell>
          <table:table-cell office:value-type="float" office:value="350.105260320739" calcext:value-type="float">
            <text:p>350.1052603207</text:p>
          </table:table-cell>
          <table:table-cell office:value-type="float" office:value="81621.6207517" calcext:value-type="float">
            <text:p>81621.6207517</text:p>
          </table:table-cell>
          <table:table-cell office:value-type="float" office:value="77823.2496364954" calcext:value-type="float">
            <text:p>77823.2496364954</text:p>
          </table:table-cell>
          <table:table-cell office:value-type="float" office:value="79814.4345449032" calcext:value-type="float">
            <text:p>79814.4345449032</text:p>
          </table:table-cell>
          <table:table-cell office:value-type="float" office:value="81447.5972854932" calcext:value-type="float">
            <text:p>81447.5972854932</text:p>
          </table:table-cell>
          <table:table-cell office:value-type="float" office:value="478507.449021747" calcext:value-type="float">
            <text:p>478507.449021747</text:p>
          </table:table-cell>
          <table:table-cell office:value-type="float" office:value="510920.269772104" calcext:value-type="float">
            <text:p>510920.26977210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81.634738155187" calcext:value-type="float">
            <text:p>81.6347381552</text:p>
          </table:table-cell>
          <table:table-cell office:value-type="float" office:value="80.1223927049874" calcext:value-type="float">
            <text:p>80.122392705</text:p>
          </table:table-cell>
          <table:table-cell office:value-type="float" office:value="82.6614361484399" calcext:value-type="float">
            <text:p>82.6614361484</text:p>
          </table:table-cell>
          <table:table-cell office:value-type="float" office:value="84.1024537103792" calcext:value-type="float">
            <text:p>84.1024537104</text:p>
          </table:table-cell>
          <table:table-cell office:value-type="float" office:value="86.8365743123406" calcext:value-type="float">
            <text:p>86.8365743123</text:p>
          </table:table-cell>
          <table:table-cell office:value-type="float" office:value="83.5454120799303" calcext:value-type="float">
            <text:p>83.5454120799</text:p>
          </table:table-cell>
          <table:table-cell office:value-type="float" office:value="83.5712873898577" calcext:value-type="float">
            <text:p>83.5712873899</text:p>
          </table:table-cell>
          <table:table-cell office:value-type="float" office:value="87.0732277811025" calcext:value-type="float">
            <text:p>87.0732277811</text:p>
          </table:table-cell>
          <table:table-cell office:value-type="float" office:value="146.715339384768" calcext:value-type="float">
            <text:p>146.7153393848</text:p>
          </table:table-cell>
          <table:table-cell office:value-type="float" office:value="148.149254004986" calcext:value-type="float">
            <text:p>148.149254005</text:p>
          </table:table-cell>
          <table:table-cell office:value-type="float" office:value="147.513274677084" calcext:value-type="float">
            <text:p>147.5132746771</text:p>
          </table:table-cell>
          <table:table-cell office:value-type="float" office:value="150.773123400664" calcext:value-type="float">
            <text:p>150.7731234007</text:p>
          </table:table-cell>
          <table:table-cell office:value-type="float" office:value="378.717467956424" calcext:value-type="float">
            <text:p>378.7174679564</text:p>
          </table:table-cell>
          <table:table-cell office:value-type="float" office:value="379.957501976647" calcext:value-type="float">
            <text:p>379.9575019766</text:p>
          </table:table-cell>
          <table:table-cell office:value-type="float" office:value="378.670161073271" calcext:value-type="float">
            <text:p>378.6701610733</text:p>
          </table:table-cell>
          <table:table-cell office:value-type="float" office:value="377.172034925538" calcext:value-type="float">
            <text:p>377.1720349255</text:p>
          </table:table-cell>
          <table:table-cell office:value-type="float" office:value="775.543585117575" calcext:value-type="float">
            <text:p>775.5435851176</text:p>
          </table:table-cell>
          <table:table-cell office:value-type="float" office:value="735.079837376217" calcext:value-type="float">
            <text:p>735.0798373762</text:p>
          </table:table-cell>
          <table:table-cell office:value-type="float" office:value="741.711172164357" calcext:value-type="float">
            <text:p>741.7111721644</text:p>
          </table:table-cell>
          <table:table-cell office:value-type="float" office:value="768.114047912383" calcext:value-type="float">
            <text:p>768.1140479124</text:p>
          </table:table-cell>
          <table:table-cell office:value-type="float" office:value="2779.57202616024" calcext:value-type="float">
            <text:p>2779.5720261602</text:p>
          </table:table-cell>
          <table:table-cell office:value-type="float" office:value="2809.55170847101" calcext:value-type="float">
            <text:p>2809.551708471</text:p>
          </table:table-cell>
          <table:table-cell office:value-type="float" office:value="2795.12637247446" calcext:value-type="float">
            <text:p>2795.1263724745</text:p>
          </table:table-cell>
          <table:table-cell office:value-type="float" office:value="2758.11477127699" calcext:value-type="float">
            <text:p>2758.114771277</text:p>
          </table:table-cell>
          <table:table-cell office:value-type="float" office:value="943891.217361365" calcext:value-type="float">
            <text:p>943891.217361365</text:p>
          </table:table-cell>
          <table:table-cell office:value-type="float" office:value="940984.636657304" calcext:value-type="float">
            <text:p>940984.636657304</text:p>
          </table:table-cell>
          <table:table-cell office:value-type="float" office:value="948114.719423998" calcext:value-type="float">
            <text:p>948114.719423998</text:p>
          </table:table-cell>
          <table:table-cell office:value-type="float" office:value="946515.597135469" calcext:value-type="float">
            <text:p>946515.597135469</text:p>
          </table:table-cell>
          <table:table-cell office:value-type="float" office:value="6531019.40905872" calcext:value-type="float">
            <text:p>6531019.40905872</text:p>
          </table:table-cell>
          <table:table-cell office:value-type="float" office:value="6780937.40397976" calcext:value-type="float">
            <text:p>6780937.4039797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roid Sans Devanagari" svg:font-family="'Droid Sans Devanagari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0/00/0000</text:date>, <text:time style:data-style-name="N2" text:time-value="21:34:54.6503515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0T20:29:37.299175062</meta:creation-date>
    <meta:editing-duration>PT5H29M36S</meta:editing-duration>
    <meta:editing-cycles>28</meta:editing-cycles>
    <meta:generator>LibreOffice/5.1.3.2$Linux_X86_64 LibreOffice_project/10m0$Build-2</meta:generator>
    <dc:date>2016-08-01T02:31:19.870720532</dc:date>
    <meta:document-statistic meta:table-count="5" meta:cell-count="32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10" chart:maximum="19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cm" chart:symbol-height="0.2cm" chart:link-data-style-to-source="true"/>
      <style:graphic-properties draw:stroke="dash" draw:stroke-dash="Fine_20_Dashed" svg:stroke-color="#9999ff" draw:fill-color="#9999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113cm" svg:height="12.996cm" xlink:href=".." xlink:type="simple" chart:class="chart:scatter" chart:style-name="ch1">
        <chart:legend svg:x="2.176cm" svg:y="0.425cm" style:legend-expansion="custom" chartooo:width="6.667cm" chartooo:height="2.835cm" style:legend-expansion-aspect-ratio="2.35167548500882" chart:style-name="ch2"/>
        <chart:plot-area chart:style-name="ch3" table:cell-range-address="GRR.S2:GRR.S11 GRR.O3:GRR.O11 GRR.P2:GRR.R2" chart:data-source-has-labels="row" svg:x="1.533cm" svg:y="0.259cm" svg:width="20.138cm" svg:height="11.417cm">
          <chartooo:coordinate-region svg:x="2.34cm" svg:y="0.499cm" svg:width="19.091cm" svg:height="10.452cm"/>
          <chart:axis chart:dimension="x" chart:name="primary-x" chart:style-name="ch4">
            <chart:title svg:x="10.103cm" svg:y="11.935cm" chart:style-name="ch5">
              <text:p>Normalized Ranges</text:p>
            </chart:title>
          </chart:axis>
          <chart:axis chart:dimension="y" chart:name="primary-y" chart:style-name="ch6">
            <chart:title svg:x="0.451cm" svg:y="6.659cm" chart:style-name="ch7">
              <text:p>Seconds</text:p>
            </chart:title>
            <chart:grid chart:style-name="ch8" chart:class="major"/>
          </chart:axis>
          <chart:series chart:style-name="ch9" chart:values-cell-range-address="GRR.O3:GRR.O11" chart:label-cell-address="GRR.S2:GRR.S2" chart:class="chart:scatter">
            <chart:domain table:cell-range-address="GRR.S3:GRR.S11"/>
            <chart:data-point chart:repeated="9"/>
          </chart:series>
          <chart:series chart:style-name="ch10" chart:values-cell-range-address="GRR.O3:GRR.O11" chart:label-cell-address="GRR.P2:GRR.P2" chart:class="chart:scatter">
            <chart:domain table:cell-range-address="GRR.P3:GRR.P11"/>
            <chart:data-point chart:repeated="9"/>
          </chart:series>
          <chart:series chart:style-name="ch11" chart:values-cell-range-address="GRR.O3:GRR.O11" chart:label-cell-address="GRR.Q2:GRR.Q2" chart:class="chart:scatter">
            <chart:domain table:cell-range-address="GRR.Q3:GRR.Q11"/>
            <chart:data-point chart:repeated="9"/>
          </chart:series>
          <chart:series chart:style-name="ch12" chart:values-cell-range-address="GRR.O3:GRR.O11" chart:label-cell-address="GRR.R2:GRR.R2" chart:class="chart:scatter">
            <chart:domain table:cell-range-address="GRR.R3:GRR.R11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Total Genotypes</text:p>
                <draw:g>
                  <svg:desc>GRR.S2:GRR.S2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Bitsize</text:p>
                <draw:g>
                  <svg:desc>GRR.P2:GRR.P2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No. of Genotypes</text:p>
                <draw:g>
                  <svg:desc>GRR.Q2:GRR.Q2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No. of Markers</text:p>
                <draw:g>
                  <svg:desc>GRR.R2:GRR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27983595891086">
                <text:p>0.0327983595891086</text:p>
                <draw:g>
                  <svg:desc>GRR.S3:GRR.S11</svg:desc>
                </draw:g>
              </table:table-cell>
              <table:table-cell office:value-type="float" office:value="122.25">
                <text:p>122.25</text:p>
                <draw:g>
                  <svg:desc>GRR.O3:GRR.O11</svg:desc>
                </draw:g>
              </table:table-cell>
              <table:table-cell office:value-type="float" office:value="0">
                <text:p>0</text:p>
                <draw:g>
                  <svg:desc>GRR.P3:GRR.P11</svg:desc>
                </draw:g>
              </table:table-cell>
              <table:table-cell office:value-type="float" office:value="122.25">
                <text:p>122.25</text:p>
                <draw:g>
                  <svg:desc>GRR.O3:GRR.O11</svg:desc>
                </draw:g>
              </table:table-cell>
              <table:table-cell office:value-type="float" office:value="0">
                <text:p>0</text:p>
                <draw:g>
                  <svg:desc>GRR.Q3:GRR.Q11</svg:desc>
                </draw:g>
              </table:table-cell>
              <table:table-cell office:value-type="float" office:value="122.25">
                <text:p>122.25</text:p>
                <draw:g>
                  <svg:desc>GRR.O3:GRR.O11</svg:desc>
                </draw:g>
              </table:table-cell>
              <table:table-cell office:value-type="float" office:value="0.562668148321441">
                <text:p>0.562668148321441</text:p>
                <draw:g>
                  <svg:desc>GRR.R3:GRR.R11</svg:desc>
                </draw:g>
              </table:table-cell>
              <table:table-cell office:value-type="float" office:value="122.25">
                <text:p>122.25</text:p>
                <draw:g>
                  <svg:desc>GRR.O3:GRR.O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6923835249118">
                <text:p>0.176923835249118</text:p>
              </table:table-cell>
              <table:table-cell office:value-type="float" office:value="122">
                <text:p>122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122">
                <text:p>122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122">
                <text:p>122</text:p>
              </table:table-cell>
              <table:table-cell office:value-type="float" office:value="0.747602058720318">
                <text:p>0.74760205872031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5673021944439">
                <text:p>0.45673021944439</text:p>
              </table:table-cell>
              <table:table-cell office:value-type="float" office:value="122.25">
                <text:p>122.25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22.25">
                <text:p>122.25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122.25">
                <text:p>122.25</text:p>
              </table:table-cell>
              <table:table-cell office:value-type="float" office:value="0.804392326587905">
                <text:p>0.804392326587905</text:p>
              </table:table-cell>
              <table:table-cell office:value-type="float" office:value="122.25">
                <text:p>122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1119304402689">
                <text:p>0.371119304402689</text:p>
              </table:table-cell>
              <table:table-cell office:value-type="float" office:value="122">
                <text:p>122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122">
                <text:p>12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22">
                <text:p>122</text:p>
              </table:table-cell>
              <table:table-cell office:value-type="float" office:value="0.804392326587905">
                <text:p>0.80439232658790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5855399357243">
                <text:p>0.585855399357243</text:p>
              </table:table-cell>
              <table:table-cell office:value-type="float" office:value="122">
                <text:p>122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122">
                <text:p>12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22">
                <text:p>122</text:p>
              </table:table-cell>
              <table:table-cell office:value-type="float" office:value="0.747631301906656">
                <text:p>0.74763130190665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782684989846">
                <text:p>0.37782684989846</text:p>
              </table:table-cell>
              <table:table-cell office:value-type="float" office:value="122">
                <text:p>122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122">
                <text:p>122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22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30.75">
                <text:p>130.75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130.75">
                <text:p>130.75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130.75">
                <text:p>130.75</text:p>
              </table:table-cell>
              <table:table-cell office:value-type="float" office:value="0">
                <text:p>0</text:p>
              </table:table-cell>
              <table:table-cell office:value-type="float" office:value="130.75">
                <text:p>130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13768015930913">
                <text:p>0.0313768015930913</text:p>
              </table:table-cell>
              <table:table-cell office:value-type="float" office:value="151">
                <text:p>151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151">
                <text:p>15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84.25">
                <text:p>184.25</text:p>
              </table:table-cell>
              <table:table-cell office:value-type="float" office:value="1">
                <text:p>1</text:p>
              </table:table-cell>
              <table:table-cell office:value-type="float" office:value="184.25">
                <text:p>184.25</text:p>
              </table:table-cell>
              <table:table-cell office:value-type="float" office:value="1">
                <text:p>1</text:p>
              </table:table-cell>
              <table:table-cell office:value-type="float" office:value="184.25">
                <text:p>184.25</text:p>
              </table:table-cell>
              <table:table-cell office:value-type="float" office:value="0.926453386360978">
                <text:p>0.926453386360978</text:p>
              </table:table-cell>
              <table:table-cell office:value-type="float" office:value="184.25">
                <text:p>184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